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ffffff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13" style:family="table-cell" style:parent-style-name="Default" style:data-style-name="N111">
      <style:table-cell-properties fo:background-color="#ffffff"/>
    </style:style>
    <style:style style:name="ce3" style:family="table-cell" style:parent-style-name="Default" style:data-style-name="N61"/>
    <style:style style:name="ce10" style:family="table-cell" style:parent-style-name="Default" style:data-style-name="N111">
      <style:table-cell-properties fo:background-color="#ff0000"/>
    </style:style>
    <style:style style:name="ce11" style:family="table-cell" style:parent-style-name="Default" style:data-style-name="N11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pled1" table:style-name="ta1">
        <table:shapes>
          <draw:frame draw:z-index="0" draw:style-name="gr1" draw:text-style-name="P1" svg:width="16.022cm" svg:height="9.004cm" svg:x="26.399cm" svg:y="1.355cm">
            <draw:object draw:notify-on-update-of-ranges="coupled1.A9:coupled1.A58 coupled1.E8:coupled1.E8 coupled1.E9:coupled1.E58 coupled1.A9:coupled1.A58 coupled1.F8:coupled1.F8 coupled1.F9:coupled1.F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Reactor thermal power = 0.0 W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Heat boundary condition: T(L) = T2 (300K)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</text:p>
          </table:table-cell>
          <table:table-cell table:style-name="ce6" office:value-type="string" calcext:value-type="string">
            <text:p>Almost</text:p>
          </table:table-cell>
          <table:table-cell table:style-name="Default"/>
          <table:table-cell table:style-name="Default" office:value-type="string" calcext:value-type="string">
            <text:p>Rel Error %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41716" calcext:value-type="float">
            <text:p>7.41716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90238867708017" calcext:value-type="float">
            <text:p>5.90239E-03</text:p>
          </table:table-cell>
          <table:table-cell table:formula="of:=[.D9]/[.$D$60]" office:value-type="float" office:value="0.0321332224846816" calcext:value-type="float">
            <text:p>3.21332E-02</text:p>
          </table:table-cell>
          <table:table-cell office:value-type="float" office:value="0.03207819" calcext:value-type="float">
            <text:p>3.20782E-02</text:p>
          </table:table-cell>
          <table:table-cell table:style-name="Default"/>
          <table:table-cell table:style-name="Default" table:formula="of:=100*([.E9]-[.F9])/[.E9]" office:value-type="float" office:value="0.171263509932226" calcext:value-type="float">
            <text:p>0.171263509932226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21851" calcext:value-type="float">
            <text:p>2.21851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88478083434861" calcext:value-type="float">
            <text:p>5.88478E-03</text:p>
          </table:table-cell>
          <table:table-cell table:formula="of:=[.D10]/[.$D$60]" office:value-type="float" office:value="0.0320373635436793" calcext:value-type="float">
            <text:p>3.20374E-02</text:p>
          </table:table-cell>
          <table:table-cell office:value-type="float" office:value="0.03204246" calcext:value-type="float">
            <text:p>3.20425E-02</text:p>
          </table:table-cell>
          <table:table-cell table:style-name="Default"/>
          <table:table-cell table:style-name="Default" table:formula="of:=100*([.E10]-[.F10])/[.E10]" office:value-type="float" office:value="-0.0159078518234603" calcext:value-type="float">
            <text:p>-0.01590785182346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925" calcext:value-type="float">
            <text:p>3.6925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87679656097982" calcext:value-type="float">
            <text:p>5.87680E-03</text:p>
          </table:table-cell>
          <table:table-cell table:formula="of:=[.D11]/[.$D$60]" office:value-type="float" office:value="0.0319938963227669" calcext:value-type="float">
            <text:p>3.19939E-02</text:p>
          </table:table-cell>
          <table:table-cell office:value-type="float" office:value="0.03197105" calcext:value-type="float">
            <text:p>3.19711E-02</text:p>
          </table:table-cell>
          <table:table-cell table:style-name="Default"/>
          <table:table-cell table:style-name="Default" table:formula="of:=100*([.E11]-[.F11])/[.E11]" office:value-type="float" office:value="0.0714083790745586" calcext:value-type="float">
            <text:p>0.071408379074559</text:p>
          </table:table-cell>
          <table:table-cell table:number-columns-repeated="5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16978" calcext:value-type="float">
            <text:p>5.16978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87711487088157" calcext:value-type="float">
            <text:p>5.87711E-03</text:p>
          </table:table-cell>
          <table:table-cell table:formula="of:=[.D12]/[.$D$60]" office:value-type="float" office:value="0.0319956292352285" calcext:value-type="float">
            <text:p>3.19956E-02</text:p>
          </table:table-cell>
          <table:table-cell office:value-type="float" office:value="0.03186409" calcext:value-type="float">
            <text:p>3.18641E-02</text:p>
          </table:table-cell>
          <table:table-cell table:style-name="Default"/>
          <table:table-cell table:style-name="Default" table:formula="of:=100*([.E12]-[.F12])/[.E12]" office:value-type="float" office:value="0.41111626297907" calcext:value-type="float">
            <text:p>0.41111626297907</text:p>
          </table:table-cell>
          <table:table-cell table:number-columns-repeated="5"/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9383" calcext:value-type="float">
            <text:p>6.59383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83022760048206" calcext:value-type="float">
            <text:p>5.83023E-03</text:p>
          </table:table-cell>
          <table:table-cell table:formula="of:=[.D13]/[.$D$60]" office:value-type="float" office:value="0.0317403700217346" calcext:value-type="float">
            <text:p>3.17404E-02</text:p>
          </table:table-cell>
          <table:table-cell office:value-type="float" office:value="0.03172176" calcext:value-type="float">
            <text:p>3.17218E-02</text:p>
          </table:table-cell>
          <table:table-cell table:style-name="Default"/>
          <table:table-cell table:style-name="Default" table:formula="of:=100*([.E13]-[.F13])/[.E13]" office:value-type="float" office:value="0.0586320251524254" calcext:value-type="float">
            <text:p>0.058632025152426</text:p>
          </table:table-cell>
          <table:table-cell table:number-columns-repeated="5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5583" calcext:value-type="float">
            <text:p>7.95583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5549753635424" calcext:value-type="float">
            <text:p>5.75550E-03</text:p>
          </table:table-cell>
          <table:table-cell table:formula="of:=[.D14]/[.$D$60]" office:value-type="float" office:value="0.031333531721465" calcext:value-type="float">
            <text:p>3.13335E-02</text:p>
          </table:table-cell>
          <table:table-cell office:value-type="float" office:value="0.0315443" calcext:value-type="float">
            <text:p>3.15443E-02</text:p>
          </table:table-cell>
          <table:table-cell table:style-name="Default"/>
          <table:table-cell table:style-name="Default" table:formula="of:=100*([.E14]-[.F14])/[.E14]" office:value-type="float" office:value="-0.672660459754686" calcext:value-type="float">
            <text:p>-0.672660459754686</text:p>
          </table:table-cell>
          <table:table-cell table:number-columns-repeated="5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5175" calcext:value-type="float">
            <text:p>9.35175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2452847282245" calcext:value-type="float">
            <text:p>5.72453E-03</text:p>
          </table:table-cell>
          <table:table-cell table:formula="of:=[.D15]/[.$D$60]" office:value-type="float" office:value="0.0311649328942693" calcext:value-type="float">
            <text:p>3.11649E-02</text:p>
          </table:table-cell>
          <table:table-cell office:value-type="float" office:value="0.03133201" calcext:value-type="float">
            <text:p>3.13320E-02</text:p>
          </table:table-cell>
          <table:table-cell table:style-name="Default"/>
          <table:table-cell table:style-name="Default" table:formula="of:=100*([.E15]-[.F15])/[.E15]" office:value-type="float" office:value="-0.536106098150581" calcext:value-type="float">
            <text:p>-0.536106098150581</text:p>
          </table:table-cell>
          <table:table-cell table:number-columns-repeated="5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7126" calcext:value-type="float">
            <text:p>1.07126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8320958154991" calcext:value-type="float">
            <text:p>5.68321E-03</text:p>
          </table:table-cell>
          <table:table-cell table:formula="of:=[.D16]/[.$D$60]" office:value-type="float" office:value="0.0309399885202675" calcext:value-type="float">
            <text:p>3.09400E-02</text:p>
          </table:table-cell>
          <table:table-cell office:value-type="float" office:value="0.03108525" calcext:value-type="float">
            <text:p>3.10853E-02</text:p>
          </table:table-cell>
          <table:table-cell table:style-name="Default"/>
          <table:table-cell table:style-name="Default" table:formula="of:=100*([.E16]-[.F16])/[.E16]" office:value-type="float" office:value="-0.469494290979849" calcext:value-type="float">
            <text:p>-0.469494290979849</text:p>
          </table:table-cell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262" calcext:value-type="float">
            <text:p>1.20262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949758997286" calcext:value-type="float">
            <text:p>5.62950E-03</text:p>
          </table:table-cell>
          <table:table-cell table:formula="of:=[.D17]/[.$D$60]" office:value-type="float" office:value="0.0306475748095028" calcext:value-type="float">
            <text:p>3.06476E-02</text:p>
          </table:table-cell>
          <table:table-cell office:value-type="float" office:value="0.03080444" calcext:value-type="float">
            <text:p>3.08044E-02</text:p>
          </table:table-cell>
          <table:table-cell table:style-name="Default"/>
          <table:table-cell table:style-name="Default" table:formula="of:=100*([.E17]-[.F17])/[.E17]" office:value-type="float" office:value="-0.511835574175878" calcext:value-type="float">
            <text:p>-0.511835574175878</text:p>
          </table:table-cell>
          <table:table-cell table:number-columns-repeated="5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3152" calcext:value-type="float">
            <text:p>1.33152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7679017930064" calcext:value-type="float">
            <text:p>5.57679E-03</text:p>
          </table:table-cell>
          <table:table-cell table:formula="of:=[.D18]/[.$D$60]" office:value-type="float" office:value="0.0303606301424566" calcext:value-type="float">
            <text:p>3.03606E-02</text:p>
          </table:table-cell>
          <table:table-cell office:value-type="float" office:value="0.03049005" calcext:value-type="float">
            <text:p>3.04901E-02</text:p>
          </table:table-cell>
          <table:table-cell table:style-name="Default"/>
          <table:table-cell table:style-name="Default" table:formula="of:=100*([.E18]-[.F18])/[.E18]" office:value-type="float" office:value="-0.426275268122398" calcext:value-type="float">
            <text:p>-0.426275268122398</text:p>
          </table:table-cell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547" calcext:value-type="float">
            <text:p>1.45547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1536261935673" calcext:value-type="float">
            <text:p>5.51536E-03</text:p>
          </table:table-cell>
          <table:table-cell table:formula="of:=[.D19]/[.$D$60]" office:value-type="float" office:value="0.0300262120689682" calcext:value-type="float">
            <text:p>3.00262E-02</text:p>
          </table:table-cell>
          <table:table-cell office:value-type="float" office:value="0.03014262" calcext:value-type="float">
            <text:p>3.01426E-02</text:p>
          </table:table-cell>
          <table:table-cell table:style-name="Default"/>
          <table:table-cell table:style-name="Default" table:formula="of:=100*([.E19]-[.F19])/[.E19]" office:value-type="float" office:value="-0.387687700214827" calcext:value-type="float">
            <text:p>-0.387687700214827</text:p>
          </table:table-cell>
          <table:table-cell table:number-columns-repeated="5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7415" calcext:value-type="float">
            <text:p>1.57415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4638640401486" calcext:value-type="float">
            <text:p>5.44639E-03</text:p>
          </table:table-cell>
          <table:table-cell table:formula="of:=[.D20]/[.$D$60]" office:value-type="float" office:value="0.0296506983244501" calcext:value-type="float">
            <text:p>2.96507E-02</text:p>
          </table:table-cell>
          <table:table-cell office:value-type="float" office:value="0.02976272" calcext:value-type="float">
            <text:p>2.97627E-02</text:p>
          </table:table-cell>
          <table:table-cell table:style-name="Default"/>
          <table:table-cell table:style-name="Default" table:formula="of:=100*([.E20]-[.F20])/[.E20]" office:value-type="float" office:value="-0.377804510113446" calcext:value-type="float">
            <text:p>-0.377804510113446</text:p>
          </table:table-cell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8972" calcext:value-type="float">
            <text:p>1.68972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7854521575519" calcext:value-type="float">
            <text:p>5.37855E-03</text:p>
          </table:table-cell>
          <table:table-cell table:formula="of:=[.D21]/[.$D$60]" office:value-type="float" office:value="0.02928136378631" calcext:value-type="float">
            <text:p>2.92814E-02</text:p>
          </table:table-cell>
          <table:table-cell office:value-type="float" office:value="0.02935101" calcext:value-type="float">
            <text:p>2.93510E-02</text:p>
          </table:table-cell>
          <table:table-cell table:style-name="Default"/>
          <table:table-cell table:style-name="Default" table:formula="of:=100*([.E21]-[.F21])/[.E21]" office:value-type="float" office:value="-0.237851673160795" calcext:value-type="float">
            <text:p>-0.237851673160795</text:p>
          </table:table-cell>
          <table:table-cell table:number-columns-repeated="5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9782" calcext:value-type="float">
            <text:p>1.79782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9873972861134" calcext:value-type="float">
            <text:p>5.29874E-03</text:p>
          </table:table-cell>
          <table:table-cell table:formula="of:=[.D22]/[.$D$60]" office:value-type="float" office:value="0.0288468943512743" calcext:value-type="float">
            <text:p>2.88469E-02</text:p>
          </table:table-cell>
          <table:table-cell office:value-type="float" office:value="0.02890817" calcext:value-type="float">
            <text:p>2.89082E-02</text:p>
          </table:table-cell>
          <table:table-cell table:style-name="Default"/>
          <table:table-cell table:style-name="Default" table:formula="of:=100*([.E22]-[.F22])/[.E22]" office:value-type="float" office:value="-0.212416795997149" calcext:value-type="float">
            <text:p>-0.212416795997149</text:p>
          </table:table-cell>
          <table:table-cell table:number-columns-repeated="5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9863" calcext:value-type="float">
            <text:p>1.89863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20993774571263" calcext:value-type="float">
            <text:p>5.20994E-03</text:p>
          </table:table-cell>
          <table:table-cell table:formula="of:=[.D23]/[.$D$60]" office:value-type="float" office:value="0.028363447050583" calcext:value-type="float">
            <text:p>2.83634E-02</text:p>
          </table:table-cell>
          <table:table-cell office:value-type="float" office:value="0.02843494" calcext:value-type="float">
            <text:p>2.84349E-02</text:p>
          </table:table-cell>
          <table:table-cell table:style-name="Default"/>
          <table:table-cell table:style-name="Default" table:formula="of:=100*([.E23]-[.F23])/[.E23]" office:value-type="float" office:value="-0.252060157883755" calcext:value-type="float">
            <text:p>-0.252060157883755</text:p>
          </table:table-cell>
          <table:table-cell table:number-columns-repeated="5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9642" calcext:value-type="float">
            <text:p>1.99642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12484036374605" calcext:value-type="float">
            <text:p>5.12484E-03</text:p>
          </table:table-cell>
          <table:table-cell table:formula="of:=[.D24]/[.$D$60]" office:value-type="float" office:value="0.027900167985581" calcext:value-type="float">
            <text:p>2.79002E-02</text:p>
          </table:table-cell>
          <table:table-cell office:value-type="float" office:value="0.02793213" calcext:value-type="float">
            <text:p>2.79321E-02</text:p>
          </table:table-cell>
          <table:table-cell table:style-name="Default"/>
          <table:table-cell table:style-name="Default" table:formula="of:=100*([.E24]-[.F24])/[.E24]" office:value-type="float" office:value="-0.114558501710411" calcext:value-type="float">
            <text:p>-0.114558501710411</text:p>
          </table:table-cell>
          <table:table-cell table:number-columns-repeated="5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8234" calcext:value-type="float">
            <text:p>2.08234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502143527867309" calcext:value-type="float">
            <text:p>5.02144E-03</text:p>
          </table:table-cell>
          <table:table-cell table:formula="of:=[.D25]/[.$D$60]" office:value-type="float" office:value="0.0273372198663561" calcext:value-type="float">
            <text:p>2.73372E-02</text:p>
          </table:table-cell>
          <table:table-cell office:value-type="float" office:value="0.02740057" calcext:value-type="float">
            <text:p>2.74006E-02</text:p>
          </table:table-cell>
          <table:table-cell table:style-name="Default"/>
          <table:table-cell table:style-name="Default" table:formula="of:=100*([.E25]-[.F25])/[.E25]" office:value-type="float" office:value="-0.231735831052236" calcext:value-type="float">
            <text:p>-0.231735831052236</text:p>
          </table:table-cell>
          <table:table-cell table:number-columns-repeated="5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633" calcext:value-type="float">
            <text:p>2.16330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1856951546418" calcext:value-type="float">
            <text:p>4.91857E-03</text:p>
          </table:table-cell>
          <table:table-cell table:formula="of:=[.D26]/[.$D$60]" office:value-type="float" office:value="0.026777207871876" calcext:value-type="float">
            <text:p>2.67772E-02</text:p>
          </table:table-cell>
          <table:table-cell office:value-type="float" office:value="0.02684116" calcext:value-type="float">
            <text:p>2.68412E-02</text:p>
          </table:table-cell>
          <table:table-cell table:style-name="Default"/>
          <table:table-cell table:style-name="Default" table:formula="of:=100*([.E26]-[.F26])/[.E26]" office:value-type="float" office:value="-0.238830457716178" calcext:value-type="float">
            <text:p>-0.238830457716178</text:p>
          </table:table-cell>
          <table:table-cell table:number-columns-repeated="5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3587" calcext:value-type="float">
            <text:p>2.23587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80878070749536" calcext:value-type="float">
            <text:p>4.80878E-03</text:p>
          </table:table-cell>
          <table:table-cell table:formula="of:=[.D27]/[.$D$60]" office:value-type="float" office:value="0.0261795060962391" calcext:value-type="float">
            <text:p>2.61795E-02</text:p>
          </table:table-cell>
          <table:table-cell office:value-type="float" office:value="0.02625482" calcext:value-type="float">
            <text:p>2.62548E-02</text:p>
          </table:table-cell>
          <table:table-cell table:style-name="Default"/>
          <table:table-cell table:style-name="Default" table:formula="of:=100*([.E27]-[.F27])/[.E27]" office:value-type="float" office:value="-0.287682676227927" calcext:value-type="float">
            <text:p>-0.287682676227927</text:p>
          </table:table-cell>
          <table:table-cell table:number-columns-repeated="5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30346" calcext:value-type="float">
            <text:p>2.30346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70008988172544" calcext:value-type="float">
            <text:p>4.70009E-03</text:p>
          </table:table-cell>
          <table:table-cell table:formula="of:=[.D28]/[.$D$60]" office:value-type="float" office:value="0.0255877818507534" calcext:value-type="float">
            <text:p>2.55878E-02</text:p>
          </table:table-cell>
          <table:table-cell office:value-type="float" office:value="0.02564254" calcext:value-type="float">
            <text:p>2.56425E-02</text:p>
          </table:table-cell>
          <table:table-cell table:style-name="Default"/>
          <table:table-cell table:style-name="Default" table:formula="of:=100*([.E28]-[.F28])/[.E28]" office:value-type="float" office:value="-0.214001157138157" calcext:value-type="float">
            <text:p>-0.214001157138157</text:p>
          </table:table-cell>
          <table:table-cell table:number-columns-repeated="5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6243" calcext:value-type="float">
            <text:p>2.36243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8527327679839" calcext:value-type="float">
            <text:p>4.58527E-03</text:p>
          </table:table-cell>
          <table:table-cell table:formula="of:=[.D29]/[.$D$60]" office:value-type="float" office:value="0.0249627082216" calcext:value-type="float">
            <text:p>2.49627E-02</text:p>
          </table:table-cell>
          <table:table-cell office:value-type="float" office:value="0.02500534" calcext:value-type="float">
            <text:p>2.50053E-02</text:p>
          </table:table-cell>
          <table:table-cell table:style-name="Default"/>
          <table:table-cell table:style-name="Default" table:formula="of:=100*([.E29]-[.F29])/[.E29]" office:value-type="float" office:value="-0.170781863977222" calcext:value-type="float">
            <text:p>-0.170781863977222</text:p>
          </table:table-cell>
          <table:table-cell table:number-columns-repeated="5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0817" calcext:value-type="float">
            <text:p>2.40817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5665331554006" calcext:value-type="float">
            <text:p>4.45665E-03</text:p>
          </table:table-cell>
          <table:table-cell table:formula="of:=[.D30]/[.$D$60]" office:value-type="float" office:value="0.0242624876740894" calcext:value-type="float">
            <text:p>2.42625E-02</text:p>
          </table:table-cell>
          <table:table-cell office:value-type="float" office:value="0.02434426" calcext:value-type="float">
            <text:p>2.43443E-02</text:p>
          </table:table-cell>
          <table:table-cell table:style-name="Default"/>
          <table:table-cell table:style-name="Default" table:formula="of:=100*([.E30]-[.F30])/[.E30]" office:value-type="float" office:value="-0.337031911191565" calcext:value-type="float">
            <text:p>-0.337031911191565</text:p>
          </table:table-cell>
          <table:table-cell table:number-columns-repeated="5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5007" calcext:value-type="float">
            <text:p>2.45007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3267484451889" calcext:value-type="float">
            <text:p>4.33267E-03</text:p>
          </table:table-cell>
          <table:table-cell table:formula="of:=[.D31]/[.$D$60]" office:value-type="float" office:value="0.0235875358858238" calcext:value-type="float">
            <text:p>2.35875E-02</text:p>
          </table:table-cell>
          <table:table-cell office:value-type="float" office:value="0.02366041" calcext:value-type="float">
            <text:p>2.36604E-02</text:p>
          </table:table-cell>
          <table:table-cell table:style-name="Default"/>
          <table:table-cell table:style-name="Default" table:formula="of:=100*([.E31]-[.F31])/[.E31]" office:value-type="float" office:value="-0.308951789321866" calcext:value-type="float">
            <text:p>-0.308951789321866</text:p>
          </table:table-cell>
          <table:table-cell table:number-columns-repeated="5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8043" calcext:value-type="float">
            <text:p>2.48043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19970966073922" calcext:value-type="float">
            <text:p>4.19971E-03</text:p>
          </table:table-cell>
          <table:table-cell table:formula="of:=[.D32]/[.$D$60]" office:value-type="float" office:value="0.0228636594915599" calcext:value-type="float">
            <text:p>2.28637E-02</text:p>
          </table:table-cell>
          <table:table-cell office:value-type="float" office:value="0.02295491" calcext:value-type="float">
            <text:p>2.29549E-02</text:p>
          </table:table-cell>
          <table:table-cell table:style-name="Default"/>
          <table:table-cell table:style-name="Default" table:formula="of:=100*([.E32]-[.F32])/[.E32]" office:value-type="float" office:value="-0.399107187866263" calcext:value-type="float">
            <text:p>-0.399107187866263</text:p>
          </table:table-cell>
          <table:table-cell table:number-columns-repeated="5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033" calcext:value-type="float">
            <text:p>2.50330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6543411456752" calcext:value-type="float">
            <text:p>4.06543E-03</text:p>
          </table:table-cell>
          <table:table-cell table:formula="of:=[.D33]/[.$D$60]" office:value-type="float" office:value="0.0221326493471175" calcext:value-type="float">
            <text:p>2.21326E-02</text:p>
          </table:table-cell>
          <table:table-cell office:value-type="float" office:value="0.02222893" calcext:value-type="float">
            <text:p>2.22289E-02</text:p>
          </table:table-cell>
          <table:table-cell table:style-name="Default"/>
          <table:table-cell table:style-name="Default" table:formula="of:=100*([.E33]-[.F33])/[.E33]" office:value-type="float" office:value="-0.435016393078097" calcext:value-type="float">
            <text:p>-0.435016393078097</text:p>
          </table:table-cell>
          <table:table-cell table:number-columns-repeated="5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1914" calcext:value-type="float">
            <text:p>2.51914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3072141347066" calcext:value-type="float">
            <text:p>3.93072E-03</text:p>
          </table:table-cell>
          <table:table-cell table:formula="of:=[.D34]/[.$D$60]" office:value-type="float" office:value="0.021399259285452" calcext:value-type="float">
            <text:p>2.13993E-02</text:p>
          </table:table-cell>
          <table:table-cell office:value-type="float" office:value="0.02148366" calcext:value-type="float">
            <text:p>2.14837E-02</text:p>
          </table:table-cell>
          <table:table-cell table:style-name="Default"/>
          <table:table-cell table:style-name="Default" table:formula="of:=100*([.E34]-[.F34])/[.E34]" office:value-type="float" office:value="-0.394409514003011" calcext:value-type="float">
            <text:p>-0.394409514003011</text:p>
          </table:table-cell>
          <table:table-cell table:number-columns-repeated="5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236" calcext:value-type="float">
            <text:p>2.52360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789089057106" calcext:value-type="float">
            <text:p>3.78909E-03</text:p>
          </table:table-cell>
          <table:table-cell table:formula="of:=[.D35]/[.$D$60]" office:value-type="float" office:value="0.0206281978953799" calcext:value-type="float">
            <text:p>2.06282E-02</text:p>
          </table:table-cell>
          <table:table-cell office:value-type="float" office:value="0.02072033" calcext:value-type="float">
            <text:p>2.07203E-02</text:p>
          </table:table-cell>
          <table:table-cell table:style-name="Default"/>
          <table:table-cell table:style-name="Default" table:formula="of:=100*([.E35]-[.F35])/[.E35]" office:value-type="float" office:value="-0.446631863274527" calcext:value-type="float">
            <text:p>-0.446631863274527</text:p>
          </table:table-cell>
          <table:table-cell table:number-columns-repeated="5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1827" calcext:value-type="float">
            <text:p>2.51827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4359190127069" calcext:value-type="float">
            <text:p>3.64359E-03</text:p>
          </table:table-cell>
          <table:table-cell table:formula="of:=[.D36]/[.$D$60]" office:value-type="float" office:value="0.0198360961319872" calcext:value-type="float">
            <text:p>1.98361E-02</text:p>
          </table:table-cell>
          <table:table-cell office:value-type="float" office:value="0.01994017" calcext:value-type="float">
            <text:p>1.99402E-02</text:p>
          </table:table-cell>
          <table:table-cell table:style-name="Default"/>
          <table:table-cell table:style-name="Default" table:formula="of:=100*([.E36]-[.F36])/[.E36]" office:value-type="float" office:value="-0.524669104849478" calcext:value-type="float">
            <text:p>-0.52466910484947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0694" calcext:value-type="float">
            <text:p>2.50694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49992900851633" calcext:value-type="float">
            <text:p>3.49993E-03</text:p>
          </table:table-cell>
          <table:table-cell table:formula="of:=[.D37]/[.$D$60]" office:value-type="float" office:value="0.0190539802890244" calcext:value-type="float">
            <text:p>1.90540E-02</text:p>
          </table:table-cell>
          <table:table-cell office:value-type="float" office:value="0.01914447" calcext:value-type="float">
            <text:p>1.91445E-02</text:p>
          </table:table-cell>
          <table:table-cell table:style-name="Default"/>
          <table:table-cell table:style-name="Default" table:formula="of:=100*([.E37]-[.F37])/[.E37]" office:value-type="float" office:value="-0.474912378427148" calcext:value-type="float">
            <text:p>-0.47491237842714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8823" calcext:value-type="float">
            <text:p>2.48823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5605157644987" calcext:value-type="float">
            <text:p>3.35605E-03</text:p>
          </table:table-cell>
          <table:table-cell table:formula="of:=[.D38]/[.$D$60]" office:value-type="float" office:value="0.0182706964715644" calcext:value-type="float">
            <text:p>1.82707E-02</text:p>
          </table:table-cell>
          <table:table-cell office:value-type="float" office:value="0.01833452" calcext:value-type="float">
            <text:p>1.83345E-02</text:p>
          </table:table-cell>
          <table:table-cell table:style-name="Default"/>
          <table:table-cell table:style-name="Default" table:formula="of:=100*([.E38]-[.F38])/[.E38]" office:value-type="float" office:value="-0.349321814496666" calcext:value-type="float">
            <text:p>-0.349321814496666</text:p>
          </table:table-cell>
          <table:table-cell table:style-name="ce3"/>
          <table:table-cell table:style-name="ce1"/>
          <table:table-cell table:number-columns-repeated="2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257" calcext:value-type="float">
            <text:p>2.46257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254255764083" calcext:value-type="float">
            <text:p>3.21254E-03</text:p>
          </table:table-cell>
          <table:table-cell table:formula="of:=[.D39]/[.$D$60]" office:value-type="float" office:value="0.0174894183344847" calcext:value-type="float">
            <text:p>1.74894E-02</text:p>
          </table:table-cell>
          <table:table-cell office:value-type="float" office:value="0.01751162" calcext:value-type="float">
            <text:p>1.75116E-02</text:p>
          </table:table-cell>
          <table:table-cell table:style-name="Default"/>
          <table:table-cell table:style-name="Default" table:formula="of:=100*([.E39]-[.F39])/[.E39]" office:value-type="float" office:value="-0.126943418532768" calcext:value-type="float">
            <text:p>-0.126943418532768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Serpent</text:p>
          </table:table-cell>
          <table:table-cell table:style-name="ce1" office:value-type="float" office:value="0.819038" calcext:value-type="float">
            <text:p>8.19038E-01</text:p>
          </table:table-cell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179" calcext:value-type="float">
            <text:p>2.42179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5904661383312" calcext:value-type="float">
            <text:p>3.05905E-03</text:p>
          </table:table-cell>
          <table:table-cell table:formula="of:=[.D40]/[.$D$60]" office:value-type="float" office:value="0.0166537703311564" calcext:value-type="float">
            <text:p>1.66538E-02</text:p>
          </table:table-cell>
          <table:table-cell office:value-type="float" office:value="0.0166771" calcext:value-type="float">
            <text:p>1.66771E-02</text:p>
          </table:table-cell>
          <table:table-cell table:style-name="Default"/>
          <table:table-cell table:style-name="Default" table:formula="of:=100*([.E40]-[.F40])/[.E40]" office:value-type="float" office:value="-0.140086409141423" calcext:value-type="float">
            <text:p>-0.140086409141423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Almost</text:p>
          </table:table-cell>
          <table:table-cell table:style-name="ce1" office:value-type="float" office:value="0.8225162" calcext:value-type="float">
            <text:p>8.22516E-01</text:p>
          </table:table-cell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7685" calcext:value-type="float">
            <text:p>2.37685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0990324481421" calcext:value-type="float">
            <text:p>2.90990E-03</text:p>
          </table:table-cell>
          <table:table-cell table:formula="of:=[.D41]/[.$D$60]" office:value-type="float" office:value="0.0158418182010961" calcext:value-type="float">
            <text:p>1.58418E-02</text:p>
          </table:table-cell>
          <table:table-cell office:value-type="float" office:value="0.01583232" calcext:value-type="float">
            <text:p>1.58323E-02</text:p>
          </table:table-cell>
          <table:table-cell table:style-name="Default"/>
          <table:table-cell table:style-name="Default" table:formula="of:=100*([.E41]-[.F41])/[.E41]" office:value-type="float" office:value="0.0599565086247234" calcext:value-type="float">
            <text:p>0.05995650862472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2132" calcext:value-type="float">
            <text:p>2.32132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5708631471727" calcext:value-type="float">
            <text:p>2.75709E-03</text:p>
          </table:table-cell>
          <table:table-cell table:formula="of:=[.D42]/[.$D$60]" office:value-type="float" office:value="0.0150098668195648" calcext:value-type="float">
            <text:p>1.50099E-02</text:p>
          </table:table-cell>
          <table:table-cell office:value-type="float" office:value="0.01497862" calcext:value-type="float">
            <text:p>1.49786E-02</text:p>
          </table:table-cell>
          <table:table-cell table:style-name="Default"/>
          <table:table-cell table:style-name="Default" table:formula="of:=100*([.E42]-[.F42])/[.E42]" office:value-type="float" office:value="0.208175195293002" calcext:value-type="float">
            <text:p>0.208175195293002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Rel Error %</text:p>
          </table:table-cell>
          <table:table-cell table:formula="of:=100*([.M39]-[.M40])/[.M39]" office:value-type="float" office:value="-0.42466894087942" calcext:value-type="float">
            <text:p>-0.42466894087942</text:p>
          </table:table-cell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5533" calcext:value-type="float">
            <text:p>2.25533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0106453894198" calcext:value-type="float">
            <text:p>2.60106E-03</text:p>
          </table:table-cell>
          <table:table-cell table:formula="of:=[.D43]/[.$D$60]" office:value-type="float" office:value="0.0141604679223166" calcext:value-type="float">
            <text:p>1.41605E-02</text:p>
          </table:table-cell>
          <table:table-cell office:value-type="float" office:value="0.01411737" calcext:value-type="float">
            <text:p>1.41174E-02</text:p>
          </table:table-cell>
          <table:table-cell table:style-name="Default"/>
          <table:table-cell table:style-name="Default" table:formula="of:=100*([.E43]-[.F43])/[.E43]" office:value-type="float" office:value="0.304353800686751" calcext:value-type="float">
            <text:p>0.30435380068675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18169" calcext:value-type="float">
            <text:p>2.18169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4525882460934" calcext:value-type="float">
            <text:p>2.44526E-03</text:p>
          </table:table-cell>
          <table:table-cell table:formula="of:=[.D44]/[.$D$60]" office:value-type="float" office:value="0.0133122452862038" calcext:value-type="float">
            <text:p>1.33122E-02</text:p>
          </table:table-cell>
          <table:table-cell office:value-type="float" office:value="0.01324993" calcext:value-type="float">
            <text:p>1.32499E-02</text:p>
          </table:table-cell>
          <table:table-cell table:style-name="Default"/>
          <table:table-cell table:style-name="Default" table:formula="of:=100*([.E44]-[.F44])/[.E44]" office:value-type="float" office:value="0.468105003055773" calcext:value-type="float">
            <text:p>0.46810500305577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0313" calcext:value-type="float">
            <text:p>2.10313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29262684239552" calcext:value-type="float">
            <text:p>2.29263E-03</text:p>
          </table:table-cell>
          <table:table-cell table:formula="of:=[.D45]/[.$D$60]" office:value-type="float" office:value="0.0124813007803294" calcext:value-type="float">
            <text:p>1.24813E-02</text:p>
          </table:table-cell>
          <table:table-cell office:value-type="float" office:value="0.01237769" calcext:value-type="float">
            <text:p>1.23777E-02</text:p>
          </table:table-cell>
          <table:table-cell table:style-name="Default"/>
          <table:table-cell table:style-name="Default" table:formula="of:=100*([.E45]-[.F45])/[.E45]" office:value-type="float" office:value="0.830128062394694" calcext:value-type="float">
            <text:p>0.83012806239469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141" calcext:value-type="float">
            <text:p>2.01410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3702646364721" calcext:value-type="float">
            <text:p>2.13703E-03</text:p>
          </table:table-cell>
          <table:table-cell table:formula="of:=[.D46]/[.$D$60]" office:value-type="float" office:value="0.0116341960126553" calcext:value-type="float">
            <text:p>1.16342E-02</text:p>
          </table:table-cell>
          <table:table-cell office:value-type="float" office:value="0.01150202" calcext:value-type="float">
            <text:p>1.15020E-02</text:p>
          </table:table-cell>
          <table:table-cell table:style-name="Default"/>
          <table:table-cell table:style-name="Default" table:formula="of:=100*([.E46]-[.F46])/[.E46]" office:value-type="float" office:value="1.13609924150785" calcext:value-type="float">
            <text:p>1.1360992415078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493" calcext:value-type="float">
            <text:p>1.91493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7902978522866" calcext:value-type="float">
            <text:p>1.97903E-03</text:p>
          </table:table-cell>
          <table:table-cell table:formula="of:=[.D47]/[.$D$60]" office:value-type="float" office:value="0.010774045538462" calcext:value-type="float">
            <text:p>1.07740E-02</text:p>
          </table:table-cell>
          <table:table-cell office:value-type="float" office:value="0.01062429" calcext:value-type="float">
            <text:p>1.06243E-02</text:p>
          </table:table-cell>
          <table:table-cell table:style-name="Default"/>
          <table:table-cell table:style-name="Default" table:formula="of:=100*([.E47]-[.F47])/[.E47]" office:value-type="float" office:value="1.38996570904954" calcext:value-type="float">
            <text:p>1.3899657090495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07" calcext:value-type="float">
            <text:p>1.80700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020870853523" calcext:value-type="float">
            <text:p>1.82021E-03</text:p>
          </table:table-cell>
          <table:table-cell table:formula="of:=[.D48]/[.$D$60]" office:value-type="float" office:value="0.00990940695366933" calcext:value-type="float">
            <text:p>9.90941E-03</text:p>
          </table:table-cell>
          <table:table-cell office:value-type="float" office:value="0.009745892" calcext:value-type="float">
            <text:p>9.74589E-03</text:p>
          </table:table-cell>
          <table:table-cell table:style-name="Default"/>
          <table:table-cell table:style-name="Default" table:formula="of:=100*([.E48]-[.F48])/[.E48]" office:value-type="float" office:value="1.65009827968348" calcext:value-type="float">
            <text:p>1.6500982796834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399" calcext:value-type="float">
            <text:p>1.69399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424004495636" calcext:value-type="float">
            <text:p>1.66424E-03</text:p>
          </table:table-cell>
          <table:table-cell table:formula="of:=[.D49]/[.$D$60]" office:value-type="float" office:value="0.00906029720478417" calcext:value-type="float">
            <text:p>9.06030E-03</text:p>
          </table:table-cell>
          <table:table-cell office:value-type="float" office:value="0.008868179" calcext:value-type="float">
            <text:p>8.86818E-03</text:p>
          </table:table-cell>
          <table:table-cell table:style-name="Default"/>
          <table:table-cell table:style-name="Default" table:formula="of:=100*([.E49]-[.F49])/[.E49]" office:value-type="float" office:value="2.12044042752506" calcext:value-type="float">
            <text:p>2.1204404275250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6961" calcext:value-type="float">
            <text:p>1.56961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50488634326262" calcext:value-type="float">
            <text:p>1.50489E-03</text:p>
          </table:table-cell>
          <table:table-cell table:formula="of:=[.D50]/[.$D$60]" office:value-type="float" office:value="0.00819275895367468" calcext:value-type="float">
            <text:p>8.19276E-03</text:p>
          </table:table-cell>
          <table:table-cell office:value-type="float" office:value="0.007992515" calcext:value-type="float">
            <text:p>7.99252E-03</text:p>
          </table:table-cell>
          <table:table-cell table:style-name="Default"/>
          <table:table-cell table:style-name="Default" table:formula="of:=100*([.E50]-[.F50])/[.E50]" office:value-type="float" office:value="2.44415775939386" calcext:value-type="float">
            <text:p>2.4441577593938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3826" calcext:value-type="float">
            <text:p>1.43826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4650636338614" calcext:value-type="float">
            <text:p>1.34651E-03</text:p>
          </table:table-cell>
          <table:table-cell table:formula="of:=[.D51]/[.$D$60]" office:value-type="float" office:value="0.00733052174617722" calcext:value-type="float">
            <text:p>7.33052E-03</text:p>
          </table:table-cell>
          <table:table-cell office:value-type="float" office:value="0.007120252" calcext:value-type="float">
            <text:p>7.12025E-03</text:p>
          </table:table-cell>
          <table:table-cell table:style-name="Default"/>
          <table:table-cell table:style-name="Default" table:formula="of:=100*([.E51]-[.F51])/[.E51]" office:value-type="float" office:value="2.86841446568074" calcext:value-type="float">
            <text:p>2.8684144656807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29873" calcext:value-type="float">
            <text:p>1.29873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8792727166291" calcext:value-type="float">
            <text:p>1.18793E-03</text:p>
          </table:table-cell>
          <table:table-cell table:formula="of:=[.D52]/[.$D$60]" office:value-type="float" office:value="0.0064672005529206" calcext:value-type="float">
            <text:p>6.46720E-03</text:p>
          </table:table-cell>
          <table:table-cell office:value-type="float" office:value="0.006252727" calcext:value-type="float">
            <text:p>6.25273E-03</text:p>
          </table:table-cell>
          <table:table-cell table:style-name="Default"/>
          <table:table-cell table:style-name="Default" table:formula="of:=100*([.E52]-[.F52])/[.E52]" office:value-type="float" office:value="3.31632753871755" calcext:value-type="float">
            <text:p>3.3163275387175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5235" calcext:value-type="float">
            <text:p>1.15235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3034941662561" calcext:value-type="float">
            <text:p>1.03035E-03</text:p>
          </table:table-cell>
          <table:table-cell table:formula="of:=[.D53]/[.$D$60]" office:value-type="float" office:value="0.00560933019710436" calcext:value-type="float">
            <text:p>5.60933E-03</text:p>
          </table:table-cell>
          <table:table-cell office:value-type="float" office:value="0.005391265" calcext:value-type="float">
            <text:p>5.39127E-03</text:p>
          </table:table-cell>
          <table:table-cell table:style-name="Default"/>
          <table:table-cell table:style-name="Default" table:formula="of:=100*([.E53]-[.F53])/[.E53]" office:value-type="float" office:value="3.88754431352473" calcext:value-type="float">
            <text:p>3.8875443135247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95259" calcext:value-type="float">
            <text:p>9.95259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70331601867884" calcext:value-type="float">
            <text:p>8.70332E-04</text:p>
          </table:table-cell>
          <table:table-cell table:formula="of:=[.D54]/[.$D$60]" office:value-type="float" office:value="0.0047381764448804" calcext:value-type="float">
            <text:p>4.73818E-03</text:p>
          </table:table-cell>
          <table:table-cell office:value-type="float" office:value="0.004537172" calcext:value-type="float">
            <text:p>4.53717E-03</text:p>
          </table:table-cell>
          <table:table-cell table:style-name="Default"/>
          <table:table-cell table:style-name="Default" table:formula="of:=100*([.E54]-[.F54])/[.E54]" office:value-type="float" office:value="4.24223215869433" calcext:value-type="float">
            <text:p>4.2422321586943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818" calcext:value-type="float">
            <text:p>8.28180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08650502450645" calcext:value-type="float">
            <text:p>7.08651E-04</text:p>
          </table:table-cell>
          <table:table-cell table:formula="of:=[.D55]/[.$D$60]" office:value-type="float" office:value="0.00385796759667013" calcext:value-type="float">
            <text:p>3.85797E-03</text:p>
          </table:table-cell>
          <table:table-cell office:value-type="float" office:value="0.003691736" calcext:value-type="float">
            <text:p>3.69174E-03</text:p>
          </table:table-cell>
          <table:table-cell table:style-name="Default"/>
          <table:table-cell table:style-name="Default" table:formula="of:=100*([.E55]-[.F55])/[.E55]" office:value-type="float" office:value="4.30878675117966" calcext:value-type="float">
            <text:p>4.3087867511796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51997" calcext:value-type="float">
            <text:p>6.51997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6150334434853" calcext:value-type="float">
            <text:p>5.46150E-04</text:p>
          </table:table-cell>
          <table:table-cell table:formula="of:=[.D56]/[.$D$60]" office:value-type="float" office:value="0.00297329965317701" calcext:value-type="float">
            <text:p>2.97330E-03</text:p>
          </table:table-cell>
          <table:table-cell office:value-type="float" office:value="0.002856223" calcext:value-type="float">
            <text:p>2.85622E-03</text:p>
          </table:table-cell>
          <table:table-cell table:style-name="Default"/>
          <table:table-cell table:style-name="Default" table:formula="of:=100*([.E56]-[.F56])/[.E56]" office:value-type="float" office:value="3.93760020292313" calcext:value-type="float">
            <text:p>3.9376002029231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65875" calcext:value-type="float">
            <text:p>4.65875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8219745384917" calcext:value-type="float">
            <text:p>3.82197E-04</text:p>
          </table:table-cell>
          <table:table-cell table:formula="of:=[.D57]/[.$D$60]" office:value-type="float" office:value="0.00208072299021988" calcext:value-type="float">
            <text:p>2.08072E-03</text:p>
          </table:table-cell>
          <table:table-cell office:value-type="float" office:value="0.002031875" calcext:value-type="float">
            <text:p>2.03188E-03</text:p>
          </table:table-cell>
          <table:table-cell table:style-name="Default"/>
          <table:table-cell table:style-name="Default" table:formula="of:=100*([.E57]-[.F57])/[.E57]" office:value-type="float" office:value="2.34764504691308" calcext:value-type="float">
            <text:p>2.3476450469130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7831" calcext:value-type="float">
            <text:p>2.57831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7247817849624" calcext:value-type="float">
            <text:p>2.07248E-04</text:p>
          </table:table-cell>
          <table:table-cell table:formula="of:=[.D58]/[.$D$60]" office:value-type="float" office:value="0.00112827883841108" calcext:value-type="float">
            <text:p>1.12828E-03</text:p>
          </table:table-cell>
          <table:table-cell office:value-type="float" office:value="0.00121991" calcext:value-type="float">
            <text:p>1.21991E-03</text:p>
          </table:table-cell>
          <table:table-cell table:style-name="Default"/>
          <table:table-cell table:style-name="Default" table:formula="of:=100*([.E58]-[.F58])/[.E58]" office:value-type="float" office:value="-8.12132236016752" calcext:value-type="float">
            <text:p>-8.1213223601675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5"/>
          <table:table-cell table:style-name="Default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684928578014" calcext:value-type="float">
            <text:p>1.83685E-01</text:p>
          </table:table-cell>
          <table:table-cell table:formula="of:=SUM([.E9:.E58])" office:value-type="float" office:value="1" calcext:value-type="float">
            <text:p>1.00000E+00</text:p>
          </table:table-cell>
          <table:table-cell/>
          <table:table-cell table:style-name="Default" table:number-columns-repeated="2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4"/>
          <table:table-cell table:style-name="Default" table:number-columns-repeated="2"/>
          <table:table-cell table:style-name="ce3"/>
          <table:table-cell table:style-name="ce1"/>
          <table:table-cell table:number-columns-repeated="3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upled2" table:style-name="ta1">
        <table:shapes>
          <draw:frame draw:z-index="0" draw:style-name="gr1" draw:text-style-name="P1" svg:width="16.022cm" svg:height="9.004cm" svg:x="26.399cm" svg:y="1.355cm">
            <draw:object draw:notify-on-update-of-ranges="coupled2.A9:coupled2.A58 coupled2.E8:coupled2.E8 coupled2.E9:coupled2.E58 coupled2.A9:coupled2.A58 coupled2.F8:coupled2.F8 coupled2.F9:coupled2.F5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Reactor thermal power = 0.0 W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Heat boundary condition: T(L) = T2 (600K)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T=600K</text:p>
          </table:table-cell>
          <table:table-cell table:style-name="ce6" office:value-type="string" calcext:value-type="string">
            <text:p>Almost T=600K</text:p>
          </table:table-cell>
          <table:table-cell table:style-name="Default"/>
          <table:table-cell table:style-name="Default" office:value-type="string" calcext:value-type="string">
            <text:p>Rel Error %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37919" calcext:value-type="float">
            <text:p>7.37919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87217310965697" calcext:value-type="float">
            <text:p>5.87217E-03</text:p>
          </table:table-cell>
          <table:table-cell table:formula="of:=[.D9]/[.$D$60]" office:value-type="float" office:value="0.0320044724996105" calcext:value-type="float">
            <text:p>3.20045E-02</text:p>
          </table:table-cell>
          <table:table-cell office:value-type="float" office:value="0.03215889" calcext:value-type="float">
            <text:p>3.21589E-02</text:p>
          </table:table-cell>
          <table:table-cell table:style-name="Default"/>
          <table:table-cell table:style-name="Default" table:formula="of:=100*([.E9]-[.F9])/[.E9]" office:value-type="float" office:value="-0.482487253590348" calcext:value-type="float">
            <text:p>-0.482487253590348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22129" calcext:value-type="float">
            <text:p>2.22129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89215501373905" calcext:value-type="float">
            <text:p>5.89216E-03</text:p>
          </table:table-cell>
          <table:table-cell table:formula="of:=[.D10]/[.$D$60]" office:value-type="float" office:value="0.0321133777188101" calcext:value-type="float">
            <text:p>3.21134E-02</text:p>
          </table:table-cell>
          <table:table-cell office:value-type="float" office:value="0.03212289" calcext:value-type="float">
            <text:p>3.21229E-02</text:p>
          </table:table-cell>
          <table:table-cell table:style-name="Default"/>
          <table:table-cell table:style-name="Default" table:formula="of:=100*([.E10]-[.F10])/[.E10]" office:value-type="float" office:value="-0.0296209301717749" calcext:value-type="float">
            <text:p>-0.029620930171775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8434" calcext:value-type="float">
            <text:p>3.68434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8638095169886" calcext:value-type="float">
            <text:p>5.86381E-03</text:p>
          </table:table-cell>
          <table:table-cell table:formula="of:=[.D11]/[.$D$60]" office:value-type="float" office:value="0.0319588893114868" calcext:value-type="float">
            <text:p>3.19589E-02</text:p>
          </table:table-cell>
          <table:table-cell office:value-type="float" office:value="0.03205095" calcext:value-type="float">
            <text:p>3.20510E-02</text:p>
          </table:table-cell>
          <table:table-cell table:style-name="Default"/>
          <table:table-cell table:style-name="Default" table:formula="of:=100*([.E11]-[.F11])/[.E11]" office:value-type="float" office:value="-0.288059724529018" calcext:value-type="float">
            <text:p>-0.288059724529018</text:p>
          </table:table-cell>
          <table:table-cell table:number-columns-repeated="5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13357" calcext:value-type="float">
            <text:p>5.13357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83595057965938" calcext:value-type="float">
            <text:p>5.83595E-03</text:p>
          </table:table-cell>
          <table:table-cell table:formula="of:=[.D12]/[.$D$60]" office:value-type="float" office:value="0.0318070527465608" calcext:value-type="float">
            <text:p>3.18071E-02</text:p>
          </table:table-cell>
          <table:table-cell office:value-type="float" office:value="0.03194319" calcext:value-type="float">
            <text:p>3.19432E-02</text:p>
          </table:table-cell>
          <table:table-cell table:style-name="Default"/>
          <table:table-cell table:style-name="Default" table:formula="of:=100*([.E12]-[.F12])/[.E12]" office:value-type="float" office:value="-0.428009644665813" calcext:value-type="float">
            <text:p>-0.428009644665813</text:p>
          </table:table-cell>
          <table:table-cell table:number-columns-repeated="5"/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8101" calcext:value-type="float">
            <text:p>6.58101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81889222819643" calcext:value-type="float">
            <text:p>5.81889E-03</text:p>
          </table:table-cell>
          <table:table-cell table:formula="of:=[.D13]/[.$D$60]" office:value-type="float" office:value="0.0317140814512516" calcext:value-type="float">
            <text:p>3.17141E-02</text:p>
          </table:table-cell>
          <table:table-cell office:value-type="float" office:value="0.0317998" calcext:value-type="float">
            <text:p>3.17998E-02</text:p>
          </table:table-cell>
          <table:table-cell table:style-name="Default"/>
          <table:table-cell table:style-name="Default" table:formula="of:=100*([.E13]-[.F13])/[.E13]" office:value-type="float" office:value="-0.270285453104486" calcext:value-type="float">
            <text:p>-0.270285453104486</text:p>
          </table:table-cell>
          <table:table-cell table:number-columns-repeated="5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9092" calcext:value-type="float">
            <text:p>7.99092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8088274550912" calcext:value-type="float">
            <text:p>5.78088E-03</text:p>
          </table:table-cell>
          <table:table-cell table:formula="of:=[.D14]/[.$D$60]" office:value-type="float" office:value="0.0315069224624626" calcext:value-type="float">
            <text:p>3.15069E-02</text:p>
          </table:table-cell>
          <table:table-cell office:value-type="float" office:value="0.03162102" calcext:value-type="float">
            <text:p>3.16210E-02</text:p>
          </table:table-cell>
          <table:table-cell table:style-name="Default"/>
          <table:table-cell table:style-name="Default" table:formula="of:=100*([.E14]-[.F14])/[.E14]" office:value-type="float" office:value="-0.362134821874043" calcext:value-type="float">
            <text:p>-0.362134821874043</text:p>
          </table:table-cell>
          <table:table-cell table:number-columns-repeated="5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4711" calcext:value-type="float">
            <text:p>9.34711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2168816890994" calcext:value-type="float">
            <text:p>5.72169E-03</text:p>
          </table:table-cell>
          <table:table-cell table:formula="of:=[.D15]/[.$D$60]" office:value-type="float" office:value="0.0311843006385625" calcext:value-type="float">
            <text:p>3.11843E-02</text:p>
          </table:table-cell>
          <table:table-cell office:value-type="float" office:value="0.03140716" calcext:value-type="float">
            <text:p>3.14072E-02</text:p>
          </table:table-cell>
          <table:table-cell table:style-name="Default"/>
          <table:table-cell table:style-name="Default" table:formula="of:=100*([.E15]-[.F15])/[.E15]" office:value-type="float" office:value="-0.714652427259943" calcext:value-type="float">
            <text:p>-0.714652427259943</text:p>
          </table:table-cell>
          <table:table-cell table:number-columns-repeated="5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6967" calcext:value-type="float">
            <text:p>1.06967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7477437139116" calcext:value-type="float">
            <text:p>5.67477E-03</text:p>
          </table:table-cell>
          <table:table-cell table:formula="of:=[.D16]/[.$D$60]" office:value-type="float" office:value="0.0309286114218954" calcext:value-type="float">
            <text:p>3.09286E-02</text:p>
          </table:table-cell>
          <table:table-cell office:value-type="float" office:value="0.03115857" calcext:value-type="float">
            <text:p>3.11586E-02</text:p>
          </table:table-cell>
          <table:table-cell table:style-name="Default"/>
          <table:table-cell table:style-name="Default" table:formula="of:=100*([.E16]-[.F16])/[.E16]" office:value-type="float" office:value="-0.743514071704659" calcext:value-type="float">
            <text:p>-0.743514071704659</text:p>
          </table:table-cell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098" calcext:value-type="float">
            <text:p>1.20098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182070446659" calcext:value-type="float">
            <text:p>5.62182E-03</text:p>
          </table:table-cell>
          <table:table-cell table:formula="of:=[.D17]/[.$D$60]" office:value-type="float" office:value="0.0306400037556714" calcext:value-type="float">
            <text:p>3.06400E-02</text:p>
          </table:table-cell>
          <table:table-cell office:value-type="float" office:value="0.03087568" calcext:value-type="float">
            <text:p>3.08757E-02</text:p>
          </table:table-cell>
          <table:table-cell table:style-name="Default"/>
          <table:table-cell table:style-name="Default" table:formula="of:=100*([.E17]-[.F17])/[.E17]" office:value-type="float" office:value="-0.769178248827593" calcext:value-type="float">
            <text:p>-0.769178248827593</text:p>
          </table:table-cell>
          <table:table-cell table:number-columns-repeated="5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3239" calcext:value-type="float">
            <text:p>1.33239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8043399047583" calcext:value-type="float">
            <text:p>5.58043E-03</text:p>
          </table:table-cell>
          <table:table-cell table:formula="of:=[.D18]/[.$D$60]" office:value-type="float" office:value="0.030414438206933" calcext:value-type="float">
            <text:p>3.04144E-02</text:p>
          </table:table-cell>
          <table:table-cell office:value-type="float" office:value="0.03055897" calcext:value-type="float">
            <text:p>3.05590E-02</text:p>
          </table:table-cell>
          <table:table-cell table:style-name="Default"/>
          <table:table-cell table:style-name="Default" table:formula="of:=100*([.E18]-[.F18])/[.E18]" office:value-type="float" office:value="-0.475207834133194" calcext:value-type="float">
            <text:p>-0.475207834133194</text:p>
          </table:table-cell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532" calcext:value-type="float">
            <text:p>1.45532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1479420888251" calcext:value-type="float">
            <text:p>5.51479E-03</text:p>
          </table:table-cell>
          <table:table-cell table:formula="of:=[.D19]/[.$D$60]" office:value-type="float" office:value="0.0300566887765852" calcext:value-type="float">
            <text:p>3.00567E-02</text:p>
          </table:table-cell>
          <table:table-cell office:value-type="float" office:value="0.03020897" calcext:value-type="float">
            <text:p>3.02090E-02</text:p>
          </table:table-cell>
          <table:table-cell table:style-name="Default"/>
          <table:table-cell table:style-name="Default" table:formula="of:=100*([.E19]-[.F19])/[.E19]" office:value-type="float" office:value="-0.506646705319855" calcext:value-type="float">
            <text:p>-0.506646705319855</text:p>
          </table:table-cell>
          <table:table-cell table:number-columns-repeated="5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7239" calcext:value-type="float">
            <text:p>1.57239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4029699698817" calcext:value-type="float">
            <text:p>5.44030E-03</text:p>
          </table:table-cell>
          <table:table-cell table:formula="of:=[.D20]/[.$D$60]" office:value-type="float" office:value="0.0296506646480646" calcext:value-type="float">
            <text:p>2.96507E-02</text:p>
          </table:table-cell>
          <table:table-cell office:value-type="float" office:value="0.02982628" calcext:value-type="float">
            <text:p>2.98263E-02</text:p>
          </table:table-cell>
          <table:table-cell table:style-name="Default"/>
          <table:table-cell table:style-name="Default" table:formula="of:=100*([.E20]-[.F20])/[.E20]" office:value-type="float" office:value="-0.592281333385982" calcext:value-type="float">
            <text:p>-0.592281333385982</text:p>
          </table:table-cell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799" calcext:value-type="float">
            <text:p>1.67990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4728718837864" calcext:value-type="float">
            <text:p>5.34729E-03</text:p>
          </table:table-cell>
          <table:table-cell table:formula="of:=[.D21]/[.$D$60]" office:value-type="float" office:value="0.0291437433080002" calcext:value-type="float">
            <text:p>2.91437E-02</text:p>
          </table:table-cell>
          <table:table-cell office:value-type="float" office:value="0.02941155" calcext:value-type="float">
            <text:p>2.94116E-02</text:p>
          </table:table-cell>
          <table:table-cell table:style-name="Default"/>
          <table:table-cell table:style-name="Default" table:formula="of:=100*([.E21]-[.F21])/[.E21]" office:value-type="float" office:value="-0.918916589298611" calcext:value-type="float">
            <text:p>-0.918916589298611</text:p>
          </table:table-cell>
          <table:table-cell table:number-columns-repeated="5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8713" calcext:value-type="float">
            <text:p>1.78713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6723294389493" calcext:value-type="float">
            <text:p>5.26723E-03</text:p>
          </table:table-cell>
          <table:table-cell table:formula="of:=[.D22]/[.$D$60]" office:value-type="float" office:value="0.0287074322834082" calcext:value-type="float">
            <text:p>2.87074E-02</text:p>
          </table:table-cell>
          <table:table-cell office:value-type="float" office:value="0.02896547" calcext:value-type="float">
            <text:p>2.89655E-02</text:p>
          </table:table-cell>
          <table:table-cell table:style-name="Default"/>
          <table:table-cell table:style-name="Default" table:formula="of:=100*([.E22]-[.F22])/[.E22]" office:value-type="float" office:value="-0.89885334934987" calcext:value-type="float">
            <text:p>-0.89885334934987</text:p>
          </table:table-cell>
          <table:table-cell table:number-columns-repeated="5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8776" calcext:value-type="float">
            <text:p>1.88776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18010991022288" calcext:value-type="float">
            <text:p>5.18011E-03</text:p>
          </table:table-cell>
          <table:table-cell table:formula="of:=[.D23]/[.$D$60]" office:value-type="float" office:value="0.0282325949986125" calcext:value-type="float">
            <text:p>2.82326E-02</text:p>
          </table:table-cell>
          <table:table-cell office:value-type="float" office:value="0.0284888" calcext:value-type="float">
            <text:p>2.84888E-02</text:p>
          </table:table-cell>
          <table:table-cell table:style-name="Default"/>
          <table:table-cell table:style-name="Default" table:formula="of:=100*([.E23]-[.F23])/[.E23]" office:value-type="float" office:value="-0.90747946265675" calcext:value-type="float">
            <text:p>-0.90747946265675</text:p>
          </table:table-cell>
          <table:table-cell table:number-columns-repeated="5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8171" calcext:value-type="float">
            <text:p>1.98171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08707957105177" calcext:value-type="float">
            <text:p>5.08708E-03</text:p>
          </table:table-cell>
          <table:table-cell table:formula="of:=[.D24]/[.$D$60]" office:value-type="float" office:value="0.02772556176304" calcext:value-type="float">
            <text:p>2.77256E-02</text:p>
          </table:table-cell>
          <table:table-cell office:value-type="float" office:value="0.02798234" calcext:value-type="float">
            <text:p>2.79823E-02</text:p>
          </table:table-cell>
          <table:table-cell table:style-name="Default"/>
          <table:table-cell table:style-name="Default" table:formula="of:=100*([.E24]-[.F24])/[.E24]" office:value-type="float" office:value="-0.926142594168367" calcext:value-type="float">
            <text:p>-0.926142594168367</text:p>
          </table:table-cell>
          <table:table-cell table:number-columns-repeated="5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7331" calcext:value-type="float">
            <text:p>2.07331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499965998714221" calcext:value-type="float">
            <text:p>4.99966E-03</text:p>
          </table:table-cell>
          <table:table-cell table:formula="of:=[.D25]/[.$D$60]" office:value-type="float" office:value="0.0272491082224317" calcext:value-type="float">
            <text:p>2.72491E-02</text:p>
          </table:table-cell>
          <table:table-cell office:value-type="float" office:value="0.02744694" calcext:value-type="float">
            <text:p>2.74469E-02</text:p>
          </table:table-cell>
          <table:table-cell table:style-name="Default"/>
          <table:table-cell table:style-name="Default" table:formula="of:=100*([.E25]-[.F25])/[.E25]" office:value-type="float" office:value="-0.726011933871018" calcext:value-type="float">
            <text:p>-0.726011933871018</text:p>
          </table:table-cell>
          <table:table-cell table:number-columns-repeated="5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5568" calcext:value-type="float">
            <text:p>2.15568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0124436421015" calcext:value-type="float">
            <text:p>4.90124E-03</text:p>
          </table:table-cell>
          <table:table-cell table:formula="of:=[.D26]/[.$D$60]" office:value-type="float" office:value="0.026712724154925" calcext:value-type="float">
            <text:p>2.67127E-02</text:p>
          </table:table-cell>
          <table:table-cell office:value-type="float" office:value="0.0268835" calcext:value-type="float">
            <text:p>2.68835E-02</text:p>
          </table:table-cell>
          <table:table-cell table:style-name="Default"/>
          <table:table-cell table:style-name="Default" table:formula="of:=100*([.E26]-[.F26])/[.E26]" office:value-type="float" office:value="-0.639305239272949" calcext:value-type="float">
            <text:p>-0.639305239272949</text:p>
          </table:table-cell>
          <table:table-cell table:number-columns-repeated="5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2862" calcext:value-type="float">
            <text:p>2.22862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79318782413034" calcext:value-type="float">
            <text:p>4.79319E-03</text:p>
          </table:table-cell>
          <table:table-cell table:formula="of:=[.D27]/[.$D$60]" office:value-type="float" office:value="0.0261237952352888" calcext:value-type="float">
            <text:p>2.61238E-02</text:p>
          </table:table-cell>
          <table:table-cell office:value-type="float" office:value="0.02629296" calcext:value-type="float">
            <text:p>2.62930E-02</text:p>
          </table:table-cell>
          <table:table-cell table:style-name="Default"/>
          <table:table-cell table:style-name="Default" table:formula="of:=100*([.E27]-[.F27])/[.E27]" office:value-type="float" office:value="-0.647550492520668" calcext:value-type="float">
            <text:p>-0.647550492520668</text:p>
          </table:table-cell>
          <table:table-cell table:number-columns-repeated="5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29476" calcext:value-type="float">
            <text:p>2.29476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68233798589438" calcext:value-type="float">
            <text:p>4.68234E-03</text:p>
          </table:table-cell>
          <table:table-cell table:formula="of:=[.D28]/[.$D$60]" office:value-type="float" office:value="0.0255196423036297" calcext:value-type="float">
            <text:p>2.55196E-02</text:p>
          </table:table-cell>
          <table:table-cell office:value-type="float" office:value="0.02567632" calcext:value-type="float">
            <text:p>2.56763E-02</text:p>
          </table:table-cell>
          <table:table-cell table:style-name="Default"/>
          <table:table-cell table:style-name="Default" table:formula="of:=100*([.E28]-[.F28])/[.E28]" office:value-type="float" office:value="-0.613949421806818" calcext:value-type="float">
            <text:p>-0.613949421806818</text:p>
          </table:table-cell>
          <table:table-cell table:number-columns-repeated="5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5648" calcext:value-type="float">
            <text:p>2.35648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7372483896237" calcext:value-type="float">
            <text:p>4.57372E-03</text:p>
          </table:table-cell>
          <table:table-cell table:formula="of:=[.D29]/[.$D$60]" office:value-type="float" office:value="0.0249276797696293" calcext:value-type="float">
            <text:p>2.49277E-02</text:p>
          </table:table-cell>
          <table:table-cell office:value-type="float" office:value="0.0250346" calcext:value-type="float">
            <text:p>2.50346E-02</text:p>
          </table:table-cell>
          <table:table-cell table:style-name="Default"/>
          <table:table-cell table:style-name="Default" table:formula="of:=100*([.E29]-[.F29])/[.E29]" office:value-type="float" office:value="-0.428921710158532" calcext:value-type="float">
            <text:p>-0.428921710158532</text:p>
          </table:table-cell>
          <table:table-cell table:number-columns-repeated="5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0521" calcext:value-type="float">
            <text:p>2.40521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5117542410631" calcext:value-type="float">
            <text:p>4.45118E-03</text:p>
          </table:table-cell>
          <table:table-cell table:formula="of:=[.D30]/[.$D$60]" office:value-type="float" office:value="0.0242597618958946" calcext:value-type="float">
            <text:p>2.42598E-02</text:p>
          </table:table-cell>
          <table:table-cell office:value-type="float" office:value="0.02436887" calcext:value-type="float">
            <text:p>2.43689E-02</text:p>
          </table:table-cell>
          <table:table-cell table:style-name="Default"/>
          <table:table-cell table:style-name="Default" table:formula="of:=100*([.E30]-[.F30])/[.E30]" office:value-type="float" office:value="-0.449749278552867" calcext:value-type="float">
            <text:p>-0.449749278552867</text:p>
          </table:table-cell>
          <table:table-cell table:number-columns-repeated="5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4364" calcext:value-type="float">
            <text:p>2.44364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2130410847859" calcext:value-type="float">
            <text:p>4.32130E-03</text:p>
          </table:table-cell>
          <table:table-cell table:formula="of:=[.D31]/[.$D$60]" office:value-type="float" office:value="0.0235519382551609" calcext:value-type="float">
            <text:p>2.35519E-02</text:p>
          </table:table-cell>
          <table:table-cell office:value-type="float" office:value="0.02368024" calcext:value-type="float">
            <text:p>2.36802E-02</text:p>
          </table:table-cell>
          <table:table-cell table:style-name="Default"/>
          <table:table-cell table:style-name="Default" table:formula="of:=100*([.E31]-[.F31])/[.E31]" office:value-type="float" office:value="-0.544760874663776" calcext:value-type="float">
            <text:p>-0.544760874663776</text:p>
          </table:table-cell>
          <table:table-cell table:number-columns-repeated="5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7923" calcext:value-type="float">
            <text:p>2.47923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19767789544333" calcext:value-type="float">
            <text:p>4.19768E-03</text:p>
          </table:table-cell>
          <table:table-cell table:formula="of:=[.D32]/[.$D$60]" office:value-type="float" office:value="0.0228781516243119" calcext:value-type="float">
            <text:p>2.28782E-02</text:p>
          </table:table-cell>
          <table:table-cell office:value-type="float" office:value="0.02296985" calcext:value-type="float">
            <text:p>2.29699E-02</text:p>
          </table:table-cell>
          <table:table-cell table:style-name="Default"/>
          <table:table-cell table:style-name="Default" table:formula="of:=100*([.E32]-[.F32])/[.E32]" office:value-type="float" office:value="-0.400811993879257" calcext:value-type="float">
            <text:p>-0.400811993879257</text:p>
          </table:table-cell>
          <table:table-cell table:number-columns-repeated="5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0558" calcext:value-type="float">
            <text:p>2.50558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6913690279954" calcext:value-type="float">
            <text:p>4.06914E-03</text:p>
          </table:table-cell>
          <table:table-cell table:formula="of:=[.D33]/[.$D$60]" office:value-type="float" office:value="0.0221775784996239" calcext:value-type="float">
            <text:p>2.21776E-02</text:p>
          </table:table-cell>
          <table:table-cell office:value-type="float" office:value="0.02223887" calcext:value-type="float">
            <text:p>2.22389E-02</text:p>
          </table:table-cell>
          <table:table-cell table:style-name="Default"/>
          <table:table-cell table:style-name="Default" table:formula="of:=100*([.E33]-[.F33])/[.E33]" office:value-type="float" office:value="-0.276366963945594" calcext:value-type="float">
            <text:p>-0.276366963945594</text:p>
          </table:table-cell>
          <table:table-cell table:number-columns-repeated="5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1948" calcext:value-type="float">
            <text:p>2.51948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3125192994873" calcext:value-type="float">
            <text:p>3.93125E-03</text:p>
          </table:table-cell>
          <table:table-cell table:formula="of:=[.D34]/[.$D$60]" office:value-type="float" office:value="0.021426078886226" calcext:value-type="float">
            <text:p>2.14261E-02</text:p>
          </table:table-cell>
          <table:table-cell office:value-type="float" office:value="0.02148852" calcext:value-type="float">
            <text:p>2.14885E-02</text:p>
          </table:table-cell>
          <table:table-cell table:style-name="Default"/>
          <table:table-cell table:style-name="Default" table:formula="of:=100*([.E34]-[.F34])/[.E34]" office:value-type="float" office:value="-0.291425762527904" calcext:value-type="float">
            <text:p>-0.291425762527904</text:p>
          </table:table-cell>
          <table:table-cell table:number-columns-repeated="5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2687" calcext:value-type="float">
            <text:p>2.52687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79399883726796" calcext:value-type="float">
            <text:p>3.79400E-03</text:p>
          </table:table-cell>
          <table:table-cell table:formula="of:=[.D35]/[.$D$60]" office:value-type="float" office:value="0.0206780231412473" calcext:value-type="float">
            <text:p>2.06780E-02</text:p>
          </table:table-cell>
          <table:table-cell office:value-type="float" office:value="0.02072002" calcext:value-type="float">
            <text:p>2.07200E-02</text:p>
          </table:table-cell>
          <table:table-cell table:style-name="Default"/>
          <table:table-cell table:style-name="Default" table:formula="of:=100*([.E35]-[.F35])/[.E35]" office:value-type="float" office:value="-0.203099002577812" calcext:value-type="float">
            <text:p>-0.203099002577812</text:p>
          </table:table-cell>
          <table:table-cell table:number-columns-repeated="5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1985" calcext:value-type="float">
            <text:p>2.51985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4587794494512" calcext:value-type="float">
            <text:p>3.64588E-03</text:p>
          </table:table-cell>
          <table:table-cell table:formula="of:=[.D36]/[.$D$60]" office:value-type="float" office:value="0.0198707357986504" calcext:value-type="float">
            <text:p>1.98707E-02</text:p>
          </table:table-cell>
          <table:table-cell office:value-type="float" office:value="0.01993465" calcext:value-type="float">
            <text:p>1.99347E-02</text:p>
          </table:table-cell>
          <table:table-cell table:style-name="Default"/>
          <table:table-cell table:style-name="Default" table:formula="of:=100*([.E36]-[.F36])/[.E36]" office:value-type="float" office:value="-0.32164989760448" calcext:value-type="float">
            <text:p>-0.3216498976044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0762" calcext:value-type="float">
            <text:p>2.50762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50087835382407" calcext:value-type="float">
            <text:p>3.50088E-03</text:p>
          </table:table-cell>
          <table:table-cell table:formula="of:=[.D37]/[.$D$60]" office:value-type="float" office:value="0.0190804601477407" calcext:value-type="float">
            <text:p>1.90805E-02</text:p>
          </table:table-cell>
          <table:table-cell office:value-type="float" office:value="0.01913368" calcext:value-type="float">
            <text:p>1.91337E-02</text:p>
          </table:table-cell>
          <table:table-cell table:style-name="Default"/>
          <table:table-cell table:style-name="Default" table:formula="of:=100*([.E37]-[.F37])/[.E37]" office:value-type="float" office:value="-0.278923316561719" calcext:value-type="float">
            <text:p>-0.27892331656171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9003" calcext:value-type="float">
            <text:p>2.49003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5847936360685" calcext:value-type="float">
            <text:p>3.35848E-03</text:p>
          </table:table-cell>
          <table:table-cell table:formula="of:=[.D38]/[.$D$60]" office:value-type="float" office:value="0.0183043582717785" calcext:value-type="float">
            <text:p>1.83044E-02</text:p>
          </table:table-cell>
          <table:table-cell office:value-type="float" office:value="0.01831843" calcext:value-type="float">
            <text:p>1.83184E-02</text:p>
          </table:table-cell>
          <table:table-cell table:style-name="Default"/>
          <table:table-cell table:style-name="Default" table:formula="of:=100*([.E38]-[.F38])/[.E38]" office:value-type="float" office:value="-0.0768763810920502" calcext:value-type="float">
            <text:p>-0.07687638109205</text:p>
          </table:table-cell>
          <table:table-cell table:style-name="ce3"/>
          <table:table-cell table:style-name="ce1"/>
          <table:table-cell table:number-columns-repeated="2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524" calcext:value-type="float">
            <text:p>2.46524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602570274083" calcext:value-type="float">
            <text:p>3.21603E-03</text:p>
          </table:table-cell>
          <table:table-cell table:formula="of:=[.D39]/[.$D$60]" office:value-type="float" office:value="0.0175279584302688" calcext:value-type="float">
            <text:p>1.75280E-02</text:p>
          </table:table-cell>
          <table:table-cell office:value-type="float" office:value="0.01749021" calcext:value-type="float">
            <text:p>1.74902E-02</text:p>
          </table:table-cell>
          <table:table-cell table:style-name="Default"/>
          <table:table-cell table:style-name="Default" table:formula="of:=100*([.E39]-[.F39])/[.E39]" office:value-type="float" office:value="0.215361249394701" calcext:value-type="float">
            <text:p>0.215361249394701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Serpent</text:p>
          </table:table-cell>
          <table:table-cell table:style-name="ce1" office:value-type="float" office:value="0.791236" calcext:value-type="float">
            <text:p>7.91236E-01</text:p>
          </table:table-cell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866" calcext:value-type="float">
            <text:p>2.42866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6772434816889" calcext:value-type="float">
            <text:p>3.06772E-03</text:p>
          </table:table-cell>
          <table:table-cell table:formula="of:=[.D40]/[.$D$60]" office:value-type="float" office:value="0.0167196875337165" calcext:value-type="float">
            <text:p>1.67197E-02</text:p>
          </table:table-cell>
          <table:table-cell office:value-type="float" office:value="0.01665039" calcext:value-type="float">
            <text:p>1.66504E-02</text:p>
          </table:table-cell>
          <table:table-cell table:style-name="Default"/>
          <table:table-cell table:style-name="Default" table:formula="of:=100*([.E40]-[.F40])/[.E40]" office:value-type="float" office:value="0.414466679337007" calcext:value-type="float">
            <text:p>0.414466679337007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Almost</text:p>
          </table:table-cell>
          <table:table-cell table:style-name="ce1" office:value-type="float" office:value="0.7937634" calcext:value-type="float">
            <text:p>7.93763E-01</text:p>
          </table:table-cell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7949" calcext:value-type="float">
            <text:p>2.37949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1313531438794" calcext:value-type="float">
            <text:p>2.91314E-03</text:p>
          </table:table-cell>
          <table:table-cell table:formula="of:=[.D41]/[.$D$60]" office:value-type="float" office:value="0.0158771475765331" calcext:value-type="float">
            <text:p>1.58771E-02</text:p>
          </table:table-cell>
          <table:table-cell office:value-type="float" office:value="0.0158003" calcext:value-type="float">
            <text:p>1.58003E-02</text:p>
          </table:table-cell>
          <table:table-cell table:style-name="Default"/>
          <table:table-cell table:style-name="Default" table:formula="of:=100*([.E41]-[.F41])/[.E41]" office:value-type="float" office:value="0.484013744677313" calcext:value-type="float">
            <text:p>0.48401374467731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2609" calcext:value-type="float">
            <text:p>2.32609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6275175581165" calcext:value-type="float">
            <text:p>2.76275E-03</text:p>
          </table:table-cell>
          <table:table-cell table:formula="of:=[.D42]/[.$D$60]" office:value-type="float" office:value="0.0150575282678085" calcext:value-type="float">
            <text:p>1.50575E-02</text:p>
          </table:table-cell>
          <table:table-cell office:value-type="float" office:value="0.01494133" calcext:value-type="float">
            <text:p>1.49413E-02</text:p>
          </table:table-cell>
          <table:table-cell table:style-name="Default"/>
          <table:table-cell table:style-name="Default" table:formula="of:=100*([.E42]-[.F42])/[.E42]" office:value-type="float" office:value="0.771695498370203" calcext:value-type="float">
            <text:p>0.771695498370203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Rel Error %</text:p>
          </table:table-cell>
          <table:table-cell table:formula="of:=100*([.M39]-[.M40])/[.M39]" office:value-type="float" office:value="-0.319424293131247" calcext:value-type="float">
            <text:p>-0.319424293131247</text:p>
          </table:table-cell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612" calcext:value-type="float">
            <text:p>2.26120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0783439029127" calcext:value-type="float">
            <text:p>2.60783E-03</text:p>
          </table:table-cell>
          <table:table-cell table:formula="of:=[.D43]/[.$D$60]" office:value-type="float" office:value="0.0142131988395164" calcext:value-type="float">
            <text:p>1.42132E-02</text:p>
          </table:table-cell>
          <table:table-cell office:value-type="float" office:value="0.01407485" calcext:value-type="float">
            <text:p>1.40749E-02</text:p>
          </table:table-cell>
          <table:table-cell table:style-name="Default"/>
          <table:table-cell table:style-name="Default" table:formula="of:=100*([.E43]-[.F43])/[.E43]" office:value-type="float" office:value="0.973382847017725" calcext:value-type="float">
            <text:p>0.97338284701772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18947" calcext:value-type="float">
            <text:p>2.18947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5397872232876" calcext:value-type="float">
            <text:p>2.45398E-03</text:p>
          </table:table-cell>
          <table:table-cell table:formula="of:=[.D44]/[.$D$60]" office:value-type="float" office:value="0.0133746558670489" calcext:value-type="float">
            <text:p>1.33747E-02</text:p>
          </table:table-cell>
          <table:table-cell office:value-type="float" office:value="0.01320225" calcext:value-type="float">
            <text:p>1.32023E-02</text:p>
          </table:table-cell>
          <table:table-cell table:style-name="Default"/>
          <table:table-cell table:style-name="Default" table:formula="of:=100*([.E44]-[.F44])/[.E44]" office:value-type="float" office:value="1.28904899507444" calcext:value-type="float">
            <text:p>1.2890489950744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0789" calcext:value-type="float">
            <text:p>2.10789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29781572932586" calcext:value-type="float">
            <text:p>2.29782E-03</text:p>
          </table:table-cell>
          <table:table-cell table:formula="of:=[.D45]/[.$D$60]" office:value-type="float" office:value="0.0125235375294782" calcext:value-type="float">
            <text:p>1.25235E-02</text:p>
          </table:table-cell>
          <table:table-cell office:value-type="float" office:value="0.01232493" calcext:value-type="float">
            <text:p>1.23249E-02</text:p>
          </table:table-cell>
          <table:table-cell table:style-name="Default"/>
          <table:table-cell table:style-name="Default" table:formula="of:=100*([.E45]-[.F45])/[.E45]" office:value-type="float" office:value="1.58587403128502" calcext:value-type="float">
            <text:p>1.5858740312850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1986" calcext:value-type="float">
            <text:p>2.01986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431380134365" calcext:value-type="float">
            <text:p>2.14314E-03</text:p>
          </table:table-cell>
          <table:table-cell table:formula="of:=[.D46]/[.$D$60]" office:value-type="float" office:value="0.011680514237753" calcext:value-type="float">
            <text:p>1.16805E-02</text:p>
          </table:table-cell>
          <table:table-cell office:value-type="float" office:value="0.01144426" calcext:value-type="float">
            <text:p>1.14443E-02</text:p>
          </table:table-cell>
          <table:table-cell table:style-name="Default"/>
          <table:table-cell table:style-name="Default" table:formula="of:=100*([.E46]-[.F46])/[.E46]" office:value-type="float" office:value="2.02263558730461" calcext:value-type="float">
            <text:p>2.0226355873046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762" calcext:value-type="float">
            <text:p>1.91762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8180982947167" calcext:value-type="float">
            <text:p>1.98181E-03</text:p>
          </table:table-cell>
          <table:table-cell table:formula="of:=[.D47]/[.$D$60]" office:value-type="float" office:value="0.0108012446163205" calcext:value-type="float">
            <text:p>1.08012E-02</text:p>
          </table:table-cell>
          <table:table-cell office:value-type="float" office:value="0.01056165" calcext:value-type="float">
            <text:p>1.05617E-02</text:p>
          </table:table-cell>
          <table:table-cell table:style-name="Default"/>
          <table:table-cell table:style-name="Default" table:formula="of:=100*([.E47]-[.F47])/[.E47]" office:value-type="float" office:value="2.21821303776815" calcext:value-type="float">
            <text:p>2.2182130377681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1424" calcext:value-type="float">
            <text:p>1.81424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75016310863" calcext:value-type="float">
            <text:p>1.82750E-03</text:p>
          </table:table-cell>
          <table:table-cell table:formula="of:=[.D48]/[.$D$60]" office:value-type="float" office:value="0.00996023526603965" calcext:value-type="float">
            <text:p>9.96024E-03</text:p>
          </table:table-cell>
          <table:table-cell office:value-type="float" office:value="0.009678484" calcext:value-type="float">
            <text:p>9.67848E-03</text:p>
          </table:table-cell>
          <table:table-cell table:style-name="Default"/>
          <table:table-cell table:style-name="Default" table:formula="of:=100*([.E48]-[.F48])/[.E48]" office:value-type="float" office:value="2.82876115386862" calcext:value-type="float">
            <text:p>2.8287611538686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92" calcext:value-type="float">
            <text:p>1.69920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935854662061" calcext:value-type="float">
            <text:p>1.66936E-03</text:p>
          </table:table-cell>
          <table:table-cell table:formula="of:=[.D49]/[.$D$60]" office:value-type="float" office:value="0.00909832504928149" calcext:value-type="float">
            <text:p>9.09833E-03</text:p>
          </table:table-cell>
          <table:table-cell office:value-type="float" office:value="0.008796145" calcext:value-type="float">
            <text:p>8.79615E-03</text:p>
          </table:table-cell>
          <table:table-cell table:style-name="Default"/>
          <table:table-cell table:style-name="Default" table:formula="of:=100*([.E49]-[.F49])/[.E49]" office:value-type="float" office:value="3.32127119711283" calcext:value-type="float">
            <text:p>3.3212711971128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765" calcext:value-type="float">
            <text:p>1.57650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51149223065189" calcext:value-type="float">
            <text:p>1.51149E-03</text:p>
          </table:table-cell>
          <table:table-cell table:formula="of:=[.D50]/[.$D$60]" office:value-type="float" office:value="0.00823792327404656" calcext:value-type="float">
            <text:p>8.23792E-03</text:p>
          </table:table-cell>
          <table:table-cell office:value-type="float" office:value="0.007916009" calcext:value-type="float">
            <text:p>7.91601E-03</text:p>
          </table:table-cell>
          <table:table-cell table:style-name="Default"/>
          <table:table-cell table:style-name="Default" table:formula="of:=100*([.E50]-[.F50])/[.E50]" office:value-type="float" office:value="3.9077114867135" calcext:value-type="float">
            <text:p>3.907711486713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4826" calcext:value-type="float">
            <text:p>1.44826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558684144992" calcext:value-type="float">
            <text:p>1.35587E-03</text:p>
          </table:table-cell>
          <table:table-cell table:formula="of:=[.D51]/[.$D$60]" office:value-type="float" office:value="0.00738974355397793" calcext:value-type="float">
            <text:p>7.38974E-03</text:p>
          </table:table-cell>
          <table:table-cell office:value-type="float" office:value="0.007039442" calcext:value-type="float">
            <text:p>7.03944E-03</text:p>
          </table:table-cell>
          <table:table-cell table:style-name="Default"/>
          <table:table-cell table:style-name="Default" table:formula="of:=100*([.E51]-[.F51])/[.E51]" office:value-type="float" office:value="4.74037497267894" calcext:value-type="float">
            <text:p>4.7403749726789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30771" calcext:value-type="float">
            <text:p>1.30771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9614113204924" calcext:value-type="float">
            <text:p>1.19614E-03</text:p>
          </table:table-cell>
          <table:table-cell table:formula="of:=[.D52]/[.$D$60]" office:value-type="float" office:value="0.00651919915360929" calcext:value-type="float">
            <text:p>6.51920E-03</text:p>
          </table:table-cell>
          <table:table-cell office:value-type="float" office:value="0.006167797" calcext:value-type="float">
            <text:p>6.16780E-03</text:p>
          </table:table-cell>
          <table:table-cell table:style-name="Default"/>
          <table:table-cell table:style-name="Default" table:formula="of:=100*([.E52]-[.F52])/[.E52]" office:value-type="float" office:value="5.39026566498951" calcext:value-type="float">
            <text:p>5.3902656649895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5823" calcext:value-type="float">
            <text:p>1.15823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3560689444898" calcext:value-type="float">
            <text:p>1.03561E-03</text:p>
          </table:table-cell>
          <table:table-cell table:formula="of:=[.D53]/[.$D$60]" office:value-type="float" office:value="0.00564425669251696" calcext:value-type="float">
            <text:p>5.64426E-03</text:p>
          </table:table-cell>
          <table:table-cell office:value-type="float" office:value="0.00530241" calcext:value-type="float">
            <text:p>5.30241E-03</text:p>
          </table:table-cell>
          <table:table-cell table:style-name="Default"/>
          <table:table-cell table:style-name="Default" table:formula="of:=100*([.E53]-[.F53])/[.E53]" office:value-type="float" office:value="6.05654050018974" calcext:value-type="float">
            <text:p>6.0565405001897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98472" calcext:value-type="float">
            <text:p>9.98472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73141298074401" calcext:value-type="float">
            <text:p>8.73141E-04</text:p>
          </table:table-cell>
          <table:table-cell table:formula="of:=[.D54]/[.$D$60]" office:value-type="float" office:value="0.00475878795475919" calcext:value-type="float">
            <text:p>4.75879E-03</text:p>
          </table:table-cell>
          <table:table-cell office:value-type="float" office:value="0.004444602" calcext:value-type="float">
            <text:p>4.44460E-03</text:p>
          </table:table-cell>
          <table:table-cell table:style-name="Default"/>
          <table:table-cell table:style-name="Default" table:formula="of:=100*([.E54]-[.F54])/[.E54]" office:value-type="float" office:value="6.60222640189256" calcext:value-type="float">
            <text:p>6.6022264018925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9847" calcext:value-type="float">
            <text:p>8.29847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10076907806467" calcext:value-type="float">
            <text:p>7.10077E-04</text:p>
          </table:table-cell>
          <table:table-cell table:formula="of:=[.D55]/[.$D$60]" office:value-type="float" office:value="0.0038700556751516" calcext:value-type="float">
            <text:p>3.87006E-03</text:p>
          </table:table-cell>
          <table:table-cell office:value-type="float" office:value="0.003595673" calcext:value-type="float">
            <text:p>3.59567E-03</text:p>
          </table:table-cell>
          <table:table-cell table:style-name="Default"/>
          <table:table-cell table:style-name="Default" table:formula="of:=100*([.E55]-[.F55])/[.E55]" office:value-type="float" office:value="7.08988960839318" calcext:value-type="float">
            <text:p>7.0898896083931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53725" calcext:value-type="float">
            <text:p>6.53725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7597807012033" calcext:value-type="float">
            <text:p>5.47598E-04</text:p>
          </table:table-cell>
          <table:table-cell table:formula="of:=[.D56]/[.$D$60]" office:value-type="float" office:value="0.00298451333570911" calcext:value-type="float">
            <text:p>2.98451E-03</text:p>
          </table:table-cell>
          <table:table-cell office:value-type="float" office:value="0.002756904" calcext:value-type="float">
            <text:p>2.75690E-03</text:p>
          </table:table-cell>
          <table:table-cell table:style-name="Default"/>
          <table:table-cell table:style-name="Default" table:formula="of:=100*([.E56]-[.F56])/[.E56]" office:value-type="float" office:value="7.62634674758562" calcext:value-type="float">
            <text:p>7.6263467475856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64938" calcext:value-type="float">
            <text:p>4.64938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81428751913551" calcext:value-type="float">
            <text:p>3.81429E-04</text:p>
          </table:table-cell>
          <table:table-cell table:formula="of:=[.D57]/[.$D$60]" office:value-type="float" office:value="0.00207886003583623" calcext:value-type="float">
            <text:p>2.07886E-03</text:p>
          </table:table-cell>
          <table:table-cell office:value-type="float" office:value="0.001929547" calcext:value-type="float">
            <text:p>1.92955E-03</text:p>
          </table:table-cell>
          <table:table-cell table:style-name="Default"/>
          <table:table-cell table:style-name="Default" table:formula="of:=100*([.E57]-[.F57])/[.E57]" office:value-type="float" office:value="7.18244774839623" calcext:value-type="float">
            <text:p>7.1824477483962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8793" calcext:value-type="float">
            <text:p>2.58793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8021085613281" calcext:value-type="float">
            <text:p>2.08021E-04</text:p>
          </table:table-cell>
          <table:table-cell table:formula="of:=[.D58]/[.$D$60]" office:value-type="float" office:value="0.00113375491313442" calcext:value-type="float">
            <text:p>1.13375E-03</text:p>
          </table:table-cell>
          <table:table-cell office:value-type="float" office:value="0.001114832" calcext:value-type="float">
            <text:p>1.11483E-03</text:p>
          </table:table-cell>
          <table:table-cell table:style-name="Default"/>
          <table:table-cell table:style-name="Default" table:formula="of:=100*([.E58]-[.F58])/[.E58]" office:value-type="float" office:value="1.66904794988716" calcext:value-type="float">
            <text:p>1.6690479498871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5"/>
          <table:table-cell table:style-name="Default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479765514911" calcext:value-type="float">
            <text:p>1.83480E-01</text:p>
          </table:table-cell>
          <table:table-cell table:formula="of:=SUM([.E9:.E58])" office:value-type="float" office:value="1" calcext:value-type="float">
            <text:p>1.00000E+00</text:p>
          </table:table-cell>
          <table:table-cell/>
          <table:table-cell table:style-name="Default" table:number-columns-repeated="2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4"/>
          <table:table-cell table:style-name="Default" table:number-columns-repeated="2"/>
          <table:table-cell table:style-name="ce3"/>
          <table:table-cell table:style-name="ce1"/>
          <table:table-cell table:number-columns-repeated="3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upled3" table:style-name="ta1">
        <table:shapes>
          <draw:frame draw:z-index="0" draw:style-name="gr1" draw:text-style-name="P1" svg:width="18.082cm" svg:height="10.162cm" svg:x="23.788cm" svg:y="0.754cm">
            <draw:object draw:notify-on-update-of-ranges="coupled3.A9:coupled3.A58 coupled3.E8:coupled3.E8 coupled3.E9:coupled3.E58 coupled3.A9:coupled3.A58 coupled3.F8:coupled3.F8 coupled3.F9:coupled3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3.A9:coupled3.A58 coupled3.G8:coupled3.G8 coupled3.G9:coupled3.G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3.A9:coupled3.A58 coupled3.H8:coupled3.H8 coupled3.H9:coupled3.H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100.0 kW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Flux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power [W/m3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41716" calcext:value-type="float">
            <text:p>7.41716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90238867708017" calcext:value-type="float">
            <text:p>5.90239E-03</text:p>
          </table:table-cell>
          <table:table-cell table:formula="of:=[.D9]/[.$D$60]" office:value-type="float" office:value="0.0321332224846816" calcext:value-type="float">
            <text:p>3.21332E-02</text:p>
          </table:table-cell>
          <table:table-cell office:value-type="float" office:value="0.03079064" calcext:value-type="float">
            <text:p>3.07906E-02</text:p>
          </table:table-cell>
          <table:table-cell office:value-type="float" office:value="545.4762" calcext:value-type="float">
            <text:p>5.45476E+02</text:p>
          </table:table-cell>
          <table:table-cell office:value-type="float" office:value="58429.25" calcext:value-type="float">
            <text:p>5.84293E+04</text:p>
          </table:table-cell>
          <table:table-cell table:number-columns-repeated="10"/>
          <table:table-cell office:value-type="string" calcext:value-type="string">
            <text:p>Serpent</text:p>
          </table:table-cell>
          <table:table-cell table:style-name="ce1" office:value-type="float" office:value="0.8225162" calcext:value-type="float">
            <text:p>8.22516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21851" calcext:value-type="float">
            <text:p>2.21851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88478083434861" calcext:value-type="float">
            <text:p>5.88478E-03</text:p>
          </table:table-cell>
          <table:table-cell table:formula="of:=[.D10]/[.$D$60]" office:value-type="float" office:value="0.0320373635436793" calcext:value-type="float">
            <text:p>3.20374E-02</text:p>
          </table:table-cell>
          <table:table-cell office:value-type="float" office:value="0.03076246" calcext:value-type="float">
            <text:p>3.07625E-02</text:p>
          </table:table-cell>
          <table:table-cell office:value-type="float" office:value="544.945" calcext:value-type="float">
            <text:p>5.44945E+02</text:p>
          </table:table-cell>
          <table:table-cell office:value-type="float" office:value="58389.84" calcext:value-type="float">
            <text:p>5.83898E+04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7872892" calcext:value-type="float">
            <text:p>7.87289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925" calcext:value-type="float">
            <text:p>3.6925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87679656097982" calcext:value-type="float">
            <text:p>5.87680E-03</text:p>
          </table:table-cell>
          <table:table-cell table:formula="of:=[.D11]/[.$D$60]" office:value-type="float" office:value="0.0319938963227669" calcext:value-type="float">
            <text:p>3.19939E-02</text:p>
          </table:table-cell>
          <table:table-cell office:value-type="float" office:value="0.03070613" calcext:value-type="float">
            <text:p>3.07061E-02</text:p>
          </table:table-cell>
          <table:table-cell office:value-type="float" office:value="543.8832" calcext:value-type="float">
            <text:p>5.43883E+02</text:p>
          </table:table-cell>
          <table:table-cell office:value-type="float" office:value="58311.04" calcext:value-type="float">
            <text:p>5.83110E+04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16978" calcext:value-type="float">
            <text:p>5.16978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87711487088157" calcext:value-type="float">
            <text:p>5.87711E-03</text:p>
          </table:table-cell>
          <table:table-cell table:formula="of:=[.D12]/[.$D$60]" office:value-type="float" office:value="0.0319956292352285" calcext:value-type="float">
            <text:p>3.19956E-02</text:p>
          </table:table-cell>
          <table:table-cell office:value-type="float" office:value="0.03062168" calcext:value-type="float">
            <text:p>3.06217E-02</text:p>
          </table:table-cell>
          <table:table-cell office:value-type="float" office:value="542.2918" calcext:value-type="float">
            <text:p>5.42292E+02</text:p>
          </table:table-cell>
          <table:table-cell office:value-type="float" office:value="58192.93" calcext:value-type="float">
            <text:p>5.81929E+04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4.28283357823226" calcext:value-type="float">
            <text:p>4.28283357823226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9383" calcext:value-type="float">
            <text:p>6.59383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83022760048206" calcext:value-type="float">
            <text:p>5.83023E-03</text:p>
          </table:table-cell>
          <table:table-cell table:formula="of:=[.D13]/[.$D$60]" office:value-type="float" office:value="0.0317403700217346" calcext:value-type="float">
            <text:p>3.17404E-02</text:p>
          </table:table-cell>
          <table:table-cell office:value-type="float" office:value="0.03050918" calcext:value-type="float">
            <text:p>3.05092E-02</text:p>
          </table:table-cell>
          <table:table-cell office:value-type="float" office:value="540.1725" calcext:value-type="float">
            <text:p>5.40173E+02</text:p>
          </table:table-cell>
          <table:table-cell office:value-type="float" office:value="58035.57" calcext:value-type="float">
            <text:p>5.80356E+04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5583" calcext:value-type="float">
            <text:p>7.95583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5549753635424" calcext:value-type="float">
            <text:p>5.75550E-03</text:p>
          </table:table-cell>
          <table:table-cell table:formula="of:=[.D14]/[.$D$60]" office:value-type="float" office:value="0.031333531721465" calcext:value-type="float">
            <text:p>3.13335E-02</text:p>
          </table:table-cell>
          <table:table-cell office:value-type="float" office:value="0.03036871" calcext:value-type="float">
            <text:p>3.03687E-02</text:p>
          </table:table-cell>
          <table:table-cell office:value-type="float" office:value="537.5274" calcext:value-type="float">
            <text:p>5.37527E+02</text:p>
          </table:table-cell>
          <table:table-cell office:value-type="float" office:value="57839.08" calcext:value-type="float">
            <text:p>5.78391E+04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5175" calcext:value-type="float">
            <text:p>9.35175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2452847282245" calcext:value-type="float">
            <text:p>5.72453E-03</text:p>
          </table:table-cell>
          <table:table-cell table:formula="of:=[.D15]/[.$D$60]" office:value-type="float" office:value="0.0311649328942693" calcext:value-type="float">
            <text:p>3.11649E-02</text:p>
          </table:table-cell>
          <table:table-cell office:value-type="float" office:value="0.03020035" calcext:value-type="float">
            <text:p>3.02004E-02</text:p>
          </table:table-cell>
          <table:table-cell office:value-type="float" office:value="534.3591" calcext:value-type="float">
            <text:p>5.34359E+02</text:p>
          </table:table-cell>
          <table:table-cell office:value-type="float" office:value="57603.57" calcext:value-type="float">
            <text:p>5.76036E+04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7126" calcext:value-type="float">
            <text:p>1.07126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8320958154991" calcext:value-type="float">
            <text:p>5.68321E-03</text:p>
          </table:table-cell>
          <table:table-cell table:formula="of:=[.D16]/[.$D$60]" office:value-type="float" office:value="0.0309399885202675" calcext:value-type="float">
            <text:p>3.09400E-02</text:p>
          </table:table-cell>
          <table:table-cell office:value-type="float" office:value="0.03000422" calcext:value-type="float">
            <text:p>3.00042E-02</text:p>
          </table:table-cell>
          <table:table-cell office:value-type="float" office:value="530.6709" calcext:value-type="float">
            <text:p>5.30671E+02</text:p>
          </table:table-cell>
          <table:table-cell office:value-type="float" office:value="57329.16" calcext:value-type="float">
            <text:p>5.73292E+04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262" calcext:value-type="float">
            <text:p>1.20262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949758997286" calcext:value-type="float">
            <text:p>5.62950E-03</text:p>
          </table:table-cell>
          <table:table-cell table:formula="of:=[.D17]/[.$D$60]" office:value-type="float" office:value="0.0306475748095028" calcext:value-type="float">
            <text:p>3.06476E-02</text:p>
          </table:table-cell>
          <table:table-cell office:value-type="float" office:value="0.02978046" calcext:value-type="float">
            <text:p>2.97805E-02</text:p>
          </table:table-cell>
          <table:table-cell office:value-type="float" office:value="526.4666" calcext:value-type="float">
            <text:p>5.26467E+02</text:p>
          </table:table-cell>
          <table:table-cell office:value-type="float" office:value="57015.98" calcext:value-type="float">
            <text:p>5.70160E+04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3152" calcext:value-type="float">
            <text:p>1.33152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7679017930064" calcext:value-type="float">
            <text:p>5.57679E-03</text:p>
          </table:table-cell>
          <table:table-cell table:formula="of:=[.D18]/[.$D$60]" office:value-type="float" office:value="0.0303606301424566" calcext:value-type="float">
            <text:p>3.03606E-02</text:p>
          </table:table-cell>
          <table:table-cell office:value-type="float" office:value="0.02952921" calcext:value-type="float">
            <text:p>2.95292E-02</text:p>
          </table:table-cell>
          <table:table-cell office:value-type="float" office:value="521.7503" calcext:value-type="float">
            <text:p>5.21750E+02</text:p>
          </table:table-cell>
          <table:table-cell office:value-type="float" office:value="56664.12" calcext:value-type="float">
            <text:p>5.66641E+04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547" calcext:value-type="float">
            <text:p>1.45547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1536261935673" calcext:value-type="float">
            <text:p>5.51536E-03</text:p>
          </table:table-cell>
          <table:table-cell table:formula="of:=[.D19]/[.$D$60]" office:value-type="float" office:value="0.0300262120689682" calcext:value-type="float">
            <text:p>3.00262E-02</text:p>
          </table:table-cell>
          <table:table-cell office:value-type="float" office:value="0.02925062" calcext:value-type="float">
            <text:p>2.92506E-02</text:p>
          </table:table-cell>
          <table:table-cell office:value-type="float" office:value="516.5269" calcext:value-type="float">
            <text:p>5.16527E+02</text:p>
          </table:table-cell>
          <table:table-cell office:value-type="float" office:value="56273.68" calcext:value-type="float">
            <text:p>5.62737E+04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7415" calcext:value-type="float">
            <text:p>1.57415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4638640401486" calcext:value-type="float">
            <text:p>5.44639E-03</text:p>
          </table:table-cell>
          <table:table-cell table:formula="of:=[.D20]/[.$D$60]" office:value-type="float" office:value="0.0296506983244501" calcext:value-type="float">
            <text:p>2.96507E-02</text:p>
          </table:table-cell>
          <table:table-cell office:value-type="float" office:value="0.02894486" calcext:value-type="float">
            <text:p>2.89449E-02</text:p>
          </table:table-cell>
          <table:table-cell office:value-type="float" office:value="510.8017" calcext:value-type="float">
            <text:p>5.10802E+02</text:p>
          </table:table-cell>
          <table:table-cell office:value-type="float" office:value="55844.7" calcext:value-type="float">
            <text:p>5.58447E+04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8972" calcext:value-type="float">
            <text:p>1.68972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7854521575519" calcext:value-type="float">
            <text:p>5.37855E-03</text:p>
          </table:table-cell>
          <table:table-cell table:formula="of:=[.D21]/[.$D$60]" office:value-type="float" office:value="0.02928136378631" calcext:value-type="float">
            <text:p>2.92814E-02</text:p>
          </table:table-cell>
          <table:table-cell office:value-type="float" office:value="0.02861211" calcext:value-type="float">
            <text:p>2.86121E-02</text:p>
          </table:table-cell>
          <table:table-cell office:value-type="float" office:value="504.5806" calcext:value-type="float">
            <text:p>5.04581E+02</text:p>
          </table:table-cell>
          <table:table-cell office:value-type="float" office:value="55377.17" calcext:value-type="float">
            <text:p>5.53772E+04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9782" calcext:value-type="float">
            <text:p>1.79782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9873972861134" calcext:value-type="float">
            <text:p>5.29874E-03</text:p>
          </table:table-cell>
          <table:table-cell table:formula="of:=[.D22]/[.$D$60]" office:value-type="float" office:value="0.0288468943512743" calcext:value-type="float">
            <text:p>2.88469E-02</text:p>
          </table:table-cell>
          <table:table-cell office:value-type="float" office:value="0.02825256" calcext:value-type="float">
            <text:p>2.82526E-02</text:p>
          </table:table-cell>
          <table:table-cell office:value-type="float" office:value="497.8699" calcext:value-type="float">
            <text:p>4.97870E+02</text:p>
          </table:table-cell>
          <table:table-cell office:value-type="float" office:value="54871.02" calcext:value-type="float">
            <text:p>5.48710E+04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9863" calcext:value-type="float">
            <text:p>1.89863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20993774571263" calcext:value-type="float">
            <text:p>5.20994E-03</text:p>
          </table:table-cell>
          <table:table-cell table:formula="of:=[.D23]/[.$D$60]" office:value-type="float" office:value="0.028363447050583" calcext:value-type="float">
            <text:p>2.83634E-02</text:p>
          </table:table-cell>
          <table:table-cell office:value-type="float" office:value="0.02786641" calcext:value-type="float">
            <text:p>2.78664E-02</text:p>
          </table:table-cell>
          <table:table-cell office:value-type="float" office:value="490.6765" calcext:value-type="float">
            <text:p>4.90677E+02</text:p>
          </table:table-cell>
          <table:table-cell office:value-type="float" office:value="54326.13" calcext:value-type="float">
            <text:p>5.43261E+04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9642" calcext:value-type="float">
            <text:p>1.99642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12484036374605" calcext:value-type="float">
            <text:p>5.12484E-03</text:p>
          </table:table-cell>
          <table:table-cell table:formula="of:=[.D24]/[.$D$60]" office:value-type="float" office:value="0.027900167985581" calcext:value-type="float">
            <text:p>2.79002E-02</text:p>
          </table:table-cell>
          <table:table-cell office:value-type="float" office:value="0.02745387" calcext:value-type="float">
            <text:p>2.74539E-02</text:p>
          </table:table-cell>
          <table:table-cell office:value-type="float" office:value="483.0078" calcext:value-type="float">
            <text:p>4.83008E+02</text:p>
          </table:table-cell>
          <table:table-cell office:value-type="float" office:value="53742.25" calcext:value-type="float">
            <text:p>5.37423E+04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8234" calcext:value-type="float">
            <text:p>2.08234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502143527867309" calcext:value-type="float">
            <text:p>5.02144E-03</text:p>
          </table:table-cell>
          <table:table-cell table:formula="of:=[.D25]/[.$D$60]" office:value-type="float" office:value="0.0273372198663561" calcext:value-type="float">
            <text:p>2.73372E-02</text:p>
          </table:table-cell>
          <table:table-cell office:value-type="float" office:value="0.02701515" calcext:value-type="float">
            <text:p>2.70152E-02</text:p>
          </table:table-cell>
          <table:table-cell office:value-type="float" office:value="474.8718" calcext:value-type="float">
            <text:p>4.74872E+02</text:p>
          </table:table-cell>
          <table:table-cell office:value-type="float" office:value="53119.06" calcext:value-type="float">
            <text:p>5.31191E+04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633" calcext:value-type="float">
            <text:p>2.16330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1856951546418" calcext:value-type="float">
            <text:p>4.91857E-03</text:p>
          </table:table-cell>
          <table:table-cell table:formula="of:=[.D26]/[.$D$60]" office:value-type="float" office:value="0.026777207871876" calcext:value-type="float">
            <text:p>2.67772E-02</text:p>
          </table:table-cell>
          <table:table-cell office:value-type="float" office:value="0.02655049" calcext:value-type="float">
            <text:p>2.65505E-02</text:p>
          </table:table-cell>
          <table:table-cell office:value-type="float" office:value="466.277" calcext:value-type="float">
            <text:p>4.66277E+02</text:p>
          </table:table-cell>
          <table:table-cell office:value-type="float" office:value="52456.12" calcext:value-type="float">
            <text:p>5.24561E+04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3587" calcext:value-type="float">
            <text:p>2.23587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80878070749536" calcext:value-type="float">
            <text:p>4.80878E-03</text:p>
          </table:table-cell>
          <table:table-cell table:formula="of:=[.D27]/[.$D$60]" office:value-type="float" office:value="0.0261795060962391" calcext:value-type="float">
            <text:p>2.61795E-02</text:p>
          </table:table-cell>
          <table:table-cell office:value-type="float" office:value="0.0260601" calcext:value-type="float">
            <text:p>2.60601E-02</text:p>
          </table:table-cell>
          <table:table-cell office:value-type="float" office:value="457.2325" calcext:value-type="float">
            <text:p>4.57233E+02</text:p>
          </table:table-cell>
          <table:table-cell office:value-type="float" office:value="51752.89" calcext:value-type="float">
            <text:p>5.17529E+04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30346" calcext:value-type="float">
            <text:p>2.30346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70008988172544" calcext:value-type="float">
            <text:p>4.70009E-03</text:p>
          </table:table-cell>
          <table:table-cell table:formula="of:=[.D28]/[.$D$60]" office:value-type="float" office:value="0.0255877818507534" calcext:value-type="float">
            <text:p>2.55878E-02</text:p>
          </table:table-cell>
          <table:table-cell office:value-type="float" office:value="0.02554424" calcext:value-type="float">
            <text:p>2.55442E-02</text:p>
          </table:table-cell>
          <table:table-cell office:value-type="float" office:value="447.7477" calcext:value-type="float">
            <text:p>4.47748E+02</text:p>
          </table:table-cell>
          <table:table-cell office:value-type="float" office:value="51008.66" calcext:value-type="float">
            <text:p>5.10087E+04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6243" calcext:value-type="float">
            <text:p>2.36243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8527327679839" calcext:value-type="float">
            <text:p>4.58527E-03</text:p>
          </table:table-cell>
          <table:table-cell table:formula="of:=[.D29]/[.$D$60]" office:value-type="float" office:value="0.0249627082216" calcext:value-type="float">
            <text:p>2.49627E-02</text:p>
          </table:table-cell>
          <table:table-cell office:value-type="float" office:value="0.02500318" calcext:value-type="float">
            <text:p>2.50032E-02</text:p>
          </table:table-cell>
          <table:table-cell office:value-type="float" office:value="437.833" calcext:value-type="float">
            <text:p>4.37833E+02</text:p>
          </table:table-cell>
          <table:table-cell office:value-type="float" office:value="50222.62" calcext:value-type="float">
            <text:p>5.02226E+04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0817" calcext:value-type="float">
            <text:p>2.40817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5665331554006" calcext:value-type="float">
            <text:p>4.45665E-03</text:p>
          </table:table-cell>
          <table:table-cell table:formula="of:=[.D30]/[.$D$60]" office:value-type="float" office:value="0.0242624876740894" calcext:value-type="float">
            <text:p>2.42625E-02</text:p>
          </table:table-cell>
          <table:table-cell office:value-type="float" office:value="0.02443718" calcext:value-type="float">
            <text:p>2.44372E-02</text:p>
          </table:table-cell>
          <table:table-cell office:value-type="float" office:value="427.499" calcext:value-type="float">
            <text:p>4.27499E+02</text:p>
          </table:table-cell>
          <table:table-cell office:value-type="float" office:value="49393.81" calcext:value-type="float">
            <text:p>4.93938E+04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5007" calcext:value-type="float">
            <text:p>2.45007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3267484451889" calcext:value-type="float">
            <text:p>4.33267E-03</text:p>
          </table:table-cell>
          <table:table-cell table:formula="of:=[.D31]/[.$D$60]" office:value-type="float" office:value="0.0235875358858238" calcext:value-type="float">
            <text:p>2.35875E-02</text:p>
          </table:table-cell>
          <table:table-cell office:value-type="float" office:value="0.02384655" calcext:value-type="float">
            <text:p>2.38466E-02</text:p>
          </table:table-cell>
          <table:table-cell office:value-type="float" office:value="416.7571" calcext:value-type="float">
            <text:p>4.16757E+02</text:p>
          </table:table-cell>
          <table:table-cell office:value-type="float" office:value="48521.12" calcext:value-type="float">
            <text:p>4.85211E+04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8043" calcext:value-type="float">
            <text:p>2.48043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19970966073922" calcext:value-type="float">
            <text:p>4.19971E-03</text:p>
          </table:table-cell>
          <table:table-cell table:formula="of:=[.D32]/[.$D$60]" office:value-type="float" office:value="0.0228636594915599" calcext:value-type="float">
            <text:p>2.28637E-02</text:p>
          </table:table-cell>
          <table:table-cell office:value-type="float" office:value="0.02323161" calcext:value-type="float">
            <text:p>2.32316E-02</text:p>
          </table:table-cell>
          <table:table-cell office:value-type="float" office:value="405.6192" calcext:value-type="float">
            <text:p>4.05619E+02</text:p>
          </table:table-cell>
          <table:table-cell office:value-type="float" office:value="47603.3" calcext:value-type="float">
            <text:p>4.76033E+04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033" calcext:value-type="float">
            <text:p>2.50330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6543411456752" calcext:value-type="float">
            <text:p>4.06543E-03</text:p>
          </table:table-cell>
          <table:table-cell table:formula="of:=[.D33]/[.$D$60]" office:value-type="float" office:value="0.0221326493471175" calcext:value-type="float">
            <text:p>2.21326E-02</text:p>
          </table:table-cell>
          <table:table-cell office:value-type="float" office:value="0.0225927" calcext:value-type="float">
            <text:p>2.25927E-02</text:p>
          </table:table-cell>
          <table:table-cell office:value-type="float" office:value="394.0979" calcext:value-type="float">
            <text:p>3.94098E+02</text:p>
          </table:table-cell>
          <table:table-cell office:value-type="float" office:value="46638.98" calcext:value-type="float">
            <text:p>4.66390E+04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1914" calcext:value-type="float">
            <text:p>2.51914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3072141347066" calcext:value-type="float">
            <text:p>3.93072E-03</text:p>
          </table:table-cell>
          <table:table-cell table:formula="of:=[.D34]/[.$D$60]" office:value-type="float" office:value="0.021399259285452" calcext:value-type="float">
            <text:p>2.13993E-02</text:p>
          </table:table-cell>
          <table:table-cell office:value-type="float" office:value="0.02193021" calcext:value-type="float">
            <text:p>2.19302E-02</text:p>
          </table:table-cell>
          <table:table-cell office:value-type="float" office:value="382.2064" calcext:value-type="float">
            <text:p>3.82206E+02</text:p>
          </table:table-cell>
          <table:table-cell office:value-type="float" office:value="45626.63" calcext:value-type="float">
            <text:p>4.56266E+04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236" calcext:value-type="float">
            <text:p>2.52360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789089057106" calcext:value-type="float">
            <text:p>3.78909E-03</text:p>
          </table:table-cell>
          <table:table-cell table:formula="of:=[.D35]/[.$D$60]" office:value-type="float" office:value="0.0206281978953799" calcext:value-type="float">
            <text:p>2.06282E-02</text:p>
          </table:table-cell>
          <table:table-cell office:value-type="float" office:value="0.02124457" calcext:value-type="float">
            <text:p>2.12446E-02</text:p>
          </table:table-cell>
          <table:table-cell office:value-type="float" office:value="369.9586" calcext:value-type="float">
            <text:p>3.69959E+02</text:p>
          </table:table-cell>
          <table:table-cell office:value-type="float" office:value="44564.62" calcext:value-type="float">
            <text:p>4.45646E+04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1827" calcext:value-type="float">
            <text:p>2.51827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4359190127069" calcext:value-type="float">
            <text:p>3.64359E-03</text:p>
          </table:table-cell>
          <table:table-cell table:formula="of:=[.D36]/[.$D$60]" office:value-type="float" office:value="0.0198360961319872" calcext:value-type="float">
            <text:p>1.98361E-02</text:p>
          </table:table-cell>
          <table:table-cell office:value-type="float" office:value="0.02053625" calcext:value-type="float">
            <text:p>2.05363E-02</text:p>
          </table:table-cell>
          <table:table-cell office:value-type="float" office:value="357.3693" calcext:value-type="float">
            <text:p>3.57369E+02</text:p>
          </table:table-cell>
          <table:table-cell office:value-type="float" office:value="43451.22" calcext:value-type="float">
            <text:p>4.3451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0694" calcext:value-type="float">
            <text:p>2.50694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49992900851633" calcext:value-type="float">
            <text:p>3.49993E-03</text:p>
          </table:table-cell>
          <table:table-cell table:formula="of:=[.D37]/[.$D$60]" office:value-type="float" office:value="0.0190539802890244" calcext:value-type="float">
            <text:p>1.90540E-02</text:p>
          </table:table-cell>
          <table:table-cell office:value-type="float" office:value="0.01980579" calcext:value-type="float">
            <text:p>1.98058E-02</text:p>
          </table:table-cell>
          <table:table-cell office:value-type="float" office:value="344.4536" calcext:value-type="float">
            <text:p>3.44454E+02</text:p>
          </table:table-cell>
          <table:table-cell office:value-type="float" office:value="42284.61" calcext:value-type="float">
            <text:p>4.2284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8823" calcext:value-type="float">
            <text:p>2.48823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5605157644987" calcext:value-type="float">
            <text:p>3.35605E-03</text:p>
          </table:table-cell>
          <table:table-cell table:formula="of:=[.D38]/[.$D$60]" office:value-type="float" office:value="0.0182706964715644" calcext:value-type="float">
            <text:p>1.82707E-02</text:p>
          </table:table-cell>
          <table:table-cell office:value-type="float" office:value="0.01905377" calcext:value-type="float">
            <text:p>1.90538E-02</text:p>
          </table:table-cell>
          <table:table-cell office:value-type="float" office:value="331.2277" calcext:value-type="float">
            <text:p>3.31228E+02</text:p>
          </table:table-cell>
          <table:table-cell office:value-type="float" office:value="41062.91" calcext:value-type="float">
            <text:p>4.1062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257" calcext:value-type="float">
            <text:p>2.46257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254255764083" calcext:value-type="float">
            <text:p>3.21254E-03</text:p>
          </table:table-cell>
          <table:table-cell table:formula="of:=[.D39]/[.$D$60]" office:value-type="float" office:value="0.0174894183344847" calcext:value-type="float">
            <text:p>1.74894E-02</text:p>
          </table:table-cell>
          <table:table-cell office:value-type="float" office:value="0.01828088" calcext:value-type="float">
            <text:p>1.82809E-02</text:p>
          </table:table-cell>
          <table:table-cell office:value-type="float" office:value="317.7086" calcext:value-type="float">
            <text:p>3.17709E+02</text:p>
          </table:table-cell>
          <table:table-cell office:value-type="float" office:value="39784.22" calcext:value-type="float">
            <text:p>3.9784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179" calcext:value-type="float">
            <text:p>2.42179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5904661383312" calcext:value-type="float">
            <text:p>3.05905E-03</text:p>
          </table:table-cell>
          <table:table-cell table:formula="of:=[.D40]/[.$D$60]" office:value-type="float" office:value="0.0166537703311564" calcext:value-type="float">
            <text:p>1.66538E-02</text:p>
          </table:table-cell>
          <table:table-cell office:value-type="float" office:value="0.01748785" calcext:value-type="float">
            <text:p>1.74879E-02</text:p>
          </table:table-cell>
          <table:table-cell office:value-type="float" office:value="303.9138" calcext:value-type="float">
            <text:p>3.03914E+02</text:p>
          </table:table-cell>
          <table:table-cell office:value-type="float" office:value="38446.65" calcext:value-type="float">
            <text:p>3.8446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7685" calcext:value-type="float">
            <text:p>2.37685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0990324481421" calcext:value-type="float">
            <text:p>2.90990E-03</text:p>
          </table:table-cell>
          <table:table-cell table:formula="of:=[.D41]/[.$D$60]" office:value-type="float" office:value="0.0158418182010961" calcext:value-type="float">
            <text:p>1.58418E-02</text:p>
          </table:table-cell>
          <table:table-cell office:value-type="float" office:value="0.01667553" calcext:value-type="float">
            <text:p>1.66755E-02</text:p>
          </table:table-cell>
          <table:table-cell office:value-type="float" office:value="289.8621" calcext:value-type="float">
            <text:p>2.89862E+02</text:p>
          </table:table-cell>
          <table:table-cell office:value-type="float" office:value="37048.36" calcext:value-type="float">
            <text:p>3.7048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2132" calcext:value-type="float">
            <text:p>2.32132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5708631471727" calcext:value-type="float">
            <text:p>2.75709E-03</text:p>
          </table:table-cell>
          <table:table-cell table:formula="of:=[.D42]/[.$D$60]" office:value-type="float" office:value="0.0150098668195648" calcext:value-type="float">
            <text:p>1.50099E-02</text:p>
          </table:table-cell>
          <table:table-cell office:value-type="float" office:value="0.01584487" calcext:value-type="float">
            <text:p>1.58449E-02</text:p>
          </table:table-cell>
          <table:table-cell office:value-type="float" office:value="275.5727" calcext:value-type="float">
            <text:p>2.75573E+02</text:p>
          </table:table-cell>
          <table:table-cell office:value-type="float" office:value="35587.61" calcext:value-type="float">
            <text:p>3.5587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5533" calcext:value-type="float">
            <text:p>2.25533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0106453894198" calcext:value-type="float">
            <text:p>2.60106E-03</text:p>
          </table:table-cell>
          <table:table-cell table:formula="of:=[.D43]/[.$D$60]" office:value-type="float" office:value="0.0141604679223166" calcext:value-type="float">
            <text:p>1.41605E-02</text:p>
          </table:table-cell>
          <table:table-cell office:value-type="float" office:value="0.01499692" calcext:value-type="float">
            <text:p>1.49969E-02</text:p>
          </table:table-cell>
          <table:table-cell office:value-type="float" office:value="261.0661" calcext:value-type="float">
            <text:p>2.61066E+02</text:p>
          </table:table-cell>
          <table:table-cell office:value-type="float" office:value="34062.81" calcext:value-type="float">
            <text:p>3.4062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18169" calcext:value-type="float">
            <text:p>2.18169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4525882460934" calcext:value-type="float">
            <text:p>2.44526E-03</text:p>
          </table:table-cell>
          <table:table-cell table:formula="of:=[.D44]/[.$D$60]" office:value-type="float" office:value="0.0133122452862038" calcext:value-type="float">
            <text:p>1.33122E-02</text:p>
          </table:table-cell>
          <table:table-cell office:value-type="float" office:value="0.01413284" calcext:value-type="float">
            <text:p>1.41328E-02</text:p>
          </table:table-cell>
          <table:table-cell office:value-type="float" office:value="246.3635" calcext:value-type="float">
            <text:p>2.46364E+02</text:p>
          </table:table-cell>
          <table:table-cell office:value-type="float" office:value="32472.57" calcext:value-type="float">
            <text:p>3.2472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0313" calcext:value-type="float">
            <text:p>2.10313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29262684239552" calcext:value-type="float">
            <text:p>2.29263E-03</text:p>
          </table:table-cell>
          <table:table-cell table:formula="of:=[.D45]/[.$D$60]" office:value-type="float" office:value="0.0124813007803294" calcext:value-type="float">
            <text:p>1.24813E-02</text:p>
          </table:table-cell>
          <table:table-cell office:value-type="float" office:value="0.01325393" calcext:value-type="float">
            <text:p>1.32539E-02</text:p>
          </table:table-cell>
          <table:table-cell office:value-type="float" office:value="231.4871" calcext:value-type="float">
            <text:p>2.31487E+02</text:p>
          </table:table-cell>
          <table:table-cell office:value-type="float" office:value="30815.8" calcext:value-type="float">
            <text:p>3.0815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141" calcext:value-type="float">
            <text:p>2.01410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3702646364721" calcext:value-type="float">
            <text:p>2.13703E-03</text:p>
          </table:table-cell>
          <table:table-cell table:formula="of:=[.D46]/[.$D$60]" office:value-type="float" office:value="0.0116341960126553" calcext:value-type="float">
            <text:p>1.16342E-02</text:p>
          </table:table-cell>
          <table:table-cell office:value-type="float" office:value="0.01236164" calcext:value-type="float">
            <text:p>1.23616E-02</text:p>
          </table:table-cell>
          <table:table-cell office:value-type="float" office:value="216.46" calcext:value-type="float">
            <text:p>2.16460E+02</text:p>
          </table:table-cell>
          <table:table-cell office:value-type="float" office:value="29091.73" calcext:value-type="float">
            <text:p>2.9091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493" calcext:value-type="float">
            <text:p>1.91493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7902978522866" calcext:value-type="float">
            <text:p>1.97903E-03</text:p>
          </table:table-cell>
          <table:table-cell table:formula="of:=[.D47]/[.$D$60]" office:value-type="float" office:value="0.010774045538462" calcext:value-type="float">
            <text:p>1.07740E-02</text:p>
          </table:table-cell>
          <table:table-cell office:value-type="float" office:value="0.01145752" calcext:value-type="float">
            <text:p>1.14575E-02</text:p>
          </table:table-cell>
          <table:table-cell office:value-type="float" office:value="201.3064" calcext:value-type="float">
            <text:p>2.01306E+02</text:p>
          </table:table-cell>
          <table:table-cell office:value-type="float" office:value="27300.02" calcext:value-type="float">
            <text:p>2.7300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07" calcext:value-type="float">
            <text:p>1.80700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020870853523" calcext:value-type="float">
            <text:p>1.82021E-03</text:p>
          </table:table-cell>
          <table:table-cell table:formula="of:=[.D48]/[.$D$60]" office:value-type="float" office:value="0.00990940695366933" calcext:value-type="float">
            <text:p>9.90941E-03</text:p>
          </table:table-cell>
          <table:table-cell office:value-type="float" office:value="0.01054331" calcext:value-type="float">
            <text:p>1.05433E-02</text:p>
          </table:table-cell>
          <table:table-cell office:value-type="float" office:value="186.0514" calcext:value-type="float">
            <text:p>1.86051E+02</text:p>
          </table:table-cell>
          <table:table-cell office:value-type="float" office:value="25440.8" calcext:value-type="float">
            <text:p>2.5440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399" calcext:value-type="float">
            <text:p>1.69399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424004495636" calcext:value-type="float">
            <text:p>1.66424E-03</text:p>
          </table:table-cell>
          <table:table-cell table:formula="of:=[.D49]/[.$D$60]" office:value-type="float" office:value="0.00906029720478417" calcext:value-type="float">
            <text:p>9.06030E-03</text:p>
          </table:table-cell>
          <table:table-cell office:value-type="float" office:value="0.009620862" calcext:value-type="float">
            <text:p>9.62086E-03</text:p>
          </table:table-cell>
          <table:table-cell office:value-type="float" office:value="170.7209" calcext:value-type="float">
            <text:p>1.70721E+02</text:p>
          </table:table-cell>
          <table:table-cell office:value-type="float" office:value="23514.79" calcext:value-type="float">
            <text:p>2.3514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6961" calcext:value-type="float">
            <text:p>1.56961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50488634326262" calcext:value-type="float">
            <text:p>1.50489E-03</text:p>
          </table:table-cell>
          <table:table-cell table:formula="of:=[.D50]/[.$D$60]" office:value-type="float" office:value="0.00819275895367468" calcext:value-type="float">
            <text:p>8.19276E-03</text:p>
          </table:table-cell>
          <table:table-cell office:value-type="float" office:value="0.00869221" calcext:value-type="float">
            <text:p>8.69221E-03</text:p>
          </table:table-cell>
          <table:table-cell office:value-type="float" office:value="155.3421" calcext:value-type="float">
            <text:p>1.55342E+02</text:p>
          </table:table-cell>
          <table:table-cell office:value-type="float" office:value="21523.33" calcext:value-type="float">
            <text:p>2.1523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3826" calcext:value-type="float">
            <text:p>1.43826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4650636338614" calcext:value-type="float">
            <text:p>1.34651E-03</text:p>
          </table:table-cell>
          <table:table-cell table:formula="of:=[.D51]/[.$D$60]" office:value-type="float" office:value="0.00733052174617722" calcext:value-type="float">
            <text:p>7.33052E-03</text:p>
          </table:table-cell>
          <table:table-cell office:value-type="float" office:value="0.007759524" calcext:value-type="float">
            <text:p>7.75952E-03</text:p>
          </table:table-cell>
          <table:table-cell office:value-type="float" office:value="139.9427" calcext:value-type="float">
            <text:p>1.39943E+02</text:p>
          </table:table-cell>
          <table:table-cell office:value-type="float" office:value="19468.5" calcext:value-type="float">
            <text:p>1.9468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29873" calcext:value-type="float">
            <text:p>1.29873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8792727166291" calcext:value-type="float">
            <text:p>1.18793E-03</text:p>
          </table:table-cell>
          <table:table-cell table:formula="of:=[.D52]/[.$D$60]" office:value-type="float" office:value="0.0064672005529206" calcext:value-type="float">
            <text:p>6.46720E-03</text:p>
          </table:table-cell>
          <table:table-cell office:value-type="float" office:value="0.006825133" calcext:value-type="float">
            <text:p>6.82513E-03</text:p>
          </table:table-cell>
          <table:table-cell office:value-type="float" office:value="124.5516" calcext:value-type="float">
            <text:p>1.24552E+02</text:p>
          </table:table-cell>
          <table:table-cell office:value-type="float" office:value="17353.17" calcext:value-type="float">
            <text:p>1.7353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5235" calcext:value-type="float">
            <text:p>1.15235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3034941662561" calcext:value-type="float">
            <text:p>1.03035E-03</text:p>
          </table:table-cell>
          <table:table-cell table:formula="of:=[.D53]/[.$D$60]" office:value-type="float" office:value="0.00560933019710436" calcext:value-type="float">
            <text:p>5.60933E-03</text:p>
          </table:table-cell>
          <table:table-cell office:value-type="float" office:value="0.005891509" calcext:value-type="float">
            <text:p>5.89151E-03</text:p>
          </table:table-cell>
          <table:table-cell office:value-type="float" office:value="109.1984" calcext:value-type="float">
            <text:p>1.09198E+02</text:p>
          </table:table-cell>
          <table:table-cell office:value-type="float" office:value="15181.06" calcext:value-type="float">
            <text:p>1.5181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95259" calcext:value-type="float">
            <text:p>9.95259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70331601867884" calcext:value-type="float">
            <text:p>8.70332E-04</text:p>
          </table:table-cell>
          <table:table-cell table:formula="of:=[.D54]/[.$D$60]" office:value-type="float" office:value="0.0047381764448804" calcext:value-type="float">
            <text:p>4.73818E-03</text:p>
          </table:table-cell>
          <table:table-cell office:value-type="float" office:value="0.004961267" calcext:value-type="float">
            <text:p>4.96127E-03</text:p>
          </table:table-cell>
          <table:table-cell office:value-type="float" office:value="93.91339" calcext:value-type="float">
            <text:p>9.39134E+01</text:p>
          </table:table-cell>
          <table:table-cell office:value-type="float" office:value="12956.82" calcext:value-type="float">
            <text:p>1.2956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818" calcext:value-type="float">
            <text:p>8.28180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08650502450645" calcext:value-type="float">
            <text:p>7.08651E-04</text:p>
          </table:table-cell>
          <table:table-cell table:formula="of:=[.D55]/[.$D$60]" office:value-type="float" office:value="0.00385796759667013" calcext:value-type="float">
            <text:p>3.85797E-03</text:p>
          </table:table-cell>
          <table:table-cell office:value-type="float" office:value="0.004037157" calcext:value-type="float">
            <text:p>4.03716E-03</text:p>
          </table:table-cell>
          <table:table-cell office:value-type="float" office:value="78.72765" calcext:value-type="float">
            <text:p>7.87277E+01</text:p>
          </table:table-cell>
          <table:table-cell office:value-type="float" office:value="10686.09" calcext:value-type="float">
            <text:p>1.0686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51997" calcext:value-type="float">
            <text:p>6.51997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6150334434853" calcext:value-type="float">
            <text:p>5.46150E-04</text:p>
          </table:table-cell>
          <table:table-cell table:formula="of:=[.D56]/[.$D$60]" office:value-type="float" office:value="0.00297329965317701" calcext:value-type="float">
            <text:p>2.97330E-03</text:p>
          </table:table-cell>
          <table:table-cell office:value-type="float" office:value="0.003122048" calcext:value-type="float">
            <text:p>3.12205E-03</text:p>
          </table:table-cell>
          <table:table-cell office:value-type="float" office:value="63.67279" calcext:value-type="float">
            <text:p>6.36728E+01</text:p>
          </table:table-cell>
          <table:table-cell office:value-type="float" office:value="8375.513" calcext:value-type="float">
            <text:p>8.37551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65875" calcext:value-type="float">
            <text:p>4.65875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8219745384917" calcext:value-type="float">
            <text:p>3.82197E-04</text:p>
          </table:table-cell>
          <table:table-cell table:formula="of:=[.D57]/[.$D$60]" office:value-type="float" office:value="0.00208072299021988" calcext:value-type="float">
            <text:p>2.08072E-03</text:p>
          </table:table-cell>
          <table:table-cell office:value-type="float" office:value="0.002218918" calcext:value-type="float">
            <text:p>2.21892E-03</text:p>
          </table:table-cell>
          <table:table-cell office:value-type="float" office:value="48.78088" calcext:value-type="float">
            <text:p>4.87809E+01</text:p>
          </table:table-cell>
          <table:table-cell office:value-type="float" office:value="6032.767" calcext:value-type="float">
            <text:p>6.03277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7831" calcext:value-type="float">
            <text:p>2.57831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7247817849624" calcext:value-type="float">
            <text:p>2.07248E-04</text:p>
          </table:table-cell>
          <table:table-cell table:formula="of:=[.D58]/[.$D$60]" office:value-type="float" office:value="0.00112827883841108" calcext:value-type="float">
            <text:p>1.12828E-03</text:p>
          </table:table-cell>
          <table:table-cell office:value-type="float" office:value="0.00133084" calcext:value-type="float">
            <text:p>1.33084E-03</text:p>
          </table:table-cell>
          <table:table-cell office:value-type="float" office:value="34.08432" calcext:value-type="float">
            <text:p>3.40843E+01</text:p>
          </table:table-cell>
          <table:table-cell office:value-type="float" office:value="3666.595" calcext:value-type="float">
            <text:p>3.66660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684928578014" calcext:value-type="float">
            <text:p>1.83685E-01</text:p>
          </table:table-cell>
          <table:table-cell table:formula="of:=SUM([.E9:.E58])" office:value-type="float" office:value="1" calcext:value-type="float">
            <text:p>1.00000E+00</text:p>
          </table:table-cell>
          <table:table-cell table:number-columns-repeated="3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 table:number-columns-repeated="8"/>
        </table:table-row>
        <table:table-row table:style-name="ro1" table:number-rows-repeated="104849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upled4" table:style-name="ta1">
        <table:shapes>
          <draw:frame draw:z-index="0" draw:style-name="gr1" draw:text-style-name="P1" svg:width="18.082cm" svg:height="10.162cm" svg:x="23.788cm" svg:y="0.754cm">
            <draw:object draw:notify-on-update-of-ranges="coupled4.A9:coupled4.A58 coupled4.E8:coupled4.E8 coupled4.E9:coupled4.E58 coupled4.A9:coupled4.A58 coupled4.F8:coupled4.F8 coupled4.F9:coupled4.F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4.A9:coupled4.A58 coupled4.G8:coupled4.G8 coupled4.G9:coupled4.G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4.A9:coupled4.A58 coupled4.H8:coupled4.H8 coupled4.H9:coupled4.H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0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100.0 kW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temperature-depende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Flux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power [W/m3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41716" calcext:value-type="float">
            <text:p>7.41716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90238867708017" calcext:value-type="float">
            <text:p>5.90239E-03</text:p>
          </table:table-cell>
          <table:table-cell table:formula="of:=[.D9]/[.$D$60]" office:value-type="float" office:value="0.0321332224846816" calcext:value-type="float">
            <text:p>3.21332E-02</text:p>
          </table:table-cell>
          <table:table-cell office:value-type="float" office:value="0.03317713" calcext:value-type="float">
            <text:p>3.31771E-02</text:p>
          </table:table-cell>
          <table:table-cell office:value-type="float" office:value="872.7453" calcext:value-type="float">
            <text:p>8.72745E+02</text:p>
          </table:table-cell>
          <table:table-cell office:value-type="float" office:value="72377.56" calcext:value-type="float">
            <text:p>7.23776E+04</text:p>
          </table:table-cell>
          <table:table-cell table:number-columns-repeated="10"/>
          <table:table-cell office:value-type="string" calcext:value-type="string">
            <text:p>Serpent</text:p>
          </table:table-cell>
          <table:table-cell table:style-name="ce1" office:value-type="float" office:value="0.7872892" calcext:value-type="float">
            <text:p>7.87289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21851" calcext:value-type="float">
            <text:p>2.21851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88478083434861" calcext:value-type="float">
            <text:p>5.88478E-03</text:p>
          </table:table-cell>
          <table:table-cell table:formula="of:=[.D10]/[.$D$60]" office:value-type="float" office:value="0.0320373635436793" calcext:value-type="float">
            <text:p>3.20374E-02</text:p>
          </table:table-cell>
          <table:table-cell office:value-type="float" office:value="0.03313257" calcext:value-type="float">
            <text:p>3.31326E-02</text:p>
          </table:table-cell>
          <table:table-cell office:value-type="float" office:value="872.1124" calcext:value-type="float">
            <text:p>8.72112E+02</text:p>
          </table:table-cell>
          <table:table-cell office:value-type="float" office:value="72275.59" calcext:value-type="float">
            <text:p>7.22756E+04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7813016" calcext:value-type="float">
            <text:p>7.81302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925" calcext:value-type="float">
            <text:p>3.6925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87679656097982" calcext:value-type="float">
            <text:p>5.87680E-03</text:p>
          </table:table-cell>
          <table:table-cell table:formula="of:=[.D11]/[.$D$60]" office:value-type="float" office:value="0.0319938963227669" calcext:value-type="float">
            <text:p>3.19939E-02</text:p>
          </table:table-cell>
          <table:table-cell office:value-type="float" office:value="0.03304362" calcext:value-type="float">
            <text:p>3.30436E-02</text:p>
          </table:table-cell>
          <table:table-cell office:value-type="float" office:value="870.8479" calcext:value-type="float">
            <text:p>8.70848E+02</text:p>
          </table:table-cell>
          <table:table-cell office:value-type="float" office:value="72072.22" calcext:value-type="float">
            <text:p>7.20722E+04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16978" calcext:value-type="float">
            <text:p>5.16978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87711487088157" calcext:value-type="float">
            <text:p>5.87711E-03</text:p>
          </table:table-cell>
          <table:table-cell table:formula="of:=[.D12]/[.$D$60]" office:value-type="float" office:value="0.0319956292352285" calcext:value-type="float">
            <text:p>3.19956E-02</text:p>
          </table:table-cell>
          <table:table-cell office:value-type="float" office:value="0.03291061" calcext:value-type="float">
            <text:p>3.29106E-02</text:p>
          </table:table-cell>
          <table:table-cell office:value-type="float" office:value="868.9544" calcext:value-type="float">
            <text:p>8.68954E+02</text:p>
          </table:table-cell>
          <table:table-cell office:value-type="float" office:value="71768.58" calcext:value-type="float">
            <text:p>7.17686E+04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0.760533740333283" calcext:value-type="float">
            <text:p>0.760533740333283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9383" calcext:value-type="float">
            <text:p>6.59383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83022760048206" calcext:value-type="float">
            <text:p>5.83023E-03</text:p>
          </table:table-cell>
          <table:table-cell table:formula="of:=[.D13]/[.$D$60]" office:value-type="float" office:value="0.0317403700217346" calcext:value-type="float">
            <text:p>3.17404E-02</text:p>
          </table:table-cell>
          <table:table-cell office:value-type="float" office:value="0.03273403" calcext:value-type="float">
            <text:p>3.27340E-02</text:p>
          </table:table-cell>
          <table:table-cell office:value-type="float" office:value="866.4357" calcext:value-type="float">
            <text:p>8.66436E+02</text:p>
          </table:table-cell>
          <table:table-cell office:value-type="float" office:value="71366.32" calcext:value-type="float">
            <text:p>7.13663E+04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5583" calcext:value-type="float">
            <text:p>7.95583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5549753635424" calcext:value-type="float">
            <text:p>5.75550E-03</text:p>
          </table:table-cell>
          <table:table-cell table:formula="of:=[.D14]/[.$D$60]" office:value-type="float" office:value="0.031333531721465" calcext:value-type="float">
            <text:p>3.13335E-02</text:p>
          </table:table-cell>
          <table:table-cell office:value-type="float" office:value="0.03251453" calcext:value-type="float">
            <text:p>3.25145E-02</text:p>
          </table:table-cell>
          <table:table-cell office:value-type="float" office:value="863.2969" calcext:value-type="float">
            <text:p>8.63297E+02</text:p>
          </table:table-cell>
          <table:table-cell office:value-type="float" office:value="70867.63" calcext:value-type="float">
            <text:p>7.08676E+04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5175" calcext:value-type="float">
            <text:p>9.35175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2452847282245" calcext:value-type="float">
            <text:p>5.72453E-03</text:p>
          </table:table-cell>
          <table:table-cell table:formula="of:=[.D15]/[.$D$60]" office:value-type="float" office:value="0.0311649328942693" calcext:value-type="float">
            <text:p>3.11649E-02</text:p>
          </table:table-cell>
          <table:table-cell office:value-type="float" office:value="0.03225292" calcext:value-type="float">
            <text:p>3.22529E-02</text:p>
          </table:table-cell>
          <table:table-cell office:value-type="float" office:value="859.5441" calcext:value-type="float">
            <text:p>8.59544E+02</text:p>
          </table:table-cell>
          <table:table-cell office:value-type="float" office:value="70275.17" calcext:value-type="float">
            <text:p>7.02752E+04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7126" calcext:value-type="float">
            <text:p>1.07126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8320958154991" calcext:value-type="float">
            <text:p>5.68321E-03</text:p>
          </table:table-cell>
          <table:table-cell table:formula="of:=[.D16]/[.$D$60]" office:value-type="float" office:value="0.0309399885202675" calcext:value-type="float">
            <text:p>3.09400E-02</text:p>
          </table:table-cell>
          <table:table-cell office:value-type="float" office:value="0.03195014" calcext:value-type="float">
            <text:p>3.19501E-02</text:p>
          </table:table-cell>
          <table:table-cell office:value-type="float" office:value="855.185" calcext:value-type="float">
            <text:p>8.55185E+02</text:p>
          </table:table-cell>
          <table:table-cell office:value-type="float" office:value="69592.04" calcext:value-type="float">
            <text:p>6.95920E+04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262" calcext:value-type="float">
            <text:p>1.20262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949758997286" calcext:value-type="float">
            <text:p>5.62950E-03</text:p>
          </table:table-cell>
          <table:table-cell table:formula="of:=[.D17]/[.$D$60]" office:value-type="float" office:value="0.0306475748095028" calcext:value-type="float">
            <text:p>3.06476E-02</text:p>
          </table:table-cell>
          <table:table-cell office:value-type="float" office:value="0.03160727" calcext:value-type="float">
            <text:p>3.16073E-02</text:p>
          </table:table-cell>
          <table:table-cell office:value-type="float" office:value="850.228" calcext:value-type="float">
            <text:p>8.50228E+02</text:p>
          </table:table-cell>
          <table:table-cell office:value-type="float" office:value="68821.71" calcext:value-type="float">
            <text:p>6.88217E+04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3152" calcext:value-type="float">
            <text:p>1.33152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7679017930064" calcext:value-type="float">
            <text:p>5.57679E-03</text:p>
          </table:table-cell>
          <table:table-cell table:formula="of:=[.D18]/[.$D$60]" office:value-type="float" office:value="0.0303606301424566" calcext:value-type="float">
            <text:p>3.03606E-02</text:p>
          </table:table-cell>
          <table:table-cell office:value-type="float" office:value="0.03122549" calcext:value-type="float">
            <text:p>3.12255E-02</text:p>
          </table:table-cell>
          <table:table-cell office:value-type="float" office:value="844.6828" calcext:value-type="float">
            <text:p>8.44683E+02</text:p>
          </table:table-cell>
          <table:table-cell office:value-type="float" office:value="67968" calcext:value-type="float">
            <text:p>6.79680E+04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547" calcext:value-type="float">
            <text:p>1.45547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1536261935673" calcext:value-type="float">
            <text:p>5.51536E-03</text:p>
          </table:table-cell>
          <table:table-cell table:formula="of:=[.D19]/[.$D$60]" office:value-type="float" office:value="0.0300262120689682" calcext:value-type="float">
            <text:p>3.00262E-02</text:p>
          </table:table-cell>
          <table:table-cell office:value-type="float" office:value="0.03080611" calcext:value-type="float">
            <text:p>3.08061E-02</text:p>
          </table:table-cell>
          <table:table-cell office:value-type="float" office:value="838.5601" calcext:value-type="float">
            <text:p>8.38560E+02</text:p>
          </table:table-cell>
          <table:table-cell office:value-type="float" office:value="67035.02" calcext:value-type="float">
            <text:p>6.70350E+04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7415" calcext:value-type="float">
            <text:p>1.57415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4638640401486" calcext:value-type="float">
            <text:p>5.44639E-03</text:p>
          </table:table-cell>
          <table:table-cell table:formula="of:=[.D20]/[.$D$60]" office:value-type="float" office:value="0.0296506983244501" calcext:value-type="float">
            <text:p>2.96507E-02</text:p>
          </table:table-cell>
          <table:table-cell office:value-type="float" office:value="0.03035054" calcext:value-type="float">
            <text:p>3.03505E-02</text:p>
          </table:table-cell>
          <table:table-cell office:value-type="float" office:value="831.8716" calcext:value-type="float">
            <text:p>8.31872E+02</text:p>
          </table:table-cell>
          <table:table-cell office:value-type="float" office:value="66027.09" calcext:value-type="float">
            <text:p>6.60271E+04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8972" calcext:value-type="float">
            <text:p>1.68972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7854521575519" calcext:value-type="float">
            <text:p>5.37855E-03</text:p>
          </table:table-cell>
          <table:table-cell table:formula="of:=[.D21]/[.$D$60]" office:value-type="float" office:value="0.02928136378631" calcext:value-type="float">
            <text:p>2.92814E-02</text:p>
          </table:table-cell>
          <table:table-cell office:value-type="float" office:value="0.02986025" calcext:value-type="float">
            <text:p>2.98603E-02</text:p>
          </table:table-cell>
          <table:table-cell office:value-type="float" office:value="824.6298" calcext:value-type="float">
            <text:p>8.24630E+02</text:p>
          </table:table-cell>
          <table:table-cell office:value-type="float" office:value="64948.67" calcext:value-type="float">
            <text:p>6.49487E+04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9782" calcext:value-type="float">
            <text:p>1.79782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9873972861134" calcext:value-type="float">
            <text:p>5.29874E-03</text:p>
          </table:table-cell>
          <table:table-cell table:formula="of:=[.D22]/[.$D$60]" office:value-type="float" office:value="0.0288468943512743" calcext:value-type="float">
            <text:p>2.88469E-02</text:p>
          </table:table-cell>
          <table:table-cell office:value-type="float" office:value="0.02933679" calcext:value-type="float">
            <text:p>2.93368E-02</text:p>
          </table:table-cell>
          <table:table-cell office:value-type="float" office:value="816.8483" calcext:value-type="float">
            <text:p>8.16848E+02</text:p>
          </table:table-cell>
          <table:table-cell office:value-type="float" office:value="63804.35" calcext:value-type="float">
            <text:p>6.38044E+04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9863" calcext:value-type="float">
            <text:p>1.89863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20993774571263" calcext:value-type="float">
            <text:p>5.20994E-03</text:p>
          </table:table-cell>
          <table:table-cell table:formula="of:=[.D23]/[.$D$60]" office:value-type="float" office:value="0.028363447050583" calcext:value-type="float">
            <text:p>2.83634E-02</text:p>
          </table:table-cell>
          <table:table-cell office:value-type="float" office:value="0.02878179" calcext:value-type="float">
            <text:p>2.87818E-02</text:p>
          </table:table-cell>
          <table:table-cell office:value-type="float" office:value="808.5413" calcext:value-type="float">
            <text:p>8.08541E+02</text:p>
          </table:table-cell>
          <table:table-cell office:value-type="float" office:value="62598.74" calcext:value-type="float">
            <text:p>6.25987E+04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9642" calcext:value-type="float">
            <text:p>1.99642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12484036374605" calcext:value-type="float">
            <text:p>5.12484E-03</text:p>
          </table:table-cell>
          <table:table-cell table:formula="of:=[.D24]/[.$D$60]" office:value-type="float" office:value="0.027900167985581" calcext:value-type="float">
            <text:p>2.79002E-02</text:p>
          </table:table-cell>
          <table:table-cell office:value-type="float" office:value="0.02819687" calcext:value-type="float">
            <text:p>2.81969E-02</text:p>
          </table:table-cell>
          <table:table-cell office:value-type="float" office:value="799.7237" calcext:value-type="float">
            <text:p>7.99724E+02</text:p>
          </table:table-cell>
          <table:table-cell office:value-type="float" office:value="61336.42" calcext:value-type="float">
            <text:p>6.13364E+04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8234" calcext:value-type="float">
            <text:p>2.08234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502143527867309" calcext:value-type="float">
            <text:p>5.02144E-03</text:p>
          </table:table-cell>
          <table:table-cell table:formula="of:=[.D25]/[.$D$60]" office:value-type="float" office:value="0.0273372198663561" calcext:value-type="float">
            <text:p>2.73372E-02</text:p>
          </table:table-cell>
          <table:table-cell office:value-type="float" office:value="0.02758373" calcext:value-type="float">
            <text:p>2.75837E-02</text:p>
          </table:table-cell>
          <table:table-cell office:value-type="float" office:value="790.4113" calcext:value-type="float">
            <text:p>7.90411E+02</text:p>
          </table:table-cell>
          <table:table-cell office:value-type="float" office:value="60021.9" calcext:value-type="float">
            <text:p>6.00219E+04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633" calcext:value-type="float">
            <text:p>2.16330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1856951546418" calcext:value-type="float">
            <text:p>4.91857E-03</text:p>
          </table:table-cell>
          <table:table-cell table:formula="of:=[.D26]/[.$D$60]" office:value-type="float" office:value="0.026777207871876" calcext:value-type="float">
            <text:p>2.67772E-02</text:p>
          </table:table-cell>
          <table:table-cell office:value-type="float" office:value="0.02694406" calcext:value-type="float">
            <text:p>2.69441E-02</text:p>
          </table:table-cell>
          <table:table-cell office:value-type="float" office:value="780.6203" calcext:value-type="float">
            <text:p>7.80620E+02</text:p>
          </table:table-cell>
          <table:table-cell office:value-type="float" office:value="58659.57" calcext:value-type="float">
            <text:p>5.86596E+04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3587" calcext:value-type="float">
            <text:p>2.23587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80878070749536" calcext:value-type="float">
            <text:p>4.80878E-03</text:p>
          </table:table-cell>
          <table:table-cell table:formula="of:=[.D27]/[.$D$60]" office:value-type="float" office:value="0.0261795060962391" calcext:value-type="float">
            <text:p>2.61795E-02</text:p>
          </table:table-cell>
          <table:table-cell office:value-type="float" office:value="0.02627955" calcext:value-type="float">
            <text:p>2.62796E-02</text:p>
          </table:table-cell>
          <table:table-cell office:value-type="float" office:value="770.3676" calcext:value-type="float">
            <text:p>7.70368E+02</text:p>
          </table:table-cell>
          <table:table-cell office:value-type="float" office:value="57253.64" calcext:value-type="float">
            <text:p>5.72536E+04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30346" calcext:value-type="float">
            <text:p>2.30346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70008988172544" calcext:value-type="float">
            <text:p>4.70009E-03</text:p>
          </table:table-cell>
          <table:table-cell table:formula="of:=[.D28]/[.$D$60]" office:value-type="float" office:value="0.0255877818507534" calcext:value-type="float">
            <text:p>2.55878E-02</text:p>
          </table:table-cell>
          <table:table-cell office:value-type="float" office:value="0.02559189" calcext:value-type="float">
            <text:p>2.55919E-02</text:p>
          </table:table-cell>
          <table:table-cell office:value-type="float" office:value="759.6705" calcext:value-type="float">
            <text:p>7.59671E+02</text:p>
          </table:table-cell>
          <table:table-cell office:value-type="float" office:value="55808.08" calcext:value-type="float">
            <text:p>5.58081E+04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6243" calcext:value-type="float">
            <text:p>2.36243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8527327679839" calcext:value-type="float">
            <text:p>4.58527E-03</text:p>
          </table:table-cell>
          <table:table-cell table:formula="of:=[.D29]/[.$D$60]" office:value-type="float" office:value="0.0249627082216" calcext:value-type="float">
            <text:p>2.49627E-02</text:p>
          </table:table-cell>
          <table:table-cell office:value-type="float" office:value="0.02488276" calcext:value-type="float">
            <text:p>2.48828E-02</text:p>
          </table:table-cell>
          <table:table-cell office:value-type="float" office:value="748.5468" calcext:value-type="float">
            <text:p>7.48547E+02</text:p>
          </table:table-cell>
          <table:table-cell office:value-type="float" office:value="54326.63" calcext:value-type="float">
            <text:p>5.43266E+04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0817" calcext:value-type="float">
            <text:p>2.40817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5665331554006" calcext:value-type="float">
            <text:p>4.45665E-03</text:p>
          </table:table-cell>
          <table:table-cell table:formula="of:=[.D30]/[.$D$60]" office:value-type="float" office:value="0.0242624876740894" calcext:value-type="float">
            <text:p>2.42625E-02</text:p>
          </table:table-cell>
          <table:table-cell office:value-type="float" office:value="0.02415378" calcext:value-type="float">
            <text:p>2.41538E-02</text:p>
          </table:table-cell>
          <table:table-cell office:value-type="float" office:value="737.0148" calcext:value-type="float">
            <text:p>7.37015E+02</text:p>
          </table:table-cell>
          <table:table-cell office:value-type="float" office:value="52812.74" calcext:value-type="float">
            <text:p>5.28127E+04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5007" calcext:value-type="float">
            <text:p>2.45007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3267484451889" calcext:value-type="float">
            <text:p>4.33267E-03</text:p>
          </table:table-cell>
          <table:table-cell table:formula="of:=[.D31]/[.$D$60]" office:value-type="float" office:value="0.0235875358858238" calcext:value-type="float">
            <text:p>2.35875E-02</text:p>
          </table:table-cell>
          <table:table-cell office:value-type="float" office:value="0.02340658" calcext:value-type="float">
            <text:p>2.34066E-02</text:p>
          </table:table-cell>
          <table:table-cell office:value-type="float" office:value="725.0931" calcext:value-type="float">
            <text:p>7.25093E+02</text:p>
          </table:table-cell>
          <table:table-cell office:value-type="float" office:value="51269.56" calcext:value-type="float">
            <text:p>5.12696E+04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8043" calcext:value-type="float">
            <text:p>2.48043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19970966073922" calcext:value-type="float">
            <text:p>4.19971E-03</text:p>
          </table:table-cell>
          <table:table-cell table:formula="of:=[.D32]/[.$D$60]" office:value-type="float" office:value="0.0228636594915599" calcext:value-type="float">
            <text:p>2.28637E-02</text:p>
          </table:table-cell>
          <table:table-cell office:value-type="float" office:value="0.02264271" calcext:value-type="float">
            <text:p>2.26427E-02</text:p>
          </table:table-cell>
          <table:table-cell office:value-type="float" office:value="712.8006" calcext:value-type="float">
            <text:p>7.12801E+02</text:p>
          </table:table-cell>
          <table:table-cell office:value-type="float" office:value="49699.89" calcext:value-type="float">
            <text:p>4.96999E+04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033" calcext:value-type="float">
            <text:p>2.50330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6543411456752" calcext:value-type="float">
            <text:p>4.06543E-03</text:p>
          </table:table-cell>
          <table:table-cell table:formula="of:=[.D33]/[.$D$60]" office:value-type="float" office:value="0.0221326493471175" calcext:value-type="float">
            <text:p>2.21326E-02</text:p>
          </table:table-cell>
          <table:table-cell office:value-type="float" office:value="0.02186368" calcext:value-type="float">
            <text:p>2.18637E-02</text:p>
          </table:table-cell>
          <table:table-cell office:value-type="float" office:value="700.1565" calcext:value-type="float">
            <text:p>7.00157E+02</text:p>
          </table:table-cell>
          <table:table-cell office:value-type="float" office:value="48106.22" calcext:value-type="float">
            <text:p>4.81062E+04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1914" calcext:value-type="float">
            <text:p>2.51914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3072141347066" calcext:value-type="float">
            <text:p>3.93072E-03</text:p>
          </table:table-cell>
          <table:table-cell table:formula="of:=[.D34]/[.$D$60]" office:value-type="float" office:value="0.021399259285452" calcext:value-type="float">
            <text:p>2.13993E-02</text:p>
          </table:table-cell>
          <table:table-cell office:value-type="float" office:value="0.02107097" calcext:value-type="float">
            <text:p>2.10710E-02</text:p>
          </table:table-cell>
          <table:table-cell office:value-type="float" office:value="687.1804" calcext:value-type="float">
            <text:p>6.87180E+02</text:p>
          </table:table-cell>
          <table:table-cell office:value-type="float" office:value="46490.68" calcext:value-type="float">
            <text:p>4.64907E+04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236" calcext:value-type="float">
            <text:p>2.52360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789089057106" calcext:value-type="float">
            <text:p>3.78909E-03</text:p>
          </table:table-cell>
          <table:table-cell table:formula="of:=[.D35]/[.$D$60]" office:value-type="float" office:value="0.0206281978953799" calcext:value-type="float">
            <text:p>2.06282E-02</text:p>
          </table:table-cell>
          <table:table-cell office:value-type="float" office:value="0.02026599" calcext:value-type="float">
            <text:p>2.02660E-02</text:p>
          </table:table-cell>
          <table:table-cell office:value-type="float" office:value="673.892" calcext:value-type="float">
            <text:p>6.73892E+02</text:p>
          </table:table-cell>
          <table:table-cell office:value-type="float" office:value="44855.07" calcext:value-type="float">
            <text:p>4.48551E+04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1827" calcext:value-type="float">
            <text:p>2.51827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4359190127069" calcext:value-type="float">
            <text:p>3.64359E-03</text:p>
          </table:table-cell>
          <table:table-cell table:formula="of:=[.D36]/[.$D$60]" office:value-type="float" office:value="0.0198360961319872" calcext:value-type="float">
            <text:p>1.98361E-02</text:p>
          </table:table-cell>
          <table:table-cell office:value-type="float" office:value="0.01945007" calcext:value-type="float">
            <text:p>1.94501E-02</text:p>
          </table:table-cell>
          <table:table-cell office:value-type="float" office:value="660.3113" calcext:value-type="float">
            <text:p>6.60311E+02</text:p>
          </table:table-cell>
          <table:table-cell office:value-type="float" office:value="43200.86" calcext:value-type="float">
            <text:p>4.3200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0694" calcext:value-type="float">
            <text:p>2.50694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49992900851633" calcext:value-type="float">
            <text:p>3.49993E-03</text:p>
          </table:table-cell>
          <table:table-cell table:formula="of:=[.D37]/[.$D$60]" office:value-type="float" office:value="0.0190539802890244" calcext:value-type="float">
            <text:p>1.90540E-02</text:p>
          </table:table-cell>
          <table:table-cell office:value-type="float" office:value="0.01862454" calcext:value-type="float">
            <text:p>1.86245E-02</text:p>
          </table:table-cell>
          <table:table-cell office:value-type="float" office:value="646.4584" calcext:value-type="float">
            <text:p>6.46458E+02</text:p>
          </table:table-cell>
          <table:table-cell office:value-type="float" office:value="41529.19" calcext:value-type="float">
            <text:p>4.1529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8823" calcext:value-type="float">
            <text:p>2.48823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5605157644987" calcext:value-type="float">
            <text:p>3.35605E-03</text:p>
          </table:table-cell>
          <table:table-cell table:formula="of:=[.D38]/[.$D$60]" office:value-type="float" office:value="0.0182706964715644" calcext:value-type="float">
            <text:p>1.82707E-02</text:p>
          </table:table-cell>
          <table:table-cell office:value-type="float" office:value="0.01779063" calcext:value-type="float">
            <text:p>1.77906E-02</text:p>
          </table:table-cell>
          <table:table-cell office:value-type="float" office:value="632.354" calcext:value-type="float">
            <text:p>6.32354E+02</text:p>
          </table:table-cell>
          <table:table-cell office:value-type="float" office:value="39840.92" calcext:value-type="float">
            <text:p>3.9840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257" calcext:value-type="float">
            <text:p>2.46257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254255764083" calcext:value-type="float">
            <text:p>3.21254E-03</text:p>
          </table:table-cell>
          <table:table-cell table:formula="of:=[.D39]/[.$D$60]" office:value-type="float" office:value="0.0174894183344847" calcext:value-type="float">
            <text:p>1.74894E-02</text:p>
          </table:table-cell>
          <table:table-cell office:value-type="float" office:value="0.01694955" calcext:value-type="float">
            <text:p>1.69496E-02</text:p>
          </table:table-cell>
          <table:table-cell office:value-type="float" office:value="618.0184" calcext:value-type="float">
            <text:p>6.18018E+02</text:p>
          </table:table-cell>
          <table:table-cell office:value-type="float" office:value="38136.62" calcext:value-type="float">
            <text:p>3.8136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179" calcext:value-type="float">
            <text:p>2.42179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5904661383312" calcext:value-type="float">
            <text:p>3.05905E-03</text:p>
          </table:table-cell>
          <table:table-cell table:formula="of:=[.D40]/[.$D$60]" office:value-type="float" office:value="0.0166537703311564" calcext:value-type="float">
            <text:p>1.66538E-02</text:p>
          </table:table-cell>
          <table:table-cell office:value-type="float" office:value="0.01610245" calcext:value-type="float">
            <text:p>1.61025E-02</text:p>
          </table:table-cell>
          <table:table-cell office:value-type="float" office:value="603.4727" calcext:value-type="float">
            <text:p>6.03473E+02</text:p>
          </table:table-cell>
          <table:table-cell office:value-type="float" office:value="36416.6" calcext:value-type="float">
            <text:p>3.6416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7685" calcext:value-type="float">
            <text:p>2.37685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0990324481421" calcext:value-type="float">
            <text:p>2.90990E-03</text:p>
          </table:table-cell>
          <table:table-cell table:formula="of:=[.D41]/[.$D$60]" office:value-type="float" office:value="0.0158418182010961" calcext:value-type="float">
            <text:p>1.58418E-02</text:p>
          </table:table-cell>
          <table:table-cell office:value-type="float" office:value="0.01525043" calcext:value-type="float">
            <text:p>1.52504E-02</text:p>
          </table:table-cell>
          <table:table-cell office:value-type="float" office:value="588.7378" calcext:value-type="float">
            <text:p>5.88738E+02</text:p>
          </table:table-cell>
          <table:table-cell office:value-type="float" office:value="34680.99" calcext:value-type="float">
            <text:p>3.4681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2132" calcext:value-type="float">
            <text:p>2.32132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5708631471727" calcext:value-type="float">
            <text:p>2.75709E-03</text:p>
          </table:table-cell>
          <table:table-cell table:formula="of:=[.D42]/[.$D$60]" office:value-type="float" office:value="0.0150098668195648" calcext:value-type="float">
            <text:p>1.50099E-02</text:p>
          </table:table-cell>
          <table:table-cell office:value-type="float" office:value="0.01439459" calcext:value-type="float">
            <text:p>1.43946E-02</text:p>
          </table:table-cell>
          <table:table-cell office:value-type="float" office:value="573.835" calcext:value-type="float">
            <text:p>5.73835E+02</text:p>
          </table:table-cell>
          <table:table-cell office:value-type="float" office:value="32929.72" calcext:value-type="float">
            <text:p>3.2929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5533" calcext:value-type="float">
            <text:p>2.25533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0106453894198" calcext:value-type="float">
            <text:p>2.60106E-03</text:p>
          </table:table-cell>
          <table:table-cell table:formula="of:=[.D43]/[.$D$60]" office:value-type="float" office:value="0.0141604679223166" calcext:value-type="float">
            <text:p>1.41605E-02</text:p>
          </table:table-cell>
          <table:table-cell office:value-type="float" office:value="0.01353598" calcext:value-type="float">
            <text:p>1.35360E-02</text:p>
          </table:table-cell>
          <table:table-cell office:value-type="float" office:value="558.7858" calcext:value-type="float">
            <text:p>5.58786E+02</text:p>
          </table:table-cell>
          <table:table-cell office:value-type="float" office:value="31162.57" calcext:value-type="float">
            <text:p>3.1162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18169" calcext:value-type="float">
            <text:p>2.18169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4525882460934" calcext:value-type="float">
            <text:p>2.44526E-03</text:p>
          </table:table-cell>
          <table:table-cell table:formula="of:=[.D44]/[.$D$60]" office:value-type="float" office:value="0.0133122452862038" calcext:value-type="float">
            <text:p>1.33122E-02</text:p>
          </table:table-cell>
          <table:table-cell office:value-type="float" office:value="0.01267562" calcext:value-type="float">
            <text:p>1.26756E-02</text:p>
          </table:table-cell>
          <table:table-cell office:value-type="float" office:value="543.6119" calcext:value-type="float">
            <text:p>5.43612E+02</text:p>
          </table:table-cell>
          <table:table-cell office:value-type="float" office:value="29379.26" calcext:value-type="float">
            <text:p>2.9379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0313" calcext:value-type="float">
            <text:p>2.10313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29262684239552" calcext:value-type="float">
            <text:p>2.29263E-03</text:p>
          </table:table-cell>
          <table:table-cell table:formula="of:=[.D45]/[.$D$60]" office:value-type="float" office:value="0.0124813007803294" calcext:value-type="float">
            <text:p>1.24813E-02</text:p>
          </table:table-cell>
          <table:table-cell office:value-type="float" office:value="0.01181455" calcext:value-type="float">
            <text:p>1.18146E-02</text:p>
          </table:table-cell>
          <table:table-cell office:value-type="float" office:value="528.3354" calcext:value-type="float">
            <text:p>5.28335E+02</text:p>
          </table:table-cell>
          <table:table-cell office:value-type="float" office:value="27579.45" calcext:value-type="float">
            <text:p>2.7579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141" calcext:value-type="float">
            <text:p>2.01410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3702646364721" calcext:value-type="float">
            <text:p>2.13703E-03</text:p>
          </table:table-cell>
          <table:table-cell table:formula="of:=[.D46]/[.$D$60]" office:value-type="float" office:value="0.0116341960126553" calcext:value-type="float">
            <text:p>1.16342E-02</text:p>
          </table:table-cell>
          <table:table-cell office:value-type="float" office:value="0.01095378" calcext:value-type="float">
            <text:p>1.09538E-02</text:p>
          </table:table-cell>
          <table:table-cell office:value-type="float" office:value="512.9784" calcext:value-type="float">
            <text:p>5.12978E+02</text:p>
          </table:table-cell>
          <table:table-cell office:value-type="float" office:value="25762.79" calcext:value-type="float">
            <text:p>2.5762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493" calcext:value-type="float">
            <text:p>1.91493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7902978522866" calcext:value-type="float">
            <text:p>1.97903E-03</text:p>
          </table:table-cell>
          <table:table-cell table:formula="of:=[.D47]/[.$D$60]" office:value-type="float" office:value="0.010774045538462" calcext:value-type="float">
            <text:p>1.07740E-02</text:p>
          </table:table-cell>
          <table:table-cell office:value-type="float" office:value="0.01009434" calcext:value-type="float">
            <text:p>1.00943E-02</text:p>
          </table:table-cell>
          <table:table-cell office:value-type="float" office:value="497.5634" calcext:value-type="float">
            <text:p>4.97563E+02</text:p>
          </table:table-cell>
          <table:table-cell office:value-type="float" office:value="23929" calcext:value-type="float">
            <text:p>2.3929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07" calcext:value-type="float">
            <text:p>1.80700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020870853523" calcext:value-type="float">
            <text:p>1.82021E-03</text:p>
          </table:table-cell>
          <table:table-cell table:formula="of:=[.D48]/[.$D$60]" office:value-type="float" office:value="0.00990940695366933" calcext:value-type="float">
            <text:p>9.90941E-03</text:p>
          </table:table-cell>
          <table:table-cell office:value-type="float" office:value="0.009237262" calcext:value-type="float">
            <text:p>9.23726E-03</text:p>
          </table:table-cell>
          <table:table-cell office:value-type="float" office:value="482.1133" calcext:value-type="float">
            <text:p>4.82113E+02</text:p>
          </table:table-cell>
          <table:table-cell office:value-type="float" office:value="22077.92" calcext:value-type="float">
            <text:p>2.2077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399" calcext:value-type="float">
            <text:p>1.69399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424004495636" calcext:value-type="float">
            <text:p>1.66424E-03</text:p>
          </table:table-cell>
          <table:table-cell table:formula="of:=[.D49]/[.$D$60]" office:value-type="float" office:value="0.00906029720478417" calcext:value-type="float">
            <text:p>9.06030E-03</text:p>
          </table:table-cell>
          <table:table-cell office:value-type="float" office:value="0.008383615" calcext:value-type="float">
            <text:p>8.38362E-03</text:p>
          </table:table-cell>
          <table:table-cell office:value-type="float" office:value="466.651" calcext:value-type="float">
            <text:p>4.66651E+02</text:p>
          </table:table-cell>
          <table:table-cell office:value-type="float" office:value="20209.51" calcext:value-type="float">
            <text:p>2.0209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6961" calcext:value-type="float">
            <text:p>1.56961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50488634326262" calcext:value-type="float">
            <text:p>1.50489E-03</text:p>
          </table:table-cell>
          <table:table-cell table:formula="of:=[.D50]/[.$D$60]" office:value-type="float" office:value="0.00819275895367468" calcext:value-type="float">
            <text:p>8.19276E-03</text:p>
          </table:table-cell>
          <table:table-cell office:value-type="float" office:value="0.007534485" calcext:value-type="float">
            <text:p>7.53449E-03</text:p>
          </table:table-cell>
          <table:table-cell office:value-type="float" office:value="451.1999" calcext:value-type="float">
            <text:p>4.51200E+02</text:p>
          </table:table-cell>
          <table:table-cell office:value-type="float" office:value="18323.99" calcext:value-type="float">
            <text:p>1.8324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3826" calcext:value-type="float">
            <text:p>1.43826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4650636338614" calcext:value-type="float">
            <text:p>1.34651E-03</text:p>
          </table:table-cell>
          <table:table-cell table:formula="of:=[.D51]/[.$D$60]" office:value-type="float" office:value="0.00733052174617722" calcext:value-type="float">
            <text:p>7.33052E-03</text:p>
          </table:table-cell>
          <table:table-cell office:value-type="float" office:value="0.006690997" calcext:value-type="float">
            <text:p>6.69100E-03</text:p>
          </table:table-cell>
          <table:table-cell office:value-type="float" office:value="435.7836" calcext:value-type="float">
            <text:p>4.35784E+02</text:p>
          </table:table-cell>
          <table:table-cell office:value-type="float" office:value="16421.83" calcext:value-type="float">
            <text:p>1.6421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29873" calcext:value-type="float">
            <text:p>1.29873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8792727166291" calcext:value-type="float">
            <text:p>1.18793E-03</text:p>
          </table:table-cell>
          <table:table-cell table:formula="of:=[.D52]/[.$D$60]" office:value-type="float" office:value="0.0064672005529206" calcext:value-type="float">
            <text:p>6.46720E-03</text:p>
          </table:table-cell>
          <table:table-cell office:value-type="float" office:value="0.005854318" calcext:value-type="float">
            <text:p>5.85432E-03</text:p>
          </table:table-cell>
          <table:table-cell office:value-type="float" office:value="420.426" calcext:value-type="float">
            <text:p>4.20426E+02</text:p>
          </table:table-cell>
          <table:table-cell office:value-type="float" office:value="14503.81" calcext:value-type="float">
            <text:p>1.4503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5235" calcext:value-type="float">
            <text:p>1.15235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3034941662561" calcext:value-type="float">
            <text:p>1.03035E-03</text:p>
          </table:table-cell>
          <table:table-cell table:formula="of:=[.D53]/[.$D$60]" office:value-type="float" office:value="0.00560933019710436" calcext:value-type="float">
            <text:p>5.60933E-03</text:p>
          </table:table-cell>
          <table:table-cell office:value-type="float" office:value="0.005025662" calcext:value-type="float">
            <text:p>5.02566E-03</text:p>
          </table:table-cell>
          <table:table-cell office:value-type="float" office:value="405.1513" calcext:value-type="float">
            <text:p>4.05151E+02</text:p>
          </table:table-cell>
          <table:table-cell office:value-type="float" office:value="12571.09" calcext:value-type="float">
            <text:p>1.2571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95259" calcext:value-type="float">
            <text:p>9.95259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70331601867884" calcext:value-type="float">
            <text:p>8.70332E-04</text:p>
          </table:table-cell>
          <table:table-cell table:formula="of:=[.D54]/[.$D$60]" office:value-type="float" office:value="0.0047381764448804" calcext:value-type="float">
            <text:p>4.73818E-03</text:p>
          </table:table-cell>
          <table:table-cell office:value-type="float" office:value="0.004206293" calcext:value-type="float">
            <text:p>4.20629E-03</text:p>
          </table:table-cell>
          <table:table-cell office:value-type="float" office:value="389.9839" calcext:value-type="float">
            <text:p>3.89984E+02</text:p>
          </table:table-cell>
          <table:table-cell office:value-type="float" office:value="10625.25" calcext:value-type="float">
            <text:p>1.0625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818" calcext:value-type="float">
            <text:p>8.28180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08650502450645" calcext:value-type="float">
            <text:p>7.08651E-04</text:p>
          </table:table-cell>
          <table:table-cell table:formula="of:=[.D55]/[.$D$60]" office:value-type="float" office:value="0.00385796759667013" calcext:value-type="float">
            <text:p>3.85797E-03</text:p>
          </table:table-cell>
          <table:table-cell office:value-type="float" office:value="0.003397526" calcext:value-type="float">
            <text:p>3.39753E-03</text:p>
          </table:table-cell>
          <table:table-cell office:value-type="float" office:value="374.9484" calcext:value-type="float">
            <text:p>3.74948E+02</text:p>
          </table:table-cell>
          <table:table-cell office:value-type="float" office:value="8668.336" calcext:value-type="float">
            <text:p>8.66834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51997" calcext:value-type="float">
            <text:p>6.51997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6150334434853" calcext:value-type="float">
            <text:p>5.46150E-04</text:p>
          </table:table-cell>
          <table:table-cell table:formula="of:=[.D56]/[.$D$60]" office:value-type="float" office:value="0.00297329965317701" calcext:value-type="float">
            <text:p>2.97330E-03</text:p>
          </table:table-cell>
          <table:table-cell office:value-type="float" office:value="0.002600735" calcext:value-type="float">
            <text:p>2.60074E-03</text:p>
          </table:table-cell>
          <table:table-cell office:value-type="float" office:value="360.0695" calcext:value-type="float">
            <text:p>3.60070E+02</text:p>
          </table:table-cell>
          <table:table-cell office:value-type="float" office:value="6702.875" calcext:value-type="float">
            <text:p>6.70288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65875" calcext:value-type="float">
            <text:p>4.65875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8219745384917" calcext:value-type="float">
            <text:p>3.82197E-04</text:p>
          </table:table-cell>
          <table:table-cell table:formula="of:=[.D57]/[.$D$60]" office:value-type="float" office:value="0.00208072299021988" calcext:value-type="float">
            <text:p>2.08072E-03</text:p>
          </table:table-cell>
          <table:table-cell office:value-type="float" office:value="0.001817345" calcext:value-type="float">
            <text:p>1.81735E-03</text:p>
          </table:table-cell>
          <table:table-cell office:value-type="float" office:value="345.3723" calcext:value-type="float">
            <text:p>3.45372E+02</text:p>
          </table:table-cell>
          <table:table-cell office:value-type="float" office:value="4731.939" calcext:value-type="float">
            <text:p>4.73194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7831" calcext:value-type="float">
            <text:p>2.57831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7247817849624" calcext:value-type="float">
            <text:p>2.07248E-04</text:p>
          </table:table-cell>
          <table:table-cell table:formula="of:=[.D58]/[.$D$60]" office:value-type="float" office:value="0.00112827883841108" calcext:value-type="float">
            <text:p>1.12828E-03</text:p>
          </table:table-cell>
          <table:table-cell office:value-type="float" office:value="0.001048836" calcext:value-type="float">
            <text:p>1.04884E-03</text:p>
          </table:table-cell>
          <table:table-cell office:value-type="float" office:value="330.8771" calcext:value-type="float">
            <text:p>3.30877E+02</text:p>
          </table:table-cell>
          <table:table-cell office:value-type="float" office:value="2759.164" calcext:value-type="float">
            <text:p>2.75916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684928578014" calcext:value-type="float">
            <text:p>1.83685E-01</text:p>
          </table:table-cell>
          <table:table-cell table:formula="of:=SUM([.E9:.E58])" office:value-type="float" office:value="1" calcext:value-type="float">
            <text:p>1.00000E+00</text:p>
          </table:table-cell>
          <table:table-cell table:number-columns-repeated="3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 table:number-columns-repeated="8"/>
        </table:table-row>
        <table:table-row table:style-name="ro1" table:number-rows-repeated="104849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upled5" table:style-name="ta1">
        <table:shapes>
          <draw:frame draw:z-index="0" draw:style-name="gr1" draw:text-style-name="P1" svg:width="18.082cm" svg:height="10.162cm" svg:x="23.788cm" svg:y="0.754cm">
            <draw:object draw:notify-on-update-of-ranges="coupled5.A9:coupled5.A58 coupled5.E9:coupled5.E58 coupled5.A59:coupled5.A108 coupled5.F59:coupled5.F108 coupled5.A9:coupled5.A58 coupled5.F9:coupled5.F58 coupled5.A59:coupled5.A108 coupled5.E59:coupled5.E10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5.A9:coupled5.A58 coupled5.G8:coupled5.G8 coupled5.G9:coupled5.G5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5.A9:coupled5.A58 coupled5.H8:coupled5.H8 coupled5.H9:coupled5.H5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0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0.0 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 (300K)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Flux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power [W/m3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244524" calcext:value-type="float">
            <text:p>2.44524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194586026036158" calcext:value-type="float">
            <text:p>1.94586E-03</text:p>
          </table:table-cell>
          <table:table-cell table:formula="of:=[.D9]/[.$D$110]" office:value-type="float" office:value="0.0132192181385648" calcext:value-type="float">
            <text:p>1.32192E-02</text:p>
          </table:table-cell>
          <table:table-cell office:value-type="float" office:value="0.01341489" calcext:value-type="float">
            <text:p>1.34149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0"/>
          <table:table-cell office:value-type="string" calcext:value-type="string">
            <text:p>Serpent</text:p>
          </table:table-cell>
          <table:table-cell table:style-name="ce1" office:value-type="float" office:value="0.818712" calcext:value-type="float">
            <text:p>8.18712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0727021" calcext:value-type="float">
            <text:p>7.27021E-02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192848319230878" calcext:value-type="float">
            <text:p>1.92848E-03</text:p>
          </table:table-cell>
          <table:table-cell table:formula="of:=[.D10]/[.$D$110]" office:value-type="float" office:value="0.0131011668797576" calcext:value-type="float">
            <text:p>1.31012E-02</text:p>
          </table:table-cell>
          <table:table-cell office:value-type="float" office:value="0.01340017" calcext:value-type="float">
            <text:p>1.34002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8205513" calcext:value-type="float">
            <text:p>8.20551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1205" calcext:value-type="float">
            <text:p>1.2050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191781715801779" calcext:value-type="float">
            <text:p>1.91782E-03</text:p>
          </table:table-cell>
          <table:table-cell table:formula="of:=[.D11]/[.$D$110]" office:value-type="float" office:value="0.013028707085579" calcext:value-type="float">
            <text:p>1.30287E-02</text:p>
          </table:table-cell>
          <table:table-cell office:value-type="float" office:value="0.01337076" calcext:value-type="float">
            <text:p>1.33708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168189" calcext:value-type="float">
            <text:p>1.68189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191200800231093" calcext:value-type="float">
            <text:p>1.91201E-03</text:p>
          </table:table-cell>
          <table:table-cell table:formula="of:=[.D12]/[.$D$110]" office:value-type="float" office:value="0.0129892425371455" calcext:value-type="float">
            <text:p>1.29892E-02</text:p>
          </table:table-cell>
          <table:table-cell office:value-type="float" office:value="0.0133267" calcext:value-type="float">
            <text:p>1.33267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-0.224657755108022" calcext:value-type="float">
            <text:p>-0.224657755108022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215757" calcext:value-type="float">
            <text:p>2.15757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190771132467353" calcext:value-type="float">
            <text:p>1.90771E-03</text:p>
          </table:table-cell>
          <table:table-cell table:formula="of:=[.D13]/[.$D$110]" office:value-type="float" office:value="0.0129600530212708" calcext:value-type="float">
            <text:p>1.29601E-02</text:p>
          </table:table-cell>
          <table:table-cell office:value-type="float" office:value="0.01326806" calcext:value-type="float">
            <text:p>1.3268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261641" calcext:value-type="float">
            <text:p>2.61641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189279324835908" calcext:value-type="float">
            <text:p>1.89279E-03</text:p>
          </table:table-cell>
          <table:table-cell table:formula="of:=[.D14]/[.$D$110]" office:value-type="float" office:value="0.0128587069436383" calcext:value-type="float">
            <text:p>1.28587E-02</text:p>
          </table:table-cell>
          <table:table-cell office:value-type="float" office:value="0.01319495" calcext:value-type="float">
            <text:p>1.31950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309" calcext:value-type="float">
            <text:p>3.09000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189149549346608" calcext:value-type="float">
            <text:p>1.89150E-03</text:p>
          </table:table-cell>
          <table:table-cell table:formula="of:=[.D15]/[.$D$110]" office:value-type="float" office:value="0.0128498906347952" calcext:value-type="float">
            <text:p>1.28499E-02</text:p>
          </table:table-cell>
          <table:table-cell office:value-type="float" office:value="0.01310749" calcext:value-type="float">
            <text:p>1.31075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353466" calcext:value-type="float">
            <text:p>3.53466E-01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18751949647631" calcext:value-type="float">
            <text:p>1.87519E-03</text:p>
          </table:table-cell>
          <table:table-cell table:formula="of:=[.D16]/[.$D$110]" office:value-type="float" office:value="0.0127391528551673" calcext:value-type="float">
            <text:p>1.27392E-02</text:p>
          </table:table-cell>
          <table:table-cell office:value-type="float" office:value="0.01300583" calcext:value-type="float">
            <text:p>1.30058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398087" calcext:value-type="float">
            <text:p>3.98087E-01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186345629300987" calcext:value-type="float">
            <text:p>1.86346E-03</text:p>
          </table:table-cell>
          <table:table-cell table:formula="of:=[.D17]/[.$D$110]" office:value-type="float" office:value="0.0126594060893157" calcext:value-type="float">
            <text:p>1.26594E-02</text:p>
          </table:table-cell>
          <table:table-cell office:value-type="float" office:value="0.01289012" calcext:value-type="float">
            <text:p>1.2890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439591" calcext:value-type="float">
            <text:p>4.39591E-01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184113402105034" calcext:value-type="float">
            <text:p>1.84113E-03</text:p>
          </table:table-cell>
          <table:table-cell table:formula="of:=[.D18]/[.$D$110]" office:value-type="float" office:value="0.0125077595459372" calcext:value-type="float">
            <text:p>1.25078E-02</text:p>
          </table:table-cell>
          <table:table-cell office:value-type="float" office:value="0.01276057" calcext:value-type="float">
            <text:p>1.27606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480976" calcext:value-type="float">
            <text:p>4.80976E-01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182261197496872" calcext:value-type="float">
            <text:p>1.82261E-03</text:p>
          </table:table-cell>
          <table:table-cell table:formula="of:=[.D19]/[.$D$110]" office:value-type="float" office:value="0.0123819298692059" calcext:value-type="float">
            <text:p>1.23819E-02</text:p>
          </table:table-cell>
          <table:table-cell office:value-type="float" office:value="0.01261739" calcext:value-type="float">
            <text:p>1.26174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0.519706" calcext:value-type="float">
            <text:p>5.19706E-01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179812577739411" calcext:value-type="float">
            <text:p>1.79813E-03</text:p>
          </table:table-cell>
          <table:table-cell table:formula="of:=[.D20]/[.$D$110]" office:value-type="float" office:value="0.0122155826788571" calcext:value-type="float">
            <text:p>1.22156E-02</text:p>
          </table:table-cell>
          <table:table-cell office:value-type="float" office:value="0.01246081" calcext:value-type="float">
            <text:p>1.24608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0.557942" calcext:value-type="float">
            <text:p>5.57942E-01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177598434934124" calcext:value-type="float">
            <text:p>1.77598E-03</text:p>
          </table:table-cell>
          <table:table-cell table:formula="of:=[.D21]/[.$D$110]" office:value-type="float" office:value="0.0120651647000882" calcext:value-type="float">
            <text:p>1.20652E-02</text:p>
          </table:table-cell>
          <table:table-cell office:value-type="float" office:value="0.01229111" calcext:value-type="float">
            <text:p>1.2291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0.59389" calcext:value-type="float">
            <text:p>5.93890E-01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175038020348255" calcext:value-type="float">
            <text:p>1.75038E-03</text:p>
          </table:table-cell>
          <table:table-cell table:formula="of:=[.D22]/[.$D$110]" office:value-type="float" office:value="0.0118912227186147" calcext:value-type="float">
            <text:p>1.18912E-02</text:p>
          </table:table-cell>
          <table:table-cell office:value-type="float" office:value="0.01210855" calcext:value-type="float">
            <text:p>1.21086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0.627211" calcext:value-type="float">
            <text:p>6.27211E-01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172109903637157" calcext:value-type="float">
            <text:p>1.72110E-03</text:p>
          </table:table-cell>
          <table:table-cell table:formula="of:=[.D23]/[.$D$110]" office:value-type="float" office:value="0.0116923008621605" calcext:value-type="float">
            <text:p>1.16923E-02</text:p>
          </table:table-cell>
          <table:table-cell office:value-type="float" office:value="0.01191344" calcext:value-type="float">
            <text:p>1.19134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0.656555" calcext:value-type="float">
            <text:p>6.56555E-01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168538662456762" calcext:value-type="float">
            <text:p>1.68539E-03</text:p>
          </table:table-cell>
          <table:table-cell table:formula="of:=[.D24]/[.$D$110]" office:value-type="float" office:value="0.0114496882904833" calcext:value-type="float">
            <text:p>1.14497E-02</text:p>
          </table:table-cell>
          <table:table-cell office:value-type="float" office:value="0.01170611" calcext:value-type="float">
            <text:p>1.1706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0.688199" calcext:value-type="float">
            <text:p>6.88199E-01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165954970722723" calcext:value-type="float">
            <text:p>1.65955E-03</text:p>
          </table:table-cell>
          <table:table-cell table:formula="of:=[.D25]/[.$D$110]" office:value-type="float" office:value="0.01127416497398" calcext:value-type="float">
            <text:p>1.12742E-02</text:p>
          </table:table-cell>
          <table:table-cell office:value-type="float" office:value="0.01148689" calcext:value-type="float">
            <text:p>1.14869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0.715743" calcext:value-type="float">
            <text:p>7.15743E-01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162734327217995" calcext:value-type="float">
            <text:p>1.62734E-03</text:p>
          </table:table-cell>
          <table:table-cell table:formula="of:=[.D26]/[.$D$110]" office:value-type="float" office:value="0.0110553702850559" calcext:value-type="float">
            <text:p>1.10554E-02</text:p>
          </table:table-cell>
          <table:table-cell office:value-type="float" office:value="0.01125614" calcext:value-type="float">
            <text:p>1.12561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0.741494" calcext:value-type="float">
            <text:p>7.41494E-01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159476268384278" calcext:value-type="float">
            <text:p>1.59476E-03</text:p>
          </table:table-cell>
          <table:table-cell table:formula="of:=[.D27]/[.$D$110]" office:value-type="float" office:value="0.0108340337825921" calcext:value-type="float">
            <text:p>1.08340E-02</text:p>
          </table:table-cell>
          <table:table-cell office:value-type="float" office:value="0.01101426" calcext:value-type="float">
            <text:p>1.10143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0.763198" calcext:value-type="float">
            <text:p>7.63198E-01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155726567752559" calcext:value-type="float">
            <text:p>1.55727E-03</text:p>
          </table:table-cell>
          <table:table-cell table:formula="of:=[.D28]/[.$D$110]" office:value-type="float" office:value="0.0105792975529936" calcext:value-type="float">
            <text:p>1.05793E-02</text:p>
          </table:table-cell>
          <table:table-cell office:value-type="float" office:value="0.01076162" calcext:value-type="float">
            <text:p>1.07616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0.783091" calcext:value-type="float">
            <text:p>7.83091E-01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151991222410879" calcext:value-type="float">
            <text:p>1.51991E-03</text:p>
          </table:table-cell>
          <table:table-cell table:formula="of:=[.D29]/[.$D$110]" office:value-type="float" office:value="0.0103255365512381" calcext:value-type="float">
            <text:p>1.03255E-02</text:p>
          </table:table-cell>
          <table:table-cell office:value-type="float" office:value="0.01049865" calcext:value-type="float">
            <text:p>1.04987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0.799999" calcext:value-type="float">
            <text:p>7.99999E-01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148050934767011" calcext:value-type="float">
            <text:p>1.48051E-03</text:p>
          </table:table-cell>
          <table:table-cell table:formula="of:=[.D30]/[.$D$110]" office:value-type="float" office:value="0.0100578527768478" calcext:value-type="float">
            <text:p>1.00579E-02</text:p>
          </table:table-cell>
          <table:table-cell office:value-type="float" office:value="0.01022578" calcext:value-type="float">
            <text:p>1.02258E-02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0.816524" calcext:value-type="float">
            <text:p>8.16524E-01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144393139573398" calcext:value-type="float">
            <text:p>1.44393E-03</text:p>
          </table:table-cell>
          <table:table-cell table:formula="of:=[.D31]/[.$D$110]" office:value-type="float" office:value="0.00980936015096113" calcext:value-type="float">
            <text:p>9.80936E-03</text:p>
          </table:table-cell>
          <table:table-cell office:value-type="float" office:value="0.009943442" calcext:value-type="float">
            <text:p>9.94344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0.830047" calcext:value-type="float">
            <text:p>8.30047E-01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140538390713207" calcext:value-type="float">
            <text:p>1.40538E-03</text:p>
          </table:table-cell>
          <table:table-cell table:formula="of:=[.D32]/[.$D$110]" office:value-type="float" office:value="0.00954748746107552" calcext:value-type="float">
            <text:p>9.54749E-03</text:p>
          </table:table-cell>
          <table:table-cell office:value-type="float" office:value="0.009652109" calcext:value-type="float">
            <text:p>9.65211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0.837694" calcext:value-type="float">
            <text:p>8.37694E-01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136044012510227" calcext:value-type="float">
            <text:p>1.36044E-03</text:p>
          </table:table-cell>
          <table:table-cell table:formula="of:=[.D33]/[.$D$110]" office:value-type="float" office:value="0.00924216149768203" calcext:value-type="float">
            <text:p>9.24216E-03</text:p>
          </table:table-cell>
          <table:table-cell office:value-type="float" office:value="0.00935225" calcext:value-type="float">
            <text:p>9.35225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0.847339" calcext:value-type="float">
            <text:p>8.47339E-01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132213912357742" calcext:value-type="float">
            <text:p>1.32214E-03</text:p>
          </table:table-cell>
          <table:table-cell table:formula="of:=[.D34]/[.$D$110]" office:value-type="float" office:value="0.00898196331983934" calcext:value-type="float">
            <text:p>8.98196E-03</text:p>
          </table:table-cell>
          <table:table-cell office:value-type="float" office:value="0.009044349" calcext:value-type="float">
            <text:p>9.04435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0.850055" calcext:value-type="float">
            <text:p>8.50055E-01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127632513014671" calcext:value-type="float">
            <text:p>1.27633E-03</text:p>
          </table:table-cell>
          <table:table-cell table:formula="of:=[.D35]/[.$D$110]" office:value-type="float" office:value="0.00867072556793277" calcext:value-type="float">
            <text:p>8.67073E-03</text:p>
          </table:table-cell>
          <table:table-cell office:value-type="float" office:value="0.008728904" calcext:value-type="float">
            <text:p>8.72890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0.849823" calcext:value-type="float">
            <text:p>8.49823E-01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122957752755406" calcext:value-type="float">
            <text:p>1.22958E-03</text:p>
          </table:table-cell>
          <table:table-cell table:formula="of:=[.D36]/[.$D$110]" office:value-type="float" office:value="0.00835314533428724" calcext:value-type="float">
            <text:p>8.35315E-03</text:p>
          </table:table-cell>
          <table:table-cell office:value-type="float" office:value="0.008406423" calcext:value-type="float">
            <text:p>8.4064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0.846736" calcext:value-type="float">
            <text:p>8.46736E-01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118212477720052" calcext:value-type="float">
            <text:p>1.18212E-03</text:p>
          </table:table-cell>
          <table:table-cell table:formula="of:=[.D37]/[.$D$110]" office:value-type="float" office:value="0.00803077467336336" calcext:value-type="float">
            <text:p>8.03077E-03</text:p>
          </table:table-cell>
          <table:table-cell office:value-type="float" office:value="0.008077425" calcext:value-type="float">
            <text:p>8.07743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0.840145" calcext:value-type="float">
            <text:p>8.40145E-01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113316291166672" calcext:value-type="float">
            <text:p>1.13316E-03</text:p>
          </table:table-cell>
          <table:table-cell table:formula="of:=[.D38]/[.$D$110]" office:value-type="float" office:value="0.00769815182569691" calcext:value-type="float">
            <text:p>7.69815E-03</text:p>
          </table:table-cell>
          <table:table-cell office:value-type="float" office:value="0.007742437" calcext:value-type="float">
            <text:p>7.74244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0.832584" calcext:value-type="float">
            <text:p>8.32584E-01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108614639697992" calcext:value-type="float">
            <text:p>1.08615E-03</text:p>
          </table:table-cell>
          <table:table-cell table:formula="of:=[.D39]/[.$D$110]" office:value-type="float" office:value="0.00737874473546508" calcext:value-type="float">
            <text:p>7.37874E-03</text:p>
          </table:table-cell>
          <table:table-cell office:value-type="float" office:value="0.007401993" calcext:value-type="float">
            <text:p>7.40199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0.819994" calcext:value-type="float">
            <text:p>8.19994E-01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103576274948013" calcext:value-type="float">
            <text:p>1.03576E-03</text:p>
          </table:table-cell>
          <table:table-cell table:formula="of:=[.D40]/[.$D$110]" office:value-type="float" office:value="0.00703646299998602" calcext:value-type="float">
            <text:p>7.03646E-03</text:p>
          </table:table-cell>
          <table:table-cell office:value-type="float" office:value="0.007056636" calcext:value-type="float">
            <text:p>7.05664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0.805027" calcext:value-type="float">
            <text:p>8.05027E-01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0985569421487704" calcext:value-type="float">
            <text:p>9.85569E-04</text:p>
          </table:table-cell>
          <table:table-cell table:formula="of:=[.D41]/[.$D$110]" office:value-type="float" office:value="0.00669547420169017" calcext:value-type="float">
            <text:p>6.69547E-03</text:p>
          </table:table-cell>
          <table:table-cell office:value-type="float" office:value="0.006706914" calcext:value-type="float">
            <text:p>6.70691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0.786879" calcext:value-type="float">
            <text:p>7.86879E-01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0934594679853882" calcext:value-type="float">
            <text:p>9.34595E-04</text:p>
          </table:table-cell>
          <table:table-cell table:formula="of:=[.D42]/[.$D$110]" office:value-type="float" office:value="0.00634917686321157" calcext:value-type="float">
            <text:p>6.34918E-03</text:p>
          </table:table-cell>
          <table:table-cell office:value-type="float" office:value="0.006353381" calcext:value-type="float">
            <text:p>6.35338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0.76387" calcext:value-type="float">
            <text:p>7.63870E-01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0880968713829734" calcext:value-type="float">
            <text:p>8.80969E-04</text:p>
          </table:table-cell>
          <table:table-cell table:formula="of:=[.D43]/[.$D$110]" office:value-type="float" office:value="0.00598486840941091" calcext:value-type="float">
            <text:p>5.98487E-03</text:p>
          </table:table-cell>
          <table:table-cell office:value-type="float" office:value="0.005996596" calcext:value-type="float">
            <text:p>5.99660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0.740459" calcext:value-type="float">
            <text:p>7.40459E-01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0829913463421206" calcext:value-type="float">
            <text:p>8.29913E-04</text:p>
          </table:table-cell>
          <table:table-cell table:formula="of:=[.D44]/[.$D$110]" office:value-type="float" office:value="0.00563802413389034" calcext:value-type="float">
            <text:p>5.63802E-03</text:p>
          </table:table-cell>
          <table:table-cell office:value-type="float" office:value="0.00563712" calcext:value-type="float">
            <text:p>5.6371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0.715071" calcext:value-type="float">
            <text:p>7.15071E-01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0779500539110091" calcext:value-type="float">
            <text:p>7.79501E-04</text:p>
          </table:table-cell>
          <table:table-cell table:formula="of:=[.D45]/[.$D$110]" office:value-type="float" office:value="0.0052955435061459" calcext:value-type="float">
            <text:p>5.29554E-03</text:p>
          </table:table-cell>
          <table:table-cell office:value-type="float" office:value="0.005275521" calcext:value-type="float">
            <text:p>5.2755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0.684199" calcext:value-type="float">
            <text:p>6.84199E-01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072595768303508" calcext:value-type="float">
            <text:p>7.25958E-04</text:p>
          </table:table-cell>
          <table:table-cell table:formula="of:=[.D46]/[.$D$110]" office:value-type="float" office:value="0.00493179966048773" calcext:value-type="float">
            <text:p>4.93180E-03</text:p>
          </table:table-cell>
          <table:table-cell office:value-type="float" office:value="0.004912368" calcext:value-type="float">
            <text:p>4.91237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0.650468" calcext:value-type="float">
            <text:p>6.50468E-01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0672241568275665" calcext:value-type="float">
            <text:p>6.72242E-04</text:p>
          </table:table-cell>
          <table:table-cell table:formula="of:=[.D47]/[.$D$110]" office:value-type="float" office:value="0.00456687878049147" calcext:value-type="float">
            <text:p>4.56688E-03</text:p>
          </table:table-cell>
          <table:table-cell office:value-type="float" office:value="0.004548236" calcext:value-type="float">
            <text:p>4.54824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0.615492" calcext:value-type="float">
            <text:p>6.15492E-01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0619991089337999" calcext:value-type="float">
            <text:p>6.19991E-04</text:p>
          </table:table-cell>
          <table:table-cell table:formula="of:=[.D48]/[.$D$110]" office:value-type="float" office:value="0.00421191470984791" calcext:value-type="float">
            <text:p>4.21191E-03</text:p>
          </table:table-cell>
          <table:table-cell office:value-type="float" office:value="0.004183708" calcext:value-type="float">
            <text:p>4.18371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0.578401" calcext:value-type="float">
            <text:p>5.78401E-01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056824308658422" calcext:value-type="float">
            <text:p>5.68243E-04</text:p>
          </table:table-cell>
          <table:table-cell table:formula="of:=[.D49]/[.$D$110]" office:value-type="float" office:value="0.00386036421540997" calcext:value-type="float">
            <text:p>3.86036E-03</text:p>
          </table:table-cell>
          <table:table-cell office:value-type="float" office:value="0.00381938" calcext:value-type="float">
            <text:p>3.81938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0.537411" calcext:value-type="float">
            <text:p>5.37411E-01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0515250587482946" calcext:value-type="float">
            <text:p>5.15251E-04</text:p>
          </table:table-cell>
          <table:table-cell table:formula="of:=[.D50]/[.$D$110]" office:value-type="float" office:value="0.00350035922450827" calcext:value-type="float">
            <text:p>3.50036E-03</text:p>
          </table:table-cell>
          <table:table-cell office:value-type="float" office:value="0.00345587" calcext:value-type="float">
            <text:p>3.45587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495589" calcext:value-type="float">
            <text:p>4.95589E-01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0463972954906745" calcext:value-type="float">
            <text:p>4.63973E-04</text:p>
          </table:table-cell>
          <table:table-cell table:formula="of:=[.D51]/[.$D$110]" office:value-type="float" office:value="0.00315200419385051" calcext:value-type="float">
            <text:p>3.15200E-03</text:p>
          </table:table-cell>
          <table:table-cell office:value-type="float" office:value="0.003093834" calcext:value-type="float">
            <text:p>3.09383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451151" calcext:value-type="float">
            <text:p>4.51151E-01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0412660504137115" calcext:value-type="float">
            <text:p>4.12661E-04</text:p>
          </table:table-cell>
          <table:table-cell table:formula="of:=[.D52]/[.$D$110]" office:value-type="float" office:value="0.00280341262550116" calcext:value-type="float">
            <text:p>2.80341E-03</text:p>
          </table:table-cell>
          <table:table-cell office:value-type="float" office:value="0.002733997" calcext:value-type="float">
            <text:p>2.73400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40194" calcext:value-type="float">
            <text:p>4.01940E-01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0359386162640255" calcext:value-type="float">
            <text:p>3.59386E-04</text:p>
          </table:table-cell>
          <table:table-cell table:formula="of:=[.D53]/[.$D$110]" office:value-type="float" office:value="0.00244149293590099" calcext:value-type="float">
            <text:p>2.44149E-03</text:p>
          </table:table-cell>
          <table:table-cell office:value-type="float" office:value="0.002377208" calcext:value-type="float">
            <text:p>2.37721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351881" calcext:value-type="float">
            <text:p>3.51881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307712017069801" calcext:value-type="float">
            <text:p>3.07712E-04</text:p>
          </table:table-cell>
          <table:table-cell table:formula="of:=[.D54]/[.$D$110]" office:value-type="float" office:value="0.00209044419086271" calcext:value-type="float">
            <text:p>2.09044E-03</text:p>
          </table:table-cell>
          <table:table-cell office:value-type="float" office:value="0.002024525" calcext:value-type="float">
            <text:p>2.02453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298624" calcext:value-type="float">
            <text:p>2.98624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255524218942526" calcext:value-type="float">
            <text:p>2.55524E-04</text:p>
          </table:table-cell>
          <table:table-cell table:formula="of:=[.D55]/[.$D$110]" office:value-type="float" office:value="0.00173590594283475" calcext:value-type="float">
            <text:p>1.73591E-03</text:p>
          </table:table-cell>
          <table:table-cell office:value-type="float" office:value="0.001677374" calcext:value-type="float">
            <text:p>1.67737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242517" calcext:value-type="float">
            <text:p>2.42517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203146242476786" calcext:value-type="float">
            <text:p>2.03146E-04</text:p>
          </table:table-cell>
          <table:table-cell table:formula="of:=[.D56]/[.$D$110]" office:value-type="float" office:value="0.00138007571665573" calcext:value-type="float">
            <text:p>1.38008E-03</text:p>
          </table:table-cell>
          <table:table-cell office:value-type="float" office:value="0.001337819" calcext:value-type="float">
            <text:p>1.3378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183354" calcext:value-type="float">
            <text:p>1.83354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150421104272736" calcext:value-type="float">
            <text:p>1.50421E-04</text:p>
          </table:table-cell>
          <table:table-cell table:formula="of:=[.D57]/[.$D$110]" office:value-type="float" office:value="0.0010218870442709" calcext:value-type="float">
            <text:p>1.02189E-03</text:p>
          </table:table-cell>
          <table:table-cell office:value-type="float" office:value="0.001009023" calcext:value-type="float">
            <text:p>1.00902E-03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20629" calcext:value-type="float">
            <text:p>1.20629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0969631154491986" calcext:value-type="float">
            <text:p>9.69631E-05</text:p>
          </table:table-cell>
          <table:table-cell table:formula="of:=[.D58]/[.$D$110]" office:value-type="float" office:value="0.000658719745003487" calcext:value-type="float">
            <text:p>6.58720E-04</text:p>
          </table:table-cell>
          <table:table-cell office:value-type="float" office:value="0.0006960527" calcext:value-type="float">
            <text:p>6.96053E-04</text:p>
          </table:table-cell>
          <table:table-cell office:value-type="float" office:value="26.85" calcext:value-type="float">
            <text:p>2.68500E+01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0" office:value-type="float" office:value="1" calcext:value-type="float">
            <text:p>1.00000E+00</text:p>
          </table:table-cell>
          <table:table-cell table:style-name="ce10" office:value-type="float" office:value="0.0347107" calcext:value-type="float">
            <text:p>3.47107E-02</text:p>
          </table:table-cell>
          <table:table-cell table:style-name="ce10" office:value-type="float" office:value="12.56637" calcext:value-type="float">
            <text:p>1.25664E+01</text:p>
          </table:table-cell>
          <table:table-cell table:style-name="ce10" table:formula="of:=[.B59]/[.C59]" office:value-type="float" office:value="0.00276218987663104" calcext:value-type="float">
            <text:p>2.76219E-03</text:p>
          </table:table-cell>
          <table:table-cell table:style-name="ce10" table:formula="of:=[.D59]/[.$D$110]" office:value-type="float" office:value="0.0187649602919256" calcext:value-type="float">
            <text:p>1.87650E-02</text:p>
          </table:table-cell>
          <table:table-cell table:style-name="ce10" office:value-type="float" office:value="0.01845191" calcext:value-type="float">
            <text:p>1.84519E-02</text:p>
          </table:table-cell>
          <table:table-cell table:style-name="ce10" table:number-columns-repeated="2"/>
          <table:table-cell table:number-columns-repeated="2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103322" calcext:value-type="float">
            <text:p>1.03322E-01</text:p>
          </table:table-cell>
          <table:table-cell office:value-type="float" office:value="37.69911" calcext:value-type="float">
            <text:p>3.76991E+01</text:p>
          </table:table-cell>
          <table:table-cell table:formula="of:=[.B60]/[.C60]" office:value-type="float" office:value="0.00274070130568069" calcext:value-type="float">
            <text:p>2.74070E-03</text:p>
          </table:table-cell>
          <table:table-cell table:formula="of:=[.D60]/[.$D$110]" office:value-type="float" office:value="0.0186189775034052" calcext:value-type="float">
            <text:p>1.86190E-02</text:p>
          </table:table-cell>
          <table:table-cell office:value-type="float" office:value="0.01843167" calcext:value-type="float">
            <text:p>1.8431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169526" calcext:value-type="float">
            <text:p>1.69526E-01</text:p>
          </table:table-cell>
          <table:table-cell office:value-type="float" office:value="62.83185" calcext:value-type="float">
            <text:p>6.28319E+01</text:p>
          </table:table-cell>
          <table:table-cell table:formula="of:=[.B61]/[.C61]" office:value-type="float" office:value="0.002698090220167" calcext:value-type="float">
            <text:p>2.69809E-03</text:p>
          </table:table-cell>
          <table:table-cell table:formula="of:=[.D61]/[.$D$110]" office:value-type="float" office:value="0.0183294987335259" calcext:value-type="float">
            <text:p>1.83295E-02</text:p>
          </table:table-cell>
          <table:table-cell office:value-type="float" office:value="0.01839122" calcext:value-type="float">
            <text:p>1.8391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237111" calcext:value-type="float">
            <text:p>2.37111E-01</text:p>
          </table:table-cell>
          <table:table-cell office:value-type="float" office:value="87.96459" calcext:value-type="float">
            <text:p>8.79646E+01</text:p>
          </table:table-cell>
          <table:table-cell table:formula="of:=[.B62]/[.C62]" office:value-type="float" office:value="0.00269552782545795" calcext:value-type="float">
            <text:p>2.69553E-03</text:p>
          </table:table-cell>
          <table:table-cell table:formula="of:=[.D62]/[.$D$110]" office:value-type="float" office:value="0.0183120910833949" calcext:value-type="float">
            <text:p>1.83121E-02</text:p>
          </table:table-cell>
          <table:table-cell office:value-type="float" office:value="0.01833062" calcext:value-type="float">
            <text:p>1.8330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304294" calcext:value-type="float">
            <text:p>3.04294E-01</text:p>
          </table:table-cell>
          <table:table-cell office:value-type="float" office:value="113.0973" calcext:value-type="float">
            <text:p>1.13097E+02</text:p>
          </table:table-cell>
          <table:table-cell table:formula="of:=[.B63]/[.C63]" office:value-type="float" office:value="0.00269055052596304" calcext:value-type="float">
            <text:p>2.69055E-03</text:p>
          </table:table-cell>
          <table:table-cell table:formula="of:=[.D63]/[.$D$110]" office:value-type="float" office:value="0.0182782777571739" calcext:value-type="float">
            <text:p>1.82783E-02</text:p>
          </table:table-cell>
          <table:table-cell office:value-type="float" office:value="0.01824998" calcext:value-type="float">
            <text:p>1.8250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369738" calcext:value-type="float">
            <text:p>3.69738E-01</text:p>
          </table:table-cell>
          <table:table-cell office:value-type="float" office:value="138.2301" calcext:value-type="float">
            <text:p>1.38230E+02</text:p>
          </table:table-cell>
          <table:table-cell table:formula="of:=[.B64]/[.C64]" office:value-type="float" office:value="0.00267480092975408" calcext:value-type="float">
            <text:p>2.67480E-03</text:p>
          </table:table-cell>
          <table:table-cell table:formula="of:=[.D64]/[.$D$110]" office:value-type="float" office:value="0.0181712827421044" calcext:value-type="float">
            <text:p>1.81713E-02</text:p>
          </table:table-cell>
          <table:table-cell office:value-type="float" office:value="0.01814943" calcext:value-type="float">
            <text:p>1.8149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435228" calcext:value-type="float">
            <text:p>4.35228E-01</text:p>
          </table:table-cell>
          <table:table-cell office:value-type="float" office:value="163.3628" calcext:value-type="float">
            <text:p>1.63363E+02</text:p>
          </table:table-cell>
          <table:table-cell table:formula="of:=[.B65]/[.C65]" office:value-type="float" office:value="0.00266418058456393" calcext:value-type="float">
            <text:p>2.66418E-03</text:p>
          </table:table-cell>
          <table:table-cell table:formula="of:=[.D65]/[.$D$110]" office:value-type="float" office:value="0.0180991333372188" calcext:value-type="float">
            <text:p>1.80991E-02</text:p>
          </table:table-cell>
          <table:table-cell office:value-type="float" office:value="0.01802915" calcext:value-type="float">
            <text:p>1.8029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498062" calcext:value-type="float">
            <text:p>4.98062E-01</text:p>
          </table:table-cell>
          <table:table-cell office:value-type="float" office:value="188.4956" calcext:value-type="float">
            <text:p>1.88496E+02</text:p>
          </table:table-cell>
          <table:table-cell table:formula="of:=[.B66]/[.C66]" office:value-type="float" office:value="0.00264230040382906" calcext:value-type="float">
            <text:p>2.64230E-03</text:p>
          </table:table-cell>
          <table:table-cell table:formula="of:=[.D66]/[.$D$110]" office:value-type="float" office:value="0.0179504901443147" calcext:value-type="float">
            <text:p>1.79505E-02</text:p>
          </table:table-cell>
          <table:table-cell office:value-type="float" office:value="0.01788932" calcext:value-type="float">
            <text:p>1.7889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558676" calcext:value-type="float">
            <text:p>5.58676E-01</text:p>
          </table:table-cell>
          <table:table-cell office:value-type="float" office:value="213.6283" calcext:value-type="float">
            <text:p>2.13628E+02</text:p>
          </table:table-cell>
          <table:table-cell table:formula="of:=[.B67]/[.C67]" office:value-type="float" office:value="0.00261517785798979" calcext:value-type="float">
            <text:p>2.61518E-03</text:p>
          </table:table-cell>
          <table:table-cell table:formula="of:=[.D67]/[.$D$110]" office:value-type="float" office:value="0.0177662328997293" calcext:value-type="float">
            <text:p>1.77662E-02</text:p>
          </table:table-cell>
          <table:table-cell office:value-type="float" office:value="0.01773019" calcext:value-type="float">
            <text:p>1.7730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618532" calcext:value-type="float">
            <text:p>6.18532E-01</text:p>
          </table:table-cell>
          <table:table-cell office:value-type="float" office:value="238.761" calcext:value-type="float">
            <text:p>2.38761E+02</text:p>
          </table:table-cell>
          <table:table-cell table:formula="of:=[.B68]/[.C68]" office:value-type="float" office:value="0.00259059059059059" calcext:value-type="float">
            <text:p>2.59059E-03</text:p>
          </table:table-cell>
          <table:table-cell table:formula="of:=[.D68]/[.$D$110]" office:value-type="float" office:value="0.0175991990906721" calcext:value-type="float">
            <text:p>1.75992E-02</text:p>
          </table:table-cell>
          <table:table-cell office:value-type="float" office:value="0.01755201" calcext:value-type="float">
            <text:p>1.7552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674766" calcext:value-type="float">
            <text:p>6.74766E-01</text:p>
          </table:table-cell>
          <table:table-cell office:value-type="float" office:value="263.8938" calcext:value-type="float">
            <text:p>2.63894E+02</text:p>
          </table:table-cell>
          <table:table-cell table:formula="of:=[.B69]/[.C69]" office:value-type="float" office:value="0.00255696041362093" calcext:value-type="float">
            <text:p>2.55696E-03</text:p>
          </table:table-cell>
          <table:table-cell table:formula="of:=[.D69]/[.$D$110]" office:value-type="float" office:value="0.0173707321989551" calcext:value-type="float">
            <text:p>1.73707E-02</text:p>
          </table:table-cell>
          <table:table-cell office:value-type="float" office:value="0.01735509" calcext:value-type="float">
            <text:p>1.73551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0.730324" calcext:value-type="float">
            <text:p>7.30324E-01</text:p>
          </table:table-cell>
          <table:table-cell office:value-type="float" office:value="289.0265" calcext:value-type="float">
            <text:p>2.89027E+02</text:p>
          </table:table-cell>
          <table:table-cell table:formula="of:=[.B70]/[.C70]" office:value-type="float" office:value="0.00252684096440984" calcext:value-type="float">
            <text:p>2.52684E-03</text:p>
          </table:table-cell>
          <table:table-cell table:formula="of:=[.D70]/[.$D$110]" office:value-type="float" office:value="0.0171661154659627" calcext:value-type="float">
            <text:p>1.71661E-02</text:p>
          </table:table-cell>
          <table:table-cell office:value-type="float" office:value="0.01713975" calcext:value-type="float">
            <text:p>1.71398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0.786019" calcext:value-type="float">
            <text:p>7.86019E-01</text:p>
          </table:table-cell>
          <table:table-cell office:value-type="float" office:value="314.1593" calcext:value-type="float">
            <text:p>3.14159E+02</text:p>
          </table:table-cell>
          <table:table-cell table:formula="of:=[.B71]/[.C71]" office:value-type="float" office:value="0.00250197590840061" calcext:value-type="float">
            <text:p>2.50198E-03</text:p>
          </table:table-cell>
          <table:table-cell table:formula="of:=[.D71]/[.$D$110]" office:value-type="float" office:value="0.0169971944976335" calcext:value-type="float">
            <text:p>1.69972E-02</text:p>
          </table:table-cell>
          <table:table-cell office:value-type="float" office:value="0.01690634" calcext:value-type="float">
            <text:p>1.6906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0.836673" calcext:value-type="float">
            <text:p>8.36673E-01</text:p>
          </table:table-cell>
          <table:table-cell office:value-type="float" office:value="339.292" calcext:value-type="float">
            <text:p>3.39292E+02</text:p>
          </table:table-cell>
          <table:table-cell table:formula="of:=[.B72]/[.C72]" office:value-type="float" office:value="0.00246593789420322" calcext:value-type="float">
            <text:p>2.46594E-03</text:p>
          </table:table-cell>
          <table:table-cell table:formula="of:=[.D72]/[.$D$110]" office:value-type="float" office:value="0.0167523699433423" calcext:value-type="float">
            <text:p>1.67524E-02</text:p>
          </table:table-cell>
          <table:table-cell office:value-type="float" office:value="0.01665526" calcext:value-type="float">
            <text:p>1.6655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0.884338" calcext:value-type="float">
            <text:p>8.84338E-01</text:p>
          </table:table-cell>
          <table:table-cell office:value-type="float" office:value="364.4247" calcext:value-type="float">
            <text:p>3.64425E+02</text:p>
          </table:table-cell>
          <table:table-cell table:formula="of:=[.B73]/[.C73]" office:value-type="float" office:value="0.00242666866433587" calcext:value-type="float">
            <text:p>2.42667E-03</text:p>
          </table:table-cell>
          <table:table-cell table:formula="of:=[.D73]/[.$D$110]" office:value-type="float" office:value="0.0164855940980647" calcext:value-type="float">
            <text:p>1.64856E-02</text:p>
          </table:table-cell>
          <table:table-cell office:value-type="float" office:value="0.01638692" calcext:value-type="float">
            <text:p>1.63869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0.927635" calcext:value-type="float">
            <text:p>9.27635E-01</text:p>
          </table:table-cell>
          <table:table-cell office:value-type="float" office:value="389.5575" calcext:value-type="float">
            <text:p>3.89558E+02</text:p>
          </table:table-cell>
          <table:table-cell table:formula="of:=[.B74]/[.C74]" office:value-type="float" office:value="0.00238125308844009" calcext:value-type="float">
            <text:p>2.38125E-03</text:p>
          </table:table-cell>
          <table:table-cell table:formula="of:=[.D74]/[.$D$110]" office:value-type="float" office:value="0.0161770629990518" calcext:value-type="float">
            <text:p>1.61771E-02</text:p>
          </table:table-cell>
          <table:table-cell office:value-type="float" office:value="0.01610176" calcext:value-type="float">
            <text:p>1.61018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0.968203" calcext:value-type="float">
            <text:p>9.68203E-01</text:p>
          </table:table-cell>
          <table:table-cell office:value-type="float" office:value="414.6902" calcext:value-type="float">
            <text:p>4.14690E+02</text:p>
          </table:table-cell>
          <table:table-cell table:formula="of:=[.B75]/[.C75]" office:value-type="float" office:value="0.00233476219114896" calcext:value-type="float">
            <text:p>2.33476E-03</text:p>
          </table:table-cell>
          <table:table-cell table:formula="of:=[.D75]/[.$D$110]" office:value-type="float" office:value="0.0158612266950436" calcext:value-type="float">
            <text:p>1.58612E-02</text:p>
          </table:table-cell>
          <table:table-cell office:value-type="float" office:value="0.01580025" calcext:value-type="float">
            <text:p>1.5800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1.00807" calcext:value-type="float">
            <text:p>1.00807E+00</text:p>
          </table:table-cell>
          <table:table-cell office:value-type="float" office:value="439.823" calcext:value-type="float">
            <text:p>4.39823E+02</text:p>
          </table:table-cell>
          <table:table-cell table:formula="of:=[.B76]/[.C76]" office:value-type="float" office:value="0.00229199018696157" calcext:value-type="float">
            <text:p>2.29199E-03</text:p>
          </table:table-cell>
          <table:table-cell table:formula="of:=[.D76]/[.$D$110]" office:value-type="float" office:value="0.0155706547227933" calcext:value-type="float">
            <text:p>1.55707E-02</text:p>
          </table:table-cell>
          <table:table-cell office:value-type="float" office:value="0.0154829" calcext:value-type="float">
            <text:p>1.54829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1.0427" calcext:value-type="float">
            <text:p>1.04270E+00</text:p>
          </table:table-cell>
          <table:table-cell office:value-type="float" office:value="464.9557" calcext:value-type="float">
            <text:p>4.64956E+02</text:p>
          </table:table-cell>
          <table:table-cell table:formula="of:=[.B77]/[.C77]" office:value-type="float" office:value="0.00224257923926946" calcext:value-type="float">
            <text:p>2.24258E-03</text:p>
          </table:table-cell>
          <table:table-cell table:formula="of:=[.D77]/[.$D$110]" office:value-type="float" office:value="0.0152349810316857" calcext:value-type="float">
            <text:p>1.52350E-02</text:p>
          </table:table-cell>
          <table:table-cell office:value-type="float" office:value="0.01515021" calcext:value-type="float">
            <text:p>1.5150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1.07309" calcext:value-type="float">
            <text:p>1.07309E+00</text:p>
          </table:table-cell>
          <table:table-cell office:value-type="float" office:value="490.0885" calcext:value-type="float">
            <text:p>4.90089E+02</text:p>
          </table:table-cell>
          <table:table-cell table:formula="of:=[.B78]/[.C78]" office:value-type="float" office:value="0.00218958412613232" calcext:value-type="float">
            <text:p>2.18958E-03</text:p>
          </table:table-cell>
          <table:table-cell table:formula="of:=[.D78]/[.$D$110]" office:value-type="float" office:value="0.0148749582823092" calcext:value-type="float">
            <text:p>1.48750E-02</text:p>
          </table:table-cell>
          <table:table-cell office:value-type="float" office:value="0.01480273" calcext:value-type="float">
            <text:p>1.4802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1.10166" calcext:value-type="float">
            <text:p>1.10166E+00</text:p>
          </table:table-cell>
          <table:table-cell office:value-type="float" office:value="515.2212" calcext:value-type="float">
            <text:p>5.15221E+02</text:p>
          </table:table-cell>
          <table:table-cell table:formula="of:=[.B79]/[.C79]" office:value-type="float" office:value="0.00213822723133287" calcext:value-type="float">
            <text:p>2.13823E-03</text:p>
          </table:table-cell>
          <table:table-cell table:formula="of:=[.D79]/[.$D$110]" office:value-type="float" office:value="0.0145260647830674" calcext:value-type="float">
            <text:p>1.45261E-02</text:p>
          </table:table-cell>
          <table:table-cell office:value-type="float" office:value="0.01444105" calcext:value-type="float">
            <text:p>1.44411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1.12618" calcext:value-type="float">
            <text:p>1.12618E+00</text:p>
          </table:table-cell>
          <table:table-cell office:value-type="float" office:value="540.3539" calcext:value-type="float">
            <text:p>5.40354E+02</text:p>
          </table:table-cell>
          <table:table-cell table:formula="of:=[.B80]/[.C80]" office:value-type="float" office:value="0.00208415262663969" calcext:value-type="float">
            <text:p>2.08415E-03</text:p>
          </table:table-cell>
          <table:table-cell table:formula="of:=[.D80]/[.$D$110]" office:value-type="float" office:value="0.0141587084986737" calcext:value-type="float">
            <text:p>1.41587E-02</text:p>
          </table:table-cell>
          <table:table-cell office:value-type="float" office:value="0.01406573" calcext:value-type="float">
            <text:p>1.4065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1.14703" calcext:value-type="float">
            <text:p>1.14703E+00</text:p>
          </table:table-cell>
          <table:table-cell office:value-type="float" office:value="565.4867" calcext:value-type="float">
            <text:p>5.65487E+02</text:p>
          </table:table-cell>
          <table:table-cell table:formula="of:=[.B81]/[.C81]" office:value-type="float" office:value="0.00202839430175811" calcext:value-type="float">
            <text:p>2.02839E-03</text:p>
          </table:table-cell>
          <table:table-cell table:formula="of:=[.D81]/[.$D$110]" office:value-type="float" office:value="0.0137799138469377" calcext:value-type="float">
            <text:p>1.37799E-02</text:p>
          </table:table-cell>
          <table:table-cell office:value-type="float" office:value="0.01367741" calcext:value-type="float">
            <text:p>1.36774E-02</text:p>
          </table:table-cell>
          <table:table-cell table:number-columns-repeated="14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1.16397" calcext:value-type="float">
            <text:p>1.16397E+00</text:p>
          </table:table-cell>
          <table:table-cell office:value-type="float" office:value="590.6194" calcext:value-type="float">
            <text:p>5.90619E+02</text:p>
          </table:table-cell>
          <table:table-cell table:formula="of:=[.B82]/[.C82]" office:value-type="float" office:value="0.00197076154288193" calcext:value-type="float">
            <text:p>1.97076E-03</text:p>
          </table:table-cell>
          <table:table-cell table:formula="of:=[.D82]/[.$D$110]" office:value-type="float" office:value="0.0133883852120037" calcext:value-type="float">
            <text:p>1.33884E-02</text:p>
          </table:table-cell>
          <table:table-cell office:value-type="float" office:value="0.0132767" calcext:value-type="float">
            <text:p>1.32767E-02</text:p>
          </table:table-cell>
          <table:table-cell table:number-columns-repeated="14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1.17811" calcext:value-type="float">
            <text:p>1.17811E+00</text:p>
          </table:table-cell>
          <table:table-cell office:value-type="float" office:value="615.7522" calcext:value-type="float">
            <text:p>6.15752E+02</text:p>
          </table:table-cell>
          <table:table-cell table:formula="of:=[.B83]/[.C83]" office:value-type="float" office:value="0.00191328589650187" calcext:value-type="float">
            <text:p>1.91329E-03</text:p>
          </table:table-cell>
          <table:table-cell table:formula="of:=[.D83]/[.$D$110]" office:value-type="float" office:value="0.0129979239221412" calcext:value-type="float">
            <text:p>1.29979E-02</text:p>
          </table:table-cell>
          <table:table-cell office:value-type="float" office:value="0.01286427" calcext:value-type="float">
            <text:p>1.28643E-02</text:p>
          </table:table-cell>
          <table:table-cell table:number-columns-repeated="14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1.18848" calcext:value-type="float">
            <text:p>1.18848E+00</text:p>
          </table:table-cell>
          <table:table-cell office:value-type="float" office:value="640.8849" calcext:value-type="float">
            <text:p>6.40885E+02</text:p>
          </table:table-cell>
          <table:table-cell table:formula="of:=[.B84]/[.C84]" office:value-type="float" office:value="0.00185443595254" calcext:value-type="float">
            <text:p>1.85444E-03</text:p>
          </table:table-cell>
          <table:table-cell table:formula="of:=[.D84]/[.$D$110]" office:value-type="float" office:value="0.0125981263300316" calcext:value-type="float">
            <text:p>1.25981E-02</text:p>
          </table:table-cell>
          <table:table-cell office:value-type="float" office:value="0.01244077" calcext:value-type="float">
            <text:p>1.24408E-02</text:p>
          </table:table-cell>
          <table:table-cell table:number-columns-repeated="14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1.19474" calcext:value-type="float">
            <text:p>1.19474E+00</text:p>
          </table:table-cell>
          <table:table-cell office:value-type="float" office:value="666.0176" calcext:value-type="float">
            <text:p>6.66018E+02</text:p>
          </table:table-cell>
          <table:table-cell table:formula="of:=[.B85]/[.C85]" office:value-type="float" office:value="0.00179385649868712" calcext:value-type="float">
            <text:p>1.79386E-03</text:p>
          </table:table-cell>
          <table:table-cell table:formula="of:=[.D85]/[.$D$110]" office:value-type="float" office:value="0.0121865792978478" calcext:value-type="float">
            <text:p>1.21866E-02</text:p>
          </table:table-cell>
          <table:table-cell office:value-type="float" office:value="0.01200689" calcext:value-type="float">
            <text:p>1.20069E-02</text:p>
          </table:table-cell>
          <table:table-cell table:number-columns-repeated="14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1.19686" calcext:value-type="float">
            <text:p>1.19686E+00</text:p>
          </table:table-cell>
          <table:table-cell office:value-type="float" office:value="691.1504" calcext:value-type="float">
            <text:p>6.91150E+02</text:p>
          </table:table-cell>
          <table:table-cell table:formula="of:=[.B86]/[.C86]" office:value-type="float" office:value="0.00173169255201183" calcext:value-type="float">
            <text:p>1.73169E-03</text:p>
          </table:table-cell>
          <table:table-cell table:formula="of:=[.D86]/[.$D$110]" office:value-type="float" office:value="0.0117642680002719" calcext:value-type="float">
            <text:p>1.17643E-02</text:p>
          </table:table-cell>
          <table:table-cell office:value-type="float" office:value="0.01156334" calcext:value-type="float">
            <text:p>1.15633E-02</text:p>
          </table:table-cell>
          <table:table-cell table:number-columns-repeated="14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1.19272" calcext:value-type="float">
            <text:p>1.19272E+00</text:p>
          </table:table-cell>
          <table:table-cell office:value-type="float" office:value="716.2831" calcext:value-type="float">
            <text:p>7.16283E+02</text:p>
          </table:table-cell>
          <table:table-cell table:formula="of:=[.B87]/[.C87]" office:value-type="float" office:value="0.00166515166977973" calcext:value-type="float">
            <text:p>1.66515E-03</text:p>
          </table:table-cell>
          <table:table-cell table:formula="of:=[.D87]/[.$D$110]" office:value-type="float" office:value="0.0113122219539667" calcext:value-type="float">
            <text:p>1.13122E-02</text:p>
          </table:table-cell>
          <table:table-cell office:value-type="float" office:value="0.01111081" calcext:value-type="float">
            <text:p>1.11108E-02</text:p>
          </table:table-cell>
          <table:table-cell table:number-columns-repeated="14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1.18152" calcext:value-type="float">
            <text:p>1.18152E+00</text:p>
          </table:table-cell>
          <table:table-cell office:value-type="float" office:value="741.4159" calcext:value-type="float">
            <text:p>7.41416E+02</text:p>
          </table:table-cell>
          <table:table-cell table:formula="of:=[.B88]/[.C88]" office:value-type="float" office:value="0.00159359948984099" calcext:value-type="float">
            <text:p>1.59360E-03</text:p>
          </table:table-cell>
          <table:table-cell table:formula="of:=[.D88]/[.$D$110]" office:value-type="float" office:value="0.0108261316143016" calcext:value-type="float">
            <text:p>1.08261E-02</text:p>
          </table:table-cell>
          <table:table-cell office:value-type="float" office:value="0.01065004" calcext:value-type="float">
            <text:p>1.06500E-02</text:p>
          </table:table-cell>
          <table:table-cell table:number-columns-repeated="14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1.16965" calcext:value-type="float">
            <text:p>1.16965E+00</text:p>
          </table:table-cell>
          <table:table-cell office:value-type="float" office:value="766.5486" calcext:value-type="float">
            <text:p>7.66549E+02</text:p>
          </table:table-cell>
          <table:table-cell table:formula="of:=[.B89]/[.C89]" office:value-type="float" office:value="0.00152586541805699" calcext:value-type="float">
            <text:p>1.52587E-03</text:p>
          </table:table-cell>
          <table:table-cell table:formula="of:=[.D89]/[.$D$110]" office:value-type="float" office:value="0.0103659796246826" calcext:value-type="float">
            <text:p>1.03660E-02</text:p>
          </table:table-cell>
          <table:table-cell office:value-type="float" office:value="0.01018176" calcext:value-type="float">
            <text:p>1.01818E-02</text:p>
          </table:table-cell>
          <table:table-cell table:number-columns-repeated="14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1.14884" calcext:value-type="float">
            <text:p>1.14884E+00</text:p>
          </table:table-cell>
          <table:table-cell office:value-type="float" office:value="791.6813" calcext:value-type="float">
            <text:p>7.91681E+02</text:p>
          </table:table-cell>
          <table:table-cell table:formula="of:=[.B90]/[.C90]" office:value-type="float" office:value="0.00145113949262159" calcext:value-type="float">
            <text:p>1.45114E-03</text:p>
          </table:table-cell>
          <table:table-cell table:formula="of:=[.D90]/[.$D$110]" office:value-type="float" office:value="0.00985832841813956" calcext:value-type="float">
            <text:p>9.85833E-03</text:p>
          </table:table-cell>
          <table:table-cell office:value-type="float" office:value="0.00970672" calcext:value-type="float">
            <text:p>9.70672E-03</text:p>
          </table:table-cell>
          <table:table-cell table:number-columns-repeated="14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1.12916" calcext:value-type="float">
            <text:p>1.12916E+00</text:p>
          </table:table-cell>
          <table:table-cell office:value-type="float" office:value="816.8141" calcext:value-type="float">
            <text:p>8.16814E+02</text:p>
          </table:table-cell>
          <table:table-cell table:formula="of:=[.B91]/[.C91]" office:value-type="float" office:value="0.0013823953332833" calcext:value-type="float">
            <text:p>1.38240E-03</text:p>
          </table:table-cell>
          <table:table-cell table:formula="of:=[.D91]/[.$D$110]" office:value-type="float" office:value="0.00939131439017631" calcext:value-type="float">
            <text:p>9.39131E-03</text:p>
          </table:table-cell>
          <table:table-cell office:value-type="float" office:value="0.009225664" calcext:value-type="float">
            <text:p>9.22566E-03</text:p>
          </table:table-cell>
          <table:table-cell table:number-columns-repeated="14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1.10345" calcext:value-type="float">
            <text:p>1.10345E+00</text:p>
          </table:table-cell>
          <table:table-cell office:value-type="float" office:value="841.9468" calcext:value-type="float">
            <text:p>8.41947E+02</text:p>
          </table:table-cell>
          <table:table-cell table:formula="of:=[.B92]/[.C92]" office:value-type="float" office:value="0.0013105934959311" calcext:value-type="float">
            <text:p>1.31059E-03</text:p>
          </table:table-cell>
          <table:table-cell table:formula="of:=[.D92]/[.$D$110]" office:value-type="float" office:value="0.00890352800076099" calcext:value-type="float">
            <text:p>8.90353E-03</text:p>
          </table:table-cell>
          <table:table-cell office:value-type="float" office:value="0.008739353" calcext:value-type="float">
            <text:p>8.73935E-03</text:p>
          </table:table-cell>
          <table:table-cell table:number-columns-repeated="14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1.07208" calcext:value-type="float">
            <text:p>1.07208E+00</text:p>
          </table:table-cell>
          <table:table-cell office:value-type="float" office:value="867.0796" calcext:value-type="float">
            <text:p>8.67080E+02</text:p>
          </table:table-cell>
          <table:table-cell table:formula="of:=[.B93]/[.C93]" office:value-type="float" office:value="0.00123642627505018" calcext:value-type="float">
            <text:p>1.23643E-03</text:p>
          </table:table-cell>
          <table:table-cell table:formula="of:=[.D93]/[.$D$110]" office:value-type="float" office:value="0.00839967235833486" calcext:value-type="float">
            <text:p>8.39967E-03</text:p>
          </table:table-cell>
          <table:table-cell office:value-type="float" office:value="0.008248546" calcext:value-type="float">
            <text:p>8.24855E-03</text:p>
          </table:table-cell>
          <table:table-cell table:number-columns-repeated="14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1.03828" calcext:value-type="float">
            <text:p>1.03828E+00</text:p>
          </table:table-cell>
          <table:table-cell office:value-type="float" office:value="892.2123" calcext:value-type="float">
            <text:p>8.92212E+02</text:p>
          </table:table-cell>
          <table:table-cell table:formula="of:=[.B94]/[.C94]" office:value-type="float" office:value="0.00116371406222488" calcext:value-type="float">
            <text:p>1.16371E-03</text:p>
          </table:table-cell>
          <table:table-cell table:formula="of:=[.D94]/[.$D$110]" office:value-type="float" office:value="0.00790570132544228" calcext:value-type="float">
            <text:p>7.90570E-03</text:p>
          </table:table-cell>
          <table:table-cell office:value-type="float" office:value="0.007754003" calcext:value-type="float">
            <text:p>7.75400E-03</text:p>
          </table:table-cell>
          <table:table-cell table:number-columns-repeated="14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1.00355" calcext:value-type="float">
            <text:p>1.00355E+00</text:p>
          </table:table-cell>
          <table:table-cell office:value-type="float" office:value="917.3451" calcext:value-type="float">
            <text:p>9.17345E+02</text:p>
          </table:table-cell>
          <table:table-cell table:formula="of:=[.B95]/[.C95]" office:value-type="float" office:value="0.00109397215944141" calcext:value-type="float">
            <text:p>1.09397E-03</text:p>
          </table:table-cell>
          <table:table-cell table:formula="of:=[.D95]/[.$D$110]" office:value-type="float" office:value="0.00743190911894444" calcext:value-type="float">
            <text:p>7.43191E-03</text:p>
          </table:table-cell>
          <table:table-cell office:value-type="float" office:value="0.007256481" calcext:value-type="float">
            <text:p>7.25648E-03</text:p>
          </table:table-cell>
          <table:table-cell table:number-columns-repeated="14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0.96081" calcext:value-type="float">
            <text:p>9.60810E-01</text:p>
          </table:table-cell>
          <table:table-cell office:value-type="float" office:value="942.4778" calcext:value-type="float">
            <text:p>9.42478E+02</text:p>
          </table:table-cell>
          <table:table-cell table:formula="of:=[.B96]/[.C96]" office:value-type="float" office:value="0.00101945106823736" calcext:value-type="float">
            <text:p>1.01945E-03</text:p>
          </table:table-cell>
          <table:table-cell table:formula="of:=[.D96]/[.$D$110]" office:value-type="float" office:value="0.00692564945548476" calcext:value-type="float">
            <text:p>6.92565E-03</text:p>
          </table:table-cell>
          <table:table-cell office:value-type="float" office:value="0.006756724" calcext:value-type="float">
            <text:p>6.75672E-03</text:p>
          </table:table-cell>
          <table:table-cell table:number-columns-repeated="14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0.915815" calcext:value-type="float">
            <text:p>9.15815E-01</text:p>
          </table:table-cell>
          <table:table-cell office:value-type="float" office:value="967.6105" calcext:value-type="float">
            <text:p>9.67611E+02</text:p>
          </table:table-cell>
          <table:table-cell table:formula="of:=[.B97]/[.C97]" office:value-type="float" office:value="0.000946470713164026" calcext:value-type="float">
            <text:p>9.46471E-04</text:p>
          </table:table-cell>
          <table:table-cell table:formula="of:=[.D97]/[.$D$110]" office:value-type="float" office:value="0.00642985679596198" calcext:value-type="float">
            <text:p>6.42986E-03</text:p>
          </table:table-cell>
          <table:table-cell office:value-type="float" office:value="0.006255454" calcext:value-type="float">
            <text:p>6.25545E-03</text:p>
          </table:table-cell>
          <table:table-cell table:number-columns-repeated="14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0.867092" calcext:value-type="float">
            <text:p>8.67092E-01</text:p>
          </table:table-cell>
          <table:table-cell office:value-type="float" office:value="992.7433" calcext:value-type="float">
            <text:p>9.92743E+02</text:p>
          </table:table-cell>
          <table:table-cell table:formula="of:=[.B98]/[.C98]" office:value-type="float" office:value="0.00087343022108535" calcext:value-type="float">
            <text:p>8.73430E-04</text:p>
          </table:table-cell>
          <table:table-cell table:formula="of:=[.D98]/[.$D$110]" office:value-type="float" office:value="0.00593365559518473" calcext:value-type="float">
            <text:p>5.93366E-03</text:p>
          </table:table-cell>
          <table:table-cell office:value-type="float" office:value="0.005753355" calcext:value-type="float">
            <text:p>5.75336E-03</text:p>
          </table:table-cell>
          <table:table-cell table:number-columns-repeated="14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0.811482" calcext:value-type="float">
            <text:p>8.11482E-01</text:p>
          </table:table-cell>
          <table:table-cell office:value-type="float" office:value="1017.876" calcext:value-type="float">
            <text:p>1.01788E+03</text:p>
          </table:table-cell>
          <table:table-cell table:formula="of:=[.B99]/[.C99]" office:value-type="float" office:value="0.000797230703936432" calcext:value-type="float">
            <text:p>7.97231E-04</text:p>
          </table:table-cell>
          <table:table-cell table:formula="of:=[.D99]/[.$D$110]" office:value-type="float" office:value="0.00541599353087099" calcext:value-type="float">
            <text:p>5.41599E-03</text:p>
          </table:table-cell>
          <table:table-cell office:value-type="float" office:value="0.005251047" calcext:value-type="float">
            <text:p>5.25105E-03</text:p>
          </table:table-cell>
          <table:table-cell table:number-columns-repeated="14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0.750566" calcext:value-type="float">
            <text:p>7.50566E-01</text:p>
          </table:table-cell>
          <table:table-cell office:value-type="float" office:value="1043.009" calcext:value-type="float">
            <text:p>1.04301E+03</text:p>
          </table:table-cell>
          <table:table-cell table:formula="of:=[.B100]/[.C100]" office:value-type="float" office:value="0.000719616033993954" calcext:value-type="float">
            <text:p>7.19616E-04</text:p>
          </table:table-cell>
          <table:table-cell table:formula="of:=[.D100]/[.$D$110]" office:value-type="float" office:value="0.00488871761408359" calcext:value-type="float">
            <text:p>4.88872E-03</text:p>
          </table:table-cell>
          <table:table-cell office:value-type="float" office:value="0.004749031" calcext:value-type="float">
            <text:p>4.74903E-03</text:p>
          </table:table-cell>
          <table:table-cell table:number-columns-repeated="14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690121" calcext:value-type="float">
            <text:p>6.90121E-01</text:p>
          </table:table-cell>
          <table:table-cell office:value-type="float" office:value="1068.142" calcext:value-type="float">
            <text:p>1.06814E+03</text:p>
          </table:table-cell>
          <table:table-cell table:formula="of:=[.B101]/[.C101]" office:value-type="float" office:value="0.000646094807619212" calcext:value-type="float">
            <text:p>6.46095E-04</text:p>
          </table:table-cell>
          <table:table-cell table:formula="of:=[.D101]/[.$D$110]" office:value-type="float" office:value="0.00438925054079955" calcext:value-type="float">
            <text:p>4.38925E-03</text:p>
          </table:table-cell>
          <table:table-cell office:value-type="float" office:value="0.004247616" calcext:value-type="float">
            <text:p>4.24762E-03</text:p>
          </table:table-cell>
          <table:table-cell table:number-columns-repeated="14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627723" calcext:value-type="float">
            <text:p>6.27723E-01</text:p>
          </table:table-cell>
          <table:table-cell office:value-type="float" office:value="1093.274" calcext:value-type="float">
            <text:p>1.09327E+03</text:p>
          </table:table-cell>
          <table:table-cell table:formula="of:=[.B102]/[.C102]" office:value-type="float" office:value="0.000574168049363654" calcext:value-type="float">
            <text:p>5.74168E-04</text:p>
          </table:table-cell>
          <table:table-cell table:formula="of:=[.D102]/[.$D$110]" office:value-type="float" office:value="0.0039006155001706" calcext:value-type="float">
            <text:p>3.90062E-03</text:p>
          </table:table-cell>
          <table:table-cell office:value-type="float" office:value="0.003746779" calcext:value-type="float">
            <text:p>3.74678E-03</text:p>
          </table:table-cell>
          <table:table-cell table:number-columns-repeated="14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557918" calcext:value-type="float">
            <text:p>5.57918E-01</text:p>
          </table:table-cell>
          <table:table-cell office:value-type="float" office:value="1118.407" calcext:value-type="float">
            <text:p>1.11841E+03</text:p>
          </table:table-cell>
          <table:table-cell table:formula="of:=[.B103]/[.C103]" office:value-type="float" office:value="0.000498850597322799" calcext:value-type="float">
            <text:p>4.98851E-04</text:p>
          </table:table-cell>
          <table:table-cell table:formula="of:=[.D103]/[.$D$110]" office:value-type="float" office:value="0.00338894575262977" calcext:value-type="float">
            <text:p>3.38895E-03</text:p>
          </table:table-cell>
          <table:table-cell office:value-type="float" office:value="0.003245928" calcext:value-type="float">
            <text:p>3.24593E-03</text:p>
          </table:table-cell>
          <table:table-cell table:number-columns-repeated="14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482028" calcext:value-type="float">
            <text:p>4.82028E-01</text:p>
          </table:table-cell>
          <table:table-cell office:value-type="float" office:value="1143.54" calcext:value-type="float">
            <text:p>1.14354E+03</text:p>
          </table:table-cell>
          <table:table-cell table:formula="of:=[.B104]/[.C104]" office:value-type="float" office:value="0.000421522640222467" calcext:value-type="float">
            <text:p>4.21523E-04</text:p>
          </table:table-cell>
          <table:table-cell table:formula="of:=[.D104]/[.$D$110]" office:value-type="float" office:value="0.00286361762196075" calcext:value-type="float">
            <text:p>2.86362E-03</text:p>
          </table:table-cell>
          <table:table-cell office:value-type="float" office:value="0.0027435" calcext:value-type="float">
            <text:p>2.74350E-03</text:p>
          </table:table-cell>
          <table:table-cell table:number-columns-repeated="14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400158" calcext:value-type="float">
            <text:p>4.00158E-01</text:p>
          </table:table-cell>
          <table:table-cell office:value-type="float" office:value="1168.672" calcext:value-type="float">
            <text:p>1.16867E+03</text:p>
          </table:table-cell>
          <table:table-cell table:formula="of:=[.B105]/[.C105]" office:value-type="float" office:value="0.000342404027819611" calcext:value-type="float">
            <text:p>3.42404E-04</text:p>
          </table:table-cell>
          <table:table-cell table:formula="of:=[.D105]/[.$D$110]" office:value-type="float" office:value="0.0023261246593471" calcext:value-type="float">
            <text:p>2.32612E-03</text:p>
          </table:table-cell>
          <table:table-cell office:value-type="float" office:value="0.002236263" calcext:value-type="float">
            <text:p>2.23626E-03</text:p>
          </table:table-cell>
          <table:table-cell table:number-columns-repeated="14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31129" calcext:value-type="float">
            <text:p>3.11290E-01</text:p>
          </table:table-cell>
          <table:table-cell office:value-type="float" office:value="1193.805" calcext:value-type="float">
            <text:p>1.19381E+03</text:p>
          </table:table-cell>
          <table:table-cell table:formula="of:=[.B106]/[.C106]" office:value-type="float" office:value="0.0002607544783277" calcext:value-type="float">
            <text:p>2.60754E-04</text:p>
          </table:table-cell>
          <table:table-cell table:formula="of:=[.D106]/[.$D$110]" office:value-type="float" office:value="0.00177143775421007" calcext:value-type="float">
            <text:p>1.77144E-03</text:p>
          </table:table-cell>
          <table:table-cell office:value-type="float" office:value="0.001718127" calcext:value-type="float">
            <text:p>1.71813E-03</text:p>
          </table:table-cell>
          <table:table-cell table:number-columns-repeated="14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215473" calcext:value-type="float">
            <text:p>2.15473E-01</text:p>
          </table:table-cell>
          <table:table-cell office:value-type="float" office:value="1218.938" calcext:value-type="float">
            <text:p>1.21894E+03</text:p>
          </table:table-cell>
          <table:table-cell table:formula="of:=[.B107]/[.C107]" office:value-type="float" office:value="0.00017677109090044" calcext:value-type="float">
            <text:p>1.76771E-04</text:p>
          </table:table-cell>
          <table:table-cell table:formula="of:=[.D107]/[.$D$110]" office:value-type="float" office:value="0.00120089590131758" calcext:value-type="float">
            <text:p>1.20090E-03</text:p>
          </table:table-cell>
          <table:table-cell office:value-type="float" office:value="0.001178084" calcext:value-type="float">
            <text:p>1.17808E-03</text:p>
          </table:table-cell>
          <table:table-cell table:number-columns-repeated="14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07436" calcext:value-type="float">
            <text:p>1.07436E-01</text:p>
          </table:table-cell>
          <table:table-cell office:value-type="float" office:value="1244.071" calcext:value-type="float">
            <text:p>1.24407E+03</text:p>
          </table:table-cell>
          <table:table-cell table:formula="of:=[.B108]/[.C108]" office:value-type="float" office:value="0.0000863584152351433" calcext:value-type="float">
            <text:p>8.63584E-05</text:p>
          </table:table-cell>
          <table:table-cell table:formula="of:=[.D108]/[.$D$110]" office:value-type="float" office:value="0.000586676624395416" calcext:value-type="float">
            <text:p>5.86677E-04</text:p>
          </table:table-cell>
          <table:table-cell office:value-type="float" office:value="0.0005966787" calcext:value-type="float">
            <text:p>5.96679E-04</text:p>
          </table:table-cell>
          <table:table-cell table:number-columns-repeated="14"/>
        </table:table-row>
        <table:table-row table:style-name="ro1">
          <table:table-cell table:style-name="ce1" table:number-columns-repeated="2"/>
          <table:table-cell table:number-columns-repeated="18"/>
        </table:table-row>
        <table:table-row table:style-name="ro1">
          <table:table-cell table:style-name="ce1" table:number-columns-repeated="2"/>
          <table:table-cell/>
          <table:table-cell table:formula="of:=SUM([.D9:.D108])" office:value-type="float" office:value="0.147199345677251" calcext:value-type="float">
            <text:p>1.47199E-01</text:p>
          </table:table-cell>
          <table:table-cell table:style-name="ce11" table:formula="of:=SUM([.E9:.E108])" office:value-type="float" office:value="1" calcext:value-type="float">
            <text:p>1.00000E+00</text:p>
          </table:table-cell>
          <table:table-cell table:number-columns-repeated="15"/>
        </table:table-row>
        <table:table-row table:style-name="ro1" table:number-rows-repeated="104846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upled6" table:style-name="ta1">
        <table:shapes>
          <draw:frame draw:z-index="0" draw:style-name="gr1" draw:text-style-name="P1" svg:width="18.082cm" svg:height="10.162cm" svg:x="23.788cm" svg:y="0.754cm">
            <draw:object draw:notify-on-update-of-ranges="coupled6.A9:coupled6.A58 coupled6.E9:coupled6.E58 coupled6.A59:coupled6.A108 coupled6.F59:coupled6.F108 coupled6.A9:coupled6.A58 coupled6.F9:coupled6.F58 coupled6.A59:coupled6.A108 coupled6.E59:coupled6.E10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6.A9:coupled6.A58 coupled6.G8:coupled6.G8 coupled6.G9:coupled6.G5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6.A9:coupled6.A58 coupled6.H8:coupled6.H8 coupled6.H9:coupled6.H5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0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0.0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 (600K)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Flux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power [W/m3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246182" calcext:value-type="float">
            <text:p>2.46182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195905420578894" calcext:value-type="float">
            <text:p>1.95905E-03</text:p>
          </table:table-cell>
          <table:table-cell table:formula="of:=[.D9]/[.$D$110]" office:value-type="float" office:value="0.0106802085303007" calcext:value-type="float">
            <text:p>1.06802E-02</text:p>
          </table:table-cell>
          <table:table-cell office:value-type="float" office:value="0.01088173" calcext:value-type="float">
            <text:p>1.08817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0"/>
          <table:table-cell office:value-type="string" calcext:value-type="string">
            <text:p>Serpent</text:p>
          </table:table-cell>
          <table:table-cell table:style-name="ce1" office:value-type="float" office:value="0.791236" calcext:value-type="float">
            <text:p>7.91236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074935" calcext:value-type="float">
            <text:p>7.49350E-02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198771270727611" calcext:value-type="float">
            <text:p>1.98771E-03</text:p>
          </table:table-cell>
          <table:table-cell table:formula="of:=[.D10]/[.$D$110]" office:value-type="float" office:value="0.0108364465614611" calcext:value-type="float">
            <text:p>1.08364E-02</text:p>
          </table:table-cell>
          <table:table-cell office:value-type="float" office:value="0.01086975" calcext:value-type="float">
            <text:p>1.08698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7920029" calcext:value-type="float">
            <text:p>7.92003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12437" calcext:value-type="float">
            <text:p>1.2437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197941012400558" calcext:value-type="float">
            <text:p>1.97941E-03</text:p>
          </table:table-cell>
          <table:table-cell table:formula="of:=[.D11]/[.$D$110]" office:value-type="float" office:value="0.0107911832295903" calcext:value-type="float">
            <text:p>1.07912E-02</text:p>
          </table:table-cell>
          <table:table-cell office:value-type="float" office:value="0.0108458" calcext:value-type="float">
            <text:p>1.08458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172788" calcext:value-type="float">
            <text:p>1.72788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196429040367266" calcext:value-type="float">
            <text:p>1.96429E-03</text:p>
          </table:table-cell>
          <table:table-cell table:formula="of:=[.D12]/[.$D$110]" office:value-type="float" office:value="0.010708754797749" calcext:value-type="float">
            <text:p>1.07088E-02</text:p>
          </table:table-cell>
          <table:table-cell office:value-type="float" office:value="0.01080993" calcext:value-type="float">
            <text:p>1.08099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-0.096924305769695" calcext:value-type="float">
            <text:p>-0.096924305769695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221793" calcext:value-type="float">
            <text:p>2.21793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196108129902305" calcext:value-type="float">
            <text:p>1.96108E-03</text:p>
          </table:table-cell>
          <table:table-cell table:formula="of:=[.D13]/[.$D$110]" office:value-type="float" office:value="0.010691259668338" calcext:value-type="float">
            <text:p>1.06913E-02</text:p>
          </table:table-cell>
          <table:table-cell office:value-type="float" office:value="0.0107622" calcext:value-type="float">
            <text:p>1.07622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269271" calcext:value-type="float">
            <text:p>2.69271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194799106706861" calcext:value-type="float">
            <text:p>1.94799E-03</text:p>
          </table:table-cell>
          <table:table-cell table:formula="of:=[.D14]/[.$D$110]" office:value-type="float" office:value="0.0106198954321824" calcext:value-type="float">
            <text:p>1.06199E-02</text:p>
          </table:table-cell>
          <table:table-cell office:value-type="float" office:value="0.01070268" calcext:value-type="float">
            <text:p>1.07027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314899" calcext:value-type="float">
            <text:p>3.14899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192760530549183" calcext:value-type="float">
            <text:p>1.92761E-03</text:p>
          </table:table-cell>
          <table:table-cell table:formula="of:=[.D15]/[.$D$110]" office:value-type="float" office:value="0.0105087580353479" calcext:value-type="float">
            <text:p>1.05088E-02</text:p>
          </table:table-cell>
          <table:table-cell office:value-type="float" office:value="0.01063148" calcext:value-type="float">
            <text:p>1.06315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360805" calcext:value-type="float">
            <text:p>3.60805E-01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191412956058391" calcext:value-type="float">
            <text:p>1.91413E-03</text:p>
          </table:table-cell>
          <table:table-cell table:formula="of:=[.D16]/[.$D$110]" office:value-type="float" office:value="0.0104352920917858" calcext:value-type="float">
            <text:p>1.04353E-02</text:p>
          </table:table-cell>
          <table:table-cell office:value-type="float" office:value="0.01054871" calcext:value-type="float">
            <text:p>1.05487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404394" calcext:value-type="float">
            <text:p>4.04394E-01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189297953501479" calcext:value-type="float">
            <text:p>1.89298E-03</text:p>
          </table:table-cell>
          <table:table-cell table:formula="of:=[.D17]/[.$D$110]" office:value-type="float" office:value="0.0103199881441809" calcext:value-type="float">
            <text:p>1.03200E-02</text:p>
          </table:table-cell>
          <table:table-cell office:value-type="float" office:value="0.01045452" calcext:value-type="float">
            <text:p>1.04545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447997" calcext:value-type="float">
            <text:p>4.47997E-01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187634077592237" calcext:value-type="float">
            <text:p>1.87634E-03</text:p>
          </table:table-cell>
          <table:table-cell table:formula="of:=[.D18]/[.$D$110]" office:value-type="float" office:value="0.0102292783433661" calcext:value-type="float">
            <text:p>1.02293E-02</text:p>
          </table:table-cell>
          <table:table-cell office:value-type="float" office:value="0.01034906" calcext:value-type="float">
            <text:p>1.03491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489722" calcext:value-type="float">
            <text:p>4.89722E-01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185575409501853" calcext:value-type="float">
            <text:p>1.85575E-03</text:p>
          </table:table-cell>
          <table:table-cell table:formula="of:=[.D19]/[.$D$110]" office:value-type="float" office:value="0.0101170455912809" calcext:value-type="float">
            <text:p>1.01170E-02</text:p>
          </table:table-cell>
          <table:table-cell office:value-type="float" office:value="0.0102325" calcext:value-type="float">
            <text:p>1.02325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0.527768" calcext:value-type="float">
            <text:p>5.27768E-01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182601941344479" calcext:value-type="float">
            <text:p>1.82602E-03</text:p>
          </table:table-cell>
          <table:table-cell table:formula="of:=[.D20]/[.$D$110]" office:value-type="float" office:value="0.00995494053117018" calcext:value-type="float">
            <text:p>9.95494E-03</text:p>
          </table:table-cell>
          <table:table-cell office:value-type="float" office:value="0.01010504" calcext:value-type="float">
            <text:p>1.01050E-02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0.565492" calcext:value-type="float">
            <text:p>5.65492E-01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180001674309817" calcext:value-type="float">
            <text:p>1.80002E-03</text:p>
          </table:table-cell>
          <table:table-cell table:formula="of:=[.D21]/[.$D$110]" office:value-type="float" office:value="0.00981318133899166" calcext:value-type="float">
            <text:p>9.81318E-03</text:p>
          </table:table-cell>
          <table:table-cell office:value-type="float" office:value="0.009966892" calcext:value-type="float">
            <text:p>9.96689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0.602053" calcext:value-type="float">
            <text:p>6.02053E-01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17744391261804" calcext:value-type="float">
            <text:p>1.77444E-03</text:p>
          </table:table-cell>
          <table:table-cell table:formula="of:=[.D22]/[.$D$110]" office:value-type="float" office:value="0.00967373941768969" calcext:value-type="float">
            <text:p>9.67374E-03</text:p>
          </table:table-cell>
          <table:table-cell office:value-type="float" office:value="0.009818286" calcext:value-type="float">
            <text:p>9.81829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0.635757" calcext:value-type="float">
            <text:p>6.35757E-01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174454969709792" calcext:value-type="float">
            <text:p>1.74455E-03</text:p>
          </table:table-cell>
          <table:table-cell table:formula="of:=[.D23]/[.$D$110]" office:value-type="float" office:value="0.00951079071800123" calcext:value-type="float">
            <text:p>9.51079E-03</text:p>
          </table:table-cell>
          <table:table-cell office:value-type="float" office:value="0.009659467" calcext:value-type="float">
            <text:p>9.65947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0.66621" calcext:value-type="float">
            <text:p>6.66210E-01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171017115573439" calcext:value-type="float">
            <text:p>1.71017E-03</text:p>
          </table:table-cell>
          <table:table-cell table:formula="of:=[.D24]/[.$D$110]" office:value-type="float" office:value="0.00932336864992109" calcext:value-type="float">
            <text:p>9.32337E-03</text:p>
          </table:table-cell>
          <table:table-cell office:value-type="float" office:value="0.009490698" calcext:value-type="float">
            <text:p>9.49070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0.697706" calcext:value-type="float">
            <text:p>6.97706E-01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16824752550217" calcext:value-type="float">
            <text:p>1.68248E-03</text:p>
          </table:table-cell>
          <table:table-cell table:formula="of:=[.D25]/[.$D$110]" office:value-type="float" office:value="0.00917237844547858" calcext:value-type="float">
            <text:p>9.17238E-03</text:p>
          </table:table-cell>
          <table:table-cell office:value-type="float" office:value="0.009312258" calcext:value-type="float">
            <text:p>9.31226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0.72613" calcext:value-type="float">
            <text:p>7.26130E-01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165095959056257" calcext:value-type="float">
            <text:p>1.65096E-03</text:p>
          </table:table-cell>
          <table:table-cell table:formula="of:=[.D26]/[.$D$110]" office:value-type="float" office:value="0.00900056397122876" calcext:value-type="float">
            <text:p>9.00056E-03</text:p>
          </table:table-cell>
          <table:table-cell office:value-type="float" office:value="0.009124442" calcext:value-type="float">
            <text:p>9.12444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0.750269" calcext:value-type="float">
            <text:p>7.50269E-01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161363544957079" calcext:value-type="float">
            <text:p>1.61364E-03</text:p>
          </table:table-cell>
          <table:table-cell table:formula="of:=[.D27]/[.$D$110]" office:value-type="float" office:value="0.00879708332846317" calcext:value-type="float">
            <text:p>8.79708E-03</text:p>
          </table:table-cell>
          <table:table-cell office:value-type="float" office:value="0.00892756" calcext:value-type="float">
            <text:p>8.92756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0.773488" calcext:value-type="float">
            <text:p>7.73488E-01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157826188535336" calcext:value-type="float">
            <text:p>1.57826E-03</text:p>
          </table:table-cell>
          <table:table-cell table:formula="of:=[.D28]/[.$D$110]" office:value-type="float" office:value="0.00860423667767335" calcext:value-type="float">
            <text:p>8.60424E-03</text:p>
          </table:table-cell>
          <table:table-cell office:value-type="float" office:value="0.008721935" calcext:value-type="float">
            <text:p>8.72194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0.794366" calcext:value-type="float">
            <text:p>7.94366E-01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154179602857957" calcext:value-type="float">
            <text:p>1.54180E-03</text:p>
          </table:table-cell>
          <table:table-cell table:formula="of:=[.D29]/[.$D$110]" office:value-type="float" office:value="0.0084054351573125" calcext:value-type="float">
            <text:p>8.40544E-03</text:p>
          </table:table-cell>
          <table:table-cell office:value-type="float" office:value="0.008507906" calcext:value-type="float">
            <text:p>8.50791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0.809881" calcext:value-type="float">
            <text:p>8.09881E-01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149879736224722" calcext:value-type="float">
            <text:p>1.49880E-03</text:p>
          </table:table-cell>
          <table:table-cell table:formula="of:=[.D30]/[.$D$110]" office:value-type="float" office:value="0.00817101860998203" calcext:value-type="float">
            <text:p>8.17102E-03</text:p>
          </table:table-cell>
          <table:table-cell office:value-type="float" office:value="0.008285822" calcext:value-type="float">
            <text:p>8.28582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0.819933" calcext:value-type="float">
            <text:p>8.19933E-01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144995983106234" calcext:value-type="float">
            <text:p>1.44996E-03</text:p>
          </table:table-cell>
          <table:table-cell table:formula="of:=[.D31]/[.$D$110]" office:value-type="float" office:value="0.00790477022562476" calcext:value-type="float">
            <text:p>7.90477E-03</text:p>
          </table:table-cell>
          <table:table-cell office:value-type="float" office:value="0.008056048" calcext:value-type="float">
            <text:p>8.05605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0.832215" calcext:value-type="float">
            <text:p>8.32215E-01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140905462976665" calcext:value-type="float">
            <text:p>1.40905E-03</text:p>
          </table:table-cell>
          <table:table-cell table:formula="of:=[.D32]/[.$D$110]" office:value-type="float" office:value="0.00768176665659591" calcext:value-type="float">
            <text:p>7.68177E-03</text:p>
          </table:table-cell>
          <table:table-cell office:value-type="float" office:value="0.007818959" calcext:value-type="float">
            <text:p>7.81896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0.842104" calcext:value-type="float">
            <text:p>8.42104E-01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136760209707736" calcext:value-type="float">
            <text:p>1.36760E-03</text:p>
          </table:table-cell>
          <table:table-cell table:formula="of:=[.D33]/[.$D$110]" office:value-type="float" office:value="0.00745577919186806" calcext:value-type="float">
            <text:p>7.45578E-03</text:p>
          </table:table-cell>
          <table:table-cell office:value-type="float" office:value="0.007574939" calcext:value-type="float">
            <text:p>7.57494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0.847013" calcext:value-type="float">
            <text:p>8.47013E-01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13216304518955" calcext:value-type="float">
            <text:p>1.32163E-03</text:p>
          </table:table-cell>
          <table:table-cell table:formula="of:=[.D34]/[.$D$110]" office:value-type="float" office:value="0.00720515480609432" calcext:value-type="float">
            <text:p>7.20515E-03</text:p>
          </table:table-cell>
          <table:table-cell office:value-type="float" office:value="0.007324387" calcext:value-type="float">
            <text:p>7.32439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0.849954" calcext:value-type="float">
            <text:p>8.49954E-01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127617348250256" calcext:value-type="float">
            <text:p>1.27617E-03</text:p>
          </table:table-cell>
          <table:table-cell table:formula="of:=[.D35]/[.$D$110]" office:value-type="float" office:value="0.00695733628691429" calcext:value-type="float">
            <text:p>6.95734E-03</text:p>
          </table:table-cell>
          <table:table-cell office:value-type="float" office:value="0.007067707" calcext:value-type="float">
            <text:p>7.06771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0.84735" calcext:value-type="float">
            <text:p>8.47350E-01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122599943514465" calcext:value-type="float">
            <text:p>1.22600E-03</text:p>
          </table:table-cell>
          <table:table-cell table:formula="of:=[.D36]/[.$D$110]" office:value-type="float" office:value="0.00668380159501643" calcext:value-type="float">
            <text:p>6.68380E-03</text:p>
          </table:table-cell>
          <table:table-cell office:value-type="float" office:value="0.006805316" calcext:value-type="float">
            <text:p>6.80532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0.844015" calcext:value-type="float">
            <text:p>8.44015E-01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117832599987351" calcext:value-type="float">
            <text:p>1.17833E-03</text:p>
          </table:table-cell>
          <table:table-cell table:formula="of:=[.D37]/[.$D$110]" office:value-type="float" office:value="0.00642389953179276" calcext:value-type="float">
            <text:p>6.42390E-03</text:p>
          </table:table-cell>
          <table:table-cell office:value-type="float" office:value="0.006537636" calcext:value-type="float">
            <text:p>6.53764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0.83801" calcext:value-type="float">
            <text:p>8.38010E-01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113028328634441" calcext:value-type="float">
            <text:p>1.13028E-03</text:p>
          </table:table-cell>
          <table:table-cell table:formula="of:=[.D38]/[.$D$110]" office:value-type="float" office:value="0.00616198426812314" calcext:value-type="float">
            <text:p>6.16198E-03</text:p>
          </table:table-cell>
          <table:table-cell office:value-type="float" office:value="0.006265097" calcext:value-type="float">
            <text:p>6.26510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0.829205" calcext:value-type="float">
            <text:p>8.29205E-01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108173832683277" calcext:value-type="float">
            <text:p>1.08174E-03</text:p>
          </table:table-cell>
          <table:table-cell table:formula="of:=[.D39]/[.$D$110]" office:value-type="float" office:value="0.00589733090164287" calcext:value-type="float">
            <text:p>5.89733E-03</text:p>
          </table:table-cell>
          <table:table-cell office:value-type="float" office:value="0.005988137" calcext:value-type="float">
            <text:p>5.98814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0.817301" calcext:value-type="float">
            <text:p>8.17301E-01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103236112814588" calcext:value-type="float">
            <text:p>1.03236E-03</text:p>
          </table:table-cell>
          <table:table-cell table:formula="of:=[.D40]/[.$D$110]" office:value-type="float" office:value="0.00562814040295239" calcext:value-type="float">
            <text:p>5.62814E-03</text:p>
          </table:table-cell>
          <table:table-cell office:value-type="float" office:value="0.005707198" calcext:value-type="float">
            <text:p>5.70720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0.801661" calcext:value-type="float">
            <text:p>8.01661E-01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0981448532781204" calcext:value-type="float">
            <text:p>9.81449E-04</text:p>
          </table:table-cell>
          <table:table-cell table:formula="of:=[.D41]/[.$D$110]" office:value-type="float" office:value="0.00535057935655213" calcext:value-type="float">
            <text:p>5.35058E-03</text:p>
          </table:table-cell>
          <table:table-cell office:value-type="float" office:value="0.00542273" calcext:value-type="float">
            <text:p>5.42273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0.782617" calcext:value-type="float">
            <text:p>7.82617E-01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0929532602297437" calcext:value-type="float">
            <text:p>9.29533E-04</text:p>
          </table:table-cell>
          <table:table-cell table:formula="of:=[.D42]/[.$D$110]" office:value-type="float" office:value="0.00506754841132725" calcext:value-type="float">
            <text:p>5.06755E-03</text:p>
          </table:table-cell>
          <table:table-cell office:value-type="float" office:value="0.005135186" calcext:value-type="float">
            <text:p>5.13519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0.762027" calcext:value-type="float">
            <text:p>7.62027E-01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0878843188099455" calcext:value-type="float">
            <text:p>8.78843E-04</text:p>
          </table:table-cell>
          <table:table-cell table:formula="of:=[.D43]/[.$D$110]" office:value-type="float" office:value="0.00479120408542065" calcext:value-type="float">
            <text:p>4.79120E-03</text:p>
          </table:table-cell>
          <table:table-cell office:value-type="float" office:value="0.004845023" calcext:value-type="float">
            <text:p>4.84502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0.7376" calcext:value-type="float">
            <text:p>7.37600E-01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0826709069130744" calcext:value-type="float">
            <text:p>8.26709E-04</text:p>
          </table:table-cell>
          <table:table-cell table:formula="of:=[.D44]/[.$D$110]" office:value-type="float" office:value="0.0045069836383886" calcext:value-type="float">
            <text:p>4.50698E-03</text:p>
          </table:table-cell>
          <table:table-cell office:value-type="float" office:value="0.004552703" calcext:value-type="float">
            <text:p>4.55270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0.709807" calcext:value-type="float">
            <text:p>7.09807E-01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0773762240622422" calcext:value-type="float">
            <text:p>7.73762E-04</text:p>
          </table:table-cell>
          <table:table-cell table:formula="of:=[.D45]/[.$D$110]" office:value-type="float" office:value="0.00421833252918705" calcext:value-type="float">
            <text:p>4.21833E-03</text:p>
          </table:table-cell>
          <table:table-cell office:value-type="float" office:value="0.004258692" calcext:value-type="float">
            <text:p>4.25869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0.681199" calcext:value-type="float">
            <text:p>6.81199E-01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0722774584186492" calcext:value-type="float">
            <text:p>7.22775E-04</text:p>
          </table:table-cell>
          <table:table-cell table:formula="of:=[.D46]/[.$D$110]" office:value-type="float" office:value="0.00394036227109112" calcext:value-type="float">
            <text:p>3.94036E-03</text:p>
          </table:table-cell>
          <table:table-cell office:value-type="float" office:value="0.003963461" calcext:value-type="float">
            <text:p>3.96346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0.647216" calcext:value-type="float">
            <text:p>6.47216E-01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0668880711815343" calcext:value-type="float">
            <text:p>6.68881E-04</text:p>
          </table:table-cell>
          <table:table-cell table:formula="of:=[.D47]/[.$D$110]" office:value-type="float" office:value="0.00364654814704677" calcext:value-type="float">
            <text:p>3.64655E-03</text:p>
          </table:table-cell>
          <table:table-cell office:value-type="float" office:value="0.003667491" calcext:value-type="float">
            <text:p>3.66749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0.614116" calcext:value-type="float">
            <text:p>6.14116E-01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0618605031129397" calcext:value-type="float">
            <text:p>6.18605E-04</text:p>
          </table:table-cell>
          <table:table-cell table:formula="of:=[.D48]/[.$D$110]" office:value-type="float" office:value="0.00337245937903717" calcext:value-type="float">
            <text:p>3.37246E-03</text:p>
          </table:table-cell>
          <table:table-cell office:value-type="float" office:value="0.00337127" calcext:value-type="float">
            <text:p>3.37127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0.574553" calcext:value-type="float">
            <text:p>5.74553E-01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0564462665393427" calcext:value-type="float">
            <text:p>5.64463E-04</text:p>
          </table:table-cell>
          <table:table-cell table:formula="of:=[.D49]/[.$D$110]" office:value-type="float" office:value="0.00307729053956593" calcext:value-type="float">
            <text:p>3.07729E-03</text:p>
          </table:table-cell>
          <table:table-cell office:value-type="float" office:value="0.003075305" calcext:value-type="float">
            <text:p>3.07531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0.532478" calcext:value-type="float">
            <text:p>5.32478E-01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0510521002215705" calcext:value-type="float">
            <text:p>5.10521E-04</text:p>
          </table:table-cell>
          <table:table-cell table:formula="of:=[.D50]/[.$D$110]" office:value-type="float" office:value="0.00278321587358327" calcext:value-type="float">
            <text:p>2.78322E-03</text:p>
          </table:table-cell>
          <table:table-cell office:value-type="float" office:value="0.002780131" calcext:value-type="float">
            <text:p>2.78013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490138" calcext:value-type="float">
            <text:p>4.90138E-01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0458869700845019" calcext:value-type="float">
            <text:p>4.58870E-04</text:p>
          </table:table-cell>
          <table:table-cell table:formula="of:=[.D51]/[.$D$110]" office:value-type="float" office:value="0.00250162761131353" calcext:value-type="float">
            <text:p>2.50163E-03</text:p>
          </table:table-cell>
          <table:table-cell office:value-type="float" office:value="0.00248633" calcext:value-type="float">
            <text:p>2.48633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444015" calcext:value-type="float">
            <text:p>4.44015E-01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0406133320649718" calcext:value-type="float">
            <text:p>4.06133E-04</text:p>
          </table:table-cell>
          <table:table-cell table:formula="of:=[.D52]/[.$D$110]" office:value-type="float" office:value="0.0022141238066946" calcext:value-type="float">
            <text:p>2.21412E-03</text:p>
          </table:table-cell>
          <table:table-cell office:value-type="float" office:value="0.002194556" calcext:value-type="float">
            <text:p>2.19456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393941" calcext:value-type="float">
            <text:p>3.93941E-01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0352234025716935" calcext:value-type="float">
            <text:p>3.52234E-04</text:p>
          </table:table-cell>
          <table:table-cell table:formula="of:=[.D53]/[.$D$110]" office:value-type="float" office:value="0.00192028012038043" calcext:value-type="float">
            <text:p>1.92028E-03</text:p>
          </table:table-cell>
          <table:table-cell office:value-type="float" office:value="0.001905591" calcext:value-type="float">
            <text:p>1.90559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34199" calcext:value-type="float">
            <text:p>3.41990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299062560120328" calcext:value-type="float">
            <text:p>2.99063E-04</text:p>
          </table:table-cell>
          <table:table-cell table:formula="of:=[.D54]/[.$D$110]" office:value-type="float" office:value="0.00163040435341318" calcext:value-type="float">
            <text:p>1.63040E-03</text:p>
          </table:table-cell>
          <table:table-cell office:value-type="float" office:value="0.001620417" calcext:value-type="float">
            <text:p>1.62042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289418" calcext:value-type="float">
            <text:p>2.89418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247646901782536" calcext:value-type="float">
            <text:p>2.47647E-04</text:p>
          </table:table-cell>
          <table:table-cell table:formula="of:=[.D55]/[.$D$110]" office:value-type="float" office:value="0.00135010075020116" calcext:value-type="float">
            <text:p>1.35010E-03</text:p>
          </table:table-cell>
          <table:table-cell office:value-type="float" office:value="0.001340344" calcext:value-type="float">
            <text:p>1.34034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23489" calcext:value-type="float">
            <text:p>2.34890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19675742688295" calcext:value-type="float">
            <text:p>1.96757E-04</text:p>
          </table:table-cell>
          <table:table-cell table:formula="of:=[.D56]/[.$D$110]" office:value-type="float" office:value="0.00107266575002657" calcext:value-type="float">
            <text:p>1.07267E-03</text:p>
          </table:table-cell>
          <table:table-cell office:value-type="float" office:value="0.001067223" calcext:value-type="float">
            <text:p>1.06722E-03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178577" calcext:value-type="float">
            <text:p>1.78577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146502119057737" calcext:value-type="float">
            <text:p>1.46502E-04</text:p>
          </table:table-cell>
          <table:table-cell table:formula="of:=[.D57]/[.$D$110]" office:value-type="float" office:value="0.000798688049082061" calcext:value-type="float">
            <text:p>7.98688E-04</text:p>
          </table:table-cell>
          <table:table-cell office:value-type="float" office:value="0.0008037733" calcext:value-type="float">
            <text:p>8.03773E-04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17468" calcext:value-type="float">
            <text:p>1.17468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0944222636810922" calcext:value-type="float">
            <text:p>9.44223E-05</text:p>
          </table:table-cell>
          <table:table-cell table:formula="of:=[.D58]/[.$D$110]" office:value-type="float" office:value="0.000514763431781096" calcext:value-type="float">
            <text:p>5.14763E-04</text:p>
          </table:table-cell>
          <table:table-cell office:value-type="float" office:value="0.0005541337" calcext:value-type="float">
            <text:p>5.54134E-04</text:p>
          </table:table-cell>
          <table:table-cell office:value-type="float" office:value="326.85" calcext:value-type="float">
            <text:p>3.26850E+02</text:p>
          </table:table-cell>
          <table:table-cell office:value-type="float" office:value="0" calcext:value-type="float">
            <text:p>0.00000E+00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0" office:value-type="float" office:value="1" calcext:value-type="float">
            <text:p>1.00000E+00</text:p>
          </table:table-cell>
          <table:table-cell table:style-name="ce10" office:value-type="float" office:value="0.0491576" calcext:value-type="float">
            <text:p>4.91576E-02</text:p>
          </table:table-cell>
          <table:table-cell table:style-name="ce10" office:value-type="float" office:value="12.56637" calcext:value-type="float">
            <text:p>1.25664E+01</text:p>
          </table:table-cell>
          <table:table-cell table:style-name="ce10" table:formula="of:=[.B59]/[.C59]" office:value-type="float" office:value="0.0039118377065135" calcext:value-type="float">
            <text:p>3.91184E-03</text:p>
          </table:table-cell>
          <table:table-cell table:style-name="ce10" table:formula="of:=[.D59]/[.$D$110]" office:value-type="float" office:value="0.0213262309530799" calcext:value-type="float">
            <text:p>2.13262E-02</text:p>
          </table:table-cell>
          <table:table-cell table:style-name="ce10" office:value-type="float" office:value="0.02104655" calcext:value-type="float">
            <text:p>2.10466E-02</text:p>
          </table:table-cell>
          <table:table-cell table:style-name="ce10" table:number-columns-repeated="2"/>
          <table:table-cell table:number-columns-repeated="2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147142" calcext:value-type="float">
            <text:p>1.47142E-01</text:p>
          </table:table-cell>
          <table:table-cell office:value-type="float" office:value="37.69911" calcext:value-type="float">
            <text:p>3.76991E+01</text:p>
          </table:table-cell>
          <table:table-cell table:formula="of:=[.B60]/[.C60]" office:value-type="float" office:value="0.00390306296355537" calcext:value-type="float">
            <text:p>3.90306E-03</text:p>
          </table:table-cell>
          <table:table-cell table:formula="of:=[.D60]/[.$D$110]" office:value-type="float" office:value="0.0212783935403551" calcext:value-type="float">
            <text:p>2.12784E-02</text:p>
          </table:table-cell>
          <table:table-cell office:value-type="float" office:value="0.02102338" calcext:value-type="float">
            <text:p>2.1023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243965" calcext:value-type="float">
            <text:p>2.43965E-01</text:p>
          </table:table-cell>
          <table:table-cell office:value-type="float" office:value="62.83185" calcext:value-type="float">
            <text:p>6.28319E+01</text:p>
          </table:table-cell>
          <table:table-cell table:formula="of:=[.B61]/[.C61]" office:value-type="float" office:value="0.00388282375896938" calcext:value-type="float">
            <text:p>3.88282E-03</text:p>
          </table:table-cell>
          <table:table-cell table:formula="of:=[.D61]/[.$D$110]" office:value-type="float" office:value="0.0211680551307148" calcext:value-type="float">
            <text:p>2.11681E-02</text:p>
          </table:table-cell>
          <table:table-cell office:value-type="float" office:value="0.02097707" calcext:value-type="float">
            <text:p>2.09771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340411" calcext:value-type="float">
            <text:p>3.40411E-01</text:p>
          </table:table-cell>
          <table:table-cell office:value-type="float" office:value="87.96459" calcext:value-type="float">
            <text:p>8.79646E+01</text:p>
          </table:table-cell>
          <table:table-cell table:formula="of:=[.B62]/[.C62]" office:value-type="float" office:value="0.00386986399868402" calcext:value-type="float">
            <text:p>3.86986E-03</text:p>
          </table:table-cell>
          <table:table-cell table:formula="of:=[.D62]/[.$D$110]" office:value-type="float" office:value="0.0210974021891365" calcext:value-type="float">
            <text:p>2.10974E-02</text:p>
          </table:table-cell>
          <table:table-cell office:value-type="float" office:value="0.0209077" calcext:value-type="float">
            <text:p>2.0907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436119" calcext:value-type="float">
            <text:p>4.36119E-01</text:p>
          </table:table-cell>
          <table:table-cell office:value-type="float" office:value="113.0973" calcext:value-type="float">
            <text:p>1.13097E+02</text:p>
          </table:table-cell>
          <table:table-cell table:formula="of:=[.B63]/[.C63]" office:value-type="float" office:value="0.00385613980174593" calcext:value-type="float">
            <text:p>3.85614E-03</text:p>
          </table:table-cell>
          <table:table-cell table:formula="of:=[.D63]/[.$D$110]" office:value-type="float" office:value="0.0210225817554923" calcext:value-type="float">
            <text:p>2.10226E-02</text:p>
          </table:table-cell>
          <table:table-cell office:value-type="float" office:value="0.02081539" calcext:value-type="float">
            <text:p>2.0815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529546" calcext:value-type="float">
            <text:p>5.29546E-01</text:p>
          </table:table-cell>
          <table:table-cell office:value-type="float" office:value="138.2301" calcext:value-type="float">
            <text:p>1.38230E+02</text:p>
          </table:table-cell>
          <table:table-cell table:formula="of:=[.B64]/[.C64]" office:value-type="float" office:value="0.00383090224198637" calcext:value-type="float">
            <text:p>3.83090E-03</text:p>
          </table:table-cell>
          <table:table-cell table:formula="of:=[.D64]/[.$D$110]" office:value-type="float" office:value="0.0208849937294787" calcext:value-type="float">
            <text:p>2.08850E-02</text:p>
          </table:table-cell>
          <table:table-cell office:value-type="float" office:value="0.0207003" calcext:value-type="float">
            <text:p>2.0700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61953" calcext:value-type="float">
            <text:p>6.19530E-01</text:p>
          </table:table-cell>
          <table:table-cell office:value-type="float" office:value="163.3628" calcext:value-type="float">
            <text:p>1.63363E+02</text:p>
          </table:table-cell>
          <table:table-cell table:formula="of:=[.B65]/[.C65]" office:value-type="float" office:value="0.0037923566442299" calcext:value-type="float">
            <text:p>3.79236E-03</text:p>
          </table:table-cell>
          <table:table-cell table:formula="of:=[.D65]/[.$D$110]" office:value-type="float" office:value="0.0206748540504705" calcext:value-type="float">
            <text:p>2.06749E-02</text:p>
          </table:table-cell>
          <table:table-cell office:value-type="float" office:value="0.0205626" calcext:value-type="float">
            <text:p>2.0562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708512" calcext:value-type="float">
            <text:p>7.08512E-01</text:p>
          </table:table-cell>
          <table:table-cell office:value-type="float" office:value="188.4956" calcext:value-type="float">
            <text:p>1.88496E+02</text:p>
          </table:table-cell>
          <table:table-cell table:formula="of:=[.B66]/[.C66]" office:value-type="float" office:value="0.00375877208804874" calcext:value-type="float">
            <text:p>3.75877E-03</text:p>
          </table:table-cell>
          <table:table-cell table:formula="of:=[.D66]/[.$D$110]" office:value-type="float" office:value="0.0204917605646688" calcext:value-type="float">
            <text:p>2.04918E-02</text:p>
          </table:table-cell>
          <table:table-cell office:value-type="float" office:value="0.02040255" calcext:value-type="float">
            <text:p>2.0402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796276" calcext:value-type="float">
            <text:p>7.96276E-01</text:p>
          </table:table-cell>
          <table:table-cell office:value-type="float" office:value="213.6283" calcext:value-type="float">
            <text:p>2.13628E+02</text:p>
          </table:table-cell>
          <table:table-cell table:formula="of:=[.B67]/[.C67]" office:value-type="float" office:value="0.00372739005085" calcext:value-type="float">
            <text:p>3.72739E-03</text:p>
          </table:table-cell>
          <table:table-cell table:formula="of:=[.D67]/[.$D$110]" office:value-type="float" office:value="0.0203206745883861" calcext:value-type="float">
            <text:p>2.03207E-02</text:p>
          </table:table-cell>
          <table:table-cell office:value-type="float" office:value="0.02022039" calcext:value-type="float">
            <text:p>2.0220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883977" calcext:value-type="float">
            <text:p>8.83977E-01</text:p>
          </table:table-cell>
          <table:table-cell office:value-type="float" office:value="238.761" calcext:value-type="float">
            <text:p>2.38761E+02</text:p>
          </table:table-cell>
          <table:table-cell table:formula="of:=[.B68]/[.C68]" office:value-type="float" office:value="0.0037023508864513" calcext:value-type="float">
            <text:p>3.70235E-03</text:p>
          </table:table-cell>
          <table:table-cell table:formula="of:=[.D68]/[.$D$110]" office:value-type="float" office:value="0.0201841681576746" calcext:value-type="float">
            <text:p>2.01842E-02</text:p>
          </table:table-cell>
          <table:table-cell office:value-type="float" office:value="0.02001644" calcext:value-type="float">
            <text:p>2.0016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965222" calcext:value-type="float">
            <text:p>9.65222E-01</text:p>
          </table:table-cell>
          <table:table-cell office:value-type="float" office:value="263.8938" calcext:value-type="float">
            <text:p>2.63894E+02</text:p>
          </table:table-cell>
          <table:table-cell table:formula="of:=[.B69]/[.C69]" office:value-type="float" office:value="0.00365761529827529" calcext:value-type="float">
            <text:p>3.65762E-03</text:p>
          </table:table-cell>
          <table:table-cell table:formula="of:=[.D69]/[.$D$110]" office:value-type="float" office:value="0.0199402824045221" calcext:value-type="float">
            <text:p>1.99403E-02</text:p>
          </table:table-cell>
          <table:table-cell office:value-type="float" office:value="0.01979103" calcext:value-type="float">
            <text:p>1.9791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0442" calcext:value-type="float">
            <text:p>1.04420E+00</text:p>
          </table:table-cell>
          <table:table-cell office:value-type="float" office:value="289.0265" calcext:value-type="float">
            <text:p>2.89027E+02</text:p>
          </table:table-cell>
          <table:table-cell table:formula="of:=[.B70]/[.C70]" office:value-type="float" office:value="0.00361281750981311" calcext:value-type="float">
            <text:p>3.61282E-03</text:p>
          </table:table-cell>
          <table:table-cell table:formula="of:=[.D70]/[.$D$110]" office:value-type="float" office:value="0.0196960575530307" calcext:value-type="float">
            <text:p>1.96961E-02</text:p>
          </table:table-cell>
          <table:table-cell office:value-type="float" office:value="0.01954454" calcext:value-type="float">
            <text:p>1.95445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11394" calcext:value-type="float">
            <text:p>1.11394E+00</text:p>
          </table:table-cell>
          <table:table-cell office:value-type="float" office:value="314.1593" calcext:value-type="float">
            <text:p>3.14159E+02</text:p>
          </table:table-cell>
          <table:table-cell table:formula="of:=[.B71]/[.C71]" office:value-type="float" office:value="0.00354578075517739" calcext:value-type="float">
            <text:p>3.54578E-03</text:p>
          </table:table-cell>
          <table:table-cell table:formula="of:=[.D71]/[.$D$110]" office:value-type="float" office:value="0.0193305921582558" calcext:value-type="float">
            <text:p>1.93306E-02</text:p>
          </table:table-cell>
          <table:table-cell office:value-type="float" office:value="0.01927738" calcext:value-type="float">
            <text:p>1.9277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18461" calcext:value-type="float">
            <text:p>1.18461E+00</text:p>
          </table:table-cell>
          <table:table-cell office:value-type="float" office:value="339.292" calcext:value-type="float">
            <text:p>3.39292E+02</text:p>
          </table:table-cell>
          <table:table-cell table:formula="of:=[.B72]/[.C72]" office:value-type="float" office:value="0.00349141742216144" calcext:value-type="float">
            <text:p>3.49142E-03</text:p>
          </table:table-cell>
          <table:table-cell table:formula="of:=[.D72]/[.$D$110]" office:value-type="float" office:value="0.0190342186677741" calcext:value-type="float">
            <text:p>1.90342E-02</text:p>
          </table:table-cell>
          <table:table-cell office:value-type="float" office:value="0.01898999" calcext:value-type="float">
            <text:p>1.8990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25145" calcext:value-type="float">
            <text:p>1.25145E+00</text:p>
          </table:table-cell>
          <table:table-cell office:value-type="float" office:value="364.4247" calcext:value-type="float">
            <text:p>3.64425E+02</text:p>
          </table:table-cell>
          <table:table-cell table:formula="of:=[.B73]/[.C73]" office:value-type="float" office:value="0.00343404275286499" calcext:value-type="float">
            <text:p>3.43404E-03</text:p>
          </table:table-cell>
          <table:table-cell table:formula="of:=[.D73]/[.$D$110]" office:value-type="float" office:value="0.0187214282250021" calcext:value-type="float">
            <text:p>1.87214E-02</text:p>
          </table:table-cell>
          <table:table-cell office:value-type="float" office:value="0.01868285" calcext:value-type="float">
            <text:p>1.86829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31494" calcext:value-type="float">
            <text:p>1.31494E+00</text:p>
          </table:table-cell>
          <table:table-cell office:value-type="float" office:value="389.5575" calcext:value-type="float">
            <text:p>3.89558E+02</text:p>
          </table:table-cell>
          <table:table-cell table:formula="of:=[.B74]/[.C74]" office:value-type="float" office:value="0.00337547088683955" calcext:value-type="float">
            <text:p>3.37547E-03</text:p>
          </table:table-cell>
          <table:table-cell table:formula="of:=[.D74]/[.$D$110]" office:value-type="float" office:value="0.0184021110048292" calcext:value-type="float">
            <text:p>1.84021E-02</text:p>
          </table:table-cell>
          <table:table-cell office:value-type="float" office:value="0.01835646" calcext:value-type="float">
            <text:p>1.83565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1.375" calcext:value-type="float">
            <text:p>1.37500E+00</text:p>
          </table:table-cell>
          <table:table-cell office:value-type="float" office:value="414.6902" calcext:value-type="float">
            <text:p>4.14690E+02</text:p>
          </table:table-cell>
          <table:table-cell table:formula="of:=[.B75]/[.C75]" office:value-type="float" office:value="0.00331572822314103" calcext:value-type="float">
            <text:p>3.31573E-03</text:p>
          </table:table-cell>
          <table:table-cell table:formula="of:=[.D75]/[.$D$110]" office:value-type="float" office:value="0.0180764109274294" calcext:value-type="float">
            <text:p>1.80764E-02</text:p>
          </table:table-cell>
          <table:table-cell office:value-type="float" office:value="0.01801138" calcext:value-type="float">
            <text:p>1.8011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1.42892" calcext:value-type="float">
            <text:p>1.42892E+00</text:p>
          </table:table-cell>
          <table:table-cell office:value-type="float" office:value="439.823" calcext:value-type="float">
            <text:p>4.39823E+02</text:p>
          </table:table-cell>
          <table:table-cell table:formula="of:=[.B76]/[.C76]" office:value-type="float" office:value="0.00324885237925256" calcext:value-type="float">
            <text:p>3.24885E-03</text:p>
          </table:table-cell>
          <table:table-cell table:formula="of:=[.D76]/[.$D$110]" office:value-type="float" office:value="0.0177118227724625" calcext:value-type="float">
            <text:p>1.77118E-02</text:p>
          </table:table-cell>
          <table:table-cell office:value-type="float" office:value="0.01764815" calcext:value-type="float">
            <text:p>1.7648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1.47773" calcext:value-type="float">
            <text:p>1.47773E+00</text:p>
          </table:table-cell>
          <table:table-cell office:value-type="float" office:value="464.9557" calcext:value-type="float">
            <text:p>4.64956E+02</text:p>
          </table:table-cell>
          <table:table-cell table:formula="of:=[.B77]/[.C77]" office:value-type="float" office:value="0.0031782167634465" calcext:value-type="float">
            <text:p>3.17822E-03</text:p>
          </table:table-cell>
          <table:table-cell table:formula="of:=[.D77]/[.$D$110]" office:value-type="float" office:value="0.0173267374061435" calcext:value-type="float">
            <text:p>1.73267E-02</text:p>
          </table:table-cell>
          <table:table-cell office:value-type="float" office:value="0.01726739" calcext:value-type="float">
            <text:p>1.7267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1.52058" calcext:value-type="float">
            <text:p>1.52058E+00</text:p>
          </table:table-cell>
          <table:table-cell office:value-type="float" office:value="490.0885" calcext:value-type="float">
            <text:p>4.90089E+02</text:p>
          </table:table-cell>
          <table:table-cell table:formula="of:=[.B78]/[.C78]" office:value-type="float" office:value="0.00310266411066573" calcext:value-type="float">
            <text:p>3.10266E-03</text:p>
          </table:table-cell>
          <table:table-cell table:formula="of:=[.D78]/[.$D$110]" office:value-type="float" office:value="0.016914845747234" calcext:value-type="float">
            <text:p>1.69148E-02</text:p>
          </table:table-cell>
          <table:table-cell office:value-type="float" office:value="0.01686972" calcext:value-type="float">
            <text:p>1.6869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1.56145" calcext:value-type="float">
            <text:p>1.56145E+00</text:p>
          </table:table-cell>
          <table:table-cell office:value-type="float" office:value="515.2212" calcext:value-type="float">
            <text:p>5.15221E+02</text:p>
          </table:table-cell>
          <table:table-cell table:formula="of:=[.B79]/[.C79]" office:value-type="float" office:value="0.00303064004353858" calcext:value-type="float">
            <text:p>3.03064E-03</text:p>
          </table:table-cell>
          <table:table-cell table:formula="of:=[.D79]/[.$D$110]" office:value-type="float" office:value="0.0165221909376605" calcext:value-type="float">
            <text:p>1.65222E-02</text:p>
          </table:table-cell>
          <table:table-cell office:value-type="float" office:value="0.01645579" calcext:value-type="float">
            <text:p>1.64558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1.59473" calcext:value-type="float">
            <text:p>1.59473E+00</text:p>
          </table:table-cell>
          <table:table-cell office:value-type="float" office:value="540.3539" calcext:value-type="float">
            <text:p>5.40354E+02</text:p>
          </table:table-cell>
          <table:table-cell table:formula="of:=[.B80]/[.C80]" office:value-type="float" office:value="0.00295126952909936" calcext:value-type="float">
            <text:p>2.95127E-03</text:p>
          </table:table-cell>
          <table:table-cell table:formula="of:=[.D80]/[.$D$110]" office:value-type="float" office:value="0.0160894853785885" calcext:value-type="float">
            <text:p>1.60895E-02</text:p>
          </table:table-cell>
          <table:table-cell office:value-type="float" office:value="0.01602629" calcext:value-type="float">
            <text:p>1.6026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1.62305" calcext:value-type="float">
            <text:p>1.62305E+00</text:p>
          </table:table-cell>
          <table:table-cell office:value-type="float" office:value="565.4867" calcext:value-type="float">
            <text:p>5.65487E+02</text:p>
          </table:table-cell>
          <table:table-cell table:formula="of:=[.B81]/[.C81]" office:value-type="float" office:value="0.00287018244637761" calcext:value-type="float">
            <text:p>2.87018E-03</text:p>
          </table:table-cell>
          <table:table-cell table:formula="of:=[.D81]/[.$D$110]" office:value-type="float" office:value="0.0156474215755437" calcext:value-type="float">
            <text:p>1.56474E-02</text:p>
          </table:table-cell>
          <table:table-cell office:value-type="float" office:value="0.0155819" calcext:value-type="float">
            <text:p>1.55819E-02</text:p>
          </table:table-cell>
          <table:table-cell table:number-columns-repeated="14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1.64635" calcext:value-type="float">
            <text:p>1.64635E+00</text:p>
          </table:table-cell>
          <table:table-cell office:value-type="float" office:value="590.6194" calcext:value-type="float">
            <text:p>5.90619E+02</text:p>
          </table:table-cell>
          <table:table-cell table:formula="of:=[.B82]/[.C82]" office:value-type="float" office:value="0.0027874973290752" calcext:value-type="float">
            <text:p>2.78750E-03</text:p>
          </table:table-cell>
          <table:table-cell table:formula="of:=[.D82]/[.$D$110]" office:value-type="float" office:value="0.015196645740688" calcext:value-type="float">
            <text:p>1.51966E-02</text:p>
          </table:table-cell>
          <table:table-cell office:value-type="float" office:value="0.01512337" calcext:value-type="float">
            <text:p>1.51234E-02</text:p>
          </table:table-cell>
          <table:table-cell table:number-columns-repeated="14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1.66284" calcext:value-type="float">
            <text:p>1.66284E+00</text:p>
          </table:table-cell>
          <table:table-cell office:value-type="float" office:value="615.7522" calcext:value-type="float">
            <text:p>6.15752E+02</text:p>
          </table:table-cell>
          <table:table-cell table:formula="of:=[.B83]/[.C83]" office:value-type="float" office:value="0.00270050192268903" calcext:value-type="float">
            <text:p>2.70050E-03</text:p>
          </table:table-cell>
          <table:table-cell table:formula="of:=[.D83]/[.$D$110]" office:value-type="float" office:value="0.0147223714308516" calcext:value-type="float">
            <text:p>1.47224E-02</text:p>
          </table:table-cell>
          <table:table-cell office:value-type="float" office:value="0.01465142" calcext:value-type="float">
            <text:p>1.46514E-02</text:p>
          </table:table-cell>
          <table:table-cell table:number-columns-repeated="14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1.67177" calcext:value-type="float">
            <text:p>1.67177E+00</text:p>
          </table:table-cell>
          <table:table-cell office:value-type="float" office:value="640.8849" calcext:value-type="float">
            <text:p>6.40885E+02</text:p>
          </table:table-cell>
          <table:table-cell table:formula="of:=[.B84]/[.C84]" office:value-type="float" office:value="0.00260853391927318" calcext:value-type="float">
            <text:p>2.60853E-03</text:p>
          </table:table-cell>
          <table:table-cell table:formula="of:=[.D84]/[.$D$110]" office:value-type="float" office:value="0.0142209879307452" calcext:value-type="float">
            <text:p>1.42210E-02</text:p>
          </table:table-cell>
          <table:table-cell office:value-type="float" office:value="0.01416684" calcext:value-type="float">
            <text:p>1.41668E-02</text:p>
          </table:table-cell>
          <table:table-cell table:number-columns-repeated="14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1.67625" calcext:value-type="float">
            <text:p>1.67625E+00</text:p>
          </table:table-cell>
          <table:table-cell office:value-type="float" office:value="666.0176" calcext:value-type="float">
            <text:p>6.66018E+02</text:p>
          </table:table-cell>
          <table:table-cell table:formula="of:=[.B85]/[.C85]" office:value-type="float" office:value="0.00251682538119113" calcext:value-type="float">
            <text:p>2.51683E-03</text:p>
          </table:table-cell>
          <table:table-cell table:formula="of:=[.D85]/[.$D$110]" office:value-type="float" office:value="0.0137210189621322" calcext:value-type="float">
            <text:p>1.37210E-02</text:p>
          </table:table-cell>
          <table:table-cell office:value-type="float" office:value="0.01367041" calcext:value-type="float">
            <text:p>1.36704E-02</text:p>
          </table:table-cell>
          <table:table-cell table:number-columns-repeated="14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1.67187" calcext:value-type="float">
            <text:p>1.67187E+00</text:p>
          </table:table-cell>
          <table:table-cell office:value-type="float" office:value="691.1504" calcext:value-type="float">
            <text:p>6.91150E+02</text:p>
          </table:table-cell>
          <table:table-cell table:formula="of:=[.B86]/[.C86]" office:value-type="float" office:value="0.00241896698605687" calcext:value-type="float">
            <text:p>2.41897E-03</text:p>
          </table:table-cell>
          <table:table-cell table:formula="of:=[.D86]/[.$D$110]" office:value-type="float" office:value="0.0131875227151238" calcext:value-type="float">
            <text:p>1.31875E-02</text:p>
          </table:table-cell>
          <table:table-cell office:value-type="float" office:value="0.01316292" calcext:value-type="float">
            <text:p>1.31629E-02</text:p>
          </table:table-cell>
          <table:table-cell table:number-columns-repeated="14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1.66287" calcext:value-type="float">
            <text:p>1.66287E+00</text:p>
          </table:table-cell>
          <table:table-cell office:value-type="float" office:value="716.2831" calcext:value-type="float">
            <text:p>7.16283E+02</text:p>
          </table:table-cell>
          <table:table-cell table:formula="of:=[.B87]/[.C87]" office:value-type="float" office:value="0.00232152622336057" calcext:value-type="float">
            <text:p>2.32153E-03</text:p>
          </table:table-cell>
          <table:table-cell table:formula="of:=[.D87]/[.$D$110]" office:value-type="float" office:value="0.0126563032818519" calcext:value-type="float">
            <text:p>1.26563E-02</text:p>
          </table:table-cell>
          <table:table-cell office:value-type="float" office:value="0.01264519" calcext:value-type="float">
            <text:p>1.26452E-02</text:p>
          </table:table-cell>
          <table:table-cell table:number-columns-repeated="14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1.65136" calcext:value-type="float">
            <text:p>1.65136E+00</text:p>
          </table:table-cell>
          <table:table-cell office:value-type="float" office:value="741.4159" calcext:value-type="float">
            <text:p>7.41416E+02</text:p>
          </table:table-cell>
          <table:table-cell table:formula="of:=[.B88]/[.C88]" office:value-type="float" office:value="0.00222730588863821" calcext:value-type="float">
            <text:p>2.22731E-03</text:p>
          </table:table-cell>
          <table:table-cell table:formula="of:=[.D88]/[.$D$110]" office:value-type="float" office:value="0.0121426407095474" calcext:value-type="float">
            <text:p>1.21426E-02</text:p>
          </table:table-cell>
          <table:table-cell office:value-type="float" office:value="0.01211807" calcext:value-type="float">
            <text:p>1.21181E-02</text:p>
          </table:table-cell>
          <table:table-cell table:number-columns-repeated="14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1.63535" calcext:value-type="float">
            <text:p>1.63535E+00</text:p>
          </table:table-cell>
          <table:table-cell office:value-type="float" office:value="766.5486" calcext:value-type="float">
            <text:p>7.66549E+02</text:p>
          </table:table-cell>
          <table:table-cell table:formula="of:=[.B89]/[.C89]" office:value-type="float" office:value="0.00213339376003035" calcext:value-type="float">
            <text:p>2.13339E-03</text:p>
          </table:table-cell>
          <table:table-cell table:formula="of:=[.D89]/[.$D$110]" office:value-type="float" office:value="0.0116306583896644" calcext:value-type="float">
            <text:p>1.16307E-02</text:p>
          </table:table-cell>
          <table:table-cell office:value-type="float" office:value="0.01158237" calcext:value-type="float">
            <text:p>1.15824E-02</text:p>
          </table:table-cell>
          <table:table-cell table:number-columns-repeated="14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1.61079" calcext:value-type="float">
            <text:p>1.61079E+00</text:p>
          </table:table-cell>
          <table:table-cell office:value-type="float" office:value="791.6813" calcext:value-type="float">
            <text:p>7.91681E+02</text:p>
          </table:table-cell>
          <table:table-cell table:formula="of:=[.B90]/[.C90]" office:value-type="float" office:value="0.00203464449646594" calcext:value-type="float">
            <text:p>2.03464E-03</text:p>
          </table:table-cell>
          <table:table-cell table:formula="of:=[.D90]/[.$D$110]" office:value-type="float" office:value="0.0110923053803576" calcext:value-type="float">
            <text:p>1.10923E-02</text:p>
          </table:table-cell>
          <table:table-cell office:value-type="float" office:value="0.01103897" calcext:value-type="float">
            <text:p>1.10390E-02</text:p>
          </table:table-cell>
          <table:table-cell table:number-columns-repeated="14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1.57725" calcext:value-type="float">
            <text:p>1.57725E+00</text:p>
          </table:table-cell>
          <table:table-cell office:value-type="float" office:value="816.8141" calcext:value-type="float">
            <text:p>8.16814E+02</text:p>
          </table:table-cell>
          <table:table-cell table:formula="of:=[.B91]/[.C91]" office:value-type="float" office:value="0.00193097792998431" calcext:value-type="float">
            <text:p>1.93098E-03</text:p>
          </table:table-cell>
          <table:table-cell table:formula="of:=[.D91]/[.$D$110]" office:value-type="float" office:value="0.0105271446286171" calcext:value-type="float">
            <text:p>1.05271E-02</text:p>
          </table:table-cell>
          <table:table-cell office:value-type="float" office:value="0.01048872" calcext:value-type="float">
            <text:p>1.04887E-02</text:p>
          </table:table-cell>
          <table:table-cell table:number-columns-repeated="14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1.54286" calcext:value-type="float">
            <text:p>1.54286E+00</text:p>
          </table:table-cell>
          <table:table-cell office:value-type="float" office:value="841.9468" calcext:value-type="float">
            <text:p>8.41947E+02</text:p>
          </table:table-cell>
          <table:table-cell table:formula="of:=[.B92]/[.C92]" office:value-type="float" office:value="0.00183249107900879" calcext:value-type="float">
            <text:p>1.83249E-03</text:p>
          </table:table-cell>
          <table:table-cell table:formula="of:=[.D92]/[.$D$110]" office:value-type="float" office:value="0.00999022221840358" calcext:value-type="float">
            <text:p>9.99022E-03</text:p>
          </table:table-cell>
          <table:table-cell office:value-type="float" office:value="0.009932492" calcext:value-type="float">
            <text:p>9.93249E-03</text:p>
          </table:table-cell>
          <table:table-cell table:number-columns-repeated="14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1.49852" calcext:value-type="float">
            <text:p>1.49852E+00</text:p>
          </table:table-cell>
          <table:table-cell office:value-type="float" office:value="867.0796" calcext:value-type="float">
            <text:p>8.67080E+02</text:p>
          </table:table-cell>
          <table:table-cell table:formula="of:=[.B93]/[.C93]" office:value-type="float" office:value="0.00172823809947783" calcext:value-type="float">
            <text:p>1.72824E-03</text:p>
          </table:table-cell>
          <table:table-cell table:formula="of:=[.D93]/[.$D$110]" office:value-type="float" office:value="0.00942186450884883" calcext:value-type="float">
            <text:p>9.42186E-03</text:p>
          </table:table-cell>
          <table:table-cell office:value-type="float" office:value="0.009371144" calcext:value-type="float">
            <text:p>9.37114E-03</text:p>
          </table:table-cell>
          <table:table-cell table:number-columns-repeated="14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1.45119" calcext:value-type="float">
            <text:p>1.45119E+00</text:p>
          </table:table-cell>
          <table:table-cell office:value-type="float" office:value="892.2123" calcext:value-type="float">
            <text:p>8.92212E+02</text:p>
          </table:table-cell>
          <table:table-cell table:formula="of:=[.B94]/[.C94]" office:value-type="float" office:value="0.00162650750275467" calcext:value-type="float">
            <text:p>1.62651E-03</text:p>
          </table:table-cell>
          <table:table-cell table:formula="of:=[.D94]/[.$D$110]" office:value-type="float" office:value="0.00886725811577163" calcext:value-type="float">
            <text:p>8.86726E-03</text:p>
          </table:table-cell>
          <table:table-cell office:value-type="float" office:value="0.008805543" calcext:value-type="float">
            <text:p>8.80554E-03</text:p>
          </table:table-cell>
          <table:table-cell table:number-columns-repeated="14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1.39747" calcext:value-type="float">
            <text:p>1.39747E+00</text:p>
          </table:table-cell>
          <table:table-cell office:value-type="float" office:value="917.3451" calcext:value-type="float">
            <text:p>9.17345E+02</text:p>
          </table:table-cell>
          <table:table-cell table:formula="of:=[.B95]/[.C95]" office:value-type="float" office:value="0.00152338525599581" calcext:value-type="float">
            <text:p>1.52339E-03</text:p>
          </table:table-cell>
          <table:table-cell table:formula="of:=[.D95]/[.$D$110]" office:value-type="float" office:value="0.00830506484095398" calcext:value-type="float">
            <text:p>8.30506E-03</text:p>
          </table:table-cell>
          <table:table-cell office:value-type="float" office:value="0.008236546" calcext:value-type="float">
            <text:p>8.23655E-03</text:p>
          </table:table-cell>
          <table:table-cell table:number-columns-repeated="14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1.33807" calcext:value-type="float">
            <text:p>1.33807E+00</text:p>
          </table:table-cell>
          <table:table-cell office:value-type="float" office:value="942.4778" calcext:value-type="float">
            <text:p>9.42478E+02</text:p>
          </table:table-cell>
          <table:table-cell table:formula="of:=[.B96]/[.C96]" office:value-type="float" office:value="0.00141973635877683" calcext:value-type="float">
            <text:p>1.41974E-03</text:p>
          </table:table-cell>
          <table:table-cell table:formula="of:=[.D96]/[.$D$110]" office:value-type="float" office:value="0.00774000041702777" calcext:value-type="float">
            <text:p>7.74000E-03</text:p>
          </table:table-cell>
          <table:table-cell office:value-type="float" office:value="0.007664988" calcext:value-type="float">
            <text:p>7.66499E-03</text:p>
          </table:table-cell>
          <table:table-cell table:number-columns-repeated="14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26982" calcext:value-type="float">
            <text:p>1.26982E+00</text:p>
          </table:table-cell>
          <table:table-cell office:value-type="float" office:value="967.6105" calcext:value-type="float">
            <text:p>9.67611E+02</text:p>
          </table:table-cell>
          <table:table-cell table:formula="of:=[.B97]/[.C97]" office:value-type="float" office:value="0.0013123255690177" calcext:value-type="float">
            <text:p>1.31233E-03</text:p>
          </table:table-cell>
          <table:table-cell table:formula="of:=[.D97]/[.$D$110]" office:value-type="float" office:value="0.007154427220716" calcext:value-type="float">
            <text:p>7.15443E-03</text:p>
          </table:table-cell>
          <table:table-cell office:value-type="float" office:value="0.007091675" calcext:value-type="float">
            <text:p>7.09168E-03</text:p>
          </table:table-cell>
          <table:table-cell table:number-columns-repeated="14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19962" calcext:value-type="float">
            <text:p>1.19962E+00</text:p>
          </table:table-cell>
          <table:table-cell office:value-type="float" office:value="992.7433" calcext:value-type="float">
            <text:p>9.92743E+02</text:p>
          </table:table-cell>
          <table:table-cell table:formula="of:=[.B98]/[.C98]" office:value-type="float" office:value="0.00120838891584562" calcext:value-type="float">
            <text:p>1.20839E-03</text:p>
          </table:table-cell>
          <table:table-cell table:formula="of:=[.D98]/[.$D$110]" office:value-type="float" office:value="0.00658779403285465" calcext:value-type="float">
            <text:p>6.58779E-03</text:p>
          </table:table-cell>
          <table:table-cell office:value-type="float" office:value="0.006517356" calcext:value-type="float">
            <text:p>6.51736E-03</text:p>
          </table:table-cell>
          <table:table-cell table:number-columns-repeated="14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12415" calcext:value-type="float">
            <text:p>1.12415E+00</text:p>
          </table:table-cell>
          <table:table-cell office:value-type="float" office:value="1017.876" calcext:value-type="float">
            <text:p>1.01788E+03</text:p>
          </table:table-cell>
          <table:table-cell table:formula="of:=[.B99]/[.C99]" office:value-type="float" office:value="0.0011044076095713" calcext:value-type="float">
            <text:p>1.10441E-03</text:p>
          </table:table-cell>
          <table:table-cell table:formula="of:=[.D99]/[.$D$110]" office:value-type="float" office:value="0.00602091740893015" calcext:value-type="float">
            <text:p>6.02092E-03</text:p>
          </table:table-cell>
          <table:table-cell office:value-type="float" office:value="0.005942695" calcext:value-type="float">
            <text:p>5.94270E-03</text:p>
          </table:table-cell>
          <table:table-cell table:number-columns-repeated="14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04357" calcext:value-type="float">
            <text:p>1.04357E+00</text:p>
          </table:table-cell>
          <table:table-cell office:value-type="float" office:value="1043.009" calcext:value-type="float">
            <text:p>1.04301E+03</text:p>
          </table:table-cell>
          <table:table-cell table:formula="of:=[.B100]/[.C100]" office:value-type="float" office:value="0.00100053786688322" calcext:value-type="float">
            <text:p>1.00054E-03</text:p>
          </table:table-cell>
          <table:table-cell table:formula="of:=[.D100]/[.$D$110]" office:value-type="float" office:value="0.00545464899807183" calcext:value-type="float">
            <text:p>5.45465E-03</text:p>
          </table:table-cell>
          <table:table-cell office:value-type="float" office:value="0.005368212" calcext:value-type="float">
            <text:p>5.36821E-03</text:p>
          </table:table-cell>
          <table:table-cell table:number-columns-repeated="14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957687" calcext:value-type="float">
            <text:p>9.57687E-01</text:p>
          </table:table-cell>
          <table:table-cell office:value-type="float" office:value="1068.142" calcext:value-type="float">
            <text:p>1.06814E+03</text:p>
          </table:table-cell>
          <table:table-cell table:formula="of:=[.B101]/[.C101]" office:value-type="float" office:value="0.000896591464430759" calcext:value-type="float">
            <text:p>8.96591E-04</text:p>
          </table:table-cell>
          <table:table-cell table:formula="of:=[.D101]/[.$D$110]" office:value-type="float" office:value="0.00488796265989582" calcext:value-type="float">
            <text:p>4.88796E-03</text:p>
          </table:table-cell>
          <table:table-cell office:value-type="float" office:value="0.0047942" calcext:value-type="float">
            <text:p>4.79420E-03</text:p>
          </table:table-cell>
          <table:table-cell table:number-columns-repeated="14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863353" calcext:value-type="float">
            <text:p>8.63353E-01</text:p>
          </table:table-cell>
          <table:table-cell office:value-type="float" office:value="1093.274" calcext:value-type="float">
            <text:p>1.09327E+03</text:p>
          </table:table-cell>
          <table:table-cell table:formula="of:=[.B102]/[.C102]" office:value-type="float" office:value="0.000789694989545164" calcext:value-type="float">
            <text:p>7.89695E-04</text:p>
          </table:table-cell>
          <table:table-cell table:formula="of:=[.D102]/[.$D$110]" office:value-type="float" office:value="0.00430519336256929" calcext:value-type="float">
            <text:p>4.30519E-03</text:p>
          </table:table-cell>
          <table:table-cell office:value-type="float" office:value="0.004220586" calcext:value-type="float">
            <text:p>4.22059E-03</text:p>
          </table:table-cell>
          <table:table-cell table:number-columns-repeated="14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763971" calcext:value-type="float">
            <text:p>7.63971E-01</text:p>
          </table:table-cell>
          <table:table-cell office:value-type="float" office:value="1118.407" calcext:value-type="float">
            <text:p>1.11841E+03</text:p>
          </table:table-cell>
          <table:table-cell table:formula="of:=[.B103]/[.C103]" office:value-type="float" office:value="0.00068308853574772" calcext:value-type="float">
            <text:p>6.83089E-04</text:p>
          </table:table-cell>
          <table:table-cell table:formula="of:=[.D103]/[.$D$110]" office:value-type="float" office:value="0.00372400517805244" calcext:value-type="float">
            <text:p>3.72401E-03</text:p>
          </table:table-cell>
          <table:table-cell office:value-type="float" office:value="0.003646705" calcext:value-type="float">
            <text:p>3.64671E-03</text:p>
          </table:table-cell>
          <table:table-cell table:number-columns-repeated="14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656149" calcext:value-type="float">
            <text:p>6.56149E-01</text:p>
          </table:table-cell>
          <table:table-cell office:value-type="float" office:value="1143.54" calcext:value-type="float">
            <text:p>1.14354E+03</text:p>
          </table:table-cell>
          <table:table-cell table:formula="of:=[.B104]/[.C104]" office:value-type="float" office:value="0.000573787536946675" calcext:value-type="float">
            <text:p>5.73788E-04</text:p>
          </table:table-cell>
          <table:table-cell table:formula="of:=[.D104]/[.$D$110]" office:value-type="float" office:value="0.00312812709754001" calcext:value-type="float">
            <text:p>3.12813E-03</text:p>
          </table:table-cell>
          <table:table-cell office:value-type="float" office:value="0.003070945" calcext:value-type="float">
            <text:p>3.07095E-03</text:p>
          </table:table-cell>
          <table:table-cell table:number-columns-repeated="14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540161" calcext:value-type="float">
            <text:p>5.40161E-01</text:p>
          </table:table-cell>
          <table:table-cell office:value-type="float" office:value="1168.672" calcext:value-type="float">
            <text:p>1.16867E+03</text:p>
          </table:table-cell>
          <table:table-cell table:formula="of:=[.B105]/[.C105]" office:value-type="float" office:value="0.000462200685906739" calcext:value-type="float">
            <text:p>4.62201E-04</text:p>
          </table:table-cell>
          <table:table-cell table:formula="of:=[.D105]/[.$D$110]" office:value-type="float" office:value="0.00251978719820263" calcext:value-type="float">
            <text:p>2.51979E-03</text:p>
          </table:table-cell>
          <table:table-cell office:value-type="float" office:value="0.00249016" calcext:value-type="float">
            <text:p>2.49016E-03</text:p>
          </table:table-cell>
          <table:table-cell table:number-columns-repeated="14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418631" calcext:value-type="float">
            <text:p>4.18631E-01</text:p>
          </table:table-cell>
          <table:table-cell office:value-type="float" office:value="1193.805" calcext:value-type="float">
            <text:p>1.19381E+03</text:p>
          </table:table-cell>
          <table:table-cell table:formula="of:=[.B106]/[.C106]" office:value-type="float" office:value="0.000350669497949833" calcext:value-type="float">
            <text:p>3.50669E-04</text:p>
          </table:table-cell>
          <table:table-cell table:formula="of:=[.D106]/[.$D$110]" office:value-type="float" office:value="0.00191175075822459" calcext:value-type="float">
            <text:p>1.91175E-03</text:p>
          </table:table-cell>
          <table:table-cell office:value-type="float" office:value="0.001898731" calcext:value-type="float">
            <text:p>1.89873E-03</text:p>
          </table:table-cell>
          <table:table-cell table:number-columns-repeated="14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286163" calcext:value-type="float">
            <text:p>2.86163E-01</text:p>
          </table:table-cell>
          <table:table-cell office:value-type="float" office:value="1218.938" calcext:value-type="float">
            <text:p>1.21894E+03</text:p>
          </table:table-cell>
          <table:table-cell table:formula="of:=[.B107]/[.C107]" office:value-type="float" office:value="0.000234764196374221" calcext:value-type="float">
            <text:p>2.34764E-04</text:p>
          </table:table-cell>
          <table:table-cell table:formula="of:=[.D107]/[.$D$110]" office:value-type="float" office:value="0.00127986788998286" calcext:value-type="float">
            <text:p>1.27987E-03</text:p>
          </table:table-cell>
          <table:table-cell office:value-type="float" office:value="0.00128704" calcext:value-type="float">
            <text:p>1.28704E-03</text:p>
          </table:table-cell>
          <table:table-cell table:number-columns-repeated="14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41209" calcext:value-type="float">
            <text:p>1.41209E-01</text:p>
          </table:table-cell>
          <table:table-cell office:value-type="float" office:value="1244.071" calcext:value-type="float">
            <text:p>1.24407E+03</text:p>
          </table:table-cell>
          <table:table-cell table:formula="of:=[.B108]/[.C108]" office:value-type="float" office:value="0.000113505579665469" calcext:value-type="float">
            <text:p>1.13506E-04</text:p>
          </table:table-cell>
          <table:table-cell table:formula="of:=[.D108]/[.$D$110]" office:value-type="float" office:value="0.000618800264228358" calcext:value-type="float">
            <text:p>6.18800E-04</text:p>
          </table:table-cell>
          <table:table-cell office:value-type="float" office:value="0.0006390045" calcext:value-type="float">
            <text:p>6.39005E-04</text:p>
          </table:table-cell>
          <table:table-cell table:number-columns-repeated="14"/>
        </table:table-row>
        <table:table-row table:style-name="ro1">
          <table:table-cell table:style-name="ce1" table:number-columns-repeated="2"/>
          <table:table-cell table:number-columns-repeated="18"/>
        </table:table-row>
        <table:table-row table:style-name="ro1">
          <table:table-cell table:style-name="ce1" table:number-columns-repeated="2"/>
          <table:table-cell/>
          <table:table-cell table:formula="of:=SUM([.D9:.D108])" office:value-type="float" office:value="0.183428460243162" calcext:value-type="float">
            <text:p>1.83428E-01</text:p>
          </table:table-cell>
          <table:table-cell table:style-name="ce11" table:formula="of:=SUM([.E9:.E108])" office:value-type="float" office:value="1" calcext:value-type="float">
            <text:p>1.00000E+00</text:p>
          </table:table-cell>
          <table:table-cell table:number-columns-repeated="15"/>
        </table:table-row>
        <table:table-row table:style-name="ro1" table:number-rows-repeated="104846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upled7" table:style-name="ta1">
        <table:shapes>
          <draw:frame draw:z-index="0" draw:style-name="gr1" draw:text-style-name="P1" svg:width="18.082cm" svg:height="10.162cm" svg:x="23.788cm" svg:y="0.754cm">
            <draw:object draw:notify-on-update-of-ranges="coupled7.A9:coupled7.A58 coupled7.E9:coupled7.E58 coupled7.A59:coupled7.A108 coupled7.F59:coupled7.F108 coupled7.A9:coupled7.A58 coupled7.F9:coupled7.F58 coupled7.A59:coupled7.A108 coupled7.E59:coupled7.E10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7.A9:coupled7.A58 coupled7.G8:coupled7.G8 coupled7.G9:coupled7.G5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7.A9:coupled7.A58 coupled7.H8:coupled7.H8 coupled7.H9:coupled7.H5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0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100.0 kW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Flux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power [W/m3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246182" calcext:value-type="float">
            <text:p>2.46182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195905420578894" calcext:value-type="float">
            <text:p>1.95905E-03</text:p>
          </table:table-cell>
          <table:table-cell table:formula="of:=[.D9]/[.$D$110]" office:value-type="float" office:value="0.0106802085303007" calcext:value-type="float">
            <text:p>1.06802E-02</text:p>
          </table:table-cell>
          <table:table-cell office:value-type="float" office:value="0.00930951" calcext:value-type="float">
            <text:p>9.30951E-03</text:p>
          </table:table-cell>
          <table:table-cell office:value-type="float" office:value="547.6914" calcext:value-type="float">
            <text:p>5.47691E+02</text:p>
          </table:table-cell>
          <table:table-cell office:value-type="float" office:value="58959.74" calcext:value-type="float">
            <text:p>5.89597E+04</text:p>
          </table:table-cell>
          <table:table-cell table:number-columns-repeated="10"/>
          <table:table-cell office:value-type="string" calcext:value-type="string">
            <text:p>Serpent</text:p>
          </table:table-cell>
          <table:table-cell table:style-name="ce1" office:value-type="float" office:value="0.791236" calcext:value-type="float">
            <text:p>7.91236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074935" calcext:value-type="float">
            <text:p>7.49350E-02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198771270727611" calcext:value-type="float">
            <text:p>1.98771E-03</text:p>
          </table:table-cell>
          <table:table-cell table:formula="of:=[.D10]/[.$D$110]" office:value-type="float" office:value="0.0108364465614611" calcext:value-type="float">
            <text:p>1.08364E-02</text:p>
          </table:table-cell>
          <table:table-cell office:value-type="float" office:value="0.009303" calcext:value-type="float">
            <text:p>9.30300E-03</text:p>
          </table:table-cell>
          <table:table-cell office:value-type="float" office:value="547.1554" calcext:value-type="float">
            <text:p>5.47155E+02</text:p>
          </table:table-cell>
          <table:table-cell office:value-type="float" office:value="58919.17" calcext:value-type="float">
            <text:p>5.89192E+04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7875591" calcext:value-type="float">
            <text:p>7.87559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12437" calcext:value-type="float">
            <text:p>1.2437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197941012400558" calcext:value-type="float">
            <text:p>1.97941E-03</text:p>
          </table:table-cell>
          <table:table-cell table:formula="of:=[.D11]/[.$D$110]" office:value-type="float" office:value="0.0107911832295903" calcext:value-type="float">
            <text:p>1.07912E-02</text:p>
          </table:table-cell>
          <table:table-cell office:value-type="float" office:value="0.009289985" calcext:value-type="float">
            <text:p>9.28999E-03</text:p>
          </table:table-cell>
          <table:table-cell office:value-type="float" office:value="546.0839" calcext:value-type="float">
            <text:p>5.46084E+02</text:p>
          </table:table-cell>
          <table:table-cell office:value-type="float" office:value="58838.07" calcext:value-type="float">
            <text:p>5.88381E+04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172788" calcext:value-type="float">
            <text:p>1.72788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196429040367266" calcext:value-type="float">
            <text:p>1.96429E-03</text:p>
          </table:table-cell>
          <table:table-cell table:formula="of:=[.D12]/[.$D$110]" office:value-type="float" office:value="0.010708754797749" calcext:value-type="float">
            <text:p>1.07088E-02</text:p>
          </table:table-cell>
          <table:table-cell office:value-type="float" office:value="0.00927047" calcext:value-type="float">
            <text:p>9.27047E-03</text:p>
          </table:table-cell>
          <table:table-cell office:value-type="float" office:value="544.4782" calcext:value-type="float">
            <text:p>5.44478E+02</text:p>
          </table:table-cell>
          <table:table-cell office:value-type="float" office:value="58716.49" calcext:value-type="float">
            <text:p>5.87165E+04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0.464703324924546" calcext:value-type="float">
            <text:p>0.464703324924546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221793" calcext:value-type="float">
            <text:p>2.21793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196108129902305" calcext:value-type="float">
            <text:p>1.96108E-03</text:p>
          </table:table-cell>
          <table:table-cell table:formula="of:=[.D13]/[.$D$110]" office:value-type="float" office:value="0.010691259668338" calcext:value-type="float">
            <text:p>1.06913E-02</text:p>
          </table:table-cell>
          <table:table-cell office:value-type="float" office:value="0.009244466" calcext:value-type="float">
            <text:p>9.24447E-03</text:p>
          </table:table-cell>
          <table:table-cell office:value-type="float" office:value="542.3397" calcext:value-type="float">
            <text:p>5.42340E+02</text:p>
          </table:table-cell>
          <table:table-cell office:value-type="float" office:value="58554.51" calcext:value-type="float">
            <text:p>5.85545E+04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269271" calcext:value-type="float">
            <text:p>2.69271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194799106706861" calcext:value-type="float">
            <text:p>1.94799E-03</text:p>
          </table:table-cell>
          <table:table-cell table:formula="of:=[.D14]/[.$D$110]" office:value-type="float" office:value="0.0106198954321824" calcext:value-type="float">
            <text:p>1.06199E-02</text:p>
          </table:table-cell>
          <table:table-cell office:value-type="float" office:value="0.009211984" calcext:value-type="float">
            <text:p>9.21198E-03</text:p>
          </table:table-cell>
          <table:table-cell office:value-type="float" office:value="539.6708" calcext:value-type="float">
            <text:p>5.39671E+02</text:p>
          </table:table-cell>
          <table:table-cell office:value-type="float" office:value="58352.25" calcext:value-type="float">
            <text:p>5.83523E+04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314899" calcext:value-type="float">
            <text:p>3.14899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192760530549183" calcext:value-type="float">
            <text:p>1.92761E-03</text:p>
          </table:table-cell>
          <table:table-cell table:formula="of:=[.D15]/[.$D$110]" office:value-type="float" office:value="0.0105087580353479" calcext:value-type="float">
            <text:p>1.05088E-02</text:p>
          </table:table-cell>
          <table:table-cell office:value-type="float" office:value="0.009173037" calcext:value-type="float">
            <text:p>9.17304E-03</text:p>
          </table:table-cell>
          <table:table-cell office:value-type="float" office:value="536.4741" calcext:value-type="float">
            <text:p>5.36474E+02</text:p>
          </table:table-cell>
          <table:table-cell office:value-type="float" office:value="58109.81" calcext:value-type="float">
            <text:p>5.81098E+04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360805" calcext:value-type="float">
            <text:p>3.60805E-01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191412956058391" calcext:value-type="float">
            <text:p>1.91413E-03</text:p>
          </table:table-cell>
          <table:table-cell table:formula="of:=[.D16]/[.$D$110]" office:value-type="float" office:value="0.0104352920917858" calcext:value-type="float">
            <text:p>1.04353E-02</text:p>
          </table:table-cell>
          <table:table-cell office:value-type="float" office:value="0.009127638" calcext:value-type="float">
            <text:p>9.12764E-03</text:p>
          </table:table-cell>
          <table:table-cell office:value-type="float" office:value="532.7531" calcext:value-type="float">
            <text:p>5.32753E+02</text:p>
          </table:table-cell>
          <table:table-cell office:value-type="float" office:value="57827.3" calcext:value-type="float">
            <text:p>5.78273E+04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404394" calcext:value-type="float">
            <text:p>4.04394E-01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189297953501479" calcext:value-type="float">
            <text:p>1.89298E-03</text:p>
          </table:table-cell>
          <table:table-cell table:formula="of:=[.D17]/[.$D$110]" office:value-type="float" office:value="0.0103199881441809" calcext:value-type="float">
            <text:p>1.03200E-02</text:p>
          </table:table-cell>
          <table:table-cell office:value-type="float" office:value="0.009075797" calcext:value-type="float">
            <text:p>9.07580E-03</text:p>
          </table:table-cell>
          <table:table-cell office:value-type="float" office:value="528.5114" calcext:value-type="float">
            <text:p>5.28511E+02</text:p>
          </table:table-cell>
          <table:table-cell office:value-type="float" office:value="57504.83" calcext:value-type="float">
            <text:p>5.75048E+04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447997" calcext:value-type="float">
            <text:p>4.47997E-01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187634077592237" calcext:value-type="float">
            <text:p>1.87634E-03</text:p>
          </table:table-cell>
          <table:table-cell table:formula="of:=[.D18]/[.$D$110]" office:value-type="float" office:value="0.0102292783433661" calcext:value-type="float">
            <text:p>1.02293E-02</text:p>
          </table:table-cell>
          <table:table-cell office:value-type="float" office:value="0.009017523" calcext:value-type="float">
            <text:p>9.01752E-03</text:p>
          </table:table-cell>
          <table:table-cell office:value-type="float" office:value="523.7537" calcext:value-type="float">
            <text:p>5.23754E+02</text:p>
          </table:table-cell>
          <table:table-cell office:value-type="float" office:value="57142.49" calcext:value-type="float">
            <text:p>5.71425E+04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489722" calcext:value-type="float">
            <text:p>4.89722E-01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185575409501853" calcext:value-type="float">
            <text:p>1.85575E-03</text:p>
          </table:table-cell>
          <table:table-cell table:formula="of:=[.D19]/[.$D$110]" office:value-type="float" office:value="0.0101170455912809" calcext:value-type="float">
            <text:p>1.01170E-02</text:p>
          </table:table-cell>
          <table:table-cell office:value-type="float" office:value="0.008952821" calcext:value-type="float">
            <text:p>8.95282E-03</text:p>
          </table:table-cell>
          <table:table-cell office:value-type="float" office:value="518.4846" calcext:value-type="float">
            <text:p>5.18485E+02</text:p>
          </table:table-cell>
          <table:table-cell office:value-type="float" office:value="56740.32" calcext:value-type="float">
            <text:p>5.67403E+04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0.527768" calcext:value-type="float">
            <text:p>5.27768E-01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182601941344479" calcext:value-type="float">
            <text:p>1.82602E-03</text:p>
          </table:table-cell>
          <table:table-cell table:formula="of:=[.D20]/[.$D$110]" office:value-type="float" office:value="0.00995494053117018" calcext:value-type="float">
            <text:p>9.95494E-03</text:p>
          </table:table-cell>
          <table:table-cell office:value-type="float" office:value="0.008881686" calcext:value-type="float">
            <text:p>8.88169E-03</text:p>
          </table:table-cell>
          <table:table-cell office:value-type="float" office:value="512.7099" calcext:value-type="float">
            <text:p>5.12710E+02</text:p>
          </table:table-cell>
          <table:table-cell office:value-type="float" office:value="56298.33" calcext:value-type="float">
            <text:p>5.62983E+04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0.565492" calcext:value-type="float">
            <text:p>5.65492E-01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180001674309817" calcext:value-type="float">
            <text:p>1.80002E-03</text:p>
          </table:table-cell>
          <table:table-cell table:formula="of:=[.D21]/[.$D$110]" office:value-type="float" office:value="0.00981318133899166" calcext:value-type="float">
            <text:p>9.81318E-03</text:p>
          </table:table-cell>
          <table:table-cell office:value-type="float" office:value="0.008804108" calcext:value-type="float">
            <text:p>8.80411E-03</text:p>
          </table:table-cell>
          <table:table-cell office:value-type="float" office:value="506.4354" calcext:value-type="float">
            <text:p>5.06435E+02</text:p>
          </table:table-cell>
          <table:table-cell office:value-type="float" office:value="55816.48" calcext:value-type="float">
            <text:p>5.58165E+04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0.602053" calcext:value-type="float">
            <text:p>6.02053E-01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17744391261804" calcext:value-type="float">
            <text:p>1.77444E-03</text:p>
          </table:table-cell>
          <table:table-cell table:formula="of:=[.D22]/[.$D$110]" office:value-type="float" office:value="0.00967373941768969" calcext:value-type="float">
            <text:p>9.67374E-03</text:p>
          </table:table-cell>
          <table:table-cell office:value-type="float" office:value="0.008720067" calcext:value-type="float">
            <text:p>8.72007E-03</text:p>
          </table:table-cell>
          <table:table-cell office:value-type="float" office:value="499.6677" calcext:value-type="float">
            <text:p>4.99668E+02</text:p>
          </table:table-cell>
          <table:table-cell office:value-type="float" office:value="55294.62" calcext:value-type="float">
            <text:p>5.52946E+04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0.635757" calcext:value-type="float">
            <text:p>6.35757E-01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174454969709792" calcext:value-type="float">
            <text:p>1.74455E-03</text:p>
          </table:table-cell>
          <table:table-cell table:formula="of:=[.D23]/[.$D$110]" office:value-type="float" office:value="0.00951079071800123" calcext:value-type="float">
            <text:p>9.51079E-03</text:p>
          </table:table-cell>
          <table:table-cell office:value-type="float" office:value="0.008629531" calcext:value-type="float">
            <text:p>8.62953E-03</text:p>
          </table:table-cell>
          <table:table-cell office:value-type="float" office:value="492.414" calcext:value-type="float">
            <text:p>4.92414E+02</text:p>
          </table:table-cell>
          <table:table-cell office:value-type="float" office:value="54732.57" calcext:value-type="float">
            <text:p>5.47326E+04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0.66621" calcext:value-type="float">
            <text:p>6.66210E-01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171017115573439" calcext:value-type="float">
            <text:p>1.71017E-03</text:p>
          </table:table-cell>
          <table:table-cell table:formula="of:=[.D24]/[.$D$110]" office:value-type="float" office:value="0.00932336864992109" calcext:value-type="float">
            <text:p>9.32337E-03</text:p>
          </table:table-cell>
          <table:table-cell office:value-type="float" office:value="0.008532453" calcext:value-type="float">
            <text:p>8.53245E-03</text:p>
          </table:table-cell>
          <table:table-cell office:value-type="float" office:value="484.682" calcext:value-type="float">
            <text:p>4.84682E+02</text:p>
          </table:table-cell>
          <table:table-cell office:value-type="float" office:value="54130.02" calcext:value-type="float">
            <text:p>5.41300E+04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0.697706" calcext:value-type="float">
            <text:p>6.97706E-01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16824752550217" calcext:value-type="float">
            <text:p>1.68248E-03</text:p>
          </table:table-cell>
          <table:table-cell table:formula="of:=[.D25]/[.$D$110]" office:value-type="float" office:value="0.00917237844547858" calcext:value-type="float">
            <text:p>9.17238E-03</text:p>
          </table:table-cell>
          <table:table-cell office:value-type="float" office:value="0.008428773" calcext:value-type="float">
            <text:p>8.42877E-03</text:p>
          </table:table-cell>
          <table:table-cell office:value-type="float" office:value="476.4797" calcext:value-type="float">
            <text:p>4.76480E+02</text:p>
          </table:table-cell>
          <table:table-cell office:value-type="float" office:value="53486.57" calcext:value-type="float">
            <text:p>5.34866E+04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0.72613" calcext:value-type="float">
            <text:p>7.26130E-01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165095959056257" calcext:value-type="float">
            <text:p>1.65096E-03</text:p>
          </table:table-cell>
          <table:table-cell table:formula="of:=[.D26]/[.$D$110]" office:value-type="float" office:value="0.00900056397122876" calcext:value-type="float">
            <text:p>9.00056E-03</text:p>
          </table:table-cell>
          <table:table-cell office:value-type="float" office:value="0.008318414" calcext:value-type="float">
            <text:p>8.31841E-03</text:p>
          </table:table-cell>
          <table:table-cell office:value-type="float" office:value="467.8161" calcext:value-type="float">
            <text:p>4.67816E+02</text:p>
          </table:table-cell>
          <table:table-cell office:value-type="float" office:value="52801.71" calcext:value-type="float">
            <text:p>5.28017E+04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0.750269" calcext:value-type="float">
            <text:p>7.50269E-01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161363544957079" calcext:value-type="float">
            <text:p>1.61364E-03</text:p>
          </table:table-cell>
          <table:table-cell table:formula="of:=[.D27]/[.$D$110]" office:value-type="float" office:value="0.00879708332846317" calcext:value-type="float">
            <text:p>8.79708E-03</text:p>
          </table:table-cell>
          <table:table-cell office:value-type="float" office:value="0.008201283" calcext:value-type="float">
            <text:p>8.20128E-03</text:p>
          </table:table-cell>
          <table:table-cell office:value-type="float" office:value="458.7004" calcext:value-type="float">
            <text:p>4.58700E+02</text:p>
          </table:table-cell>
          <table:table-cell office:value-type="float" office:value="52074.82" calcext:value-type="float">
            <text:p>5.20748E+04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0.773488" calcext:value-type="float">
            <text:p>7.73488E-01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157826188535336" calcext:value-type="float">
            <text:p>1.57826E-03</text:p>
          </table:table-cell>
          <table:table-cell table:formula="of:=[.D28]/[.$D$110]" office:value-type="float" office:value="0.00860423667767335" calcext:value-type="float">
            <text:p>8.60424E-03</text:p>
          </table:table-cell>
          <table:table-cell office:value-type="float" office:value="0.008077268" calcext:value-type="float">
            <text:p>8.07727E-03</text:p>
          </table:table-cell>
          <table:table-cell office:value-type="float" office:value="449.1425" calcext:value-type="float">
            <text:p>4.49143E+02</text:p>
          </table:table-cell>
          <table:table-cell office:value-type="float" office:value="51305.17" calcext:value-type="float">
            <text:p>5.13052E+04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0.794366" calcext:value-type="float">
            <text:p>7.94366E-01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154179602857957" calcext:value-type="float">
            <text:p>1.54180E-03</text:p>
          </table:table-cell>
          <table:table-cell table:formula="of:=[.D29]/[.$D$110]" office:value-type="float" office:value="0.0084054351573125" calcext:value-type="float">
            <text:p>8.40544E-03</text:p>
          </table:table-cell>
          <table:table-cell office:value-type="float" office:value="0.00794624" calcext:value-type="float">
            <text:p>7.94624E-03</text:p>
          </table:table-cell>
          <table:table-cell office:value-type="float" office:value="439.1531" calcext:value-type="float">
            <text:p>4.39153E+02</text:p>
          </table:table-cell>
          <table:table-cell office:value-type="float" office:value="50491.9" calcext:value-type="float">
            <text:p>5.04919E+04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0.809881" calcext:value-type="float">
            <text:p>8.09881E-01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149879736224722" calcext:value-type="float">
            <text:p>1.49880E-03</text:p>
          </table:table-cell>
          <table:table-cell table:formula="of:=[.D30]/[.$D$110]" office:value-type="float" office:value="0.00817101860998203" calcext:value-type="float">
            <text:p>8.17102E-03</text:p>
          </table:table-cell>
          <table:table-cell office:value-type="float" office:value="0.007808051" calcext:value-type="float">
            <text:p>7.80805E-03</text:p>
          </table:table-cell>
          <table:table-cell office:value-type="float" office:value="428.7432" calcext:value-type="float">
            <text:p>4.28743E+02</text:p>
          </table:table-cell>
          <table:table-cell office:value-type="float" office:value="49634.07" calcext:value-type="float">
            <text:p>4.96341E+04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0.819933" calcext:value-type="float">
            <text:p>8.19933E-01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144995983106234" calcext:value-type="float">
            <text:p>1.44996E-03</text:p>
          </table:table-cell>
          <table:table-cell table:formula="of:=[.D31]/[.$D$110]" office:value-type="float" office:value="0.00790477022562476" calcext:value-type="float">
            <text:p>7.90477E-03</text:p>
          </table:table-cell>
          <table:table-cell office:value-type="float" office:value="0.007662539" calcext:value-type="float">
            <text:p>7.66254E-03</text:p>
          </table:table-cell>
          <table:table-cell office:value-type="float" office:value="417.9245" calcext:value-type="float">
            <text:p>4.17925E+02</text:p>
          </table:table-cell>
          <table:table-cell office:value-type="float" office:value="48730.6" calcext:value-type="float">
            <text:p>4.87306E+04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0.832215" calcext:value-type="float">
            <text:p>8.32215E-01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140905462976665" calcext:value-type="float">
            <text:p>1.40905E-03</text:p>
          </table:table-cell>
          <table:table-cell table:formula="of:=[.D32]/[.$D$110]" office:value-type="float" office:value="0.00768176665659591" calcext:value-type="float">
            <text:p>7.68177E-03</text:p>
          </table:table-cell>
          <table:table-cell office:value-type="float" office:value="0.007509524" calcext:value-type="float">
            <text:p>7.50952E-03</text:p>
          </table:table-cell>
          <table:table-cell office:value-type="float" office:value="406.7095" calcext:value-type="float">
            <text:p>4.06710E+02</text:p>
          </table:table-cell>
          <table:table-cell office:value-type="float" office:value="47780.35" calcext:value-type="float">
            <text:p>4.77804E+04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0.842104" calcext:value-type="float">
            <text:p>8.42104E-01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136760209707736" calcext:value-type="float">
            <text:p>1.36760E-03</text:p>
          </table:table-cell>
          <table:table-cell table:formula="of:=[.D33]/[.$D$110]" office:value-type="float" office:value="0.00745577919186806" calcext:value-type="float">
            <text:p>7.45578E-03</text:p>
          </table:table-cell>
          <table:table-cell office:value-type="float" office:value="0.007348814" calcext:value-type="float">
            <text:p>7.34881E-03</text:p>
          </table:table-cell>
          <table:table-cell office:value-type="float" office:value="395.1111" calcext:value-type="float">
            <text:p>3.95111E+02</text:p>
          </table:table-cell>
          <table:table-cell office:value-type="float" office:value="46782.1" calcext:value-type="float">
            <text:p>4.67821E+04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0.847013" calcext:value-type="float">
            <text:p>8.47013E-01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13216304518955" calcext:value-type="float">
            <text:p>1.32163E-03</text:p>
          </table:table-cell>
          <table:table-cell table:formula="of:=[.D34]/[.$D$110]" office:value-type="float" office:value="0.00720515480609432" calcext:value-type="float">
            <text:p>7.20515E-03</text:p>
          </table:table-cell>
          <table:table-cell office:value-type="float" office:value="0.007180208" calcext:value-type="float">
            <text:p>7.18021E-03</text:p>
          </table:table-cell>
          <table:table-cell office:value-type="float" office:value="383.1431" calcext:value-type="float">
            <text:p>3.83143E+02</text:p>
          </table:table-cell>
          <table:table-cell office:value-type="float" office:value="45734.56" calcext:value-type="float">
            <text:p>4.57346E+04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0.849954" calcext:value-type="float">
            <text:p>8.49954E-01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127617348250256" calcext:value-type="float">
            <text:p>1.27617E-03</text:p>
          </table:table-cell>
          <table:table-cell table:formula="of:=[.D35]/[.$D$110]" office:value-type="float" office:value="0.00695733628691429" calcext:value-type="float">
            <text:p>6.95734E-03</text:p>
          </table:table-cell>
          <table:table-cell office:value-type="float" office:value="0.007003498" calcext:value-type="float">
            <text:p>7.00350E-03</text:p>
          </table:table-cell>
          <table:table-cell office:value-type="float" office:value="370.8198" calcext:value-type="float">
            <text:p>3.70820E+02</text:p>
          </table:table-cell>
          <table:table-cell office:value-type="float" office:value="44636.41" calcext:value-type="float">
            <text:p>4.46364E+04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0.84735" calcext:value-type="float">
            <text:p>8.47350E-01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122599943514465" calcext:value-type="float">
            <text:p>1.22600E-03</text:p>
          </table:table-cell>
          <table:table-cell table:formula="of:=[.D36]/[.$D$110]" office:value-type="float" office:value="0.00668380159501643" calcext:value-type="float">
            <text:p>6.68380E-03</text:p>
          </table:table-cell>
          <table:table-cell office:value-type="float" office:value="0.006818472" calcext:value-type="float">
            <text:p>6.81847E-03</text:p>
          </table:table-cell>
          <table:table-cell office:value-type="float" office:value="358.1564" calcext:value-type="float">
            <text:p>3.58156E+02</text:p>
          </table:table-cell>
          <table:table-cell office:value-type="float" office:value="43486.32" calcext:value-type="float">
            <text:p>4.3486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0.844015" calcext:value-type="float">
            <text:p>8.44015E-01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117832599987351" calcext:value-type="float">
            <text:p>1.17833E-03</text:p>
          </table:table-cell>
          <table:table-cell table:formula="of:=[.D37]/[.$D$110]" office:value-type="float" office:value="0.00642389953179276" calcext:value-type="float">
            <text:p>6.42390E-03</text:p>
          </table:table-cell>
          <table:table-cell office:value-type="float" office:value="0.006624925" calcext:value-type="float">
            <text:p>6.62493E-03</text:p>
          </table:table-cell>
          <table:table-cell office:value-type="float" office:value="345.1688" calcext:value-type="float">
            <text:p>3.45169E+02</text:p>
          </table:table-cell>
          <table:table-cell office:value-type="float" office:value="42282.98" calcext:value-type="float">
            <text:p>4.2283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0.83801" calcext:value-type="float">
            <text:p>8.38010E-01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113028328634441" calcext:value-type="float">
            <text:p>1.13028E-03</text:p>
          </table:table-cell>
          <table:table-cell table:formula="of:=[.D38]/[.$D$110]" office:value-type="float" office:value="0.00616198426812314" calcext:value-type="float">
            <text:p>6.16198E-03</text:p>
          </table:table-cell>
          <table:table-cell office:value-type="float" office:value="0.006422658" calcext:value-type="float">
            <text:p>6.42266E-03</text:p>
          </table:table-cell>
          <table:table-cell office:value-type="float" office:value="331.8734" calcext:value-type="float">
            <text:p>3.31873E+02</text:p>
          </table:table-cell>
          <table:table-cell office:value-type="float" office:value="41025.11" calcext:value-type="float">
            <text:p>4.1025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0.829205" calcext:value-type="float">
            <text:p>8.29205E-01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108173832683277" calcext:value-type="float">
            <text:p>1.08174E-03</text:p>
          </table:table-cell>
          <table:table-cell table:formula="of:=[.D39]/[.$D$110]" office:value-type="float" office:value="0.00589733090164287" calcext:value-type="float">
            <text:p>5.89733E-03</text:p>
          </table:table-cell>
          <table:table-cell office:value-type="float" office:value="0.006211489" calcext:value-type="float">
            <text:p>6.21149E-03</text:p>
          </table:table-cell>
          <table:table-cell office:value-type="float" office:value="318.2878" calcext:value-type="float">
            <text:p>3.18288E+02</text:p>
          </table:table-cell>
          <table:table-cell office:value-type="float" office:value="39711.52" calcext:value-type="float">
            <text:p>3.9711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0.817301" calcext:value-type="float">
            <text:p>8.17301E-01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103236112814588" calcext:value-type="float">
            <text:p>1.03236E-03</text:p>
          </table:table-cell>
          <table:table-cell table:formula="of:=[.D40]/[.$D$110]" office:value-type="float" office:value="0.00562814040295239" calcext:value-type="float">
            <text:p>5.62814E-03</text:p>
          </table:table-cell>
          <table:table-cell office:value-type="float" office:value="0.005991259" calcext:value-type="float">
            <text:p>5.99126E-03</text:p>
          </table:table-cell>
          <table:table-cell office:value-type="float" office:value="304.43" calcext:value-type="float">
            <text:p>3.04430E+02</text:p>
          </table:table-cell>
          <table:table-cell office:value-type="float" office:value="38341.12" calcext:value-type="float">
            <text:p>3.8341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0.801661" calcext:value-type="float">
            <text:p>8.01661E-01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0981448532781204" calcext:value-type="float">
            <text:p>9.81449E-04</text:p>
          </table:table-cell>
          <table:table-cell table:formula="of:=[.D41]/[.$D$110]" office:value-type="float" office:value="0.00535057935655213" calcext:value-type="float">
            <text:p>5.35058E-03</text:p>
          </table:table-cell>
          <table:table-cell office:value-type="float" office:value="0.005761839" calcext:value-type="float">
            <text:p>5.76184E-03</text:p>
          </table:table-cell>
          <table:table-cell office:value-type="float" office:value="290.3191" calcext:value-type="float">
            <text:p>2.90319E+02</text:p>
          </table:table-cell>
          <table:table-cell office:value-type="float" office:value="36912.98" calcext:value-type="float">
            <text:p>3.6913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0.782617" calcext:value-type="float">
            <text:p>7.82617E-01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0929532602297437" calcext:value-type="float">
            <text:p>9.29533E-04</text:p>
          </table:table-cell>
          <table:table-cell table:formula="of:=[.D42]/[.$D$110]" office:value-type="float" office:value="0.00506754841132725" calcext:value-type="float">
            <text:p>5.06755E-03</text:p>
          </table:table-cell>
          <table:table-cell office:value-type="float" office:value="0.005523139" calcext:value-type="float">
            <text:p>5.52314E-03</text:p>
          </table:table-cell>
          <table:table-cell office:value-type="float" office:value="275.9748" calcext:value-type="float">
            <text:p>2.75975E+02</text:p>
          </table:table-cell>
          <table:table-cell office:value-type="float" office:value="35426.32" calcext:value-type="float">
            <text:p>3.5426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0.762027" calcext:value-type="float">
            <text:p>7.62027E-01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0878843188099455" calcext:value-type="float">
            <text:p>8.78843E-04</text:p>
          </table:table-cell>
          <table:table-cell table:formula="of:=[.D43]/[.$D$110]" office:value-type="float" office:value="0.00479120408542065" calcext:value-type="float">
            <text:p>4.79120E-03</text:p>
          </table:table-cell>
          <table:table-cell office:value-type="float" office:value="0.005275116" calcext:value-type="float">
            <text:p>5.27512E-03</text:p>
          </table:table-cell>
          <table:table-cell office:value-type="float" office:value="261.4177" calcext:value-type="float">
            <text:p>2.61418E+02</text:p>
          </table:table-cell>
          <table:table-cell office:value-type="float" office:value="33880.59" calcext:value-type="float">
            <text:p>3.3880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0.7376" calcext:value-type="float">
            <text:p>7.37600E-01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0826709069130744" calcext:value-type="float">
            <text:p>8.26709E-04</text:p>
          </table:table-cell>
          <table:table-cell table:formula="of:=[.D44]/[.$D$110]" office:value-type="float" office:value="0.0045069836383886" calcext:value-type="float">
            <text:p>4.50698E-03</text:p>
          </table:table-cell>
          <table:table-cell office:value-type="float" office:value="0.005017785" calcext:value-type="float">
            <text:p>5.01779E-03</text:p>
          </table:table-cell>
          <table:table-cell office:value-type="float" office:value="246.6693" calcext:value-type="float">
            <text:p>2.46669E+02</text:p>
          </table:table-cell>
          <table:table-cell office:value-type="float" office:value="32275.46" calcext:value-type="float">
            <text:p>3.2275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0.709807" calcext:value-type="float">
            <text:p>7.09807E-01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0773762240622422" calcext:value-type="float">
            <text:p>7.73762E-04</text:p>
          </table:table-cell>
          <table:table-cell table:formula="of:=[.D45]/[.$D$110]" office:value-type="float" office:value="0.00421833252918705" calcext:value-type="float">
            <text:p>4.21833E-03</text:p>
          </table:table-cell>
          <table:table-cell office:value-type="float" office:value="0.004751222" calcext:value-type="float">
            <text:p>4.75122E-03</text:p>
          </table:table-cell>
          <table:table-cell office:value-type="float" office:value="231.752" calcext:value-type="float">
            <text:p>2.31752E+02</text:p>
          </table:table-cell>
          <table:table-cell office:value-type="float" office:value="30610.89" calcext:value-type="float">
            <text:p>3.0610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0.681199" calcext:value-type="float">
            <text:p>6.81199E-01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0722774584186492" calcext:value-type="float">
            <text:p>7.22775E-04</text:p>
          </table:table-cell>
          <table:table-cell table:formula="of:=[.D46]/[.$D$110]" office:value-type="float" office:value="0.00394036227109112" calcext:value-type="float">
            <text:p>3.94036E-03</text:p>
          </table:table-cell>
          <table:table-cell office:value-type="float" office:value="0.004475581" calcext:value-type="float">
            <text:p>4.47558E-03</text:p>
          </table:table-cell>
          <table:table-cell office:value-type="float" office:value="216.6888" calcext:value-type="float">
            <text:p>2.16689E+02</text:p>
          </table:table-cell>
          <table:table-cell office:value-type="float" office:value="28887.08" calcext:value-type="float">
            <text:p>2.8887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0.647216" calcext:value-type="float">
            <text:p>6.47216E-01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0668880711815343" calcext:value-type="float">
            <text:p>6.68881E-04</text:p>
          </table:table-cell>
          <table:table-cell table:formula="of:=[.D47]/[.$D$110]" office:value-type="float" office:value="0.00364654814704677" calcext:value-type="float">
            <text:p>3.64655E-03</text:p>
          </table:table-cell>
          <table:table-cell office:value-type="float" office:value="0.004191097" calcext:value-type="float">
            <text:p>4.19110E-03</text:p>
          </table:table-cell>
          <table:table-cell office:value-type="float" office:value="201.5036" calcext:value-type="float">
            <text:p>2.01504E+02</text:p>
          </table:table-cell>
          <table:table-cell office:value-type="float" office:value="27104.52" calcext:value-type="float">
            <text:p>2.7104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0.614116" calcext:value-type="float">
            <text:p>6.14116E-01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0618605031129397" calcext:value-type="float">
            <text:p>6.18605E-04</text:p>
          </table:table-cell>
          <table:table-cell table:formula="of:=[.D48]/[.$D$110]" office:value-type="float" office:value="0.00337245937903717" calcext:value-type="float">
            <text:p>3.37246E-03</text:p>
          </table:table-cell>
          <table:table-cell office:value-type="float" office:value="0.003898102" calcext:value-type="float">
            <text:p>3.89810E-03</text:p>
          </table:table-cell>
          <table:table-cell office:value-type="float" office:value="186.2214" calcext:value-type="float">
            <text:p>1.86221E+02</text:p>
          </table:table-cell>
          <table:table-cell office:value-type="float" office:value="25263.93" calcext:value-type="float">
            <text:p>2.5263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0.574553" calcext:value-type="float">
            <text:p>5.74553E-01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0564462665393427" calcext:value-type="float">
            <text:p>5.64463E-04</text:p>
          </table:table-cell>
          <table:table-cell table:formula="of:=[.D49]/[.$D$110]" office:value-type="float" office:value="0.00307729053956593" calcext:value-type="float">
            <text:p>3.07729E-03</text:p>
          </table:table-cell>
          <table:table-cell office:value-type="float" office:value="0.003597033" calcext:value-type="float">
            <text:p>3.59703E-03</text:p>
          </table:table-cell>
          <table:table-cell office:value-type="float" office:value="170.8676" calcext:value-type="float">
            <text:p>1.70868E+02</text:p>
          </table:table-cell>
          <table:table-cell office:value-type="float" office:value="23366.17" calcext:value-type="float">
            <text:p>2.3366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0.532478" calcext:value-type="float">
            <text:p>5.32478E-01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0510521002215705" calcext:value-type="float">
            <text:p>5.10521E-04</text:p>
          </table:table-cell>
          <table:table-cell table:formula="of:=[.D50]/[.$D$110]" office:value-type="float" office:value="0.00278321587358327" calcext:value-type="float">
            <text:p>2.78322E-03</text:p>
          </table:table-cell>
          <table:table-cell office:value-type="float" office:value="0.003288451" calcext:value-type="float">
            <text:p>3.28845E-03</text:p>
          </table:table-cell>
          <table:table-cell office:value-type="float" office:value="155.4686" calcext:value-type="float">
            <text:p>1.55469E+02</text:p>
          </table:table-cell>
          <table:table-cell office:value-type="float" office:value="21412.06" calcext:value-type="float">
            <text:p>2.1412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490138" calcext:value-type="float">
            <text:p>4.90138E-01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0458869700845019" calcext:value-type="float">
            <text:p>4.58870E-04</text:p>
          </table:table-cell>
          <table:table-cell table:formula="of:=[.D51]/[.$D$110]" office:value-type="float" office:value="0.00250162761131353" calcext:value-type="float">
            <text:p>2.50163E-03</text:p>
          </table:table-cell>
          <table:table-cell office:value-type="float" office:value="0.002973063" calcext:value-type="float">
            <text:p>2.97306E-03</text:p>
          </table:table-cell>
          <table:table-cell office:value-type="float" office:value="140.0516" calcext:value-type="float">
            <text:p>1.40052E+02</text:p>
          </table:table-cell>
          <table:table-cell office:value-type="float" office:value="19402.03" calcext:value-type="float">
            <text:p>1.9402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444015" calcext:value-type="float">
            <text:p>4.44015E-01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0406133320649718" calcext:value-type="float">
            <text:p>4.06133E-04</text:p>
          </table:table-cell>
          <table:table-cell table:formula="of:=[.D52]/[.$D$110]" office:value-type="float" office:value="0.0022141238066946" calcext:value-type="float">
            <text:p>2.21412E-03</text:p>
          </table:table-cell>
          <table:table-cell office:value-type="float" office:value="0.002651756" calcext:value-type="float">
            <text:p>2.65176E-03</text:p>
          </table:table-cell>
          <table:table-cell office:value-type="float" office:value="124.6444" calcext:value-type="float">
            <text:p>1.24644E+02</text:p>
          </table:table-cell>
          <table:table-cell office:value-type="float" office:value="17335.51" calcext:value-type="float">
            <text:p>1.7335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393941" calcext:value-type="float">
            <text:p>3.93941E-01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0352234025716935" calcext:value-type="float">
            <text:p>3.52234E-04</text:p>
          </table:table-cell>
          <table:table-cell table:formula="of:=[.D53]/[.$D$110]" office:value-type="float" office:value="0.00192028012038043" calcext:value-type="float">
            <text:p>1.92028E-03</text:p>
          </table:table-cell>
          <table:table-cell office:value-type="float" office:value="0.002325657" calcext:value-type="float">
            <text:p>2.32566E-03</text:p>
          </table:table-cell>
          <table:table-cell office:value-type="float" office:value="109.2758" calcext:value-type="float">
            <text:p>1.09276E+02</text:p>
          </table:table-cell>
          <table:table-cell office:value-type="float" office:value="15209.75" calcext:value-type="float">
            <text:p>1.5209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34199" calcext:value-type="float">
            <text:p>3.41990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299062560120328" calcext:value-type="float">
            <text:p>2.99063E-04</text:p>
          </table:table-cell>
          <table:table-cell table:formula="of:=[.D54]/[.$D$110]" office:value-type="float" office:value="0.00163040435341318" calcext:value-type="float">
            <text:p>1.63040E-03</text:p>
          </table:table-cell>
          <table:table-cell office:value-type="float" office:value="0.001996227" calcext:value-type="float">
            <text:p>1.99623E-03</text:p>
          </table:table-cell>
          <table:table-cell office:value-type="float" office:value="93.97529" calcext:value-type="float">
            <text:p>9.39753E+01</text:p>
          </table:table-cell>
          <table:table-cell office:value-type="float" office:value="13017.84" calcext:value-type="float">
            <text:p>1.3017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289418" calcext:value-type="float">
            <text:p>2.89418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247646901782536" calcext:value-type="float">
            <text:p>2.47647E-04</text:p>
          </table:table-cell>
          <table:table-cell table:formula="of:=[.D55]/[.$D$110]" office:value-type="float" office:value="0.00135010075020116" calcext:value-type="float">
            <text:p>1.35010E-03</text:p>
          </table:table-cell>
          <table:table-cell office:value-type="float" office:value="0.00166543" calcext:value-type="float">
            <text:p>1.66543E-03</text:p>
          </table:table-cell>
          <table:table-cell office:value-type="float" office:value="78.77326" calcext:value-type="float">
            <text:p>7.87733E+01</text:p>
          </table:table-cell>
          <table:table-cell office:value-type="float" office:value="10745.08" calcext:value-type="float">
            <text:p>1.0745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23489" calcext:value-type="float">
            <text:p>2.34890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19675742688295" calcext:value-type="float">
            <text:p>1.96757E-04</text:p>
          </table:table-cell>
          <table:table-cell table:formula="of:=[.D56]/[.$D$110]" office:value-type="float" office:value="0.00107266575002657" calcext:value-type="float">
            <text:p>1.07267E-03</text:p>
          </table:table-cell>
          <table:table-cell office:value-type="float" office:value="0.001336023" calcext:value-type="float">
            <text:p>1.33602E-03</text:p>
          </table:table-cell>
          <table:table-cell office:value-type="float" office:value="63.70139" calcext:value-type="float">
            <text:p>6.37014E+01</text:p>
          </table:table-cell>
          <table:table-cell office:value-type="float" office:value="8362.536" calcext:value-type="float">
            <text:p>8.36254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178577" calcext:value-type="float">
            <text:p>1.78577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146502119057737" calcext:value-type="float">
            <text:p>1.46502E-04</text:p>
          </table:table-cell>
          <table:table-cell table:formula="of:=[.D57]/[.$D$110]" office:value-type="float" office:value="0.000798688049082061" calcext:value-type="float">
            <text:p>7.98688E-04</text:p>
          </table:table-cell>
          <table:table-cell office:value-type="float" office:value="0.001012071" calcext:value-type="float">
            <text:p>1.01207E-03</text:p>
          </table:table-cell>
          <table:table-cell office:value-type="float" office:value="48.79306" calcext:value-type="float">
            <text:p>4.87931E+01</text:p>
          </table:table-cell>
          <table:table-cell office:value-type="float" office:value="5815.622" calcext:value-type="float">
            <text:p>5.81562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17468" calcext:value-type="float">
            <text:p>1.17468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0944222636810922" calcext:value-type="float">
            <text:p>9.44223E-05</text:p>
          </table:table-cell>
          <table:table-cell table:formula="of:=[.D58]/[.$D$110]" office:value-type="float" office:value="0.000514763431781096" calcext:value-type="float">
            <text:p>5.14763E-04</text:p>
          </table:table-cell>
          <table:table-cell office:value-type="float" office:value="0.0006998517" calcext:value-type="float">
            <text:p>6.99852E-04</text:p>
          </table:table-cell>
          <table:table-cell office:value-type="float" office:value="34.08432" calcext:value-type="float">
            <text:p>3.40843E+01</text:p>
          </table:table-cell>
          <table:table-cell office:value-type="float" office:value="3003.565" calcext:value-type="float">
            <text:p>3.00357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0" office:value-type="float" office:value="1" calcext:value-type="float">
            <text:p>1.00000E+00</text:p>
          </table:table-cell>
          <table:table-cell table:style-name="ce10" office:value-type="float" office:value="0.0491576" calcext:value-type="float">
            <text:p>4.91576E-02</text:p>
          </table:table-cell>
          <table:table-cell table:style-name="ce10" office:value-type="float" office:value="12.56637" calcext:value-type="float">
            <text:p>1.25664E+01</text:p>
          </table:table-cell>
          <table:table-cell table:style-name="ce10" table:formula="of:=[.B59]/[.C59]" office:value-type="float" office:value="0.0039118377065135" calcext:value-type="float">
            <text:p>3.91184E-03</text:p>
          </table:table-cell>
          <table:table-cell table:style-name="ce10" table:formula="of:=[.D59]/[.$D$110]" office:value-type="float" office:value="0.0213262309530799" calcext:value-type="float">
            <text:p>2.13262E-02</text:p>
          </table:table-cell>
          <table:table-cell table:style-name="ce10" office:value-type="float" office:value="0.02167824" calcext:value-type="float">
            <text:p>2.16782E-02</text:p>
          </table:table-cell>
          <table:table-cell table:style-name="ce10" table:number-columns-repeated="2"/>
          <table:table-cell table:number-columns-repeated="2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147142" calcext:value-type="float">
            <text:p>1.47142E-01</text:p>
          </table:table-cell>
          <table:table-cell office:value-type="float" office:value="37.69911" calcext:value-type="float">
            <text:p>3.76991E+01</text:p>
          </table:table-cell>
          <table:table-cell table:formula="of:=[.B60]/[.C60]" office:value-type="float" office:value="0.00390306296355537" calcext:value-type="float">
            <text:p>3.90306E-03</text:p>
          </table:table-cell>
          <table:table-cell table:formula="of:=[.D60]/[.$D$110]" office:value-type="float" office:value="0.0212783935403551" calcext:value-type="float">
            <text:p>2.12784E-02</text:p>
          </table:table-cell>
          <table:table-cell office:value-type="float" office:value="0.02165637" calcext:value-type="float">
            <text:p>2.1656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243965" calcext:value-type="float">
            <text:p>2.43965E-01</text:p>
          </table:table-cell>
          <table:table-cell office:value-type="float" office:value="62.83185" calcext:value-type="float">
            <text:p>6.28319E+01</text:p>
          </table:table-cell>
          <table:table-cell table:formula="of:=[.B61]/[.C61]" office:value-type="float" office:value="0.00388282375896938" calcext:value-type="float">
            <text:p>3.88282E-03</text:p>
          </table:table-cell>
          <table:table-cell table:formula="of:=[.D61]/[.$D$110]" office:value-type="float" office:value="0.0211680551307148" calcext:value-type="float">
            <text:p>2.11681E-02</text:p>
          </table:table-cell>
          <table:table-cell office:value-type="float" office:value="0.02161265" calcext:value-type="float">
            <text:p>2.1612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340411" calcext:value-type="float">
            <text:p>3.40411E-01</text:p>
          </table:table-cell>
          <table:table-cell office:value-type="float" office:value="87.96459" calcext:value-type="float">
            <text:p>8.79646E+01</text:p>
          </table:table-cell>
          <table:table-cell table:formula="of:=[.B62]/[.C62]" office:value-type="float" office:value="0.00386986399868402" calcext:value-type="float">
            <text:p>3.86986E-03</text:p>
          </table:table-cell>
          <table:table-cell table:formula="of:=[.D62]/[.$D$110]" office:value-type="float" office:value="0.0210974021891365" calcext:value-type="float">
            <text:p>2.10974E-02</text:p>
          </table:table-cell>
          <table:table-cell office:value-type="float" office:value="0.02154705" calcext:value-type="float">
            <text:p>2.15471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436119" calcext:value-type="float">
            <text:p>4.36119E-01</text:p>
          </table:table-cell>
          <table:table-cell office:value-type="float" office:value="113.0973" calcext:value-type="float">
            <text:p>1.13097E+02</text:p>
          </table:table-cell>
          <table:table-cell table:formula="of:=[.B63]/[.C63]" office:value-type="float" office:value="0.00385613980174593" calcext:value-type="float">
            <text:p>3.85614E-03</text:p>
          </table:table-cell>
          <table:table-cell table:formula="of:=[.D63]/[.$D$110]" office:value-type="float" office:value="0.0210225817554923" calcext:value-type="float">
            <text:p>2.10226E-02</text:p>
          </table:table-cell>
          <table:table-cell office:value-type="float" office:value="0.02145956" calcext:value-type="float">
            <text:p>2.1459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529546" calcext:value-type="float">
            <text:p>5.29546E-01</text:p>
          </table:table-cell>
          <table:table-cell office:value-type="float" office:value="138.2301" calcext:value-type="float">
            <text:p>1.38230E+02</text:p>
          </table:table-cell>
          <table:table-cell table:formula="of:=[.B64]/[.C64]" office:value-type="float" office:value="0.00383090224198637" calcext:value-type="float">
            <text:p>3.83090E-03</text:p>
          </table:table-cell>
          <table:table-cell table:formula="of:=[.D64]/[.$D$110]" office:value-type="float" office:value="0.0208849937294787" calcext:value-type="float">
            <text:p>2.08850E-02</text:p>
          </table:table-cell>
          <table:table-cell office:value-type="float" office:value="0.02135019" calcext:value-type="float">
            <text:p>2.1350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61953" calcext:value-type="float">
            <text:p>6.19530E-01</text:p>
          </table:table-cell>
          <table:table-cell office:value-type="float" office:value="163.3628" calcext:value-type="float">
            <text:p>1.63363E+02</text:p>
          </table:table-cell>
          <table:table-cell table:formula="of:=[.B65]/[.C65]" office:value-type="float" office:value="0.0037923566442299" calcext:value-type="float">
            <text:p>3.79236E-03</text:p>
          </table:table-cell>
          <table:table-cell table:formula="of:=[.D65]/[.$D$110]" office:value-type="float" office:value="0.0206748540504705" calcext:value-type="float">
            <text:p>2.06749E-02</text:p>
          </table:table-cell>
          <table:table-cell office:value-type="float" office:value="0.02121891" calcext:value-type="float">
            <text:p>2.12189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708512" calcext:value-type="float">
            <text:p>7.08512E-01</text:p>
          </table:table-cell>
          <table:table-cell office:value-type="float" office:value="188.4956" calcext:value-type="float">
            <text:p>1.88496E+02</text:p>
          </table:table-cell>
          <table:table-cell table:formula="of:=[.B66]/[.C66]" office:value-type="float" office:value="0.00375877208804874" calcext:value-type="float">
            <text:p>3.75877E-03</text:p>
          </table:table-cell>
          <table:table-cell table:formula="of:=[.D66]/[.$D$110]" office:value-type="float" office:value="0.0204917605646688" calcext:value-type="float">
            <text:p>2.04918E-02</text:p>
          </table:table-cell>
          <table:table-cell office:value-type="float" office:value="0.02106572" calcext:value-type="float">
            <text:p>2.10657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796276" calcext:value-type="float">
            <text:p>7.96276E-01</text:p>
          </table:table-cell>
          <table:table-cell office:value-type="float" office:value="213.6283" calcext:value-type="float">
            <text:p>2.13628E+02</text:p>
          </table:table-cell>
          <table:table-cell table:formula="of:=[.B67]/[.C67]" office:value-type="float" office:value="0.00372739005085" calcext:value-type="float">
            <text:p>3.72739E-03</text:p>
          </table:table-cell>
          <table:table-cell table:formula="of:=[.D67]/[.$D$110]" office:value-type="float" office:value="0.0203206745883861" calcext:value-type="float">
            <text:p>2.03207E-02</text:p>
          </table:table-cell>
          <table:table-cell office:value-type="float" office:value="0.02089063" calcext:value-type="float">
            <text:p>2.0890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883977" calcext:value-type="float">
            <text:p>8.83977E-01</text:p>
          </table:table-cell>
          <table:table-cell office:value-type="float" office:value="238.761" calcext:value-type="float">
            <text:p>2.38761E+02</text:p>
          </table:table-cell>
          <table:table-cell table:formula="of:=[.B68]/[.C68]" office:value-type="float" office:value="0.0037023508864513" calcext:value-type="float">
            <text:p>3.70235E-03</text:p>
          </table:table-cell>
          <table:table-cell table:formula="of:=[.D68]/[.$D$110]" office:value-type="float" office:value="0.0201841681576746" calcext:value-type="float">
            <text:p>2.01842E-02</text:p>
          </table:table-cell>
          <table:table-cell office:value-type="float" office:value="0.02069363" calcext:value-type="float">
            <text:p>2.0693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965222" calcext:value-type="float">
            <text:p>9.65222E-01</text:p>
          </table:table-cell>
          <table:table-cell office:value-type="float" office:value="263.8938" calcext:value-type="float">
            <text:p>2.63894E+02</text:p>
          </table:table-cell>
          <table:table-cell table:formula="of:=[.B69]/[.C69]" office:value-type="float" office:value="0.00365761529827529" calcext:value-type="float">
            <text:p>3.65762E-03</text:p>
          </table:table-cell>
          <table:table-cell table:formula="of:=[.D69]/[.$D$110]" office:value-type="float" office:value="0.0199402824045221" calcext:value-type="float">
            <text:p>1.99403E-02</text:p>
          </table:table-cell>
          <table:table-cell office:value-type="float" office:value="0.02047475" calcext:value-type="float">
            <text:p>2.04748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0442" calcext:value-type="float">
            <text:p>1.04420E+00</text:p>
          </table:table-cell>
          <table:table-cell office:value-type="float" office:value="289.0265" calcext:value-type="float">
            <text:p>2.89027E+02</text:p>
          </table:table-cell>
          <table:table-cell table:formula="of:=[.B70]/[.C70]" office:value-type="float" office:value="0.00361281750981311" calcext:value-type="float">
            <text:p>3.61282E-03</text:p>
          </table:table-cell>
          <table:table-cell table:formula="of:=[.D70]/[.$D$110]" office:value-type="float" office:value="0.0196960575530307" calcext:value-type="float">
            <text:p>1.96961E-02</text:p>
          </table:table-cell>
          <table:table-cell office:value-type="float" office:value="0.02023404" calcext:value-type="float">
            <text:p>2.0234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11394" calcext:value-type="float">
            <text:p>1.11394E+00</text:p>
          </table:table-cell>
          <table:table-cell office:value-type="float" office:value="314.1593" calcext:value-type="float">
            <text:p>3.14159E+02</text:p>
          </table:table-cell>
          <table:table-cell table:formula="of:=[.B71]/[.C71]" office:value-type="float" office:value="0.00354578075517739" calcext:value-type="float">
            <text:p>3.54578E-03</text:p>
          </table:table-cell>
          <table:table-cell table:formula="of:=[.D71]/[.$D$110]" office:value-type="float" office:value="0.0193305921582558" calcext:value-type="float">
            <text:p>1.93306E-02</text:p>
          </table:table-cell>
          <table:table-cell office:value-type="float" office:value="0.01997155" calcext:value-type="float">
            <text:p>1.9971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18461" calcext:value-type="float">
            <text:p>1.18461E+00</text:p>
          </table:table-cell>
          <table:table-cell office:value-type="float" office:value="339.292" calcext:value-type="float">
            <text:p>3.39292E+02</text:p>
          </table:table-cell>
          <table:table-cell table:formula="of:=[.B72]/[.C72]" office:value-type="float" office:value="0.00349141742216144" calcext:value-type="float">
            <text:p>3.49142E-03</text:p>
          </table:table-cell>
          <table:table-cell table:formula="of:=[.D72]/[.$D$110]" office:value-type="float" office:value="0.0190342186677741" calcext:value-type="float">
            <text:p>1.90342E-02</text:p>
          </table:table-cell>
          <table:table-cell office:value-type="float" office:value="0.01968737" calcext:value-type="float">
            <text:p>1.9687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25145" calcext:value-type="float">
            <text:p>1.25145E+00</text:p>
          </table:table-cell>
          <table:table-cell office:value-type="float" office:value="364.4247" calcext:value-type="float">
            <text:p>3.64425E+02</text:p>
          </table:table-cell>
          <table:table-cell table:formula="of:=[.B73]/[.C73]" office:value-type="float" office:value="0.00343404275286499" calcext:value-type="float">
            <text:p>3.43404E-03</text:p>
          </table:table-cell>
          <table:table-cell table:formula="of:=[.D73]/[.$D$110]" office:value-type="float" office:value="0.0187214282250021" calcext:value-type="float">
            <text:p>1.87214E-02</text:p>
          </table:table-cell>
          <table:table-cell office:value-type="float" office:value="0.01938163" calcext:value-type="float">
            <text:p>1.9381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31494" calcext:value-type="float">
            <text:p>1.31494E+00</text:p>
          </table:table-cell>
          <table:table-cell office:value-type="float" office:value="389.5575" calcext:value-type="float">
            <text:p>3.89558E+02</text:p>
          </table:table-cell>
          <table:table-cell table:formula="of:=[.B74]/[.C74]" office:value-type="float" office:value="0.00337547088683955" calcext:value-type="float">
            <text:p>3.37547E-03</text:p>
          </table:table-cell>
          <table:table-cell table:formula="of:=[.D74]/[.$D$110]" office:value-type="float" office:value="0.0184021110048292" calcext:value-type="float">
            <text:p>1.84021E-02</text:p>
          </table:table-cell>
          <table:table-cell office:value-type="float" office:value="0.01905451" calcext:value-type="float">
            <text:p>1.90545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1.375" calcext:value-type="float">
            <text:p>1.37500E+00</text:p>
          </table:table-cell>
          <table:table-cell office:value-type="float" office:value="414.6902" calcext:value-type="float">
            <text:p>4.14690E+02</text:p>
          </table:table-cell>
          <table:table-cell table:formula="of:=[.B75]/[.C75]" office:value-type="float" office:value="0.00331572822314103" calcext:value-type="float">
            <text:p>3.31573E-03</text:p>
          </table:table-cell>
          <table:table-cell table:formula="of:=[.D75]/[.$D$110]" office:value-type="float" office:value="0.0180764109274294" calcext:value-type="float">
            <text:p>1.80764E-02</text:p>
          </table:table-cell>
          <table:table-cell office:value-type="float" office:value="0.0187062" calcext:value-type="float">
            <text:p>1.8706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1.42892" calcext:value-type="float">
            <text:p>1.42892E+00</text:p>
          </table:table-cell>
          <table:table-cell office:value-type="float" office:value="439.823" calcext:value-type="float">
            <text:p>4.39823E+02</text:p>
          </table:table-cell>
          <table:table-cell table:formula="of:=[.B76]/[.C76]" office:value-type="float" office:value="0.00324885237925256" calcext:value-type="float">
            <text:p>3.24885E-03</text:p>
          </table:table-cell>
          <table:table-cell table:formula="of:=[.D76]/[.$D$110]" office:value-type="float" office:value="0.0177118227724625" calcext:value-type="float">
            <text:p>1.77118E-02</text:p>
          </table:table-cell>
          <table:table-cell office:value-type="float" office:value="0.01833698" calcext:value-type="float">
            <text:p>1.8337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1.47773" calcext:value-type="float">
            <text:p>1.47773E+00</text:p>
          </table:table-cell>
          <table:table-cell office:value-type="float" office:value="464.9557" calcext:value-type="float">
            <text:p>4.64956E+02</text:p>
          </table:table-cell>
          <table:table-cell table:formula="of:=[.B77]/[.C77]" office:value-type="float" office:value="0.0031782167634465" calcext:value-type="float">
            <text:p>3.17822E-03</text:p>
          </table:table-cell>
          <table:table-cell table:formula="of:=[.D77]/[.$D$110]" office:value-type="float" office:value="0.0173267374061435" calcext:value-type="float">
            <text:p>1.73267E-02</text:p>
          </table:table-cell>
          <table:table-cell office:value-type="float" office:value="0.01794717" calcext:value-type="float">
            <text:p>1.7947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1.52058" calcext:value-type="float">
            <text:p>1.52058E+00</text:p>
          </table:table-cell>
          <table:table-cell office:value-type="float" office:value="490.0885" calcext:value-type="float">
            <text:p>4.90089E+02</text:p>
          </table:table-cell>
          <table:table-cell table:formula="of:=[.B78]/[.C78]" office:value-type="float" office:value="0.00310266411066573" calcext:value-type="float">
            <text:p>3.10266E-03</text:p>
          </table:table-cell>
          <table:table-cell table:formula="of:=[.D78]/[.$D$110]" office:value-type="float" office:value="0.016914845747234" calcext:value-type="float">
            <text:p>1.69148E-02</text:p>
          </table:table-cell>
          <table:table-cell office:value-type="float" office:value="0.01753718" calcext:value-type="float">
            <text:p>1.7537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1.56145" calcext:value-type="float">
            <text:p>1.56145E+00</text:p>
          </table:table-cell>
          <table:table-cell office:value-type="float" office:value="515.2212" calcext:value-type="float">
            <text:p>5.15221E+02</text:p>
          </table:table-cell>
          <table:table-cell table:formula="of:=[.B79]/[.C79]" office:value-type="float" office:value="0.00303064004353858" calcext:value-type="float">
            <text:p>3.03064E-03</text:p>
          </table:table-cell>
          <table:table-cell table:formula="of:=[.D79]/[.$D$110]" office:value-type="float" office:value="0.0165221909376605" calcext:value-type="float">
            <text:p>1.65222E-02</text:p>
          </table:table-cell>
          <table:table-cell office:value-type="float" office:value="0.01710747" calcext:value-type="float">
            <text:p>1.71075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1.59473" calcext:value-type="float">
            <text:p>1.59473E+00</text:p>
          </table:table-cell>
          <table:table-cell office:value-type="float" office:value="540.3539" calcext:value-type="float">
            <text:p>5.40354E+02</text:p>
          </table:table-cell>
          <table:table-cell table:formula="of:=[.B80]/[.C80]" office:value-type="float" office:value="0.00295126952909936" calcext:value-type="float">
            <text:p>2.95127E-03</text:p>
          </table:table-cell>
          <table:table-cell table:formula="of:=[.D80]/[.$D$110]" office:value-type="float" office:value="0.0160894853785885" calcext:value-type="float">
            <text:p>1.60895E-02</text:p>
          </table:table-cell>
          <table:table-cell office:value-type="float" office:value="0.01665859" calcext:value-type="float">
            <text:p>1.6658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1.62305" calcext:value-type="float">
            <text:p>1.62305E+00</text:p>
          </table:table-cell>
          <table:table-cell office:value-type="float" office:value="565.4867" calcext:value-type="float">
            <text:p>5.65487E+02</text:p>
          </table:table-cell>
          <table:table-cell table:formula="of:=[.B81]/[.C81]" office:value-type="float" office:value="0.00287018244637761" calcext:value-type="float">
            <text:p>2.87018E-03</text:p>
          </table:table-cell>
          <table:table-cell table:formula="of:=[.D81]/[.$D$110]" office:value-type="float" office:value="0.0156474215755437" calcext:value-type="float">
            <text:p>1.56474E-02</text:p>
          </table:table-cell>
          <table:table-cell office:value-type="float" office:value="0.01619118" calcext:value-type="float">
            <text:p>1.61912E-02</text:p>
          </table:table-cell>
          <table:table-cell table:number-columns-repeated="14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1.64635" calcext:value-type="float">
            <text:p>1.64635E+00</text:p>
          </table:table-cell>
          <table:table-cell office:value-type="float" office:value="590.6194" calcext:value-type="float">
            <text:p>5.90619E+02</text:p>
          </table:table-cell>
          <table:table-cell table:formula="of:=[.B82]/[.C82]" office:value-type="float" office:value="0.0027874973290752" calcext:value-type="float">
            <text:p>2.78750E-03</text:p>
          </table:table-cell>
          <table:table-cell table:formula="of:=[.D82]/[.$D$110]" office:value-type="float" office:value="0.015196645740688" calcext:value-type="float">
            <text:p>1.51966E-02</text:p>
          </table:table-cell>
          <table:table-cell office:value-type="float" office:value="0.01570596" calcext:value-type="float">
            <text:p>1.57060E-02</text:p>
          </table:table-cell>
          <table:table-cell table:number-columns-repeated="14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1.66284" calcext:value-type="float">
            <text:p>1.66284E+00</text:p>
          </table:table-cell>
          <table:table-cell office:value-type="float" office:value="615.7522" calcext:value-type="float">
            <text:p>6.15752E+02</text:p>
          </table:table-cell>
          <table:table-cell table:formula="of:=[.B83]/[.C83]" office:value-type="float" office:value="0.00270050192268903" calcext:value-type="float">
            <text:p>2.70050E-03</text:p>
          </table:table-cell>
          <table:table-cell table:formula="of:=[.D83]/[.$D$110]" office:value-type="float" office:value="0.0147223714308516" calcext:value-type="float">
            <text:p>1.47224E-02</text:p>
          </table:table-cell>
          <table:table-cell office:value-type="float" office:value="0.01520374" calcext:value-type="float">
            <text:p>1.52037E-02</text:p>
          </table:table-cell>
          <table:table-cell table:number-columns-repeated="14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1.67177" calcext:value-type="float">
            <text:p>1.67177E+00</text:p>
          </table:table-cell>
          <table:table-cell office:value-type="float" office:value="640.8849" calcext:value-type="float">
            <text:p>6.40885E+02</text:p>
          </table:table-cell>
          <table:table-cell table:formula="of:=[.B84]/[.C84]" office:value-type="float" office:value="0.00260853391927318" calcext:value-type="float">
            <text:p>2.60853E-03</text:p>
          </table:table-cell>
          <table:table-cell table:formula="of:=[.D84]/[.$D$110]" office:value-type="float" office:value="0.0142209879307452" calcext:value-type="float">
            <text:p>1.42210E-02</text:p>
          </table:table-cell>
          <table:table-cell office:value-type="float" office:value="0.01468545" calcext:value-type="float">
            <text:p>1.46855E-02</text:p>
          </table:table-cell>
          <table:table-cell table:number-columns-repeated="14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1.67625" calcext:value-type="float">
            <text:p>1.67625E+00</text:p>
          </table:table-cell>
          <table:table-cell office:value-type="float" office:value="666.0176" calcext:value-type="float">
            <text:p>6.66018E+02</text:p>
          </table:table-cell>
          <table:table-cell table:formula="of:=[.B85]/[.C85]" office:value-type="float" office:value="0.00251682538119113" calcext:value-type="float">
            <text:p>2.51683E-03</text:p>
          </table:table-cell>
          <table:table-cell table:formula="of:=[.D85]/[.$D$110]" office:value-type="float" office:value="0.0137210189621322" calcext:value-type="float">
            <text:p>1.37210E-02</text:p>
          </table:table-cell>
          <table:table-cell office:value-type="float" office:value="0.01415209" calcext:value-type="float">
            <text:p>1.41521E-02</text:p>
          </table:table-cell>
          <table:table-cell table:number-columns-repeated="14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1.67187" calcext:value-type="float">
            <text:p>1.67187E+00</text:p>
          </table:table-cell>
          <table:table-cell office:value-type="float" office:value="691.1504" calcext:value-type="float">
            <text:p>6.91150E+02</text:p>
          </table:table-cell>
          <table:table-cell table:formula="of:=[.B86]/[.C86]" office:value-type="float" office:value="0.00241896698605687" calcext:value-type="float">
            <text:p>2.41897E-03</text:p>
          </table:table-cell>
          <table:table-cell table:formula="of:=[.D86]/[.$D$110]" office:value-type="float" office:value="0.0131875227151238" calcext:value-type="float">
            <text:p>1.31875E-02</text:p>
          </table:table-cell>
          <table:table-cell office:value-type="float" office:value="0.01360475" calcext:value-type="float">
            <text:p>1.36048E-02</text:p>
          </table:table-cell>
          <table:table-cell table:number-columns-repeated="14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1.66287" calcext:value-type="float">
            <text:p>1.66287E+00</text:p>
          </table:table-cell>
          <table:table-cell office:value-type="float" office:value="716.2831" calcext:value-type="float">
            <text:p>7.16283E+02</text:p>
          </table:table-cell>
          <table:table-cell table:formula="of:=[.B87]/[.C87]" office:value-type="float" office:value="0.00232152622336057" calcext:value-type="float">
            <text:p>2.32153E-03</text:p>
          </table:table-cell>
          <table:table-cell table:formula="of:=[.D87]/[.$D$110]" office:value-type="float" office:value="0.0126563032818519" calcext:value-type="float">
            <text:p>1.26563E-02</text:p>
          </table:table-cell>
          <table:table-cell office:value-type="float" office:value="0.01304462" calcext:value-type="float">
            <text:p>1.30446E-02</text:p>
          </table:table-cell>
          <table:table-cell table:number-columns-repeated="14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1.65136" calcext:value-type="float">
            <text:p>1.65136E+00</text:p>
          </table:table-cell>
          <table:table-cell office:value-type="float" office:value="741.4159" calcext:value-type="float">
            <text:p>7.41416E+02</text:p>
          </table:table-cell>
          <table:table-cell table:formula="of:=[.B88]/[.C88]" office:value-type="float" office:value="0.00222730588863821" calcext:value-type="float">
            <text:p>2.22731E-03</text:p>
          </table:table-cell>
          <table:table-cell table:formula="of:=[.D88]/[.$D$110]" office:value-type="float" office:value="0.0121426407095474" calcext:value-type="float">
            <text:p>1.21426E-02</text:p>
          </table:table-cell>
          <table:table-cell office:value-type="float" office:value="0.01247298" calcext:value-type="float">
            <text:p>1.24730E-02</text:p>
          </table:table-cell>
          <table:table-cell table:number-columns-repeated="14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1.63535" calcext:value-type="float">
            <text:p>1.63535E+00</text:p>
          </table:table-cell>
          <table:table-cell office:value-type="float" office:value="766.5486" calcext:value-type="float">
            <text:p>7.66549E+02</text:p>
          </table:table-cell>
          <table:table-cell table:formula="of:=[.B89]/[.C89]" office:value-type="float" office:value="0.00213339376003035" calcext:value-type="float">
            <text:p>2.13339E-03</text:p>
          </table:table-cell>
          <table:table-cell table:formula="of:=[.D89]/[.$D$110]" office:value-type="float" office:value="0.0116306583896644" calcext:value-type="float">
            <text:p>1.16307E-02</text:p>
          </table:table-cell>
          <table:table-cell office:value-type="float" office:value="0.01189117" calcext:value-type="float">
            <text:p>1.18912E-02</text:p>
          </table:table-cell>
          <table:table-cell table:number-columns-repeated="14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1.61079" calcext:value-type="float">
            <text:p>1.61079E+00</text:p>
          </table:table-cell>
          <table:table-cell office:value-type="float" office:value="791.6813" calcext:value-type="float">
            <text:p>7.91681E+02</text:p>
          </table:table-cell>
          <table:table-cell table:formula="of:=[.B90]/[.C90]" office:value-type="float" office:value="0.00203464449646594" calcext:value-type="float">
            <text:p>2.03464E-03</text:p>
          </table:table-cell>
          <table:table-cell table:formula="of:=[.D90]/[.$D$110]" office:value-type="float" office:value="0.0110923053803576" calcext:value-type="float">
            <text:p>1.10923E-02</text:p>
          </table:table-cell>
          <table:table-cell office:value-type="float" office:value="0.01130062" calcext:value-type="float">
            <text:p>1.13006E-02</text:p>
          </table:table-cell>
          <table:table-cell table:number-columns-repeated="14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1.57725" calcext:value-type="float">
            <text:p>1.57725E+00</text:p>
          </table:table-cell>
          <table:table-cell office:value-type="float" office:value="816.8141" calcext:value-type="float">
            <text:p>8.16814E+02</text:p>
          </table:table-cell>
          <table:table-cell table:formula="of:=[.B91]/[.C91]" office:value-type="float" office:value="0.00193097792998431" calcext:value-type="float">
            <text:p>1.93098E-03</text:p>
          </table:table-cell>
          <table:table-cell table:formula="of:=[.D91]/[.$D$110]" office:value-type="float" office:value="0.0105271446286171" calcext:value-type="float">
            <text:p>1.05271E-02</text:p>
          </table:table-cell>
          <table:table-cell office:value-type="float" office:value="0.01070281" calcext:value-type="float">
            <text:p>1.07028E-02</text:p>
          </table:table-cell>
          <table:table-cell table:number-columns-repeated="14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1.54286" calcext:value-type="float">
            <text:p>1.54286E+00</text:p>
          </table:table-cell>
          <table:table-cell office:value-type="float" office:value="841.9468" calcext:value-type="float">
            <text:p>8.41947E+02</text:p>
          </table:table-cell>
          <table:table-cell table:formula="of:=[.B92]/[.C92]" office:value-type="float" office:value="0.00183249107900879" calcext:value-type="float">
            <text:p>1.83249E-03</text:p>
          </table:table-cell>
          <table:table-cell table:formula="of:=[.D92]/[.$D$110]" office:value-type="float" office:value="0.00999022221840358" calcext:value-type="float">
            <text:p>9.99022E-03</text:p>
          </table:table-cell>
          <table:table-cell office:value-type="float" office:value="0.01009924" calcext:value-type="float">
            <text:p>1.00992E-02</text:p>
          </table:table-cell>
          <table:table-cell table:number-columns-repeated="14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1.49852" calcext:value-type="float">
            <text:p>1.49852E+00</text:p>
          </table:table-cell>
          <table:table-cell office:value-type="float" office:value="867.0796" calcext:value-type="float">
            <text:p>8.67080E+02</text:p>
          </table:table-cell>
          <table:table-cell table:formula="of:=[.B93]/[.C93]" office:value-type="float" office:value="0.00172823809947783" calcext:value-type="float">
            <text:p>1.72824E-03</text:p>
          </table:table-cell>
          <table:table-cell table:formula="of:=[.D93]/[.$D$110]" office:value-type="float" office:value="0.00942186450884883" calcext:value-type="float">
            <text:p>9.42186E-03</text:p>
          </table:table-cell>
          <table:table-cell office:value-type="float" office:value="0.009491492" calcext:value-type="float">
            <text:p>9.49149E-03</text:p>
          </table:table-cell>
          <table:table-cell table:number-columns-repeated="14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1.45119" calcext:value-type="float">
            <text:p>1.45119E+00</text:p>
          </table:table-cell>
          <table:table-cell office:value-type="float" office:value="892.2123" calcext:value-type="float">
            <text:p>8.92212E+02</text:p>
          </table:table-cell>
          <table:table-cell table:formula="of:=[.B94]/[.C94]" office:value-type="float" office:value="0.00162650750275467" calcext:value-type="float">
            <text:p>1.62651E-03</text:p>
          </table:table-cell>
          <table:table-cell table:formula="of:=[.D94]/[.$D$110]" office:value-type="float" office:value="0.00886725811577163" calcext:value-type="float">
            <text:p>8.86726E-03</text:p>
          </table:table-cell>
          <table:table-cell office:value-type="float" office:value="0.008881129" calcext:value-type="float">
            <text:p>8.88113E-03</text:p>
          </table:table-cell>
          <table:table-cell table:number-columns-repeated="14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1.39747" calcext:value-type="float">
            <text:p>1.39747E+00</text:p>
          </table:table-cell>
          <table:table-cell office:value-type="float" office:value="917.3451" calcext:value-type="float">
            <text:p>9.17345E+02</text:p>
          </table:table-cell>
          <table:table-cell table:formula="of:=[.B95]/[.C95]" office:value-type="float" office:value="0.00152338525599581" calcext:value-type="float">
            <text:p>1.52339E-03</text:p>
          </table:table-cell>
          <table:table-cell table:formula="of:=[.D95]/[.$D$110]" office:value-type="float" office:value="0.00830506484095398" calcext:value-type="float">
            <text:p>8.30506E-03</text:p>
          </table:table-cell>
          <table:table-cell office:value-type="float" office:value="0.008269729" calcext:value-type="float">
            <text:p>8.26973E-03</text:p>
          </table:table-cell>
          <table:table-cell table:number-columns-repeated="14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1.33807" calcext:value-type="float">
            <text:p>1.33807E+00</text:p>
          </table:table-cell>
          <table:table-cell office:value-type="float" office:value="942.4778" calcext:value-type="float">
            <text:p>9.42478E+02</text:p>
          </table:table-cell>
          <table:table-cell table:formula="of:=[.B96]/[.C96]" office:value-type="float" office:value="0.00141973635877683" calcext:value-type="float">
            <text:p>1.41974E-03</text:p>
          </table:table-cell>
          <table:table-cell table:formula="of:=[.D96]/[.$D$110]" office:value-type="float" office:value="0.00774000041702777" calcext:value-type="float">
            <text:p>7.74000E-03</text:p>
          </table:table-cell>
          <table:table-cell office:value-type="float" office:value="0.007658851" calcext:value-type="float">
            <text:p>7.65885E-03</text:p>
          </table:table-cell>
          <table:table-cell table:number-columns-repeated="14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26982" calcext:value-type="float">
            <text:p>1.26982E+00</text:p>
          </table:table-cell>
          <table:table-cell office:value-type="float" office:value="967.6105" calcext:value-type="float">
            <text:p>9.67611E+02</text:p>
          </table:table-cell>
          <table:table-cell table:formula="of:=[.B97]/[.C97]" office:value-type="float" office:value="0.0013123255690177" calcext:value-type="float">
            <text:p>1.31233E-03</text:p>
          </table:table-cell>
          <table:table-cell table:formula="of:=[.D97]/[.$D$110]" office:value-type="float" office:value="0.007154427220716" calcext:value-type="float">
            <text:p>7.15443E-03</text:p>
          </table:table-cell>
          <table:table-cell office:value-type="float" office:value="0.007050015" calcext:value-type="float">
            <text:p>7.05002E-03</text:p>
          </table:table-cell>
          <table:table-cell table:number-columns-repeated="14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19962" calcext:value-type="float">
            <text:p>1.19962E+00</text:p>
          </table:table-cell>
          <table:table-cell office:value-type="float" office:value="992.7433" calcext:value-type="float">
            <text:p>9.92743E+02</text:p>
          </table:table-cell>
          <table:table-cell table:formula="of:=[.B98]/[.C98]" office:value-type="float" office:value="0.00120838891584562" calcext:value-type="float">
            <text:p>1.20839E-03</text:p>
          </table:table-cell>
          <table:table-cell table:formula="of:=[.D98]/[.$D$110]" office:value-type="float" office:value="0.00658779403285465" calcext:value-type="float">
            <text:p>6.58779E-03</text:p>
          </table:table-cell>
          <table:table-cell office:value-type="float" office:value="0.006444674" calcext:value-type="float">
            <text:p>6.44467E-03</text:p>
          </table:table-cell>
          <table:table-cell table:number-columns-repeated="14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12415" calcext:value-type="float">
            <text:p>1.12415E+00</text:p>
          </table:table-cell>
          <table:table-cell office:value-type="float" office:value="1017.876" calcext:value-type="float">
            <text:p>1.01788E+03</text:p>
          </table:table-cell>
          <table:table-cell table:formula="of:=[.B99]/[.C99]" office:value-type="float" office:value="0.0011044076095713" calcext:value-type="float">
            <text:p>1.10441E-03</text:p>
          </table:table-cell>
          <table:table-cell table:formula="of:=[.D99]/[.$D$110]" office:value-type="float" office:value="0.00602091740893015" calcext:value-type="float">
            <text:p>6.02092E-03</text:p>
          </table:table-cell>
          <table:table-cell office:value-type="float" office:value="0.005844175" calcext:value-type="float">
            <text:p>5.84418E-03</text:p>
          </table:table-cell>
          <table:table-cell table:number-columns-repeated="14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04357" calcext:value-type="float">
            <text:p>1.04357E+00</text:p>
          </table:table-cell>
          <table:table-cell office:value-type="float" office:value="1043.009" calcext:value-type="float">
            <text:p>1.04301E+03</text:p>
          </table:table-cell>
          <table:table-cell table:formula="of:=[.B100]/[.C100]" office:value-type="float" office:value="0.00100053786688322" calcext:value-type="float">
            <text:p>1.00054E-03</text:p>
          </table:table-cell>
          <table:table-cell table:formula="of:=[.D100]/[.$D$110]" office:value-type="float" office:value="0.00545464899807183" calcext:value-type="float">
            <text:p>5.45465E-03</text:p>
          </table:table-cell>
          <table:table-cell office:value-type="float" office:value="0.005249703" calcext:value-type="float">
            <text:p>5.24970E-03</text:p>
          </table:table-cell>
          <table:table-cell table:number-columns-repeated="14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957687" calcext:value-type="float">
            <text:p>9.57687E-01</text:p>
          </table:table-cell>
          <table:table-cell office:value-type="float" office:value="1068.142" calcext:value-type="float">
            <text:p>1.06814E+03</text:p>
          </table:table-cell>
          <table:table-cell table:formula="of:=[.B101]/[.C101]" office:value-type="float" office:value="0.000896591464430759" calcext:value-type="float">
            <text:p>8.96591E-04</text:p>
          </table:table-cell>
          <table:table-cell table:formula="of:=[.D101]/[.$D$110]" office:value-type="float" office:value="0.00488796265989582" calcext:value-type="float">
            <text:p>4.88796E-03</text:p>
          </table:table-cell>
          <table:table-cell office:value-type="float" office:value="0.004662191" calcext:value-type="float">
            <text:p>4.66219E-03</text:p>
          </table:table-cell>
          <table:table-cell table:number-columns-repeated="14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863353" calcext:value-type="float">
            <text:p>8.63353E-01</text:p>
          </table:table-cell>
          <table:table-cell office:value-type="float" office:value="1093.274" calcext:value-type="float">
            <text:p>1.09327E+03</text:p>
          </table:table-cell>
          <table:table-cell table:formula="of:=[.B102]/[.C102]" office:value-type="float" office:value="0.000789694989545164" calcext:value-type="float">
            <text:p>7.89695E-04</text:p>
          </table:table-cell>
          <table:table-cell table:formula="of:=[.D102]/[.$D$110]" office:value-type="float" office:value="0.00430519336256929" calcext:value-type="float">
            <text:p>4.30519E-03</text:p>
          </table:table-cell>
          <table:table-cell office:value-type="float" office:value="0.004082181" calcext:value-type="float">
            <text:p>4.08218E-03</text:p>
          </table:table-cell>
          <table:table-cell table:number-columns-repeated="14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763971" calcext:value-type="float">
            <text:p>7.63971E-01</text:p>
          </table:table-cell>
          <table:table-cell office:value-type="float" office:value="1118.407" calcext:value-type="float">
            <text:p>1.11841E+03</text:p>
          </table:table-cell>
          <table:table-cell table:formula="of:=[.B103]/[.C103]" office:value-type="float" office:value="0.00068308853574772" calcext:value-type="float">
            <text:p>6.83089E-04</text:p>
          </table:table-cell>
          <table:table-cell table:formula="of:=[.D103]/[.$D$110]" office:value-type="float" office:value="0.00372400517805244" calcext:value-type="float">
            <text:p>3.72401E-03</text:p>
          </table:table-cell>
          <table:table-cell office:value-type="float" office:value="0.003509573" calcext:value-type="float">
            <text:p>3.50957E-03</text:p>
          </table:table-cell>
          <table:table-cell table:number-columns-repeated="14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656149" calcext:value-type="float">
            <text:p>6.56149E-01</text:p>
          </table:table-cell>
          <table:table-cell office:value-type="float" office:value="1143.54" calcext:value-type="float">
            <text:p>1.14354E+03</text:p>
          </table:table-cell>
          <table:table-cell table:formula="of:=[.B104]/[.C104]" office:value-type="float" office:value="0.000573787536946675" calcext:value-type="float">
            <text:p>5.73788E-04</text:p>
          </table:table-cell>
          <table:table-cell table:formula="of:=[.D104]/[.$D$110]" office:value-type="float" office:value="0.00312812709754001" calcext:value-type="float">
            <text:p>3.12813E-03</text:p>
          </table:table-cell>
          <table:table-cell office:value-type="float" office:value="0.002943213" calcext:value-type="float">
            <text:p>2.94321E-03</text:p>
          </table:table-cell>
          <table:table-cell table:number-columns-repeated="14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540161" calcext:value-type="float">
            <text:p>5.40161E-01</text:p>
          </table:table-cell>
          <table:table-cell office:value-type="float" office:value="1168.672" calcext:value-type="float">
            <text:p>1.16867E+03</text:p>
          </table:table-cell>
          <table:table-cell table:formula="of:=[.B105]/[.C105]" office:value-type="float" office:value="0.000462200685906739" calcext:value-type="float">
            <text:p>4.62201E-04</text:p>
          </table:table-cell>
          <table:table-cell table:formula="of:=[.D105]/[.$D$110]" office:value-type="float" office:value="0.00251978719820263" calcext:value-type="float">
            <text:p>2.51979E-03</text:p>
          </table:table-cell>
          <table:table-cell office:value-type="float" office:value="0.002380175" calcext:value-type="float">
            <text:p>2.38018E-03</text:p>
          </table:table-cell>
          <table:table-cell table:number-columns-repeated="14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418631" calcext:value-type="float">
            <text:p>4.18631E-01</text:p>
          </table:table-cell>
          <table:table-cell office:value-type="float" office:value="1193.805" calcext:value-type="float">
            <text:p>1.19381E+03</text:p>
          </table:table-cell>
          <table:table-cell table:formula="of:=[.B106]/[.C106]" office:value-type="float" office:value="0.000350669497949833" calcext:value-type="float">
            <text:p>3.50669E-04</text:p>
          </table:table-cell>
          <table:table-cell table:formula="of:=[.D106]/[.$D$110]" office:value-type="float" office:value="0.00191175075822459" calcext:value-type="float">
            <text:p>1.91175E-03</text:p>
          </table:table-cell>
          <table:table-cell office:value-type="float" office:value="0.001814502" calcext:value-type="float">
            <text:p>1.81450E-03</text:p>
          </table:table-cell>
          <table:table-cell table:number-columns-repeated="14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286163" calcext:value-type="float">
            <text:p>2.86163E-01</text:p>
          </table:table-cell>
          <table:table-cell office:value-type="float" office:value="1218.938" calcext:value-type="float">
            <text:p>1.21894E+03</text:p>
          </table:table-cell>
          <table:table-cell table:formula="of:=[.B107]/[.C107]" office:value-type="float" office:value="0.000234764196374221" calcext:value-type="float">
            <text:p>2.34764E-04</text:p>
          </table:table-cell>
          <table:table-cell table:formula="of:=[.D107]/[.$D$110]" office:value-type="float" office:value="0.00127986788998286" calcext:value-type="float">
            <text:p>1.27987E-03</text:p>
          </table:table-cell>
          <table:table-cell office:value-type="float" office:value="0.001235018" calcext:value-type="float">
            <text:p>1.23502E-03</text:p>
          </table:table-cell>
          <table:table-cell table:number-columns-repeated="14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41209" calcext:value-type="float">
            <text:p>1.41209E-01</text:p>
          </table:table-cell>
          <table:table-cell office:value-type="float" office:value="1244.071" calcext:value-type="float">
            <text:p>1.24407E+03</text:p>
          </table:table-cell>
          <table:table-cell table:formula="of:=[.B108]/[.C108]" office:value-type="float" office:value="0.000113505579665469" calcext:value-type="float">
            <text:p>1.13506E-04</text:p>
          </table:table-cell>
          <table:table-cell table:formula="of:=[.D108]/[.$D$110]" office:value-type="float" office:value="0.000618800264228358" calcext:value-type="float">
            <text:p>6.18800E-04</text:p>
          </table:table-cell>
          <table:table-cell office:value-type="float" office:value="0.0006214672" calcext:value-type="float">
            <text:p>6.21467E-04</text:p>
          </table:table-cell>
          <table:table-cell table:number-columns-repeated="14"/>
        </table:table-row>
        <table:table-row table:style-name="ro1">
          <table:table-cell table:style-name="ce1" table:number-columns-repeated="2"/>
          <table:table-cell table:number-columns-repeated="18"/>
        </table:table-row>
        <table:table-row table:style-name="ro1">
          <table:table-cell table:style-name="ce1" table:number-columns-repeated="2"/>
          <table:table-cell/>
          <table:table-cell table:formula="of:=SUM([.D9:.D108])" office:value-type="float" office:value="0.183428460243162" calcext:value-type="float">
            <text:p>1.83428E-01</text:p>
          </table:table-cell>
          <table:table-cell table:style-name="ce11" table:formula="of:=SUM([.E9:.E108])" office:value-type="float" office:value="1" calcext:value-type="float">
            <text:p>1.00000E+00</text:p>
          </table:table-cell>
          <table:table-cell table:number-columns-repeated="15"/>
        </table:table-row>
        <table:table-row table:style-name="ro1" table:number-rows-repeated="104846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upled8" table:style-name="ta1">
        <table:shapes>
          <draw:frame draw:z-index="0" draw:style-name="gr1" draw:text-style-name="P1" svg:width="18.082cm" svg:height="10.162cm" svg:x="23.788cm" svg:y="0.754cm">
            <draw:object draw:notify-on-update-of-ranges="coupled8.A9:coupled8.A58 coupled8.E9:coupled8.E58 coupled8.A59:coupled8.A108 coupled8.F59:coupled8.F108 coupled8.A9:coupled8.A58 coupled8.F9:coupled8.F58 coupled8.A59:coupled8.A108 coupled8.E59:coupled8.E10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8.A9:coupled8.A58 coupled8.G8:coupled8.G8 coupled8.G9:coupled8.G5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8.A9:coupled8.A58 coupled8.H8:coupled8.H8 coupled8.H9:coupled8.H58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0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100.0 kW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Temperature-depende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Flux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power [W/m3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246182" calcext:value-type="float">
            <text:p>2.46182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195905420578894" calcext:value-type="float">
            <text:p>1.95905E-03</text:p>
          </table:table-cell>
          <table:table-cell table:formula="of:=[.D9]/[.$D$110]" office:value-type="float" office:value="0.0106802085303007" calcext:value-type="float">
            <text:p>1.06802E-02</text:p>
          </table:table-cell>
          <table:table-cell office:value-type="float" office:value="0.00935769" calcext:value-type="float">
            <text:p>9.35769E-03</text:p>
          </table:table-cell>
          <table:table-cell office:value-type="float" office:value="535.3396" calcext:value-type="float">
            <text:p>5.35340E+02</text:p>
          </table:table-cell>
          <table:table-cell office:value-type="float" office:value="59097.5" calcext:value-type="float">
            <text:p>5.90975E+04</text:p>
          </table:table-cell>
          <table:table-cell table:number-columns-repeated="10"/>
          <table:table-cell office:value-type="string" calcext:value-type="string">
            <text:p>Serpent</text:p>
          </table:table-cell>
          <table:table-cell table:style-name="ce1" office:value-type="float" office:value="0.791236" calcext:value-type="float">
            <text:p>7.91236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074935" calcext:value-type="float">
            <text:p>7.49350E-02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198771270727611" calcext:value-type="float">
            <text:p>1.98771E-03</text:p>
          </table:table-cell>
          <table:table-cell table:formula="of:=[.D10]/[.$D$110]" office:value-type="float" office:value="0.0108364465614611" calcext:value-type="float">
            <text:p>1.08364E-02</text:p>
          </table:table-cell>
          <table:table-cell office:value-type="float" office:value="0.009351156" calcext:value-type="float">
            <text:p>9.35116E-03</text:p>
          </table:table-cell>
          <table:table-cell office:value-type="float" office:value="534.8273" calcext:value-type="float">
            <text:p>5.34827E+02</text:p>
          </table:table-cell>
          <table:table-cell office:value-type="float" office:value="59056.92" calcext:value-type="float">
            <text:p>5.90569E+04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7879733" calcext:value-type="float">
            <text:p>7.87973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12437" calcext:value-type="float">
            <text:p>1.24370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197941012400558" calcext:value-type="float">
            <text:p>1.97941E-03</text:p>
          </table:table-cell>
          <table:table-cell table:formula="of:=[.D11]/[.$D$110]" office:value-type="float" office:value="0.0107911832295903" calcext:value-type="float">
            <text:p>1.07912E-02</text:p>
          </table:table-cell>
          <table:table-cell office:value-type="float" office:value="0.009338089" calcext:value-type="float">
            <text:p>9.33809E-03</text:p>
          </table:table-cell>
          <table:table-cell office:value-type="float" office:value="533.8031" calcext:value-type="float">
            <text:p>5.33803E+02</text:p>
          </table:table-cell>
          <table:table-cell office:value-type="float" office:value="58975.78" calcext:value-type="float">
            <text:p>5.89758E+04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172788" calcext:value-type="float">
            <text:p>1.72788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196429040367266" calcext:value-type="float">
            <text:p>1.96429E-03</text:p>
          </table:table-cell>
          <table:table-cell table:formula="of:=[.D12]/[.$D$110]" office:value-type="float" office:value="0.010708754797749" calcext:value-type="float">
            <text:p>1.07088E-02</text:p>
          </table:table-cell>
          <table:table-cell office:value-type="float" office:value="0.009318493" calcext:value-type="float">
            <text:p>9.31849E-03</text:p>
          </table:table-cell>
          <table:table-cell office:value-type="float" office:value="532.2679" calcext:value-type="float">
            <text:p>5.32268E+02</text:p>
          </table:table-cell>
          <table:table-cell office:value-type="float" office:value="58854.12" calcext:value-type="float">
            <text:p>5.88541E+04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0.412354847352757" calcext:value-type="float">
            <text:p>0.412354847352757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221793" calcext:value-type="float">
            <text:p>2.21793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196108129902305" calcext:value-type="float">
            <text:p>1.96108E-03</text:p>
          </table:table-cell>
          <table:table-cell table:formula="of:=[.D13]/[.$D$110]" office:value-type="float" office:value="0.010691259668338" calcext:value-type="float">
            <text:p>1.06913E-02</text:p>
          </table:table-cell>
          <table:table-cell office:value-type="float" office:value="0.009292376" calcext:value-type="float">
            <text:p>9.29238E-03</text:p>
          </table:table-cell>
          <table:table-cell office:value-type="float" office:value="530.2232" calcext:value-type="float">
            <text:p>5.30223E+02</text:p>
          </table:table-cell>
          <table:table-cell office:value-type="float" office:value="58691.98" calcext:value-type="float">
            <text:p>5.86920E+04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269271" calcext:value-type="float">
            <text:p>2.69271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194799106706861" calcext:value-type="float">
            <text:p>1.94799E-03</text:p>
          </table:table-cell>
          <table:table-cell table:formula="of:=[.D14]/[.$D$110]" office:value-type="float" office:value="0.0106198954321824" calcext:value-type="float">
            <text:p>1.06199E-02</text:p>
          </table:table-cell>
          <table:table-cell office:value-type="float" office:value="0.009259743" calcext:value-type="float">
            <text:p>9.25974E-03</text:p>
          </table:table-cell>
          <table:table-cell office:value-type="float" office:value="527.6707" calcext:value-type="float">
            <text:p>5.27671E+02</text:p>
          </table:table-cell>
          <table:table-cell office:value-type="float" office:value="58489.43" calcext:value-type="float">
            <text:p>5.84894E+04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314899" calcext:value-type="float">
            <text:p>3.14899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192760530549183" calcext:value-type="float">
            <text:p>1.92761E-03</text:p>
          </table:table-cell>
          <table:table-cell table:formula="of:=[.D15]/[.$D$110]" office:value-type="float" office:value="0.0105087580353479" calcext:value-type="float">
            <text:p>1.05088E-02</text:p>
          </table:table-cell>
          <table:table-cell office:value-type="float" office:value="0.009220601" calcext:value-type="float">
            <text:p>9.22060E-03</text:p>
          </table:table-cell>
          <table:table-cell office:value-type="float" office:value="524.6129" calcext:value-type="float">
            <text:p>5.24613E+02</text:p>
          </table:table-cell>
          <table:table-cell office:value-type="float" office:value="58246.54" calcext:value-type="float">
            <text:p>5.82465E+04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360805" calcext:value-type="float">
            <text:p>3.60805E-01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191412956058391" calcext:value-type="float">
            <text:p>1.91413E-03</text:p>
          </table:table-cell>
          <table:table-cell table:formula="of:=[.D16]/[.$D$110]" office:value-type="float" office:value="0.0104352920917858" calcext:value-type="float">
            <text:p>1.04353E-02</text:p>
          </table:table-cell>
          <table:table-cell office:value-type="float" office:value="0.009174956" calcext:value-type="float">
            <text:p>9.17496E-03</text:p>
          </table:table-cell>
          <table:table-cell office:value-type="float" office:value="521.0523" calcext:value-type="float">
            <text:p>5.21052E+02</text:p>
          </table:table-cell>
          <table:table-cell office:value-type="float" office:value="57963.36" calcext:value-type="float">
            <text:p>5.79634E+04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404394" calcext:value-type="float">
            <text:p>4.04394E-01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189297953501479" calcext:value-type="float">
            <text:p>1.89298E-03</text:p>
          </table:table-cell>
          <table:table-cell table:formula="of:=[.D17]/[.$D$110]" office:value-type="float" office:value="0.0103199881441809" calcext:value-type="float">
            <text:p>1.03200E-02</text:p>
          </table:table-cell>
          <table:table-cell office:value-type="float" office:value="0.009122812" calcext:value-type="float">
            <text:p>9.12281E-03</text:p>
          </table:table-cell>
          <table:table-cell office:value-type="float" office:value="516.9923" calcext:value-type="float">
            <text:p>5.16992E+02</text:p>
          </table:table-cell>
          <table:table-cell office:value-type="float" office:value="57639.93" calcext:value-type="float">
            <text:p>5.76399E+04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447997" calcext:value-type="float">
            <text:p>4.47997E-01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187634077592237" calcext:value-type="float">
            <text:p>1.87634E-03</text:p>
          </table:table-cell>
          <table:table-cell table:formula="of:=[.D18]/[.$D$110]" office:value-type="float" office:value="0.0102292783433661" calcext:value-type="float">
            <text:p>1.02293E-02</text:p>
          </table:table-cell>
          <table:table-cell office:value-type="float" office:value="0.00906417" calcext:value-type="float">
            <text:p>9.06417E-03</text:p>
          </table:table-cell>
          <table:table-cell office:value-type="float" office:value="512.4365" calcext:value-type="float">
            <text:p>5.12437E+02</text:p>
          </table:table-cell>
          <table:table-cell office:value-type="float" office:value="57276.29" calcext:value-type="float">
            <text:p>5.72763E+04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489722" calcext:value-type="float">
            <text:p>4.89722E-01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185575409501853" calcext:value-type="float">
            <text:p>1.85575E-03</text:p>
          </table:table-cell>
          <table:table-cell table:formula="of:=[.D19]/[.$D$110]" office:value-type="float" office:value="0.0101170455912809" calcext:value-type="float">
            <text:p>1.01170E-02</text:p>
          </table:table-cell>
          <table:table-cell office:value-type="float" office:value="0.008999024" calcext:value-type="float">
            <text:p>8.99902E-03</text:p>
          </table:table-cell>
          <table:table-cell office:value-type="float" office:value="507.3891" calcext:value-type="float">
            <text:p>5.07389E+02</text:p>
          </table:table-cell>
          <table:table-cell office:value-type="float" office:value="56872.42" calcext:value-type="float">
            <text:p>5.68724E+04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0.527768" calcext:value-type="float">
            <text:p>5.27768E-01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182601941344479" calcext:value-type="float">
            <text:p>1.82602E-03</text:p>
          </table:table-cell>
          <table:table-cell table:formula="of:=[.D20]/[.$D$110]" office:value-type="float" office:value="0.00995494053117018" calcext:value-type="float">
            <text:p>9.95494E-03</text:p>
          </table:table-cell>
          <table:table-cell office:value-type="float" office:value="0.008927366" calcext:value-type="float">
            <text:p>8.92737E-03</text:p>
          </table:table-cell>
          <table:table-cell office:value-type="float" office:value="501.8547" calcext:value-type="float">
            <text:p>5.01855E+02</text:p>
          </table:table-cell>
          <table:table-cell office:value-type="float" office:value="56428.26" calcext:value-type="float">
            <text:p>5.64283E+04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0.565492" calcext:value-type="float">
            <text:p>5.65492E-01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180001674309817" calcext:value-type="float">
            <text:p>1.80002E-03</text:p>
          </table:table-cell>
          <table:table-cell table:formula="of:=[.D21]/[.$D$110]" office:value-type="float" office:value="0.00981318133899166" calcext:value-type="float">
            <text:p>9.81318E-03</text:p>
          </table:table-cell>
          <table:table-cell office:value-type="float" office:value="0.008849175" calcext:value-type="float">
            <text:p>8.84918E-03</text:p>
          </table:table-cell>
          <table:table-cell office:value-type="float" office:value="495.8384" calcext:value-type="float">
            <text:p>4.95838E+02</text:p>
          </table:table-cell>
          <table:table-cell office:value-type="float" office:value="55943.7" calcext:value-type="float">
            <text:p>5.59437E+04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0.602053" calcext:value-type="float">
            <text:p>6.02053E-01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17744391261804" calcext:value-type="float">
            <text:p>1.77444E-03</text:p>
          </table:table-cell>
          <table:table-cell table:formula="of:=[.D22]/[.$D$110]" office:value-type="float" office:value="0.00967373941768969" calcext:value-type="float">
            <text:p>9.67374E-03</text:p>
          </table:table-cell>
          <table:table-cell office:value-type="float" office:value="0.008764425" calcext:value-type="float">
            <text:p>8.76443E-03</text:p>
          </table:table-cell>
          <table:table-cell office:value-type="float" office:value="489.3457" calcext:value-type="float">
            <text:p>4.89346E+02</text:p>
          </table:table-cell>
          <table:table-cell office:value-type="float" office:value="55418.57" calcext:value-type="float">
            <text:p>5.54186E+04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0.635757" calcext:value-type="float">
            <text:p>6.35757E-01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174454969709792" calcext:value-type="float">
            <text:p>1.74455E-03</text:p>
          </table:table-cell>
          <table:table-cell table:formula="of:=[.D23]/[.$D$110]" office:value-type="float" office:value="0.00951079071800123" calcext:value-type="float">
            <text:p>9.51079E-03</text:p>
          </table:table-cell>
          <table:table-cell office:value-type="float" office:value="0.008673076" calcext:value-type="float">
            <text:p>8.67308E-03</text:p>
          </table:table-cell>
          <table:table-cell office:value-type="float" office:value="482.3827" calcext:value-type="float">
            <text:p>4.82383E+02</text:p>
          </table:table-cell>
          <table:table-cell office:value-type="float" office:value="54852.63" calcext:value-type="float">
            <text:p>5.48526E+04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0.66621" calcext:value-type="float">
            <text:p>6.66210E-01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171017115573439" calcext:value-type="float">
            <text:p>1.71017E-03</text:p>
          </table:table-cell>
          <table:table-cell table:formula="of:=[.D24]/[.$D$110]" office:value-type="float" office:value="0.00932336864992109" calcext:value-type="float">
            <text:p>9.32337E-03</text:p>
          </table:table-cell>
          <table:table-cell office:value-type="float" office:value="0.008575078" calcext:value-type="float">
            <text:p>8.57508E-03</text:p>
          </table:table-cell>
          <table:table-cell office:value-type="float" office:value="474.956" calcext:value-type="float">
            <text:p>4.74956E+02</text:p>
          </table:table-cell>
          <table:table-cell office:value-type="float" office:value="54245.54" calcext:value-type="float">
            <text:p>5.42455E+04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0.697706" calcext:value-type="float">
            <text:p>6.97706E-01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16824752550217" calcext:value-type="float">
            <text:p>1.68248E-03</text:p>
          </table:table-cell>
          <table:table-cell table:formula="of:=[.D25]/[.$D$110]" office:value-type="float" office:value="0.00917237844547858" calcext:value-type="float">
            <text:p>9.17238E-03</text:p>
          </table:table-cell>
          <table:table-cell office:value-type="float" office:value="0.008470367" calcext:value-type="float">
            <text:p>8.47037E-03</text:p>
          </table:table-cell>
          <table:table-cell office:value-type="float" office:value="467.0726" calcext:value-type="float">
            <text:p>4.67073E+02</text:p>
          </table:table-cell>
          <table:table-cell office:value-type="float" office:value="53596.88" calcext:value-type="float">
            <text:p>5.35969E+04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0.72613" calcext:value-type="float">
            <text:p>7.26130E-01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165095959056257" calcext:value-type="float">
            <text:p>1.65096E-03</text:p>
          </table:table-cell>
          <table:table-cell table:formula="of:=[.D26]/[.$D$110]" office:value-type="float" office:value="0.00900056397122876" calcext:value-type="float">
            <text:p>9.00056E-03</text:p>
          </table:table-cell>
          <table:table-cell office:value-type="float" office:value="0.008358862" calcext:value-type="float">
            <text:p>8.35886E-03</text:p>
          </table:table-cell>
          <table:table-cell office:value-type="float" office:value="458.74" calcext:value-type="float">
            <text:p>4.58740E+02</text:p>
          </table:table-cell>
          <table:table-cell office:value-type="float" office:value="52906.13" calcext:value-type="float">
            <text:p>5.29061E+04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0.750269" calcext:value-type="float">
            <text:p>7.50269E-01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161363544957079" calcext:value-type="float">
            <text:p>1.61364E-03</text:p>
          </table:table-cell>
          <table:table-cell table:formula="of:=[.D27]/[.$D$110]" office:value-type="float" office:value="0.00879708332846317" calcext:value-type="float">
            <text:p>8.79708E-03</text:p>
          </table:table-cell>
          <table:table-cell office:value-type="float" office:value="0.008240471" calcext:value-type="float">
            <text:p>8.24047E-03</text:p>
          </table:table-cell>
          <table:table-cell office:value-type="float" office:value="449.9664" calcext:value-type="float">
            <text:p>4.49966E+02</text:p>
          </table:table-cell>
          <table:table-cell office:value-type="float" office:value="52172.68" calcext:value-type="float">
            <text:p>5.21727E+04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0.773488" calcext:value-type="float">
            <text:p>7.73488E-01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157826188535336" calcext:value-type="float">
            <text:p>1.57826E-03</text:p>
          </table:table-cell>
          <table:table-cell table:formula="of:=[.D28]/[.$D$110]" office:value-type="float" office:value="0.00860423667767335" calcext:value-type="float">
            <text:p>8.60424E-03</text:p>
          </table:table-cell>
          <table:table-cell office:value-type="float" office:value="0.008115081" calcext:value-type="float">
            <text:p>8.11508E-03</text:p>
          </table:table-cell>
          <table:table-cell office:value-type="float" office:value="440.7603" calcext:value-type="float">
            <text:p>4.40760E+02</text:p>
          </table:table-cell>
          <table:table-cell office:value-type="float" office:value="51395.81" calcext:value-type="float">
            <text:p>5.13958E+04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0.794366" calcext:value-type="float">
            <text:p>7.94366E-01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154179602857957" calcext:value-type="float">
            <text:p>1.54180E-03</text:p>
          </table:table-cell>
          <table:table-cell table:formula="of:=[.D29]/[.$D$110]" office:value-type="float" office:value="0.0084054351573125" calcext:value-type="float">
            <text:p>8.40544E-03</text:p>
          </table:table-cell>
          <table:table-cell office:value-type="float" office:value="0.007982569" calcext:value-type="float">
            <text:p>7.98257E-03</text:p>
          </table:table-cell>
          <table:table-cell office:value-type="float" office:value="431.131" calcext:value-type="float">
            <text:p>4.31131E+02</text:p>
          </table:table-cell>
          <table:table-cell office:value-type="float" office:value="50574.72" calcext:value-type="float">
            <text:p>5.05747E+04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0.809881" calcext:value-type="float">
            <text:p>8.09881E-01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149879736224722" calcext:value-type="float">
            <text:p>1.49880E-03</text:p>
          </table:table-cell>
          <table:table-cell table:formula="of:=[.D30]/[.$D$110]" office:value-type="float" office:value="0.00817101860998203" calcext:value-type="float">
            <text:p>8.17102E-03</text:p>
          </table:table-cell>
          <table:table-cell office:value-type="float" office:value="0.007842791" calcext:value-type="float">
            <text:p>7.84279E-03</text:p>
          </table:table-cell>
          <table:table-cell office:value-type="float" office:value="421.0881" calcext:value-type="float">
            <text:p>4.21088E+02</text:p>
          </table:table-cell>
          <table:table-cell office:value-type="float" office:value="49708.49" calcext:value-type="float">
            <text:p>4.97085E+04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0.819933" calcext:value-type="float">
            <text:p>8.19933E-01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144995983106234" calcext:value-type="float">
            <text:p>1.44996E-03</text:p>
          </table:table-cell>
          <table:table-cell table:formula="of:=[.D31]/[.$D$110]" office:value-type="float" office:value="0.00790477022562476" calcext:value-type="float">
            <text:p>7.90477E-03</text:p>
          </table:table-cell>
          <table:table-cell office:value-type="float" office:value="0.007695592" calcext:value-type="float">
            <text:p>7.69559E-03</text:p>
          </table:table-cell>
          <table:table-cell office:value-type="float" office:value="410.642" calcext:value-type="float">
            <text:p>4.10642E+02</text:p>
          </table:table-cell>
          <table:table-cell office:value-type="float" office:value="48796.13" calcext:value-type="float">
            <text:p>4.87961E+04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0.832215" calcext:value-type="float">
            <text:p>8.32215E-01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140905462976665" calcext:value-type="float">
            <text:p>1.40905E-03</text:p>
          </table:table-cell>
          <table:table-cell table:formula="of:=[.D32]/[.$D$110]" office:value-type="float" office:value="0.00768176665659591" calcext:value-type="float">
            <text:p>7.68177E-03</text:p>
          </table:table-cell>
          <table:table-cell office:value-type="float" office:value="0.007540803" calcext:value-type="float">
            <text:p>7.54080E-03</text:p>
          </table:table-cell>
          <table:table-cell office:value-type="float" office:value="399.8037" calcext:value-type="float">
            <text:p>3.99804E+02</text:p>
          </table:table-cell>
          <table:table-cell office:value-type="float" office:value="47836.57" calcext:value-type="float">
            <text:p>4.78366E+04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0.842104" calcext:value-type="float">
            <text:p>8.42104E-01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136760209707736" calcext:value-type="float">
            <text:p>1.36760E-03</text:p>
          </table:table-cell>
          <table:table-cell table:formula="of:=[.D33]/[.$D$110]" office:value-type="float" office:value="0.00745577919186806" calcext:value-type="float">
            <text:p>7.45578E-03</text:p>
          </table:table-cell>
          <table:table-cell office:value-type="float" office:value="0.007378244" calcext:value-type="float">
            <text:p>7.37824E-03</text:p>
          </table:table-cell>
          <table:table-cell office:value-type="float" office:value="388.5848" calcext:value-type="float">
            <text:p>3.88585E+02</text:p>
          </table:table-cell>
          <table:table-cell office:value-type="float" office:value="46828.68" calcext:value-type="float">
            <text:p>4.68287E+04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0.847013" calcext:value-type="float">
            <text:p>8.47013E-01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13216304518955" calcext:value-type="float">
            <text:p>1.32163E-03</text:p>
          </table:table-cell>
          <table:table-cell table:formula="of:=[.D34]/[.$D$110]" office:value-type="float" office:value="0.00720515480609432" calcext:value-type="float">
            <text:p>7.20515E-03</text:p>
          </table:table-cell>
          <table:table-cell office:value-type="float" office:value="0.007207726" calcext:value-type="float">
            <text:p>7.20773E-03</text:p>
          </table:table-cell>
          <table:table-cell office:value-type="float" office:value="376.9975" calcext:value-type="float">
            <text:p>3.76998E+02</text:p>
          </table:table-cell>
          <table:table-cell office:value-type="float" office:value="45771.27" calcext:value-type="float">
            <text:p>4.57713E+04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0.849954" calcext:value-type="float">
            <text:p>8.49954E-01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127617348250256" calcext:value-type="float">
            <text:p>1.27617E-03</text:p>
          </table:table-cell>
          <table:table-cell table:formula="of:=[.D35]/[.$D$110]" office:value-type="float" office:value="0.00695733628691429" calcext:value-type="float">
            <text:p>6.95734E-03</text:p>
          </table:table-cell>
          <table:table-cell office:value-type="float" office:value="0.007029056" calcext:value-type="float">
            <text:p>7.02906E-03</text:p>
          </table:table-cell>
          <table:table-cell office:value-type="float" office:value="365.0548" calcext:value-type="float">
            <text:p>3.65055E+02</text:p>
          </table:table-cell>
          <table:table-cell office:value-type="float" office:value="44663.15" calcext:value-type="float">
            <text:p>4.46632E+04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0.84735" calcext:value-type="float">
            <text:p>8.47350E-01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122599943514465" calcext:value-type="float">
            <text:p>1.22600E-03</text:p>
          </table:table-cell>
          <table:table-cell table:formula="of:=[.D36]/[.$D$110]" office:value-type="float" office:value="0.00668380159501643" calcext:value-type="float">
            <text:p>6.68380E-03</text:p>
          </table:table-cell>
          <table:table-cell office:value-type="float" office:value="0.006842041" calcext:value-type="float">
            <text:p>6.84204E-03</text:p>
          </table:table-cell>
          <table:table-cell office:value-type="float" office:value="352.7703" calcext:value-type="float">
            <text:p>3.52770E+02</text:p>
          </table:table-cell>
          <table:table-cell office:value-type="float" office:value="43503.09" calcext:value-type="float">
            <text:p>4.3503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0.844015" calcext:value-type="float">
            <text:p>8.44015E-01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117832599987351" calcext:value-type="float">
            <text:p>1.17833E-03</text:p>
          </table:table-cell>
          <table:table-cell table:formula="of:=[.D37]/[.$D$110]" office:value-type="float" office:value="0.00642389953179276" calcext:value-type="float">
            <text:p>6.42390E-03</text:p>
          </table:table-cell>
          <table:table-cell office:value-type="float" office:value="0.006646492" calcext:value-type="float">
            <text:p>6.64649E-03</text:p>
          </table:table-cell>
          <table:table-cell office:value-type="float" office:value="340.1584" calcext:value-type="float">
            <text:p>3.40158E+02</text:p>
          </table:table-cell>
          <table:table-cell office:value-type="float" office:value="42289.92" calcext:value-type="float">
            <text:p>4.2289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0.83801" calcext:value-type="float">
            <text:p>8.38010E-01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113028328634441" calcext:value-type="float">
            <text:p>1.13028E-03</text:p>
          </table:table-cell>
          <table:table-cell table:formula="of:=[.D38]/[.$D$110]" office:value-type="float" office:value="0.00616198426812314" calcext:value-type="float">
            <text:p>6.16198E-03</text:p>
          </table:table-cell>
          <table:table-cell office:value-type="float" office:value="0.006442229" calcext:value-type="float">
            <text:p>6.44223E-03</text:p>
          </table:table-cell>
          <table:table-cell office:value-type="float" office:value="327.2342" calcext:value-type="float">
            <text:p>3.27234E+02</text:p>
          </table:table-cell>
          <table:table-cell office:value-type="float" office:value="41022.47" calcext:value-type="float">
            <text:p>4.1022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0.829205" calcext:value-type="float">
            <text:p>8.29205E-01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108173832683277" calcext:value-type="float">
            <text:p>1.08174E-03</text:p>
          </table:table-cell>
          <table:table-cell table:formula="of:=[.D39]/[.$D$110]" office:value-type="float" office:value="0.00589733090164287" calcext:value-type="float">
            <text:p>5.89733E-03</text:p>
          </table:table-cell>
          <table:table-cell office:value-type="float" office:value="0.006229089" calcext:value-type="float">
            <text:p>6.22909E-03</text:p>
          </table:table-cell>
          <table:table-cell office:value-type="float" office:value="314.0138" calcext:value-type="float">
            <text:p>3.14014E+02</text:p>
          </table:table-cell>
          <table:table-cell office:value-type="float" office:value="39699.69" calcext:value-type="float">
            <text:p>3.9699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0.817301" calcext:value-type="float">
            <text:p>8.17301E-01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103236112814588" calcext:value-type="float">
            <text:p>1.03236E-03</text:p>
          </table:table-cell>
          <table:table-cell table:formula="of:=[.D40]/[.$D$110]" office:value-type="float" office:value="0.00562814040295239" calcext:value-type="float">
            <text:p>5.62814E-03</text:p>
          </table:table-cell>
          <table:table-cell office:value-type="float" office:value="0.006006931" calcext:value-type="float">
            <text:p>6.00693E-03</text:p>
          </table:table-cell>
          <table:table-cell office:value-type="float" office:value="300.5139" calcext:value-type="float">
            <text:p>3.00514E+02</text:p>
          </table:table-cell>
          <table:table-cell office:value-type="float" office:value="38320.61" calcext:value-type="float">
            <text:p>3.8320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0.801661" calcext:value-type="float">
            <text:p>8.01661E-01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0981448532781204" calcext:value-type="float">
            <text:p>9.81449E-04</text:p>
          </table:table-cell>
          <table:table-cell table:formula="of:=[.D41]/[.$D$110]" office:value-type="float" office:value="0.00535057935655213" calcext:value-type="float">
            <text:p>5.35058E-03</text:p>
          </table:table-cell>
          <table:table-cell office:value-type="float" office:value="0.005775644" calcext:value-type="float">
            <text:p>5.77564E-03</text:p>
          </table:table-cell>
          <table:table-cell office:value-type="float" office:value="286.7521" calcext:value-type="float">
            <text:p>2.86752E+02</text:p>
          </table:table-cell>
          <table:table-cell office:value-type="float" office:value="36884.41" calcext:value-type="float">
            <text:p>3.6884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0.782617" calcext:value-type="float">
            <text:p>7.82617E-01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0929532602297437" calcext:value-type="float">
            <text:p>9.29533E-04</text:p>
          </table:table-cell>
          <table:table-cell table:formula="of:=[.D42]/[.$D$110]" office:value-type="float" office:value="0.00506754841132725" calcext:value-type="float">
            <text:p>5.06755E-03</text:p>
          </table:table-cell>
          <table:table-cell office:value-type="float" office:value="0.005535157" calcext:value-type="float">
            <text:p>5.53516E-03</text:p>
          </table:table-cell>
          <table:table-cell office:value-type="float" office:value="272.7467" calcext:value-type="float">
            <text:p>2.72747E+02</text:p>
          </table:table-cell>
          <table:table-cell office:value-type="float" office:value="35390.43" calcext:value-type="float">
            <text:p>3.5390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0.762027" calcext:value-type="float">
            <text:p>7.62027E-01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0878843188099455" calcext:value-type="float">
            <text:p>8.78843E-04</text:p>
          </table:table-cell>
          <table:table-cell table:formula="of:=[.D43]/[.$D$110]" office:value-type="float" office:value="0.00479120408542065" calcext:value-type="float">
            <text:p>4.79120E-03</text:p>
          </table:table-cell>
          <table:table-cell office:value-type="float" office:value="0.005285441" calcext:value-type="float">
            <text:p>5.28544E-03</text:p>
          </table:table-cell>
          <table:table-cell office:value-type="float" office:value="258.5172" calcext:value-type="float">
            <text:p>2.58517E+02</text:p>
          </table:table-cell>
          <table:table-cell office:value-type="float" office:value="33838.22" calcext:value-type="float">
            <text:p>3.3838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0.7376" calcext:value-type="float">
            <text:p>7.37600E-01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0826709069130744" calcext:value-type="float">
            <text:p>8.26709E-04</text:p>
          </table:table-cell>
          <table:table-cell table:formula="of:=[.D44]/[.$D$110]" office:value-type="float" office:value="0.0045069836383886" calcext:value-type="float">
            <text:p>4.50698E-03</text:p>
          </table:table-cell>
          <table:table-cell office:value-type="float" office:value="0.005026526" calcext:value-type="float">
            <text:p>5.02653E-03</text:p>
          </table:table-cell>
          <table:table-cell office:value-type="float" office:value="244.0838" calcext:value-type="float">
            <text:p>2.44084E+02</text:p>
          </table:table-cell>
          <table:table-cell office:value-type="float" office:value="32227.55" calcext:value-type="float">
            <text:p>3.2227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0.709807" calcext:value-type="float">
            <text:p>7.09807E-01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0773762240622422" calcext:value-type="float">
            <text:p>7.73762E-04</text:p>
          </table:table-cell>
          <table:table-cell table:formula="of:=[.D45]/[.$D$110]" office:value-type="float" office:value="0.00421833252918705" calcext:value-type="float">
            <text:p>4.21833E-03</text:p>
          </table:table-cell>
          <table:table-cell office:value-type="float" office:value="0.004758499" calcext:value-type="float">
            <text:p>4.75850E-03</text:p>
          </table:table-cell>
          <table:table-cell office:value-type="float" office:value="229.4674" calcext:value-type="float">
            <text:p>2.29467E+02</text:p>
          </table:table-cell>
          <table:table-cell office:value-type="float" office:value="30558.44" calcext:value-type="float">
            <text:p>3.0558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0.681199" calcext:value-type="float">
            <text:p>6.81199E-01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0722774584186492" calcext:value-type="float">
            <text:p>7.22775E-04</text:p>
          </table:table-cell>
          <table:table-cell table:formula="of:=[.D46]/[.$D$110]" office:value-type="float" office:value="0.00394036227109112" calcext:value-type="float">
            <text:p>3.94036E-03</text:p>
          </table:table-cell>
          <table:table-cell office:value-type="float" office:value="0.004481525" calcext:value-type="float">
            <text:p>4.48153E-03</text:p>
          </table:table-cell>
          <table:table-cell office:value-type="float" office:value="214.6903" calcext:value-type="float">
            <text:p>2.14690E+02</text:p>
          </table:table-cell>
          <table:table-cell office:value-type="float" office:value="28831.16" calcext:value-type="float">
            <text:p>2.8831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0.647216" calcext:value-type="float">
            <text:p>6.47216E-01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0668880711815343" calcext:value-type="float">
            <text:p>6.68881E-04</text:p>
          </table:table-cell>
          <table:table-cell table:formula="of:=[.D47]/[.$D$110]" office:value-type="float" office:value="0.00364654814704677" calcext:value-type="float">
            <text:p>3.64655E-03</text:p>
          </table:table-cell>
          <table:table-cell office:value-type="float" office:value="0.004195845" calcext:value-type="float">
            <text:p>4.19585E-03</text:p>
          </table:table-cell>
          <table:table-cell office:value-type="float" office:value="199.7752" calcext:value-type="float">
            <text:p>1.99775E+02</text:p>
          </table:table-cell>
          <table:table-cell office:value-type="float" office:value="27046.24" calcext:value-type="float">
            <text:p>2.7046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0.614116" calcext:value-type="float">
            <text:p>6.14116E-01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0618605031129397" calcext:value-type="float">
            <text:p>6.18605E-04</text:p>
          </table:table-cell>
          <table:table-cell table:formula="of:=[.D48]/[.$D$110]" office:value-type="float" office:value="0.00337245937903717" calcext:value-type="float">
            <text:p>3.37246E-03</text:p>
          </table:table-cell>
          <table:table-cell office:value-type="float" office:value="0.003901796" calcext:value-type="float">
            <text:p>3.90180E-03</text:p>
          </table:table-cell>
          <table:table-cell office:value-type="float" office:value="184.746" calcext:value-type="float">
            <text:p>1.84746E+02</text:p>
          </table:table-cell>
          <table:table-cell office:value-type="float" office:value="25204.44" calcext:value-type="float">
            <text:p>2.5204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0.574553" calcext:value-type="float">
            <text:p>5.74553E-01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0564462665393427" calcext:value-type="float">
            <text:p>5.64463E-04</text:p>
          </table:table-cell>
          <table:table-cell table:formula="of:=[.D49]/[.$D$110]" office:value-type="float" office:value="0.00307729053956593" calcext:value-type="float">
            <text:p>3.07729E-03</text:p>
          </table:table-cell>
          <table:table-cell office:value-type="float" office:value="0.003599815" calcext:value-type="float">
            <text:p>3.59982E-03</text:p>
          </table:table-cell>
          <table:table-cell office:value-type="float" office:value="169.6274" calcext:value-type="float">
            <text:p>1.69627E+02</text:p>
          </table:table-cell>
          <table:table-cell office:value-type="float" office:value="23306.63" calcext:value-type="float">
            <text:p>2.3306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0.532478" calcext:value-type="float">
            <text:p>5.32478E-01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0510521002215705" calcext:value-type="float">
            <text:p>5.10521E-04</text:p>
          </table:table-cell>
          <table:table-cell table:formula="of:=[.D50]/[.$D$110]" office:value-type="float" office:value="0.00278321587358327" calcext:value-type="float">
            <text:p>2.78322E-03</text:p>
          </table:table-cell>
          <table:table-cell office:value-type="float" office:value="0.003290463" calcext:value-type="float">
            <text:p>3.29046E-03</text:p>
          </table:table-cell>
          <table:table-cell office:value-type="float" office:value="154.445" calcext:value-type="float">
            <text:p>1.54445E+02</text:p>
          </table:table-cell>
          <table:table-cell office:value-type="float" office:value="21353.62" calcext:value-type="float">
            <text:p>2.1353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490138" calcext:value-type="float">
            <text:p>4.90138E-01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0458869700845019" calcext:value-type="float">
            <text:p>4.58870E-04</text:p>
          </table:table-cell>
          <table:table-cell table:formula="of:=[.D51]/[.$D$110]" office:value-type="float" office:value="0.00250162761131353" calcext:value-type="float">
            <text:p>2.50163E-03</text:p>
          </table:table-cell>
          <table:table-cell office:value-type="float" office:value="0.002974441" calcext:value-type="float">
            <text:p>2.97444E-03</text:p>
          </table:table-cell>
          <table:table-cell office:value-type="float" office:value="139.2254" calcext:value-type="float">
            <text:p>1.39225E+02</text:p>
          </table:table-cell>
          <table:table-cell office:value-type="float" office:value="19345.84" calcext:value-type="float">
            <text:p>1.9345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444015" calcext:value-type="float">
            <text:p>4.44015E-01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0406133320649718" calcext:value-type="float">
            <text:p>4.06133E-04</text:p>
          </table:table-cell>
          <table:table-cell table:formula="of:=[.D52]/[.$D$110]" office:value-type="float" office:value="0.0022141238066946" calcext:value-type="float">
            <text:p>2.21412E-03</text:p>
          </table:table-cell>
          <table:table-cell office:value-type="float" office:value="0.002652631" calcext:value-type="float">
            <text:p>2.65263E-03</text:p>
          </table:table-cell>
          <table:table-cell office:value-type="float" office:value="123.9958" calcext:value-type="float">
            <text:p>1.23996E+02</text:p>
          </table:table-cell>
          <table:table-cell office:value-type="float" office:value="17282.66" calcext:value-type="float">
            <text:p>1.7282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393941" calcext:value-type="float">
            <text:p>3.93941E-01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0352234025716935" calcext:value-type="float">
            <text:p>3.52234E-04</text:p>
          </table:table-cell>
          <table:table-cell table:formula="of:=[.D53]/[.$D$110]" office:value-type="float" office:value="0.00192028012038043" calcext:value-type="float">
            <text:p>1.92028E-03</text:p>
          </table:table-cell>
          <table:table-cell office:value-type="float" office:value="0.00232615" calcext:value-type="float">
            <text:p>2.32615E-03</text:p>
          </table:table-cell>
          <table:table-cell office:value-type="float" office:value="108.7845" calcext:value-type="float">
            <text:p>1.08785E+02</text:p>
          </table:table-cell>
          <table:table-cell office:value-type="float" office:value="15161.31" calcext:value-type="float">
            <text:p>1.5161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34199" calcext:value-type="float">
            <text:p>3.41990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299062560120328" calcext:value-type="float">
            <text:p>2.99063E-04</text:p>
          </table:table-cell>
          <table:table-cell table:formula="of:=[.D54]/[.$D$110]" office:value-type="float" office:value="0.00163040435341318" calcext:value-type="float">
            <text:p>1.63040E-03</text:p>
          </table:table-cell>
          <table:table-cell office:value-type="float" office:value="0.001996447" calcext:value-type="float">
            <text:p>1.99645E-03</text:p>
          </table:table-cell>
          <table:table-cell office:value-type="float" office:value="93.62082" calcext:value-type="float">
            <text:p>9.36208E+01</text:p>
          </table:table-cell>
          <table:table-cell office:value-type="float" office:value="12974.83" calcext:value-type="float">
            <text:p>1.2974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289418" calcext:value-type="float">
            <text:p>2.89418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247646901782536" calcext:value-type="float">
            <text:p>2.47647E-04</text:p>
          </table:table-cell>
          <table:table-cell table:formula="of:=[.D55]/[.$D$110]" office:value-type="float" office:value="0.00135010075020116" calcext:value-type="float">
            <text:p>1.35010E-03</text:p>
          </table:table-cell>
          <table:table-cell office:value-type="float" office:value="0.001665472" calcext:value-type="float">
            <text:p>1.66547E-03</text:p>
          </table:table-cell>
          <table:table-cell office:value-type="float" office:value="78.53501" calcext:value-type="float">
            <text:p>7.85350E+01</text:p>
          </table:table-cell>
          <table:table-cell office:value-type="float" office:value="10708.49" calcext:value-type="float">
            <text:p>1.0708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23489" calcext:value-type="float">
            <text:p>2.34890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19675742688295" calcext:value-type="float">
            <text:p>1.96757E-04</text:p>
          </table:table-cell>
          <table:table-cell table:formula="of:=[.D56]/[.$D$110]" office:value-type="float" office:value="0.00107266575002657" calcext:value-type="float">
            <text:p>1.07267E-03</text:p>
          </table:table-cell>
          <table:table-cell office:value-type="float" office:value="0.001335969" calcext:value-type="float">
            <text:p>1.33597E-03</text:p>
          </table:table-cell>
          <table:table-cell office:value-type="float" office:value="63.55873" calcext:value-type="float">
            <text:p>6.35587E+01</text:p>
          </table:table-cell>
          <table:table-cell office:value-type="float" office:value="8333.362" calcext:value-type="float">
            <text:p>8.33336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178577" calcext:value-type="float">
            <text:p>1.78577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146502119057737" calcext:value-type="float">
            <text:p>1.46502E-04</text:p>
          </table:table-cell>
          <table:table-cell table:formula="of:=[.D57]/[.$D$110]" office:value-type="float" office:value="0.000798688049082061" calcext:value-type="float">
            <text:p>7.98688E-04</text:p>
          </table:table-cell>
          <table:table-cell office:value-type="float" office:value="0.001011984" calcext:value-type="float">
            <text:p>1.01198E-03</text:p>
          </table:table-cell>
          <table:table-cell office:value-type="float" office:value="48.72552" calcext:value-type="float">
            <text:p>4.87255E+01</text:p>
          </table:table-cell>
          <table:table-cell office:value-type="float" office:value="5794.956" calcext:value-type="float">
            <text:p>5.79496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17468" calcext:value-type="float">
            <text:p>1.17468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0944222636810922" calcext:value-type="float">
            <text:p>9.44223E-05</text:p>
          </table:table-cell>
          <table:table-cell table:formula="of:=[.D58]/[.$D$110]" office:value-type="float" office:value="0.000514763431781096" calcext:value-type="float">
            <text:p>5.14763E-04</text:p>
          </table:table-cell>
          <table:table-cell office:value-type="float" office:value="0.0006997755" calcext:value-type="float">
            <text:p>6.99776E-04</text:p>
          </table:table-cell>
          <table:table-cell office:value-type="float" office:value="34.06198" calcext:value-type="float">
            <text:p>3.40620E+01</text:p>
          </table:table-cell>
          <table:table-cell office:value-type="float" office:value="2992.791" calcext:value-type="float">
            <text:p>2.99279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0" office:value-type="float" office:value="1" calcext:value-type="float">
            <text:p>1.00000E+00</text:p>
          </table:table-cell>
          <table:table-cell table:style-name="ce10" office:value-type="float" office:value="0.0491576" calcext:value-type="float">
            <text:p>4.91576E-02</text:p>
          </table:table-cell>
          <table:table-cell table:style-name="ce10" office:value-type="float" office:value="12.56637" calcext:value-type="float">
            <text:p>1.25664E+01</text:p>
          </table:table-cell>
          <table:table-cell table:style-name="ce10" table:formula="of:=[.B59]/[.C59]" office:value-type="float" office:value="0.0039118377065135" calcext:value-type="float">
            <text:p>3.91184E-03</text:p>
          </table:table-cell>
          <table:table-cell table:style-name="ce10" table:formula="of:=[.D59]/[.$D$110]" office:value-type="float" office:value="0.0213262309530799" calcext:value-type="float">
            <text:p>2.13262E-02</text:p>
          </table:table-cell>
          <table:table-cell table:style-name="ce10" office:value-type="float" office:value="0.02163705" calcext:value-type="float">
            <text:p>2.16371E-02</text:p>
          </table:table-cell>
          <table:table-cell table:style-name="ce10" table:number-columns-repeated="2"/>
          <table:table-cell table:number-columns-repeated="2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147142" calcext:value-type="float">
            <text:p>1.47142E-01</text:p>
          </table:table-cell>
          <table:table-cell office:value-type="float" office:value="37.69911" calcext:value-type="float">
            <text:p>3.76991E+01</text:p>
          </table:table-cell>
          <table:table-cell table:formula="of:=[.B60]/[.C60]" office:value-type="float" office:value="0.00390306296355537" calcext:value-type="float">
            <text:p>3.90306E-03</text:p>
          </table:table-cell>
          <table:table-cell table:formula="of:=[.D60]/[.$D$110]" office:value-type="float" office:value="0.0212783935403551" calcext:value-type="float">
            <text:p>2.12784E-02</text:p>
          </table:table-cell>
          <table:table-cell office:value-type="float" office:value="0.02161515" calcext:value-type="float">
            <text:p>2.1615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243965" calcext:value-type="float">
            <text:p>2.43965E-01</text:p>
          </table:table-cell>
          <table:table-cell office:value-type="float" office:value="62.83185" calcext:value-type="float">
            <text:p>6.28319E+01</text:p>
          </table:table-cell>
          <table:table-cell table:formula="of:=[.B61]/[.C61]" office:value-type="float" office:value="0.00388282375896938" calcext:value-type="float">
            <text:p>3.88282E-03</text:p>
          </table:table-cell>
          <table:table-cell table:formula="of:=[.D61]/[.$D$110]" office:value-type="float" office:value="0.0211680551307148" calcext:value-type="float">
            <text:p>2.11681E-02</text:p>
          </table:table-cell>
          <table:table-cell office:value-type="float" office:value="0.02157134" calcext:value-type="float">
            <text:p>2.1571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340411" calcext:value-type="float">
            <text:p>3.40411E-01</text:p>
          </table:table-cell>
          <table:table-cell office:value-type="float" office:value="87.96459" calcext:value-type="float">
            <text:p>8.79646E+01</text:p>
          </table:table-cell>
          <table:table-cell table:formula="of:=[.B62]/[.C62]" office:value-type="float" office:value="0.00386986399868402" calcext:value-type="float">
            <text:p>3.86986E-03</text:p>
          </table:table-cell>
          <table:table-cell table:formula="of:=[.D62]/[.$D$110]" office:value-type="float" office:value="0.0210974021891365" calcext:value-type="float">
            <text:p>2.10974E-02</text:p>
          </table:table-cell>
          <table:table-cell office:value-type="float" office:value="0.02150563" calcext:value-type="float">
            <text:p>2.1505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436119" calcext:value-type="float">
            <text:p>4.36119E-01</text:p>
          </table:table-cell>
          <table:table-cell office:value-type="float" office:value="113.0973" calcext:value-type="float">
            <text:p>1.13097E+02</text:p>
          </table:table-cell>
          <table:table-cell table:formula="of:=[.B63]/[.C63]" office:value-type="float" office:value="0.00385613980174593" calcext:value-type="float">
            <text:p>3.85614E-03</text:p>
          </table:table-cell>
          <table:table-cell table:formula="of:=[.D63]/[.$D$110]" office:value-type="float" office:value="0.0210225817554923" calcext:value-type="float">
            <text:p>2.10226E-02</text:p>
          </table:table-cell>
          <table:table-cell office:value-type="float" office:value="0.021418" calcext:value-type="float">
            <text:p>2.1418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529546" calcext:value-type="float">
            <text:p>5.29546E-01</text:p>
          </table:table-cell>
          <table:table-cell office:value-type="float" office:value="138.2301" calcext:value-type="float">
            <text:p>1.38230E+02</text:p>
          </table:table-cell>
          <table:table-cell table:formula="of:=[.B64]/[.C64]" office:value-type="float" office:value="0.00383090224198637" calcext:value-type="float">
            <text:p>3.83090E-03</text:p>
          </table:table-cell>
          <table:table-cell table:formula="of:=[.D64]/[.$D$110]" office:value-type="float" office:value="0.0208849937294787" calcext:value-type="float">
            <text:p>2.08850E-02</text:p>
          </table:table-cell>
          <table:table-cell office:value-type="float" office:value="0.02130846" calcext:value-type="float">
            <text:p>2.13085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61953" calcext:value-type="float">
            <text:p>6.19530E-01</text:p>
          </table:table-cell>
          <table:table-cell office:value-type="float" office:value="163.3628" calcext:value-type="float">
            <text:p>1.63363E+02</text:p>
          </table:table-cell>
          <table:table-cell table:formula="of:=[.B65]/[.C65]" office:value-type="float" office:value="0.0037923566442299" calcext:value-type="float">
            <text:p>3.79236E-03</text:p>
          </table:table-cell>
          <table:table-cell table:formula="of:=[.D65]/[.$D$110]" office:value-type="float" office:value="0.0206748540504705" calcext:value-type="float">
            <text:p>2.06749E-02</text:p>
          </table:table-cell>
          <table:table-cell office:value-type="float" office:value="0.021177" calcext:value-type="float">
            <text:p>2.1177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0.708512" calcext:value-type="float">
            <text:p>7.08512E-01</text:p>
          </table:table-cell>
          <table:table-cell office:value-type="float" office:value="188.4956" calcext:value-type="float">
            <text:p>1.88496E+02</text:p>
          </table:table-cell>
          <table:table-cell table:formula="of:=[.B66]/[.C66]" office:value-type="float" office:value="0.00375877208804874" calcext:value-type="float">
            <text:p>3.75877E-03</text:p>
          </table:table-cell>
          <table:table-cell table:formula="of:=[.D66]/[.$D$110]" office:value-type="float" office:value="0.0204917605646688" calcext:value-type="float">
            <text:p>2.04918E-02</text:p>
          </table:table-cell>
          <table:table-cell office:value-type="float" office:value="0.02102364" calcext:value-type="float">
            <text:p>2.1023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0.796276" calcext:value-type="float">
            <text:p>7.96276E-01</text:p>
          </table:table-cell>
          <table:table-cell office:value-type="float" office:value="213.6283" calcext:value-type="float">
            <text:p>2.13628E+02</text:p>
          </table:table-cell>
          <table:table-cell table:formula="of:=[.B67]/[.C67]" office:value-type="float" office:value="0.00372739005085" calcext:value-type="float">
            <text:p>3.72739E-03</text:p>
          </table:table-cell>
          <table:table-cell table:formula="of:=[.D67]/[.$D$110]" office:value-type="float" office:value="0.0203206745883861" calcext:value-type="float">
            <text:p>2.03207E-02</text:p>
          </table:table-cell>
          <table:table-cell office:value-type="float" office:value="0.02084837" calcext:value-type="float">
            <text:p>2.0848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0.883977" calcext:value-type="float">
            <text:p>8.83977E-01</text:p>
          </table:table-cell>
          <table:table-cell office:value-type="float" office:value="238.761" calcext:value-type="float">
            <text:p>2.38761E+02</text:p>
          </table:table-cell>
          <table:table-cell table:formula="of:=[.B68]/[.C68]" office:value-type="float" office:value="0.0037023508864513" calcext:value-type="float">
            <text:p>3.70235E-03</text:p>
          </table:table-cell>
          <table:table-cell table:formula="of:=[.D68]/[.$D$110]" office:value-type="float" office:value="0.0201841681576746" calcext:value-type="float">
            <text:p>2.01842E-02</text:p>
          </table:table-cell>
          <table:table-cell office:value-type="float" office:value="0.02065122" calcext:value-type="float">
            <text:p>2.0651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0.965222" calcext:value-type="float">
            <text:p>9.65222E-01</text:p>
          </table:table-cell>
          <table:table-cell office:value-type="float" office:value="263.8938" calcext:value-type="float">
            <text:p>2.63894E+02</text:p>
          </table:table-cell>
          <table:table-cell table:formula="of:=[.B69]/[.C69]" office:value-type="float" office:value="0.00365761529827529" calcext:value-type="float">
            <text:p>3.65762E-03</text:p>
          </table:table-cell>
          <table:table-cell table:formula="of:=[.D69]/[.$D$110]" office:value-type="float" office:value="0.0199402824045221" calcext:value-type="float">
            <text:p>1.99403E-02</text:p>
          </table:table-cell>
          <table:table-cell office:value-type="float" office:value="0.02043223" calcext:value-type="float">
            <text:p>2.04322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0442" calcext:value-type="float">
            <text:p>1.04420E+00</text:p>
          </table:table-cell>
          <table:table-cell office:value-type="float" office:value="289.0265" calcext:value-type="float">
            <text:p>2.89027E+02</text:p>
          </table:table-cell>
          <table:table-cell table:formula="of:=[.B70]/[.C70]" office:value-type="float" office:value="0.00361281750981311" calcext:value-type="float">
            <text:p>3.61282E-03</text:p>
          </table:table-cell>
          <table:table-cell table:formula="of:=[.D70]/[.$D$110]" office:value-type="float" office:value="0.0196960575530307" calcext:value-type="float">
            <text:p>1.96961E-02</text:p>
          </table:table-cell>
          <table:table-cell office:value-type="float" office:value="0.02019146" calcext:value-type="float">
            <text:p>2.01915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11394" calcext:value-type="float">
            <text:p>1.11394E+00</text:p>
          </table:table-cell>
          <table:table-cell office:value-type="float" office:value="314.1593" calcext:value-type="float">
            <text:p>3.14159E+02</text:p>
          </table:table-cell>
          <table:table-cell table:formula="of:=[.B71]/[.C71]" office:value-type="float" office:value="0.00354578075517739" calcext:value-type="float">
            <text:p>3.54578E-03</text:p>
          </table:table-cell>
          <table:table-cell table:formula="of:=[.D71]/[.$D$110]" office:value-type="float" office:value="0.0193305921582558" calcext:value-type="float">
            <text:p>1.93306E-02</text:p>
          </table:table-cell>
          <table:table-cell office:value-type="float" office:value="0.01992897" calcext:value-type="float">
            <text:p>1.9929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18461" calcext:value-type="float">
            <text:p>1.18461E+00</text:p>
          </table:table-cell>
          <table:table-cell office:value-type="float" office:value="339.292" calcext:value-type="float">
            <text:p>3.39292E+02</text:p>
          </table:table-cell>
          <table:table-cell table:formula="of:=[.B72]/[.C72]" office:value-type="float" office:value="0.00349141742216144" calcext:value-type="float">
            <text:p>3.49142E-03</text:p>
          </table:table-cell>
          <table:table-cell table:formula="of:=[.D72]/[.$D$110]" office:value-type="float" office:value="0.0190342186677741" calcext:value-type="float">
            <text:p>1.90342E-02</text:p>
          </table:table-cell>
          <table:table-cell office:value-type="float" office:value="0.01964489" calcext:value-type="float">
            <text:p>1.96449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25145" calcext:value-type="float">
            <text:p>1.25145E+00</text:p>
          </table:table-cell>
          <table:table-cell office:value-type="float" office:value="364.4247" calcext:value-type="float">
            <text:p>3.64425E+02</text:p>
          </table:table-cell>
          <table:table-cell table:formula="of:=[.B73]/[.C73]" office:value-type="float" office:value="0.00343404275286499" calcext:value-type="float">
            <text:p>3.43404E-03</text:p>
          </table:table-cell>
          <table:table-cell table:formula="of:=[.D73]/[.$D$110]" office:value-type="float" office:value="0.0187214282250021" calcext:value-type="float">
            <text:p>1.87214E-02</text:p>
          </table:table-cell>
          <table:table-cell office:value-type="float" office:value="0.01933934" calcext:value-type="float">
            <text:p>1.93393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31494" calcext:value-type="float">
            <text:p>1.31494E+00</text:p>
          </table:table-cell>
          <table:table-cell office:value-type="float" office:value="389.5575" calcext:value-type="float">
            <text:p>3.89558E+02</text:p>
          </table:table-cell>
          <table:table-cell table:formula="of:=[.B74]/[.C74]" office:value-type="float" office:value="0.00337547088683955" calcext:value-type="float">
            <text:p>3.37547E-03</text:p>
          </table:table-cell>
          <table:table-cell table:formula="of:=[.D74]/[.$D$110]" office:value-type="float" office:value="0.0184021110048292" calcext:value-type="float">
            <text:p>1.84021E-02</text:p>
          </table:table-cell>
          <table:table-cell office:value-type="float" office:value="0.01901251" calcext:value-type="float">
            <text:p>1.90125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1.375" calcext:value-type="float">
            <text:p>1.37500E+00</text:p>
          </table:table-cell>
          <table:table-cell office:value-type="float" office:value="414.6902" calcext:value-type="float">
            <text:p>4.14690E+02</text:p>
          </table:table-cell>
          <table:table-cell table:formula="of:=[.B75]/[.C75]" office:value-type="float" office:value="0.00331572822314103" calcext:value-type="float">
            <text:p>3.31573E-03</text:p>
          </table:table-cell>
          <table:table-cell table:formula="of:=[.D75]/[.$D$110]" office:value-type="float" office:value="0.0180764109274294" calcext:value-type="float">
            <text:p>1.80764E-02</text:p>
          </table:table-cell>
          <table:table-cell office:value-type="float" office:value="0.01866463" calcext:value-type="float">
            <text:p>1.86646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1.42892" calcext:value-type="float">
            <text:p>1.42892E+00</text:p>
          </table:table-cell>
          <table:table-cell office:value-type="float" office:value="439.823" calcext:value-type="float">
            <text:p>4.39823E+02</text:p>
          </table:table-cell>
          <table:table-cell table:formula="of:=[.B76]/[.C76]" office:value-type="float" office:value="0.00324885237925256" calcext:value-type="float">
            <text:p>3.24885E-03</text:p>
          </table:table-cell>
          <table:table-cell table:formula="of:=[.D76]/[.$D$110]" office:value-type="float" office:value="0.0177118227724625" calcext:value-type="float">
            <text:p>1.77118E-02</text:p>
          </table:table-cell>
          <table:table-cell office:value-type="float" office:value="0.01829597" calcext:value-type="float">
            <text:p>1.82960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1.47773" calcext:value-type="float">
            <text:p>1.47773E+00</text:p>
          </table:table-cell>
          <table:table-cell office:value-type="float" office:value="464.9557" calcext:value-type="float">
            <text:p>4.64956E+02</text:p>
          </table:table-cell>
          <table:table-cell table:formula="of:=[.B77]/[.C77]" office:value-type="float" office:value="0.0031782167634465" calcext:value-type="float">
            <text:p>3.17822E-03</text:p>
          </table:table-cell>
          <table:table-cell table:formula="of:=[.D77]/[.$D$110]" office:value-type="float" office:value="0.0173267374061435" calcext:value-type="float">
            <text:p>1.73267E-02</text:p>
          </table:table-cell>
          <table:table-cell office:value-type="float" office:value="0.01790688" calcext:value-type="float">
            <text:p>1.79069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1.52058" calcext:value-type="float">
            <text:p>1.52058E+00</text:p>
          </table:table-cell>
          <table:table-cell office:value-type="float" office:value="490.0885" calcext:value-type="float">
            <text:p>4.90089E+02</text:p>
          </table:table-cell>
          <table:table-cell table:formula="of:=[.B78]/[.C78]" office:value-type="float" office:value="0.00310266411066573" calcext:value-type="float">
            <text:p>3.10266E-03</text:p>
          </table:table-cell>
          <table:table-cell table:formula="of:=[.D78]/[.$D$110]" office:value-type="float" office:value="0.016914845747234" calcext:value-type="float">
            <text:p>1.69148E-02</text:p>
          </table:table-cell>
          <table:table-cell office:value-type="float" office:value="0.01749775" calcext:value-type="float">
            <text:p>1.74978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1.56145" calcext:value-type="float">
            <text:p>1.56145E+00</text:p>
          </table:table-cell>
          <table:table-cell office:value-type="float" office:value="515.2212" calcext:value-type="float">
            <text:p>5.15221E+02</text:p>
          </table:table-cell>
          <table:table-cell table:formula="of:=[.B79]/[.C79]" office:value-type="float" office:value="0.00303064004353858" calcext:value-type="float">
            <text:p>3.03064E-03</text:p>
          </table:table-cell>
          <table:table-cell table:formula="of:=[.D79]/[.$D$110]" office:value-type="float" office:value="0.0165221909376605" calcext:value-type="float">
            <text:p>1.65222E-02</text:p>
          </table:table-cell>
          <table:table-cell office:value-type="float" office:value="0.01706906" calcext:value-type="float">
            <text:p>1.70691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1.59473" calcext:value-type="float">
            <text:p>1.59473E+00</text:p>
          </table:table-cell>
          <table:table-cell office:value-type="float" office:value="540.3539" calcext:value-type="float">
            <text:p>5.40354E+02</text:p>
          </table:table-cell>
          <table:table-cell table:formula="of:=[.B80]/[.C80]" office:value-type="float" office:value="0.00295126952909936" calcext:value-type="float">
            <text:p>2.95127E-03</text:p>
          </table:table-cell>
          <table:table-cell table:formula="of:=[.D80]/[.$D$110]" office:value-type="float" office:value="0.0160894853785885" calcext:value-type="float">
            <text:p>1.60895E-02</text:p>
          </table:table-cell>
          <table:table-cell office:value-type="float" office:value="0.01662136" calcext:value-type="float">
            <text:p>1.66214E-02</text:p>
          </table:table-cell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1.62305" calcext:value-type="float">
            <text:p>1.62305E+00</text:p>
          </table:table-cell>
          <table:table-cell office:value-type="float" office:value="565.4867" calcext:value-type="float">
            <text:p>5.65487E+02</text:p>
          </table:table-cell>
          <table:table-cell table:formula="of:=[.B81]/[.C81]" office:value-type="float" office:value="0.00287018244637761" calcext:value-type="float">
            <text:p>2.87018E-03</text:p>
          </table:table-cell>
          <table:table-cell table:formula="of:=[.D81]/[.$D$110]" office:value-type="float" office:value="0.0156474215755437" calcext:value-type="float">
            <text:p>1.56474E-02</text:p>
          </table:table-cell>
          <table:table-cell office:value-type="float" office:value="0.01615529" calcext:value-type="float">
            <text:p>1.61553E-02</text:p>
          </table:table-cell>
          <table:table-cell table:number-columns-repeated="14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1.64635" calcext:value-type="float">
            <text:p>1.64635E+00</text:p>
          </table:table-cell>
          <table:table-cell office:value-type="float" office:value="590.6194" calcext:value-type="float">
            <text:p>5.90619E+02</text:p>
          </table:table-cell>
          <table:table-cell table:formula="of:=[.B82]/[.C82]" office:value-type="float" office:value="0.0027874973290752" calcext:value-type="float">
            <text:p>2.78750E-03</text:p>
          </table:table-cell>
          <table:table-cell table:formula="of:=[.D82]/[.$D$110]" office:value-type="float" office:value="0.015196645740688" calcext:value-type="float">
            <text:p>1.51966E-02</text:p>
          </table:table-cell>
          <table:table-cell office:value-type="float" office:value="0.01567155" calcext:value-type="float">
            <text:p>1.56716E-02</text:p>
          </table:table-cell>
          <table:table-cell table:number-columns-repeated="14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1.66284" calcext:value-type="float">
            <text:p>1.66284E+00</text:p>
          </table:table-cell>
          <table:table-cell office:value-type="float" office:value="615.7522" calcext:value-type="float">
            <text:p>6.15752E+02</text:p>
          </table:table-cell>
          <table:table-cell table:formula="of:=[.B83]/[.C83]" office:value-type="float" office:value="0.00270050192268903" calcext:value-type="float">
            <text:p>2.70050E-03</text:p>
          </table:table-cell>
          <table:table-cell table:formula="of:=[.D83]/[.$D$110]" office:value-type="float" office:value="0.0147223714308516" calcext:value-type="float">
            <text:p>1.47224E-02</text:p>
          </table:table-cell>
          <table:table-cell office:value-type="float" office:value="0.01517097" calcext:value-type="float">
            <text:p>1.51710E-02</text:p>
          </table:table-cell>
          <table:table-cell table:number-columns-repeated="14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1.67177" calcext:value-type="float">
            <text:p>1.67177E+00</text:p>
          </table:table-cell>
          <table:table-cell office:value-type="float" office:value="640.8849" calcext:value-type="float">
            <text:p>6.40885E+02</text:p>
          </table:table-cell>
          <table:table-cell table:formula="of:=[.B84]/[.C84]" office:value-type="float" office:value="0.00260853391927318" calcext:value-type="float">
            <text:p>2.60853E-03</text:p>
          </table:table-cell>
          <table:table-cell table:formula="of:=[.D84]/[.$D$110]" office:value-type="float" office:value="0.0142209879307452" calcext:value-type="float">
            <text:p>1.42210E-02</text:p>
          </table:table-cell>
          <table:table-cell office:value-type="float" office:value="0.01465443" calcext:value-type="float">
            <text:p>1.46544E-02</text:p>
          </table:table-cell>
          <table:table-cell table:number-columns-repeated="14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1.67625" calcext:value-type="float">
            <text:p>1.67625E+00</text:p>
          </table:table-cell>
          <table:table-cell office:value-type="float" office:value="666.0176" calcext:value-type="float">
            <text:p>6.66018E+02</text:p>
          </table:table-cell>
          <table:table-cell table:formula="of:=[.B85]/[.C85]" office:value-type="float" office:value="0.00251682538119113" calcext:value-type="float">
            <text:p>2.51683E-03</text:p>
          </table:table-cell>
          <table:table-cell table:formula="of:=[.D85]/[.$D$110]" office:value-type="float" office:value="0.0137210189621322" calcext:value-type="float">
            <text:p>1.37210E-02</text:p>
          </table:table-cell>
          <table:table-cell office:value-type="float" office:value="0.01412293" calcext:value-type="float">
            <text:p>1.41229E-02</text:p>
          </table:table-cell>
          <table:table-cell table:number-columns-repeated="14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1.67187" calcext:value-type="float">
            <text:p>1.67187E+00</text:p>
          </table:table-cell>
          <table:table-cell office:value-type="float" office:value="691.1504" calcext:value-type="float">
            <text:p>6.91150E+02</text:p>
          </table:table-cell>
          <table:table-cell table:formula="of:=[.B86]/[.C86]" office:value-type="float" office:value="0.00241896698605687" calcext:value-type="float">
            <text:p>2.41897E-03</text:p>
          </table:table-cell>
          <table:table-cell table:formula="of:=[.D86]/[.$D$110]" office:value-type="float" office:value="0.0131875227151238" calcext:value-type="float">
            <text:p>1.31875E-02</text:p>
          </table:table-cell>
          <table:table-cell office:value-type="float" office:value="0.01357754" calcext:value-type="float">
            <text:p>1.35775E-02</text:p>
          </table:table-cell>
          <table:table-cell table:number-columns-repeated="14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1.66287" calcext:value-type="float">
            <text:p>1.66287E+00</text:p>
          </table:table-cell>
          <table:table-cell office:value-type="float" office:value="716.2831" calcext:value-type="float">
            <text:p>7.16283E+02</text:p>
          </table:table-cell>
          <table:table-cell table:formula="of:=[.B87]/[.C87]" office:value-type="float" office:value="0.00232152622336057" calcext:value-type="float">
            <text:p>2.32153E-03</text:p>
          </table:table-cell>
          <table:table-cell table:formula="of:=[.D87]/[.$D$110]" office:value-type="float" office:value="0.0126563032818519" calcext:value-type="float">
            <text:p>1.26563E-02</text:p>
          </table:table-cell>
          <table:table-cell office:value-type="float" office:value="0.01301942" calcext:value-type="float">
            <text:p>1.30194E-02</text:p>
          </table:table-cell>
          <table:table-cell table:number-columns-repeated="14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1.65136" calcext:value-type="float">
            <text:p>1.65136E+00</text:p>
          </table:table-cell>
          <table:table-cell office:value-type="float" office:value="741.4159" calcext:value-type="float">
            <text:p>7.41416E+02</text:p>
          </table:table-cell>
          <table:table-cell table:formula="of:=[.B88]/[.C88]" office:value-type="float" office:value="0.00222730588863821" calcext:value-type="float">
            <text:p>2.22731E-03</text:p>
          </table:table-cell>
          <table:table-cell table:formula="of:=[.D88]/[.$D$110]" office:value-type="float" office:value="0.0121426407095474" calcext:value-type="float">
            <text:p>1.21426E-02</text:p>
          </table:table-cell>
          <table:table-cell office:value-type="float" office:value="0.01244984" calcext:value-type="float">
            <text:p>1.24498E-02</text:p>
          </table:table-cell>
          <table:table-cell table:number-columns-repeated="14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1.63535" calcext:value-type="float">
            <text:p>1.63535E+00</text:p>
          </table:table-cell>
          <table:table-cell office:value-type="float" office:value="766.5486" calcext:value-type="float">
            <text:p>7.66549E+02</text:p>
          </table:table-cell>
          <table:table-cell table:formula="of:=[.B89]/[.C89]" office:value-type="float" office:value="0.00213339376003035" calcext:value-type="float">
            <text:p>2.13339E-03</text:p>
          </table:table-cell>
          <table:table-cell table:formula="of:=[.D89]/[.$D$110]" office:value-type="float" office:value="0.0116306583896644" calcext:value-type="float">
            <text:p>1.16307E-02</text:p>
          </table:table-cell>
          <table:table-cell office:value-type="float" office:value="0.01187011" calcext:value-type="float">
            <text:p>1.18701E-02</text:p>
          </table:table-cell>
          <table:table-cell table:number-columns-repeated="14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1.61079" calcext:value-type="float">
            <text:p>1.61079E+00</text:p>
          </table:table-cell>
          <table:table-cell office:value-type="float" office:value="791.6813" calcext:value-type="float">
            <text:p>7.91681E+02</text:p>
          </table:table-cell>
          <table:table-cell table:formula="of:=[.B90]/[.C90]" office:value-type="float" office:value="0.00203464449646594" calcext:value-type="float">
            <text:p>2.03464E-03</text:p>
          </table:table-cell>
          <table:table-cell table:formula="of:=[.D90]/[.$D$110]" office:value-type="float" office:value="0.0110923053803576" calcext:value-type="float">
            <text:p>1.10923E-02</text:p>
          </table:table-cell>
          <table:table-cell office:value-type="float" office:value="0.01128162" calcext:value-type="float">
            <text:p>1.12816E-02</text:p>
          </table:table-cell>
          <table:table-cell table:number-columns-repeated="14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1.57725" calcext:value-type="float">
            <text:p>1.57725E+00</text:p>
          </table:table-cell>
          <table:table-cell office:value-type="float" office:value="816.8141" calcext:value-type="float">
            <text:p>8.16814E+02</text:p>
          </table:table-cell>
          <table:table-cell table:formula="of:=[.B91]/[.C91]" office:value-type="float" office:value="0.00193097792998431" calcext:value-type="float">
            <text:p>1.93098E-03</text:p>
          </table:table-cell>
          <table:table-cell table:formula="of:=[.D91]/[.$D$110]" office:value-type="float" office:value="0.0105271446286171" calcext:value-type="float">
            <text:p>1.05271E-02</text:p>
          </table:table-cell>
          <table:table-cell office:value-type="float" office:value="0.01068582" calcext:value-type="float">
            <text:p>1.06858E-02</text:p>
          </table:table-cell>
          <table:table-cell table:number-columns-repeated="14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1.54286" calcext:value-type="float">
            <text:p>1.54286E+00</text:p>
          </table:table-cell>
          <table:table-cell office:value-type="float" office:value="841.9468" calcext:value-type="float">
            <text:p>8.41947E+02</text:p>
          </table:table-cell>
          <table:table-cell table:formula="of:=[.B92]/[.C92]" office:value-type="float" office:value="0.00183249107900879" calcext:value-type="float">
            <text:p>1.83249E-03</text:p>
          </table:table-cell>
          <table:table-cell table:formula="of:=[.D92]/[.$D$110]" office:value-type="float" office:value="0.00999022221840358" calcext:value-type="float">
            <text:p>9.99022E-03</text:p>
          </table:table-cell>
          <table:table-cell office:value-type="float" office:value="0.01008422" calcext:value-type="float">
            <text:p>1.00842E-02</text:p>
          </table:table-cell>
          <table:table-cell table:number-columns-repeated="14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1.49852" calcext:value-type="float">
            <text:p>1.49852E+00</text:p>
          </table:table-cell>
          <table:table-cell office:value-type="float" office:value="867.0796" calcext:value-type="float">
            <text:p>8.67080E+02</text:p>
          </table:table-cell>
          <table:table-cell table:formula="of:=[.B93]/[.C93]" office:value-type="float" office:value="0.00172823809947783" calcext:value-type="float">
            <text:p>1.72824E-03</text:p>
          </table:table-cell>
          <table:table-cell table:formula="of:=[.D93]/[.$D$110]" office:value-type="float" office:value="0.00942186450884883" calcext:value-type="float">
            <text:p>9.42186E-03</text:p>
          </table:table-cell>
          <table:table-cell office:value-type="float" office:value="0.009478346" calcext:value-type="float">
            <text:p>9.47835E-03</text:p>
          </table:table-cell>
          <table:table-cell table:number-columns-repeated="14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1.45119" calcext:value-type="float">
            <text:p>1.45119E+00</text:p>
          </table:table-cell>
          <table:table-cell office:value-type="float" office:value="892.2123" calcext:value-type="float">
            <text:p>8.92212E+02</text:p>
          </table:table-cell>
          <table:table-cell table:formula="of:=[.B94]/[.C94]" office:value-type="float" office:value="0.00162650750275467" calcext:value-type="float">
            <text:p>1.62651E-03</text:p>
          </table:table-cell>
          <table:table-cell table:formula="of:=[.D94]/[.$D$110]" office:value-type="float" office:value="0.00886725811577163" calcext:value-type="float">
            <text:p>8.86726E-03</text:p>
          </table:table-cell>
          <table:table-cell office:value-type="float" office:value="0.008869753" calcext:value-type="float">
            <text:p>8.86975E-03</text:p>
          </table:table-cell>
          <table:table-cell table:number-columns-repeated="14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1.39747" calcext:value-type="float">
            <text:p>1.39747E+00</text:p>
          </table:table-cell>
          <table:table-cell office:value-type="float" office:value="917.3451" calcext:value-type="float">
            <text:p>9.17345E+02</text:p>
          </table:table-cell>
          <table:table-cell table:formula="of:=[.B95]/[.C95]" office:value-type="float" office:value="0.00152338525599581" calcext:value-type="float">
            <text:p>1.52339E-03</text:p>
          </table:table-cell>
          <table:table-cell table:formula="of:=[.D95]/[.$D$110]" office:value-type="float" office:value="0.00830506484095398" calcext:value-type="float">
            <text:p>8.30506E-03</text:p>
          </table:table-cell>
          <table:table-cell office:value-type="float" office:value="0.008260001" calcext:value-type="float">
            <text:p>8.26000E-03</text:p>
          </table:table-cell>
          <table:table-cell table:number-columns-repeated="14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1.33807" calcext:value-type="float">
            <text:p>1.33807E+00</text:p>
          </table:table-cell>
          <table:table-cell office:value-type="float" office:value="942.4778" calcext:value-type="float">
            <text:p>9.42478E+02</text:p>
          </table:table-cell>
          <table:table-cell table:formula="of:=[.B96]/[.C96]" office:value-type="float" office:value="0.00141973635877683" calcext:value-type="float">
            <text:p>1.41974E-03</text:p>
          </table:table-cell>
          <table:table-cell table:formula="of:=[.D96]/[.$D$110]" office:value-type="float" office:value="0.00774000041702777" calcext:value-type="float">
            <text:p>7.74000E-03</text:p>
          </table:table-cell>
          <table:table-cell office:value-type="float" office:value="0.007650636" calcext:value-type="float">
            <text:p>7.65064E-03</text:p>
          </table:table-cell>
          <table:table-cell table:number-columns-repeated="14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26982" calcext:value-type="float">
            <text:p>1.26982E+00</text:p>
          </table:table-cell>
          <table:table-cell office:value-type="float" office:value="967.6105" calcext:value-type="float">
            <text:p>9.67611E+02</text:p>
          </table:table-cell>
          <table:table-cell table:formula="of:=[.B97]/[.C97]" office:value-type="float" office:value="0.0013123255690177" calcext:value-type="float">
            <text:p>1.31233E-03</text:p>
          </table:table-cell>
          <table:table-cell table:formula="of:=[.D97]/[.$D$110]" office:value-type="float" office:value="0.007154427220716" calcext:value-type="float">
            <text:p>7.15443E-03</text:p>
          </table:table-cell>
          <table:table-cell office:value-type="float" office:value="0.007043169" calcext:value-type="float">
            <text:p>7.04317E-03</text:p>
          </table:table-cell>
          <table:table-cell table:number-columns-repeated="14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19962" calcext:value-type="float">
            <text:p>1.19962E+00</text:p>
          </table:table-cell>
          <table:table-cell office:value-type="float" office:value="992.7433" calcext:value-type="float">
            <text:p>9.92743E+02</text:p>
          </table:table-cell>
          <table:table-cell table:formula="of:=[.B98]/[.C98]" office:value-type="float" office:value="0.00120838891584562" calcext:value-type="float">
            <text:p>1.20839E-03</text:p>
          </table:table-cell>
          <table:table-cell table:formula="of:=[.D98]/[.$D$110]" office:value-type="float" office:value="0.00658779403285465" calcext:value-type="float">
            <text:p>6.58779E-03</text:p>
          </table:table-cell>
          <table:table-cell office:value-type="float" office:value="0.006439049" calcext:value-type="float">
            <text:p>6.43905E-03</text:p>
          </table:table-cell>
          <table:table-cell table:number-columns-repeated="14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12415" calcext:value-type="float">
            <text:p>1.12415E+00</text:p>
          </table:table-cell>
          <table:table-cell office:value-type="float" office:value="1017.876" calcext:value-type="float">
            <text:p>1.01788E+03</text:p>
          </table:table-cell>
          <table:table-cell table:formula="of:=[.B99]/[.C99]" office:value-type="float" office:value="0.0011044076095713" calcext:value-type="float">
            <text:p>1.10441E-03</text:p>
          </table:table-cell>
          <table:table-cell table:formula="of:=[.D99]/[.$D$110]" office:value-type="float" office:value="0.00602091740893015" calcext:value-type="float">
            <text:p>6.02092E-03</text:p>
          </table:table-cell>
          <table:table-cell office:value-type="float" office:value="0.005839621" calcext:value-type="float">
            <text:p>5.83962E-03</text:p>
          </table:table-cell>
          <table:table-cell table:number-columns-repeated="14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04357" calcext:value-type="float">
            <text:p>1.04357E+00</text:p>
          </table:table-cell>
          <table:table-cell office:value-type="float" office:value="1043.009" calcext:value-type="float">
            <text:p>1.04301E+03</text:p>
          </table:table-cell>
          <table:table-cell table:formula="of:=[.B100]/[.C100]" office:value-type="float" office:value="0.00100053786688322" calcext:value-type="float">
            <text:p>1.00054E-03</text:p>
          </table:table-cell>
          <table:table-cell table:formula="of:=[.D100]/[.$D$110]" office:value-type="float" office:value="0.00545464899807183" calcext:value-type="float">
            <text:p>5.45465E-03</text:p>
          </table:table-cell>
          <table:table-cell office:value-type="float" office:value="0.005246074" calcext:value-type="float">
            <text:p>5.24607E-03</text:p>
          </table:table-cell>
          <table:table-cell table:number-columns-repeated="14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0.957687" calcext:value-type="float">
            <text:p>9.57687E-01</text:p>
          </table:table-cell>
          <table:table-cell office:value-type="float" office:value="1068.142" calcext:value-type="float">
            <text:p>1.06814E+03</text:p>
          </table:table-cell>
          <table:table-cell table:formula="of:=[.B101]/[.C101]" office:value-type="float" office:value="0.000896591464430759" calcext:value-type="float">
            <text:p>8.96591E-04</text:p>
          </table:table-cell>
          <table:table-cell table:formula="of:=[.D101]/[.$D$110]" office:value-type="float" office:value="0.00488796265989582" calcext:value-type="float">
            <text:p>4.88796E-03</text:p>
          </table:table-cell>
          <table:table-cell office:value-type="float" office:value="0.00465935" calcext:value-type="float">
            <text:p>4.65935E-03</text:p>
          </table:table-cell>
          <table:table-cell table:number-columns-repeated="14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0.863353" calcext:value-type="float">
            <text:p>8.63353E-01</text:p>
          </table:table-cell>
          <table:table-cell office:value-type="float" office:value="1093.274" calcext:value-type="float">
            <text:p>1.09327E+03</text:p>
          </table:table-cell>
          <table:table-cell table:formula="of:=[.B102]/[.C102]" office:value-type="float" office:value="0.000789694989545164" calcext:value-type="float">
            <text:p>7.89695E-04</text:p>
          </table:table-cell>
          <table:table-cell table:formula="of:=[.D102]/[.$D$110]" office:value-type="float" office:value="0.00430519336256929" calcext:value-type="float">
            <text:p>4.30519E-03</text:p>
          </table:table-cell>
          <table:table-cell office:value-type="float" office:value="0.004079998" calcext:value-type="float">
            <text:p>4.08000E-03</text:p>
          </table:table-cell>
          <table:table-cell table:number-columns-repeated="14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0.763971" calcext:value-type="float">
            <text:p>7.63971E-01</text:p>
          </table:table-cell>
          <table:table-cell office:value-type="float" office:value="1118.407" calcext:value-type="float">
            <text:p>1.11841E+03</text:p>
          </table:table-cell>
          <table:table-cell table:formula="of:=[.B103]/[.C103]" office:value-type="float" office:value="0.00068308853574772" calcext:value-type="float">
            <text:p>6.83089E-04</text:p>
          </table:table-cell>
          <table:table-cell table:formula="of:=[.D103]/[.$D$110]" office:value-type="float" office:value="0.00372400517805244" calcext:value-type="float">
            <text:p>3.72401E-03</text:p>
          </table:table-cell>
          <table:table-cell office:value-type="float" office:value="0.003507932" calcext:value-type="float">
            <text:p>3.50793E-03</text:p>
          </table:table-cell>
          <table:table-cell table:number-columns-repeated="14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656149" calcext:value-type="float">
            <text:p>6.56149E-01</text:p>
          </table:table-cell>
          <table:table-cell office:value-type="float" office:value="1143.54" calcext:value-type="float">
            <text:p>1.14354E+03</text:p>
          </table:table-cell>
          <table:table-cell table:formula="of:=[.B104]/[.C104]" office:value-type="float" office:value="0.000573787536946675" calcext:value-type="float">
            <text:p>5.73788E-04</text:p>
          </table:table-cell>
          <table:table-cell table:formula="of:=[.D104]/[.$D$110]" office:value-type="float" office:value="0.00312812709754001" calcext:value-type="float">
            <text:p>3.12813E-03</text:p>
          </table:table-cell>
          <table:table-cell office:value-type="float" office:value="0.002942012" calcext:value-type="float">
            <text:p>2.94201E-03</text:p>
          </table:table-cell>
          <table:table-cell table:number-columns-repeated="14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540161" calcext:value-type="float">
            <text:p>5.40161E-01</text:p>
          </table:table-cell>
          <table:table-cell office:value-type="float" office:value="1168.672" calcext:value-type="float">
            <text:p>1.16867E+03</text:p>
          </table:table-cell>
          <table:table-cell table:formula="of:=[.B105]/[.C105]" office:value-type="float" office:value="0.000462200685906739" calcext:value-type="float">
            <text:p>4.62201E-04</text:p>
          </table:table-cell>
          <table:table-cell table:formula="of:=[.D105]/[.$D$110]" office:value-type="float" office:value="0.00251978719820263" calcext:value-type="float">
            <text:p>2.51979E-03</text:p>
          </table:table-cell>
          <table:table-cell office:value-type="float" office:value="0.002379326" calcext:value-type="float">
            <text:p>2.37933E-03</text:p>
          </table:table-cell>
          <table:table-cell table:number-columns-repeated="14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418631" calcext:value-type="float">
            <text:p>4.18631E-01</text:p>
          </table:table-cell>
          <table:table-cell office:value-type="float" office:value="1193.805" calcext:value-type="float">
            <text:p>1.19381E+03</text:p>
          </table:table-cell>
          <table:table-cell table:formula="of:=[.B106]/[.C106]" office:value-type="float" office:value="0.000350669497949833" calcext:value-type="float">
            <text:p>3.50669E-04</text:p>
          </table:table-cell>
          <table:table-cell table:formula="of:=[.D106]/[.$D$110]" office:value-type="float" office:value="0.00191175075822459" calcext:value-type="float">
            <text:p>1.91175E-03</text:p>
          </table:table-cell>
          <table:table-cell office:value-type="float" office:value="0.001813934" calcext:value-type="float">
            <text:p>1.81393E-03</text:p>
          </table:table-cell>
          <table:table-cell table:number-columns-repeated="14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286163" calcext:value-type="float">
            <text:p>2.86163E-01</text:p>
          </table:table-cell>
          <table:table-cell office:value-type="float" office:value="1218.938" calcext:value-type="float">
            <text:p>1.21894E+03</text:p>
          </table:table-cell>
          <table:table-cell table:formula="of:=[.B107]/[.C107]" office:value-type="float" office:value="0.000234764196374221" calcext:value-type="float">
            <text:p>2.34764E-04</text:p>
          </table:table-cell>
          <table:table-cell table:formula="of:=[.D107]/[.$D$110]" office:value-type="float" office:value="0.00127986788998286" calcext:value-type="float">
            <text:p>1.27987E-03</text:p>
          </table:table-cell>
          <table:table-cell office:value-type="float" office:value="0.001234675" calcext:value-type="float">
            <text:p>1.23468E-03</text:p>
          </table:table-cell>
          <table:table-cell table:number-columns-repeated="14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141209" calcext:value-type="float">
            <text:p>1.41209E-01</text:p>
          </table:table-cell>
          <table:table-cell office:value-type="float" office:value="1244.071" calcext:value-type="float">
            <text:p>1.24407E+03</text:p>
          </table:table-cell>
          <table:table-cell table:formula="of:=[.B108]/[.C108]" office:value-type="float" office:value="0.000113505579665469" calcext:value-type="float">
            <text:p>1.13506E-04</text:p>
          </table:table-cell>
          <table:table-cell table:formula="of:=[.D108]/[.$D$110]" office:value-type="float" office:value="0.000618800264228358" calcext:value-type="float">
            <text:p>6.18800E-04</text:p>
          </table:table-cell>
          <table:table-cell office:value-type="float" office:value="0.0006213106" calcext:value-type="float">
            <text:p>6.21311E-04</text:p>
          </table:table-cell>
          <table:table-cell table:number-columns-repeated="14"/>
        </table:table-row>
        <table:table-row table:style-name="ro1">
          <table:table-cell table:style-name="ce1" table:number-columns-repeated="2"/>
          <table:table-cell table:number-columns-repeated="18"/>
        </table:table-row>
        <table:table-row table:style-name="ro1">
          <table:table-cell table:style-name="ce1" table:number-columns-repeated="2"/>
          <table:table-cell/>
          <table:table-cell table:formula="of:=SUM([.D9:.D108])" office:value-type="float" office:value="0.183428460243162" calcext:value-type="float">
            <text:p>1.83428E-01</text:p>
          </table:table-cell>
          <table:table-cell table:style-name="ce11" table:formula="of:=SUM([.E9:.E108])" office:value-type="float" office:value="1" calcext:value-type="float">
            <text:p>1.00000E+00</text:p>
          </table:table-cell>
          <table:table-cell table:number-columns-repeated="15"/>
        </table:table-row>
        <table:table-row table:style-name="ro1" table:number-rows-repeated="104846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7:52:52.771354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1-01-14T18:52:44.581032720</dc:date>
    <meta:editing-duration>PT9H11M32S</meta:editing-duration>
    <meta:editing-cycles>86</meta:editing-cycles>
    <meta:generator>LibreOffice/6.4.6.2$Linux_X86_64 LibreOffice_project/40$Build-2</meta:generator>
    <meta:document-statistic meta:table-count="8" meta:cell-count="4482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817cm" svg:y="0.545cm" style:legend-expansion="custom" chartooo:width="4.342cm" chartooo:height="2.623cm" style:legend-expansion-aspect-ratio="1.65535646206634" chart:style-name="ch2"/>
        <chart:plot-area chart:style-name="ch3" table:cell-range-address="coupled3.A9:coupled3.A58 coupled3.E8:coupled3.F58" chart:data-source-has-labels="row" svg:x="2.03cm" svg:y="0.228cm" svg:width="15.182cm" svg:height="9.645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3.E9:coupled3.E58" chart:label-cell-address="coupled3.E8:coupled3.E8" chart:class="chart:scatter">
            <chart:domain table:cell-range-address="coupled3.A9:coupled3.A58"/>
            <chart:data-point chart:repeated="50"/>
          </chart:series>
          <chart:series chart:style-name="ch8" chart:values-cell-range-address="coupled3.F9:coupled3.F58" chart:label-cell-address="coupled3.F8:coupled3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 Flux</text:p>
                <draw:g>
                  <svg:desc>coupled3.E8:coupled3.E8</svg:desc>
                </draw:g>
              </table:table-cell>
              <table:table-cell office:value-type="string">
                <text:p>Almost Flux</text:p>
                <draw:g>
                  <svg:desc>coupled3.F8:coupled3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3.A9:coupled3.A58</svg:desc>
                </draw:g>
              </table:table-cell>
              <table:table-cell office:value-type="float" office:value="0.0321332224846816">
                <text:p>0.0321332224846816</text:p>
                <draw:g>
                  <svg:desc>coupled3.E9:coupled3.E58</svg:desc>
                </draw:g>
              </table:table-cell>
              <table:table-cell office:value-type="float" office:value="0.03079064">
                <text:p>0.03079064</text:p>
                <draw:g>
                  <svg:desc>coupled3.F9:coupled3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20373635436793">
                <text:p>0.0320373635436793</text:p>
              </table:table-cell>
              <table:table-cell office:value-type="float" office:value="0.03076246">
                <text:p>0.03076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9938963227669">
                <text:p>0.0319938963227669</text:p>
              </table:table-cell>
              <table:table-cell office:value-type="float" office:value="0.03070613">
                <text:p>0.03070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9956292352285">
                <text:p>0.0319956292352285</text:p>
              </table:table-cell>
              <table:table-cell office:value-type="float" office:value="0.03062168">
                <text:p>0.03062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7403700217346">
                <text:p>0.0317403700217346</text:p>
              </table:table-cell>
              <table:table-cell office:value-type="float" office:value="0.03050918">
                <text:p>0.03050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333531721465">
                <text:p>0.031333531721465</text:p>
              </table:table-cell>
              <table:table-cell office:value-type="float" office:value="0.03036871">
                <text:p>0.0303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649328942693">
                <text:p>0.0311649328942693</text:p>
              </table:table-cell>
              <table:table-cell office:value-type="float" office:value="0.03020035">
                <text:p>0.03020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99885202675">
                <text:p>0.0309399885202675</text:p>
              </table:table-cell>
              <table:table-cell office:value-type="float" office:value="0.03000422">
                <text:p>0.03000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475748095028">
                <text:p>0.0306475748095028</text:p>
              </table:table-cell>
              <table:table-cell office:value-type="float" office:value="0.02978046">
                <text:p>0.02978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606301424566">
                <text:p>0.0303606301424566</text:p>
              </table:table-cell>
              <table:table-cell office:value-type="float" office:value="0.02952921">
                <text:p>0.02952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262120689682">
                <text:p>0.0300262120689682</text:p>
              </table:table-cell>
              <table:table-cell office:value-type="float" office:value="0.02925062">
                <text:p>0.02925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506983244501">
                <text:p>0.0296506983244501</text:p>
              </table:table-cell>
              <table:table-cell office:value-type="float" office:value="0.02894486">
                <text:p>0.02894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136378631">
                <text:p>0.02928136378631</text:p>
              </table:table-cell>
              <table:table-cell office:value-type="float" office:value="0.02861211">
                <text:p>0.02861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468943512743">
                <text:p>0.0288468943512743</text:p>
              </table:table-cell>
              <table:table-cell office:value-type="float" office:value="0.02825256">
                <text:p>0.02825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63447050583">
                <text:p>0.028363447050583</text:p>
              </table:table-cell>
              <table:table-cell office:value-type="float" office:value="0.02786641">
                <text:p>0.02786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900167985581">
                <text:p>0.027900167985581</text:p>
              </table:table-cell>
              <table:table-cell office:value-type="float" office:value="0.02745387">
                <text:p>0.02745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372198663561">
                <text:p>0.0273372198663561</text:p>
              </table:table-cell>
              <table:table-cell office:value-type="float" office:value="0.02701515">
                <text:p>0.02701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77207871876">
                <text:p>0.026777207871876</text:p>
              </table:table-cell>
              <table:table-cell office:value-type="float" office:value="0.02655049">
                <text:p>0.02655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795060962391">
                <text:p>0.0261795060962391</text:p>
              </table:table-cell>
              <table:table-cell office:value-type="float" office:value="0.0260601">
                <text:p>0.0260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877818507534">
                <text:p>0.0255877818507534</text:p>
              </table:table-cell>
              <table:table-cell office:value-type="float" office:value="0.02554424">
                <text:p>0.02554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627082216">
                <text:p>0.0249627082216</text:p>
              </table:table-cell>
              <table:table-cell office:value-type="float" office:value="0.02500318">
                <text:p>0.02500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624876740894">
                <text:p>0.0242624876740894</text:p>
              </table:table-cell>
              <table:table-cell office:value-type="float" office:value="0.02443718">
                <text:p>0.02443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5875358858238">
                <text:p>0.0235875358858238</text:p>
              </table:table-cell>
              <table:table-cell office:value-type="float" office:value="0.02384655">
                <text:p>0.02384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8636594915599">
                <text:p>0.0228636594915599</text:p>
              </table:table-cell>
              <table:table-cell office:value-type="float" office:value="0.02323161">
                <text:p>0.02323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1326493471175">
                <text:p>0.0221326493471175</text:p>
              </table:table-cell>
              <table:table-cell office:value-type="float" office:value="0.0225927">
                <text:p>0.0225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399259285452">
                <text:p>0.021399259285452</text:p>
              </table:table-cell>
              <table:table-cell office:value-type="float" office:value="0.02193021">
                <text:p>0.02193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6281978953799">
                <text:p>0.0206281978953799</text:p>
              </table:table-cell>
              <table:table-cell office:value-type="float" office:value="0.02124457">
                <text:p>0.02124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8360961319872">
                <text:p>0.0198360961319872</text:p>
              </table:table-cell>
              <table:table-cell office:value-type="float" office:value="0.02053625">
                <text:p>0.02053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0539802890244">
                <text:p>0.0190539802890244</text:p>
              </table:table-cell>
              <table:table-cell office:value-type="float" office:value="0.01980579">
                <text:p>0.01980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2706964715644">
                <text:p>0.0182706964715644</text:p>
              </table:table-cell>
              <table:table-cell office:value-type="float" office:value="0.01905377">
                <text:p>0.01905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4894183344847">
                <text:p>0.0174894183344847</text:p>
              </table:table-cell>
              <table:table-cell office:value-type="float" office:value="0.01828088">
                <text:p>0.01828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6537703311564">
                <text:p>0.0166537703311564</text:p>
              </table:table-cell>
              <table:table-cell office:value-type="float" office:value="0.01748785">
                <text:p>0.01748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8418182010961">
                <text:p>0.0158418182010961</text:p>
              </table:table-cell>
              <table:table-cell office:value-type="float" office:value="0.01667553">
                <text:p>0.0166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0098668195648">
                <text:p>0.0150098668195648</text:p>
              </table:table-cell>
              <table:table-cell office:value-type="float" office:value="0.01584487">
                <text:p>0.01584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1604679223166">
                <text:p>0.0141604679223166</text:p>
              </table:table-cell>
              <table:table-cell office:value-type="float" office:value="0.01499692">
                <text:p>0.01499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3122452862038">
                <text:p>0.0133122452862038</text:p>
              </table:table-cell>
              <table:table-cell office:value-type="float" office:value="0.01413284">
                <text:p>0.01413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4813007803294">
                <text:p>0.0124813007803294</text:p>
              </table:table-cell>
              <table:table-cell office:value-type="float" office:value="0.01325393">
                <text:p>0.01325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6341960126553">
                <text:p>0.0116341960126553</text:p>
              </table:table-cell>
              <table:table-cell office:value-type="float" office:value="0.01236164">
                <text:p>0.01236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774045538462">
                <text:p>0.010774045538462</text:p>
              </table:table-cell>
              <table:table-cell office:value-type="float" office:value="0.01145752">
                <text:p>0.01145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0940695366933">
                <text:p>0.00990940695366933</text:p>
              </table:table-cell>
              <table:table-cell office:value-type="float" office:value="0.01054331">
                <text:p>0.010543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29720478417">
                <text:p>0.00906029720478417</text:p>
              </table:table-cell>
              <table:table-cell office:value-type="float" office:value="0.009620862">
                <text:p>0.009620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9275895367468">
                <text:p>0.00819275895367468</text:p>
              </table:table-cell>
              <table:table-cell office:value-type="float" office:value="0.00869221">
                <text:p>0.00869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3052174617722">
                <text:p>0.00733052174617722</text:p>
              </table:table-cell>
              <table:table-cell office:value-type="float" office:value="0.007759524">
                <text:p>0.007759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672005529206">
                <text:p>0.0064672005529206</text:p>
              </table:table-cell>
              <table:table-cell office:value-type="float" office:value="0.006825133">
                <text:p>0.0068251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60933019710436">
                <text:p>0.00560933019710436</text:p>
              </table:table-cell>
              <table:table-cell office:value-type="float" office:value="0.005891509">
                <text:p>0.005891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381764448804">
                <text:p>0.0047381764448804</text:p>
              </table:table-cell>
              <table:table-cell office:value-type="float" office:value="0.004961267">
                <text:p>0.004961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5796759667013">
                <text:p>0.00385796759667013</text:p>
              </table:table-cell>
              <table:table-cell office:value-type="float" office:value="0.004037157">
                <text:p>0.004037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7329965317701">
                <text:p>0.00297329965317701</text:p>
              </table:table-cell>
              <table:table-cell office:value-type="float" office:value="0.003122048">
                <text:p>0.003122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8072299021988">
                <text:p>0.00208072299021988</text:p>
              </table:table-cell>
              <table:table-cell office:value-type="float" office:value="0.002218918">
                <text:p>0.0022189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827883841108">
                <text:p>0.00112827883841108</text:p>
              </table:table-cell>
              <table:table-cell office:value-type="float" office:value="0.00133084">
                <text:p>0.00133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283cm" svg:y="0.227cm" style:legend-expansion="custom" chartooo:width="4.505cm" chartooo:height="2.132cm" style:legend-expansion-aspect-ratio="2.11303939962477" chart:style-name="ch2"/>
        <chart:plot-area chart:style-name="ch3" table:cell-range-address="coupled5.A9:coupled5.A58 coupled5.H8:coupled5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5.H9:coupled5.H58" chart:label-cell-address="coupled5.H8:coupled5.H8" chart:class="chart:scatter">
            <chart:domain table:cell-range-address="coupled5.A9:coupled5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power [W/m3]</text:p>
                <draw:g>
                  <svg:desc>coupled5.H8:coupled5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5.A9:coupled5.A58</svg:desc>
                </draw:g>
              </table:table-cell>
              <table:table-cell office:value-type="float" office:value="0">
                <text:p>0</text:p>
                <draw:g>
                  <svg:desc>coupled5.H9:coupled5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1.371cm" svg:y="0.483cm" style:legend-expansion="custom" chartooo:width="2.948cm" chartooo:height="1.942cm" style:legend-expansion-aspect-ratio="1.51802265705458" chart:style-name="ch2"/>
        <chart:plot-area chart:style-name="ch3" table:cell-range-address="coupled2.A9:coupled2.A58 coupled2.E8:coupled2.F58" chart:data-source-has-labels="row" svg:x="1.695cm" svg:y="0.18cm" svg:width="13.589cm" svg:height="8.643cm">
          <chartooo:coordinate-region svg:x="2.607cm" svg:y="0.379cm" svg:width="12.397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2.E9:coupled2.E58" chart:label-cell-address="coupled2.E8:coupled2.E8" chart:class="chart:scatter">
            <chart:domain table:cell-range-address="coupled2.A9:coupled2.A58"/>
            <chart:data-point chart:repeated="50"/>
          </chart:series>
          <chart:series chart:style-name="ch8" chart:values-cell-range-address="coupled2.F9:coupled2.F58" chart:label-cell-address="coupled2.F8:coupled2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 T=600K</text:p>
                <draw:g>
                  <svg:desc>coupled2.E8:coupled2.E8</svg:desc>
                </draw:g>
              </table:table-cell>
              <table:table-cell office:value-type="string">
                <text:p>Almost T=600K</text:p>
                <draw:g>
                  <svg:desc>coupled2.F8:coupled2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2.A9:coupled2.A58</svg:desc>
                </draw:g>
              </table:table-cell>
              <table:table-cell office:value-type="float" office:value="0.0320044724996105">
                <text:p>0.0320044724996105</text:p>
                <draw:g>
                  <svg:desc>coupled2.E9:coupled2.E58</svg:desc>
                </draw:g>
              </table:table-cell>
              <table:table-cell office:value-type="float" office:value="0.03215889">
                <text:p>0.03215889</text:p>
                <draw:g>
                  <svg:desc>coupled2.F9:coupled2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21133777188101">
                <text:p>0.0321133777188101</text:p>
              </table:table-cell>
              <table:table-cell office:value-type="float" office:value="0.03212289">
                <text:p>0.03212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9588893114868">
                <text:p>0.0319588893114868</text:p>
              </table:table-cell>
              <table:table-cell office:value-type="float" office:value="0.03205095">
                <text:p>0.03205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8070527465608">
                <text:p>0.0318070527465608</text:p>
              </table:table-cell>
              <table:table-cell office:value-type="float" office:value="0.03194319">
                <text:p>0.03194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7140814512516">
                <text:p>0.0317140814512516</text:p>
              </table:table-cell>
              <table:table-cell office:value-type="float" office:value="0.0317998">
                <text:p>0.0317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5069224624626">
                <text:p>0.0315069224624626</text:p>
              </table:table-cell>
              <table:table-cell office:value-type="float" office:value="0.03162102">
                <text:p>0.03162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843006385625">
                <text:p>0.0311843006385625</text:p>
              </table:table-cell>
              <table:table-cell office:value-type="float" office:value="0.03140716">
                <text:p>0.031407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286114218954">
                <text:p>0.0309286114218954</text:p>
              </table:table-cell>
              <table:table-cell office:value-type="float" office:value="0.03115857">
                <text:p>0.03115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400037556714">
                <text:p>0.0306400037556714</text:p>
              </table:table-cell>
              <table:table-cell office:value-type="float" office:value="0.03087568">
                <text:p>0.03087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414438206933">
                <text:p>0.030414438206933</text:p>
              </table:table-cell>
              <table:table-cell office:value-type="float" office:value="0.03055897">
                <text:p>0.03055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566887765852">
                <text:p>0.0300566887765852</text:p>
              </table:table-cell>
              <table:table-cell office:value-type="float" office:value="0.03020897">
                <text:p>0.03020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506646480646">
                <text:p>0.0296506646480646</text:p>
              </table:table-cell>
              <table:table-cell office:value-type="float" office:value="0.02982628">
                <text:p>0.029826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1437433080002">
                <text:p>0.0291437433080002</text:p>
              </table:table-cell>
              <table:table-cell office:value-type="float" office:value="0.02941155">
                <text:p>0.02941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7074322834082">
                <text:p>0.0287074322834082</text:p>
              </table:table-cell>
              <table:table-cell office:value-type="float" office:value="0.02896547">
                <text:p>0.02896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2325949986125">
                <text:p>0.0282325949986125</text:p>
              </table:table-cell>
              <table:table-cell office:value-type="float" office:value="0.0284888">
                <text:p>0.0284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72556176304">
                <text:p>0.02772556176304</text:p>
              </table:table-cell>
              <table:table-cell office:value-type="float" office:value="0.02798234">
                <text:p>0.027982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2491082224317">
                <text:p>0.0272491082224317</text:p>
              </table:table-cell>
              <table:table-cell office:value-type="float" office:value="0.02744694">
                <text:p>0.02744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12724154925">
                <text:p>0.026712724154925</text:p>
              </table:table-cell>
              <table:table-cell office:value-type="float" office:value="0.0268835">
                <text:p>0.0268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237952352888">
                <text:p>0.0261237952352888</text:p>
              </table:table-cell>
              <table:table-cell office:value-type="float" office:value="0.02629296">
                <text:p>0.02629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196423036297">
                <text:p>0.0255196423036297</text:p>
              </table:table-cell>
              <table:table-cell office:value-type="float" office:value="0.02567632">
                <text:p>0.02567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276797696293">
                <text:p>0.0249276797696293</text:p>
              </table:table-cell>
              <table:table-cell office:value-type="float" office:value="0.0250346">
                <text:p>0.0250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597618958946">
                <text:p>0.0242597618958946</text:p>
              </table:table-cell>
              <table:table-cell office:value-type="float" office:value="0.02436887">
                <text:p>0.024368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5519382551609">
                <text:p>0.0235519382551609</text:p>
              </table:table-cell>
              <table:table-cell office:value-type="float" office:value="0.02368024">
                <text:p>0.02368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8781516243119">
                <text:p>0.0228781516243119</text:p>
              </table:table-cell>
              <table:table-cell office:value-type="float" office:value="0.02296985">
                <text:p>0.022969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1775784996239">
                <text:p>0.0221775784996239</text:p>
              </table:table-cell>
              <table:table-cell office:value-type="float" office:value="0.02223887">
                <text:p>0.02223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426078886226">
                <text:p>0.021426078886226</text:p>
              </table:table-cell>
              <table:table-cell office:value-type="float" office:value="0.02148852">
                <text:p>0.02148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6780231412473">
                <text:p>0.0206780231412473</text:p>
              </table:table-cell>
              <table:table-cell office:value-type="float" office:value="0.02072002">
                <text:p>0.02072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8707357986504">
                <text:p>0.0198707357986504</text:p>
              </table:table-cell>
              <table:table-cell office:value-type="float" office:value="0.01993465">
                <text:p>0.01993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0804601477407">
                <text:p>0.0190804601477407</text:p>
              </table:table-cell>
              <table:table-cell office:value-type="float" office:value="0.01913368">
                <text:p>0.01913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3043582717785">
                <text:p>0.0183043582717785</text:p>
              </table:table-cell>
              <table:table-cell office:value-type="float" office:value="0.01831843">
                <text:p>0.01831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5279584302688">
                <text:p>0.0175279584302688</text:p>
              </table:table-cell>
              <table:table-cell office:value-type="float" office:value="0.01749021">
                <text:p>0.01749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7196875337165">
                <text:p>0.0167196875337165</text:p>
              </table:table-cell>
              <table:table-cell office:value-type="float" office:value="0.01665039">
                <text:p>0.01665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8771475765331">
                <text:p>0.0158771475765331</text:p>
              </table:table-cell>
              <table:table-cell office:value-type="float" office:value="0.0158003">
                <text:p>0.0158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0575282678085">
                <text:p>0.0150575282678085</text:p>
              </table:table-cell>
              <table:table-cell office:value-type="float" office:value="0.01494133">
                <text:p>0.01494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2131988395164">
                <text:p>0.0142131988395164</text:p>
              </table:table-cell>
              <table:table-cell office:value-type="float" office:value="0.01407485">
                <text:p>0.01407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3746558670489">
                <text:p>0.0133746558670489</text:p>
              </table:table-cell>
              <table:table-cell office:value-type="float" office:value="0.01320225">
                <text:p>0.01320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5235375294782">
                <text:p>0.0125235375294782</text:p>
              </table:table-cell>
              <table:table-cell office:value-type="float" office:value="0.01232493">
                <text:p>0.01232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680514237753">
                <text:p>0.011680514237753</text:p>
              </table:table-cell>
              <table:table-cell office:value-type="float" office:value="0.01144426">
                <text:p>0.011444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8012446163205">
                <text:p>0.0108012446163205</text:p>
              </table:table-cell>
              <table:table-cell office:value-type="float" office:value="0.01056165">
                <text:p>0.01056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6023526603965">
                <text:p>0.00996023526603965</text:p>
              </table:table-cell>
              <table:table-cell office:value-type="float" office:value="0.009678484">
                <text:p>0.009678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9832504928149">
                <text:p>0.00909832504928149</text:p>
              </table:table-cell>
              <table:table-cell office:value-type="float" office:value="0.008796145">
                <text:p>0.008796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23792327404656">
                <text:p>0.00823792327404656</text:p>
              </table:table-cell>
              <table:table-cell office:value-type="float" office:value="0.007916009">
                <text:p>0.0079160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8974355397793">
                <text:p>0.00738974355397793</text:p>
              </table:table-cell>
              <table:table-cell office:value-type="float" office:value="0.007039442">
                <text:p>0.007039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51919915360929">
                <text:p>0.00651919915360929</text:p>
              </table:table-cell>
              <table:table-cell office:value-type="float" office:value="0.006167797">
                <text:p>0.0061677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64425669251696">
                <text:p>0.00564425669251696</text:p>
              </table:table-cell>
              <table:table-cell office:value-type="float" office:value="0.00530241">
                <text:p>0.005302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5878795475919">
                <text:p>0.00475878795475919</text:p>
              </table:table-cell>
              <table:table-cell office:value-type="float" office:value="0.004444602">
                <text:p>0.004444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700556751516">
                <text:p>0.0038700556751516</text:p>
              </table:table-cell>
              <table:table-cell office:value-type="float" office:value="0.003595673">
                <text:p>0.0035956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8451333570911">
                <text:p>0.00298451333570911</text:p>
              </table:table-cell>
              <table:table-cell office:value-type="float" office:value="0.002756904">
                <text:p>0.002756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7886003583623">
                <text:p>0.00207886003583623</text:p>
              </table:table-cell>
              <table:table-cell office:value-type="float" office:value="0.001929547">
                <text:p>0.001929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3375491313442">
                <text:p>0.00113375491313442</text:p>
              </table:table-cell>
              <table:table-cell office:value-type="float" office:value="0.001114832">
                <text:p>0.0011148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295cm" svg:y="0.545cm" style:legend-expansion="custom" chartooo:width="5.166cm" chartooo:height="4.113cm" style:legend-expansion-aspect-ratio="1.25601750547046" chart:style-name="ch2"/>
        <chart:plot-area chart:style-name="ch3" table:cell-range-address="coupled6.A9:coupled6.A58 coupled6.E9:coupled6.F108" svg:x="2.03cm" svg:y="0.227cm" svg:width="15.182cm" svg:height="9.646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6.E9:coupled6.E58" chart:class="chart:scatter">
            <chart:domain table:cell-range-address="coupled6.A9:coupled6.A58"/>
            <chart:data-point chart:repeated="50"/>
          </chart:series>
          <chart:series chart:style-name="ch8" chart:values-cell-range-address="coupled6.F59:coupled6.F108" chart:class="chart:scatter">
            <chart:domain table:cell-range-address="coupled6.A59:coupled6.A108"/>
            <chart:data-point chart:repeated="50"/>
          </chart:series>
          <chart:series chart:style-name="ch9" chart:values-cell-range-address="coupled6.F9:coupled6.F58" chart:class="chart:scatter">
            <chart:data-point chart:repeated="50"/>
          </chart:series>
          <chart:series chart:style-name="ch10" chart:values-cell-range-address="coupled6.E59:coupled6.E108" chart:class="chart:scatter">
            <chart:domain table:cell-range-address="coupled6.A59:coupled6.A108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6.A9:coupled6.A58</svg:desc>
                </draw:g>
              </table:table-cell>
              <table:table-cell office:value-type="float" office:value="0.0106802085303007">
                <text:p>0.0106802085303007</text:p>
                <draw:g>
                  <svg:desc>coupled6.E9:coupled6.E58</svg:desc>
                </draw:g>
              </table:table-cell>
              <table:table-cell office:value-type="float" office:value="1">
                <text:p>1</text:p>
                <draw:g>
                  <svg:desc>coupled6.A59:coupled6.A108</svg:desc>
                </draw:g>
              </table:table-cell>
              <table:table-cell office:value-type="float" office:value="0.02104655">
                <text:p>0.02104655</text:p>
                <draw:g>
                  <svg:desc>coupled6.F59:coupled6.F108</svg:desc>
                </draw:g>
              </table:table-cell>
              <table:table-cell office:value-type="float" office:value="0.01088173">
                <text:p>0.01088173</text:p>
                <draw:g>
                  <svg:desc>coupled6.F9:coupled6.F58</svg:desc>
                </draw:g>
              </table:table-cell>
              <table:table-cell office:value-type="float" office:value="1">
                <text:p>1</text:p>
                <draw:g>
                  <svg:desc>coupled6.A59:coupled6.A108</svg:desc>
                </draw:g>
              </table:table-cell>
              <table:table-cell office:value-type="float" office:value="0.0213262309530799">
                <text:p>0.0213262309530799</text:p>
                <draw:g>
                  <svg:desc>coupled6.E59:coupled6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08364465614611">
                <text:p>0.0108364465614611</text:p>
              </table:table-cell>
              <table:table-cell office:value-type="float" office:value="3">
                <text:p>3</text:p>
              </table:table-cell>
              <table:table-cell office:value-type="float" office:value="0.02102338">
                <text:p>0.02102338</text:p>
              </table:table-cell>
              <table:table-cell office:value-type="float" office:value="0.01086975">
                <text:p>0.01086975</text:p>
              </table:table-cell>
              <table:table-cell office:value-type="float" office:value="3">
                <text:p>3</text:p>
              </table:table-cell>
              <table:table-cell office:value-type="float" office:value="0.0212783935403551">
                <text:p>0.0212783935403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07911832295903">
                <text:p>0.0107911832295903</text:p>
              </table:table-cell>
              <table:table-cell office:value-type="float" office:value="5">
                <text:p>5</text:p>
              </table:table-cell>
              <table:table-cell office:value-type="float" office:value="0.02097707">
                <text:p>0.02097707</text:p>
              </table:table-cell>
              <table:table-cell office:value-type="float" office:value="0.0108458">
                <text:p>0.0108458</text:p>
              </table:table-cell>
              <table:table-cell office:value-type="float" office:value="5">
                <text:p>5</text:p>
              </table:table-cell>
              <table:table-cell office:value-type="float" office:value="0.0211680551307148">
                <text:p>0.0211680551307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0708754797749">
                <text:p>0.010708754797749</text:p>
              </table:table-cell>
              <table:table-cell office:value-type="float" office:value="7">
                <text:p>7</text:p>
              </table:table-cell>
              <table:table-cell office:value-type="float" office:value="0.0209077">
                <text:p>0.0209077</text:p>
              </table:table-cell>
              <table:table-cell office:value-type="float" office:value="0.01080993">
                <text:p>0.01080993</text:p>
              </table:table-cell>
              <table:table-cell office:value-type="float" office:value="7">
                <text:p>7</text:p>
              </table:table-cell>
              <table:table-cell office:value-type="float" office:value="0.0210974021891365">
                <text:p>0.0210974021891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0691259668338">
                <text:p>0.010691259668338</text:p>
              </table:table-cell>
              <table:table-cell office:value-type="float" office:value="9">
                <text:p>9</text:p>
              </table:table-cell>
              <table:table-cell office:value-type="float" office:value="0.02081539">
                <text:p>0.02081539</text:p>
              </table:table-cell>
              <table:table-cell office:value-type="float" office:value="0.0107622">
                <text:p>0.0107622</text:p>
              </table:table-cell>
              <table:table-cell office:value-type="float" office:value="9">
                <text:p>9</text:p>
              </table:table-cell>
              <table:table-cell office:value-type="float" office:value="0.0210225817554923">
                <text:p>0.0210225817554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106198954321824">
                <text:p>0.0106198954321824</text:p>
              </table:table-cell>
              <table:table-cell office:value-type="float" office:value="11">
                <text:p>11</text:p>
              </table:table-cell>
              <table:table-cell office:value-type="float" office:value="0.0207003">
                <text:p>0.0207003</text:p>
              </table:table-cell>
              <table:table-cell office:value-type="float" office:value="0.01070268">
                <text:p>0.01070268</text:p>
              </table:table-cell>
              <table:table-cell office:value-type="float" office:value="11">
                <text:p>11</text:p>
              </table:table-cell>
              <table:table-cell office:value-type="float" office:value="0.0208849937294787">
                <text:p>0.0208849937294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105087580353479">
                <text:p>0.0105087580353479</text:p>
              </table:table-cell>
              <table:table-cell office:value-type="float" office:value="13">
                <text:p>13</text:p>
              </table:table-cell>
              <table:table-cell office:value-type="float" office:value="0.0205626">
                <text:p>0.0205626</text:p>
              </table:table-cell>
              <table:table-cell office:value-type="float" office:value="0.01063148">
                <text:p>0.01063148</text:p>
              </table:table-cell>
              <table:table-cell office:value-type="float" office:value="13">
                <text:p>13</text:p>
              </table:table-cell>
              <table:table-cell office:value-type="float" office:value="0.0206748540504705">
                <text:p>0.0206748540504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104352920917858">
                <text:p>0.0104352920917858</text:p>
              </table:table-cell>
              <table:table-cell office:value-type="float" office:value="15">
                <text:p>15</text:p>
              </table:table-cell>
              <table:table-cell office:value-type="float" office:value="0.02040255">
                <text:p>0.02040255</text:p>
              </table:table-cell>
              <table:table-cell office:value-type="float" office:value="0.01054871">
                <text:p>0.01054871</text:p>
              </table:table-cell>
              <table:table-cell office:value-type="float" office:value="15">
                <text:p>15</text:p>
              </table:table-cell>
              <table:table-cell office:value-type="float" office:value="0.0204917605646688">
                <text:p>0.0204917605646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103199881441809">
                <text:p>0.0103199881441809</text:p>
              </table:table-cell>
              <table:table-cell office:value-type="float" office:value="17">
                <text:p>17</text:p>
              </table:table-cell>
              <table:table-cell office:value-type="float" office:value="0.02022039">
                <text:p>0.02022039</text:p>
              </table:table-cell>
              <table:table-cell office:value-type="float" office:value="0.01045452">
                <text:p>0.01045452</text:p>
              </table:table-cell>
              <table:table-cell office:value-type="float" office:value="17">
                <text:p>17</text:p>
              </table:table-cell>
              <table:table-cell office:value-type="float" office:value="0.0203206745883861">
                <text:p>0.0203206745883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02292783433661">
                <text:p>0.0102292783433661</text:p>
              </table:table-cell>
              <table:table-cell office:value-type="float" office:value="19">
                <text:p>19</text:p>
              </table:table-cell>
              <table:table-cell office:value-type="float" office:value="0.02001644">
                <text:p>0.02001644</text:p>
              </table:table-cell>
              <table:table-cell office:value-type="float" office:value="0.01034906">
                <text:p>0.01034906</text:p>
              </table:table-cell>
              <table:table-cell office:value-type="float" office:value="19">
                <text:p>19</text:p>
              </table:table-cell>
              <table:table-cell office:value-type="float" office:value="0.0201841681576746">
                <text:p>0.0201841681576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1170455912809">
                <text:p>0.0101170455912809</text:p>
              </table:table-cell>
              <table:table-cell office:value-type="float" office:value="21">
                <text:p>21</text:p>
              </table:table-cell>
              <table:table-cell office:value-type="float" office:value="0.01979103">
                <text:p>0.01979103</text:p>
              </table:table-cell>
              <table:table-cell office:value-type="float" office:value="0.0102325">
                <text:p>0.0102325</text:p>
              </table:table-cell>
              <table:table-cell office:value-type="float" office:value="21">
                <text:p>21</text:p>
              </table:table-cell>
              <table:table-cell office:value-type="float" office:value="0.0199402824045221">
                <text:p>0.0199402824045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995494053117018">
                <text:p>0.00995494053117018</text:p>
              </table:table-cell>
              <table:table-cell office:value-type="float" office:value="23">
                <text:p>23</text:p>
              </table:table-cell>
              <table:table-cell office:value-type="float" office:value="0.01954454">
                <text:p>0.01954454</text:p>
              </table:table-cell>
              <table:table-cell office:value-type="float" office:value="0.01010504">
                <text:p>0.01010504</text:p>
              </table:table-cell>
              <table:table-cell office:value-type="float" office:value="23">
                <text:p>23</text:p>
              </table:table-cell>
              <table:table-cell office:value-type="float" office:value="0.0196960575530307">
                <text:p>0.019696057553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981318133899166">
                <text:p>0.00981318133899166</text:p>
              </table:table-cell>
              <table:table-cell office:value-type="float" office:value="25">
                <text:p>25</text:p>
              </table:table-cell>
              <table:table-cell office:value-type="float" office:value="0.01927738">
                <text:p>0.01927738</text:p>
              </table:table-cell>
              <table:table-cell office:value-type="float" office:value="0.009966892">
                <text:p>0.009966892</text:p>
              </table:table-cell>
              <table:table-cell office:value-type="float" office:value="25">
                <text:p>25</text:p>
              </table:table-cell>
              <table:table-cell office:value-type="float" office:value="0.0193305921582558">
                <text:p>0.0193305921582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967373941768969">
                <text:p>0.00967373941768969</text:p>
              </table:table-cell>
              <table:table-cell office:value-type="float" office:value="27">
                <text:p>27</text:p>
              </table:table-cell>
              <table:table-cell office:value-type="float" office:value="0.01898999">
                <text:p>0.01898999</text:p>
              </table:table-cell>
              <table:table-cell office:value-type="float" office:value="0.009818286">
                <text:p>0.009818286</text:p>
              </table:table-cell>
              <table:table-cell office:value-type="float" office:value="27">
                <text:p>27</text:p>
              </table:table-cell>
              <table:table-cell office:value-type="float" office:value="0.0190342186677741">
                <text:p>0.0190342186677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951079071800123">
                <text:p>0.00951079071800123</text:p>
              </table:table-cell>
              <table:table-cell office:value-type="float" office:value="29">
                <text:p>29</text:p>
              </table:table-cell>
              <table:table-cell office:value-type="float" office:value="0.01868285">
                <text:p>0.01868285</text:p>
              </table:table-cell>
              <table:table-cell office:value-type="float" office:value="0.009659467">
                <text:p>0.009659467</text:p>
              </table:table-cell>
              <table:table-cell office:value-type="float" office:value="29">
                <text:p>29</text:p>
              </table:table-cell>
              <table:table-cell office:value-type="float" office:value="0.0187214282250021">
                <text:p>0.018721428225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932336864992109">
                <text:p>0.00932336864992109</text:p>
              </table:table-cell>
              <table:table-cell office:value-type="float" office:value="31">
                <text:p>31</text:p>
              </table:table-cell>
              <table:table-cell office:value-type="float" office:value="0.01835646">
                <text:p>0.01835646</text:p>
              </table:table-cell>
              <table:table-cell office:value-type="float" office:value="0.009490698">
                <text:p>0.009490698</text:p>
              </table:table-cell>
              <table:table-cell office:value-type="float" office:value="31">
                <text:p>31</text:p>
              </table:table-cell>
              <table:table-cell office:value-type="float" office:value="0.0184021110048292">
                <text:p>0.0184021110048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917237844547858">
                <text:p>0.00917237844547858</text:p>
              </table:table-cell>
              <table:table-cell office:value-type="float" office:value="33">
                <text:p>33</text:p>
              </table:table-cell>
              <table:table-cell office:value-type="float" office:value="0.01801138">
                <text:p>0.01801138</text:p>
              </table:table-cell>
              <table:table-cell office:value-type="float" office:value="0.009312258">
                <text:p>0.009312258</text:p>
              </table:table-cell>
              <table:table-cell office:value-type="float" office:value="33">
                <text:p>33</text:p>
              </table:table-cell>
              <table:table-cell office:value-type="float" office:value="0.0180764109274294">
                <text:p>0.0180764109274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900056397122876">
                <text:p>0.00900056397122876</text:p>
              </table:table-cell>
              <table:table-cell office:value-type="float" office:value="35">
                <text:p>35</text:p>
              </table:table-cell>
              <table:table-cell office:value-type="float" office:value="0.01764815">
                <text:p>0.01764815</text:p>
              </table:table-cell>
              <table:table-cell office:value-type="float" office:value="0.009124442">
                <text:p>0.009124442</text:p>
              </table:table-cell>
              <table:table-cell office:value-type="float" office:value="35">
                <text:p>35</text:p>
              </table:table-cell>
              <table:table-cell office:value-type="float" office:value="0.0177118227724625">
                <text:p>0.0177118227724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79708332846317">
                <text:p>0.00879708332846317</text:p>
              </table:table-cell>
              <table:table-cell office:value-type="float" office:value="37">
                <text:p>37</text:p>
              </table:table-cell>
              <table:table-cell office:value-type="float" office:value="0.01726739">
                <text:p>0.01726739</text:p>
              </table:table-cell>
              <table:table-cell office:value-type="float" office:value="0.00892756">
                <text:p>0.00892756</text:p>
              </table:table-cell>
              <table:table-cell office:value-type="float" office:value="37">
                <text:p>37</text:p>
              </table:table-cell>
              <table:table-cell office:value-type="float" office:value="0.0173267374061435">
                <text:p>0.0173267374061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60423667767335">
                <text:p>0.00860423667767335</text:p>
              </table:table-cell>
              <table:table-cell office:value-type="float" office:value="39">
                <text:p>39</text:p>
              </table:table-cell>
              <table:table-cell office:value-type="float" office:value="0.01686972">
                <text:p>0.01686972</text:p>
              </table:table-cell>
              <table:table-cell office:value-type="float" office:value="0.008721935">
                <text:p>0.008721935</text:p>
              </table:table-cell>
              <table:table-cell office:value-type="float" office:value="39">
                <text:p>39</text:p>
              </table:table-cell>
              <table:table-cell office:value-type="float" office:value="0.016914845747234">
                <text:p>0.016914845747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84054351573125">
                <text:p>0.0084054351573125</text:p>
              </table:table-cell>
              <table:table-cell office:value-type="float" office:value="41">
                <text:p>41</text:p>
              </table:table-cell>
              <table:table-cell office:value-type="float" office:value="0.01645579">
                <text:p>0.01645579</text:p>
              </table:table-cell>
              <table:table-cell office:value-type="float" office:value="0.008507906">
                <text:p>0.008507906</text:p>
              </table:table-cell>
              <table:table-cell office:value-type="float" office:value="41">
                <text:p>41</text:p>
              </table:table-cell>
              <table:table-cell office:value-type="float" office:value="0.0165221909376605">
                <text:p>0.0165221909376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817101860998203">
                <text:p>0.00817101860998203</text:p>
              </table:table-cell>
              <table:table-cell office:value-type="float" office:value="43">
                <text:p>43</text:p>
              </table:table-cell>
              <table:table-cell office:value-type="float" office:value="0.01602629">
                <text:p>0.01602629</text:p>
              </table:table-cell>
              <table:table-cell office:value-type="float" office:value="0.008285822">
                <text:p>0.008285822</text:p>
              </table:table-cell>
              <table:table-cell office:value-type="float" office:value="43">
                <text:p>43</text:p>
              </table:table-cell>
              <table:table-cell office:value-type="float" office:value="0.0160894853785885">
                <text:p>0.0160894853785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790477022562476">
                <text:p>0.00790477022562476</text:p>
              </table:table-cell>
              <table:table-cell office:value-type="float" office:value="45">
                <text:p>45</text:p>
              </table:table-cell>
              <table:table-cell office:value-type="float" office:value="0.0155819">
                <text:p>0.0155819</text:p>
              </table:table-cell>
              <table:table-cell office:value-type="float" office:value="0.008056048">
                <text:p>0.008056048</text:p>
              </table:table-cell>
              <table:table-cell office:value-type="float" office:value="45">
                <text:p>45</text:p>
              </table:table-cell>
              <table:table-cell office:value-type="float" office:value="0.0156474215755437">
                <text:p>0.0156474215755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768176665659591">
                <text:p>0.00768176665659591</text:p>
              </table:table-cell>
              <table:table-cell office:value-type="float" office:value="47">
                <text:p>47</text:p>
              </table:table-cell>
              <table:table-cell office:value-type="float" office:value="0.01512337">
                <text:p>0.01512337</text:p>
              </table:table-cell>
              <table:table-cell office:value-type="float" office:value="0.007818959">
                <text:p>0.007818959</text:p>
              </table:table-cell>
              <table:table-cell office:value-type="float" office:value="47">
                <text:p>47</text:p>
              </table:table-cell>
              <table:table-cell office:value-type="float" office:value="0.015196645740688">
                <text:p>0.015196645740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745577919186806">
                <text:p>0.00745577919186806</text:p>
              </table:table-cell>
              <table:table-cell office:value-type="float" office:value="49">
                <text:p>49</text:p>
              </table:table-cell>
              <table:table-cell office:value-type="float" office:value="0.01465142">
                <text:p>0.01465142</text:p>
              </table:table-cell>
              <table:table-cell office:value-type="float" office:value="0.007574939">
                <text:p>0.007574939</text:p>
              </table:table-cell>
              <table:table-cell office:value-type="float" office:value="49">
                <text:p>49</text:p>
              </table:table-cell>
              <table:table-cell office:value-type="float" office:value="0.0147223714308516">
                <text:p>0.0147223714308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720515480609432">
                <text:p>0.00720515480609432</text:p>
              </table:table-cell>
              <table:table-cell office:value-type="float" office:value="51">
                <text:p>51</text:p>
              </table:table-cell>
              <table:table-cell office:value-type="float" office:value="0.01416684">
                <text:p>0.01416684</text:p>
              </table:table-cell>
              <table:table-cell office:value-type="float" office:value="0.007324387">
                <text:p>0.007324387</text:p>
              </table:table-cell>
              <table:table-cell office:value-type="float" office:value="51">
                <text:p>51</text:p>
              </table:table-cell>
              <table:table-cell office:value-type="float" office:value="0.0142209879307452">
                <text:p>0.0142209879307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695733628691429">
                <text:p>0.00695733628691429</text:p>
              </table:table-cell>
              <table:table-cell office:value-type="float" office:value="53">
                <text:p>53</text:p>
              </table:table-cell>
              <table:table-cell office:value-type="float" office:value="0.01367041">
                <text:p>0.01367041</text:p>
              </table:table-cell>
              <table:table-cell office:value-type="float" office:value="0.007067707">
                <text:p>0.007067707</text:p>
              </table:table-cell>
              <table:table-cell office:value-type="float" office:value="53">
                <text:p>53</text:p>
              </table:table-cell>
              <table:table-cell office:value-type="float" office:value="0.0137210189621322">
                <text:p>0.01372101896213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668380159501643">
                <text:p>0.00668380159501643</text:p>
              </table:table-cell>
              <table:table-cell office:value-type="float" office:value="55">
                <text:p>55</text:p>
              </table:table-cell>
              <table:table-cell office:value-type="float" office:value="0.01316292">
                <text:p>0.01316292</text:p>
              </table:table-cell>
              <table:table-cell office:value-type="float" office:value="0.006805316">
                <text:p>0.006805316</text:p>
              </table:table-cell>
              <table:table-cell office:value-type="float" office:value="55">
                <text:p>55</text:p>
              </table:table-cell>
              <table:table-cell office:value-type="float" office:value="0.0131875227151238">
                <text:p>0.0131875227151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642389953179276">
                <text:p>0.00642389953179276</text:p>
              </table:table-cell>
              <table:table-cell office:value-type="float" office:value="57">
                <text:p>57</text:p>
              </table:table-cell>
              <table:table-cell office:value-type="float" office:value="0.01264519">
                <text:p>0.01264519</text:p>
              </table:table-cell>
              <table:table-cell office:value-type="float" office:value="0.006537636">
                <text:p>0.006537636</text:p>
              </table:table-cell>
              <table:table-cell office:value-type="float" office:value="57">
                <text:p>57</text:p>
              </table:table-cell>
              <table:table-cell office:value-type="float" office:value="0.0126563032818519">
                <text:p>0.01265630328185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616198426812314">
                <text:p>0.00616198426812314</text:p>
              </table:table-cell>
              <table:table-cell office:value-type="float" office:value="59">
                <text:p>59</text:p>
              </table:table-cell>
              <table:table-cell office:value-type="float" office:value="0.01211807">
                <text:p>0.01211807</text:p>
              </table:table-cell>
              <table:table-cell office:value-type="float" office:value="0.006265097">
                <text:p>0.006265097</text:p>
              </table:table-cell>
              <table:table-cell office:value-type="float" office:value="59">
                <text:p>59</text:p>
              </table:table-cell>
              <table:table-cell office:value-type="float" office:value="0.0121426407095474">
                <text:p>0.0121426407095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589733090164287">
                <text:p>0.00589733090164287</text:p>
              </table:table-cell>
              <table:table-cell office:value-type="float" office:value="61">
                <text:p>61</text:p>
              </table:table-cell>
              <table:table-cell office:value-type="float" office:value="0.01158237">
                <text:p>0.01158237</text:p>
              </table:table-cell>
              <table:table-cell office:value-type="float" office:value="0.005988137">
                <text:p>0.005988137</text:p>
              </table:table-cell>
              <table:table-cell office:value-type="float" office:value="61">
                <text:p>61</text:p>
              </table:table-cell>
              <table:table-cell office:value-type="float" office:value="0.0116306583896644">
                <text:p>0.0116306583896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562814040295239">
                <text:p>0.00562814040295239</text:p>
              </table:table-cell>
              <table:table-cell office:value-type="float" office:value="63">
                <text:p>63</text:p>
              </table:table-cell>
              <table:table-cell office:value-type="float" office:value="0.01103897">
                <text:p>0.01103897</text:p>
              </table:table-cell>
              <table:table-cell office:value-type="float" office:value="0.005707198">
                <text:p>0.005707198</text:p>
              </table:table-cell>
              <table:table-cell office:value-type="float" office:value="63">
                <text:p>63</text:p>
              </table:table-cell>
              <table:table-cell office:value-type="float" office:value="0.0110923053803576">
                <text:p>0.01109230538035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535057935655213">
                <text:p>0.00535057935655213</text:p>
              </table:table-cell>
              <table:table-cell office:value-type="float" office:value="65">
                <text:p>65</text:p>
              </table:table-cell>
              <table:table-cell office:value-type="float" office:value="0.01048872">
                <text:p>0.01048872</text:p>
              </table:table-cell>
              <table:table-cell office:value-type="float" office:value="0.00542273">
                <text:p>0.00542273</text:p>
              </table:table-cell>
              <table:table-cell office:value-type="float" office:value="65">
                <text:p>65</text:p>
              </table:table-cell>
              <table:table-cell office:value-type="float" office:value="0.0105271446286171">
                <text:p>0.0105271446286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506754841132725">
                <text:p>0.00506754841132725</text:p>
              </table:table-cell>
              <table:table-cell office:value-type="float" office:value="67">
                <text:p>67</text:p>
              </table:table-cell>
              <table:table-cell office:value-type="float" office:value="0.009932492">
                <text:p>0.009932492</text:p>
              </table:table-cell>
              <table:table-cell office:value-type="float" office:value="0.005135186">
                <text:p>0.005135186</text:p>
              </table:table-cell>
              <table:table-cell office:value-type="float" office:value="67">
                <text:p>67</text:p>
              </table:table-cell>
              <table:table-cell office:value-type="float" office:value="0.00999022221840358">
                <text:p>0.00999022221840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479120408542065">
                <text:p>0.00479120408542065</text:p>
              </table:table-cell>
              <table:table-cell office:value-type="float" office:value="69">
                <text:p>69</text:p>
              </table:table-cell>
              <table:table-cell office:value-type="float" office:value="0.009371144">
                <text:p>0.009371144</text:p>
              </table:table-cell>
              <table:table-cell office:value-type="float" office:value="0.004845023">
                <text:p>0.004845023</text:p>
              </table:table-cell>
              <table:table-cell office:value-type="float" office:value="69">
                <text:p>69</text:p>
              </table:table-cell>
              <table:table-cell office:value-type="float" office:value="0.00942186450884883">
                <text:p>0.00942186450884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45069836383886">
                <text:p>0.0045069836383886</text:p>
              </table:table-cell>
              <table:table-cell office:value-type="float" office:value="71">
                <text:p>71</text:p>
              </table:table-cell>
              <table:table-cell office:value-type="float" office:value="0.008805543">
                <text:p>0.008805543</text:p>
              </table:table-cell>
              <table:table-cell office:value-type="float" office:value="0.004552703">
                <text:p>0.004552703</text:p>
              </table:table-cell>
              <table:table-cell office:value-type="float" office:value="71">
                <text:p>71</text:p>
              </table:table-cell>
              <table:table-cell office:value-type="float" office:value="0.00886725811577163">
                <text:p>0.00886725811577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421833252918705">
                <text:p>0.00421833252918705</text:p>
              </table:table-cell>
              <table:table-cell office:value-type="float" office:value="73">
                <text:p>73</text:p>
              </table:table-cell>
              <table:table-cell office:value-type="float" office:value="0.008236546">
                <text:p>0.008236546</text:p>
              </table:table-cell>
              <table:table-cell office:value-type="float" office:value="0.004258692">
                <text:p>0.004258692</text:p>
              </table:table-cell>
              <table:table-cell office:value-type="float" office:value="73">
                <text:p>73</text:p>
              </table:table-cell>
              <table:table-cell office:value-type="float" office:value="0.00830506484095398">
                <text:p>0.00830506484095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394036227109112">
                <text:p>0.00394036227109112</text:p>
              </table:table-cell>
              <table:table-cell office:value-type="float" office:value="75">
                <text:p>75</text:p>
              </table:table-cell>
              <table:table-cell office:value-type="float" office:value="0.007664988">
                <text:p>0.007664988</text:p>
              </table:table-cell>
              <table:table-cell office:value-type="float" office:value="0.003963461">
                <text:p>0.003963461</text:p>
              </table:table-cell>
              <table:table-cell office:value-type="float" office:value="75">
                <text:p>75</text:p>
              </table:table-cell>
              <table:table-cell office:value-type="float" office:value="0.00774000041702777">
                <text:p>0.00774000041702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364654814704677">
                <text:p>0.00364654814704677</text:p>
              </table:table-cell>
              <table:table-cell office:value-type="float" office:value="77">
                <text:p>77</text:p>
              </table:table-cell>
              <table:table-cell office:value-type="float" office:value="0.007091675">
                <text:p>0.007091675</text:p>
              </table:table-cell>
              <table:table-cell office:value-type="float" office:value="0.003667491">
                <text:p>0.003667491</text:p>
              </table:table-cell>
              <table:table-cell office:value-type="float" office:value="77">
                <text:p>77</text:p>
              </table:table-cell>
              <table:table-cell office:value-type="float" office:value="0.007154427220716">
                <text:p>0.007154427220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337245937903717">
                <text:p>0.00337245937903717</text:p>
              </table:table-cell>
              <table:table-cell office:value-type="float" office:value="79">
                <text:p>79</text:p>
              </table:table-cell>
              <table:table-cell office:value-type="float" office:value="0.006517356">
                <text:p>0.006517356</text:p>
              </table:table-cell>
              <table:table-cell office:value-type="float" office:value="0.00337127">
                <text:p>0.00337127</text:p>
              </table:table-cell>
              <table:table-cell office:value-type="float" office:value="79">
                <text:p>79</text:p>
              </table:table-cell>
              <table:table-cell office:value-type="float" office:value="0.00658779403285465">
                <text:p>0.00658779403285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307729053956593">
                <text:p>0.00307729053956593</text:p>
              </table:table-cell>
              <table:table-cell office:value-type="float" office:value="81">
                <text:p>81</text:p>
              </table:table-cell>
              <table:table-cell office:value-type="float" office:value="0.005942695">
                <text:p>0.005942695</text:p>
              </table:table-cell>
              <table:table-cell office:value-type="float" office:value="0.003075305">
                <text:p>0.003075305</text:p>
              </table:table-cell>
              <table:table-cell office:value-type="float" office:value="81">
                <text:p>81</text:p>
              </table:table-cell>
              <table:table-cell office:value-type="float" office:value="0.00602091740893015">
                <text:p>0.00602091740893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278321587358327">
                <text:p>0.00278321587358327</text:p>
              </table:table-cell>
              <table:table-cell office:value-type="float" office:value="83">
                <text:p>83</text:p>
              </table:table-cell>
              <table:table-cell office:value-type="float" office:value="0.005368212">
                <text:p>0.005368212</text:p>
              </table:table-cell>
              <table:table-cell office:value-type="float" office:value="0.002780131">
                <text:p>0.002780131</text:p>
              </table:table-cell>
              <table:table-cell office:value-type="float" office:value="83">
                <text:p>83</text:p>
              </table:table-cell>
              <table:table-cell office:value-type="float" office:value="0.00545464899807183">
                <text:p>0.00545464899807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250162761131353">
                <text:p>0.00250162761131353</text:p>
              </table:table-cell>
              <table:table-cell office:value-type="float" office:value="85">
                <text:p>85</text:p>
              </table:table-cell>
              <table:table-cell office:value-type="float" office:value="0.0047942">
                <text:p>0.0047942</text:p>
              </table:table-cell>
              <table:table-cell office:value-type="float" office:value="0.00248633">
                <text:p>0.00248633</text:p>
              </table:table-cell>
              <table:table-cell office:value-type="float" office:value="85">
                <text:p>85</text:p>
              </table:table-cell>
              <table:table-cell office:value-type="float" office:value="0.00488796265989582">
                <text:p>0.00488796265989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22141238066946">
                <text:p>0.0022141238066946</text:p>
              </table:table-cell>
              <table:table-cell office:value-type="float" office:value="87">
                <text:p>87</text:p>
              </table:table-cell>
              <table:table-cell office:value-type="float" office:value="0.004220586">
                <text:p>0.004220586</text:p>
              </table:table-cell>
              <table:table-cell office:value-type="float" office:value="0.002194556">
                <text:p>0.002194556</text:p>
              </table:table-cell>
              <table:table-cell office:value-type="float" office:value="87">
                <text:p>87</text:p>
              </table:table-cell>
              <table:table-cell office:value-type="float" office:value="0.00430519336256929">
                <text:p>0.00430519336256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192028012038043">
                <text:p>0.00192028012038043</text:p>
              </table:table-cell>
              <table:table-cell office:value-type="float" office:value="89">
                <text:p>89</text:p>
              </table:table-cell>
              <table:table-cell office:value-type="float" office:value="0.003646705">
                <text:p>0.003646705</text:p>
              </table:table-cell>
              <table:table-cell office:value-type="float" office:value="0.001905591">
                <text:p>0.001905591</text:p>
              </table:table-cell>
              <table:table-cell office:value-type="float" office:value="89">
                <text:p>89</text:p>
              </table:table-cell>
              <table:table-cell office:value-type="float" office:value="0.00372400517805244">
                <text:p>0.00372400517805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163040435341318">
                <text:p>0.00163040435341318</text:p>
              </table:table-cell>
              <table:table-cell office:value-type="float" office:value="91">
                <text:p>91</text:p>
              </table:table-cell>
              <table:table-cell office:value-type="float" office:value="0.003070945">
                <text:p>0.003070945</text:p>
              </table:table-cell>
              <table:table-cell office:value-type="float" office:value="0.001620417">
                <text:p>0.001620417</text:p>
              </table:table-cell>
              <table:table-cell office:value-type="float" office:value="91">
                <text:p>91</text:p>
              </table:table-cell>
              <table:table-cell office:value-type="float" office:value="0.00312812709754001">
                <text:p>0.00312812709754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135010075020116">
                <text:p>0.00135010075020116</text:p>
              </table:table-cell>
              <table:table-cell office:value-type="float" office:value="93">
                <text:p>93</text:p>
              </table:table-cell>
              <table:table-cell office:value-type="float" office:value="0.00249016">
                <text:p>0.00249016</text:p>
              </table:table-cell>
              <table:table-cell office:value-type="float" office:value="0.001340344">
                <text:p>0.001340344</text:p>
              </table:table-cell>
              <table:table-cell office:value-type="float" office:value="93">
                <text:p>93</text:p>
              </table:table-cell>
              <table:table-cell office:value-type="float" office:value="0.00251978719820263">
                <text:p>0.00251978719820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107266575002657">
                <text:p>0.00107266575002657</text:p>
              </table:table-cell>
              <table:table-cell office:value-type="float" office:value="95">
                <text:p>95</text:p>
              </table:table-cell>
              <table:table-cell office:value-type="float" office:value="0.001898731">
                <text:p>0.001898731</text:p>
              </table:table-cell>
              <table:table-cell office:value-type="float" office:value="0.001067223">
                <text:p>0.001067223</text:p>
              </table:table-cell>
              <table:table-cell office:value-type="float" office:value="95">
                <text:p>95</text:p>
              </table:table-cell>
              <table:table-cell office:value-type="float" office:value="0.00191175075822459">
                <text:p>0.00191175075822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0798688049082061">
                <text:p>0.000798688049082061</text:p>
              </table:table-cell>
              <table:table-cell office:value-type="float" office:value="97">
                <text:p>97</text:p>
              </table:table-cell>
              <table:table-cell office:value-type="float" office:value="0.00128704">
                <text:p>0.00128704</text:p>
              </table:table-cell>
              <table:table-cell office:value-type="float" office:value="0.0008037733">
                <text:p>0.0008037733</text:p>
              </table:table-cell>
              <table:table-cell office:value-type="float" office:value="97">
                <text:p>97</text:p>
              </table:table-cell>
              <table:table-cell office:value-type="float" office:value="0.00127986788998286">
                <text:p>0.00127986788998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0514763431781096">
                <text:p>0.000514763431781096</text:p>
              </table:table-cell>
              <table:table-cell office:value-type="float" office:value="99">
                <text:p>99</text:p>
              </table:table-cell>
              <table:table-cell office:value-type="float" office:value="0.0006390045">
                <text:p>0.0006390045</text:p>
              </table:table-cell>
              <table:table-cell office:value-type="float" office:value="0.0005541337">
                <text:p>0.0005541337</text:p>
              </table:table-cell>
              <table:table-cell office:value-type="float" office:value="99">
                <text:p>99</text:p>
              </table:table-cell>
              <table:table-cell office:value-type="float" office:value="0.000618800264228358">
                <text:p>0.0006188002642283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6.A9:coupled6.A58 coupled6.G8:coupled6.G58" chart:data-source-has-labels="row" svg:x="1.658cm" svg:y="0.228cm" svg:width="15.55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6.G9:coupled6.G58" chart:label-cell-address="coupled6.G8:coupled6.G8" chart:class="chart:scatter">
            <chart:domain table:cell-range-address="coupled6.A9:coupled6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6.G8:coupled6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6.A9:coupled6.A58</svg:desc>
                </draw:g>
              </table:table-cell>
              <table:table-cell office:value-type="float" office:value="326.85">
                <text:p>326.85</text:p>
                <draw:g>
                  <svg:desc>coupled6.G9:coupled6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326.85">
                <text:p>326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26.85">
                <text:p>326.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283cm" svg:y="0.227cm" style:legend-expansion="custom" chartooo:width="4.505cm" chartooo:height="2.132cm" style:legend-expansion-aspect-ratio="2.11303939962477" chart:style-name="ch2"/>
        <chart:plot-area chart:style-name="ch3" table:cell-range-address="coupled6.A9:coupled6.A58 coupled6.H8:coupled6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6.H9:coupled6.H58" chart:label-cell-address="coupled6.H8:coupled6.H8" chart:class="chart:scatter">
            <chart:domain table:cell-range-address="coupled6.A9:coupled6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power [W/m3]</text:p>
                <draw:g>
                  <svg:desc>coupled6.H8:coupled6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6.A9:coupled6.A58</svg:desc>
                </draw:g>
              </table:table-cell>
              <table:table-cell office:value-type="float" office:value="0">
                <text:p>0</text:p>
                <draw:g>
                  <svg:desc>coupled6.H9:coupled6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295cm" svg:y="0.545cm" style:legend-expansion="custom" chartooo:width="5.166cm" chartooo:height="4.113cm" style:legend-expansion-aspect-ratio="1.25601750547046" chart:style-name="ch2"/>
        <chart:plot-area chart:style-name="ch3" table:cell-range-address="coupled7.A9:coupled7.A58 coupled7.E9:coupled7.F108" svg:x="2.03cm" svg:y="0.227cm" svg:width="15.182cm" svg:height="9.646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7.E9:coupled7.E58" chart:class="chart:scatter">
            <chart:domain table:cell-range-address="coupled7.A9:coupled7.A58"/>
            <chart:data-point chart:repeated="50"/>
          </chart:series>
          <chart:series chart:style-name="ch8" chart:values-cell-range-address="coupled7.F59:coupled7.F108" chart:class="chart:scatter">
            <chart:domain table:cell-range-address="coupled7.A59:coupled7.A108"/>
            <chart:data-point chart:repeated="50"/>
          </chart:series>
          <chart:series chart:style-name="ch9" chart:values-cell-range-address="coupled7.F9:coupled7.F58" chart:class="chart:scatter">
            <chart:data-point chart:repeated="50"/>
          </chart:series>
          <chart:series chart:style-name="ch10" chart:values-cell-range-address="coupled7.E59:coupled7.E108" chart:class="chart:scatter">
            <chart:domain table:cell-range-address="coupled7.A59:coupled7.A108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7.A9:coupled7.A58</svg:desc>
                </draw:g>
              </table:table-cell>
              <table:table-cell office:value-type="float" office:value="0.0106802085303007">
                <text:p>0.0106802085303007</text:p>
                <draw:g>
                  <svg:desc>coupled7.E9:coupled7.E58</svg:desc>
                </draw:g>
              </table:table-cell>
              <table:table-cell office:value-type="float" office:value="1">
                <text:p>1</text:p>
                <draw:g>
                  <svg:desc>coupled7.A59:coupled7.A108</svg:desc>
                </draw:g>
              </table:table-cell>
              <table:table-cell office:value-type="float" office:value="0.02167824">
                <text:p>0.02167824</text:p>
                <draw:g>
                  <svg:desc>coupled7.F59:coupled7.F108</svg:desc>
                </draw:g>
              </table:table-cell>
              <table:table-cell office:value-type="float" office:value="0.00930951">
                <text:p>0.00930951</text:p>
                <draw:g>
                  <svg:desc>coupled7.F9:coupled7.F58</svg:desc>
                </draw:g>
              </table:table-cell>
              <table:table-cell office:value-type="float" office:value="1">
                <text:p>1</text:p>
                <draw:g>
                  <svg:desc>coupled7.A59:coupled7.A108</svg:desc>
                </draw:g>
              </table:table-cell>
              <table:table-cell office:value-type="float" office:value="0.0213262309530799">
                <text:p>0.0213262309530799</text:p>
                <draw:g>
                  <svg:desc>coupled7.E59:coupled7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08364465614611">
                <text:p>0.0108364465614611</text:p>
              </table:table-cell>
              <table:table-cell office:value-type="float" office:value="3">
                <text:p>3</text:p>
              </table:table-cell>
              <table:table-cell office:value-type="float" office:value="0.02165637">
                <text:p>0.02165637</text:p>
              </table:table-cell>
              <table:table-cell office:value-type="float" office:value="0.009303">
                <text:p>0.009303</text:p>
              </table:table-cell>
              <table:table-cell office:value-type="float" office:value="3">
                <text:p>3</text:p>
              </table:table-cell>
              <table:table-cell office:value-type="float" office:value="0.0212783935403551">
                <text:p>0.0212783935403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07911832295903">
                <text:p>0.0107911832295903</text:p>
              </table:table-cell>
              <table:table-cell office:value-type="float" office:value="5">
                <text:p>5</text:p>
              </table:table-cell>
              <table:table-cell office:value-type="float" office:value="0.02161265">
                <text:p>0.02161265</text:p>
              </table:table-cell>
              <table:table-cell office:value-type="float" office:value="0.009289985">
                <text:p>0.009289985</text:p>
              </table:table-cell>
              <table:table-cell office:value-type="float" office:value="5">
                <text:p>5</text:p>
              </table:table-cell>
              <table:table-cell office:value-type="float" office:value="0.0211680551307148">
                <text:p>0.0211680551307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0708754797749">
                <text:p>0.010708754797749</text:p>
              </table:table-cell>
              <table:table-cell office:value-type="float" office:value="7">
                <text:p>7</text:p>
              </table:table-cell>
              <table:table-cell office:value-type="float" office:value="0.02154705">
                <text:p>0.02154705</text:p>
              </table:table-cell>
              <table:table-cell office:value-type="float" office:value="0.00927047">
                <text:p>0.00927047</text:p>
              </table:table-cell>
              <table:table-cell office:value-type="float" office:value="7">
                <text:p>7</text:p>
              </table:table-cell>
              <table:table-cell office:value-type="float" office:value="0.0210974021891365">
                <text:p>0.0210974021891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0691259668338">
                <text:p>0.010691259668338</text:p>
              </table:table-cell>
              <table:table-cell office:value-type="float" office:value="9">
                <text:p>9</text:p>
              </table:table-cell>
              <table:table-cell office:value-type="float" office:value="0.02145956">
                <text:p>0.02145956</text:p>
              </table:table-cell>
              <table:table-cell office:value-type="float" office:value="0.009244466">
                <text:p>0.009244466</text:p>
              </table:table-cell>
              <table:table-cell office:value-type="float" office:value="9">
                <text:p>9</text:p>
              </table:table-cell>
              <table:table-cell office:value-type="float" office:value="0.0210225817554923">
                <text:p>0.0210225817554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106198954321824">
                <text:p>0.0106198954321824</text:p>
              </table:table-cell>
              <table:table-cell office:value-type="float" office:value="11">
                <text:p>11</text:p>
              </table:table-cell>
              <table:table-cell office:value-type="float" office:value="0.02135019">
                <text:p>0.02135019</text:p>
              </table:table-cell>
              <table:table-cell office:value-type="float" office:value="0.009211984">
                <text:p>0.009211984</text:p>
              </table:table-cell>
              <table:table-cell office:value-type="float" office:value="11">
                <text:p>11</text:p>
              </table:table-cell>
              <table:table-cell office:value-type="float" office:value="0.0208849937294787">
                <text:p>0.0208849937294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105087580353479">
                <text:p>0.0105087580353479</text:p>
              </table:table-cell>
              <table:table-cell office:value-type="float" office:value="13">
                <text:p>13</text:p>
              </table:table-cell>
              <table:table-cell office:value-type="float" office:value="0.02121891">
                <text:p>0.02121891</text:p>
              </table:table-cell>
              <table:table-cell office:value-type="float" office:value="0.009173037">
                <text:p>0.009173037</text:p>
              </table:table-cell>
              <table:table-cell office:value-type="float" office:value="13">
                <text:p>13</text:p>
              </table:table-cell>
              <table:table-cell office:value-type="float" office:value="0.0206748540504705">
                <text:p>0.0206748540504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104352920917858">
                <text:p>0.0104352920917858</text:p>
              </table:table-cell>
              <table:table-cell office:value-type="float" office:value="15">
                <text:p>15</text:p>
              </table:table-cell>
              <table:table-cell office:value-type="float" office:value="0.02106572">
                <text:p>0.02106572</text:p>
              </table:table-cell>
              <table:table-cell office:value-type="float" office:value="0.009127638">
                <text:p>0.009127638</text:p>
              </table:table-cell>
              <table:table-cell office:value-type="float" office:value="15">
                <text:p>15</text:p>
              </table:table-cell>
              <table:table-cell office:value-type="float" office:value="0.0204917605646688">
                <text:p>0.0204917605646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103199881441809">
                <text:p>0.0103199881441809</text:p>
              </table:table-cell>
              <table:table-cell office:value-type="float" office:value="17">
                <text:p>17</text:p>
              </table:table-cell>
              <table:table-cell office:value-type="float" office:value="0.02089063">
                <text:p>0.02089063</text:p>
              </table:table-cell>
              <table:table-cell office:value-type="float" office:value="0.009075797">
                <text:p>0.009075797</text:p>
              </table:table-cell>
              <table:table-cell office:value-type="float" office:value="17">
                <text:p>17</text:p>
              </table:table-cell>
              <table:table-cell office:value-type="float" office:value="0.0203206745883861">
                <text:p>0.0203206745883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02292783433661">
                <text:p>0.0102292783433661</text:p>
              </table:table-cell>
              <table:table-cell office:value-type="float" office:value="19">
                <text:p>19</text:p>
              </table:table-cell>
              <table:table-cell office:value-type="float" office:value="0.02069363">
                <text:p>0.02069363</text:p>
              </table:table-cell>
              <table:table-cell office:value-type="float" office:value="0.009017523">
                <text:p>0.009017523</text:p>
              </table:table-cell>
              <table:table-cell office:value-type="float" office:value="19">
                <text:p>19</text:p>
              </table:table-cell>
              <table:table-cell office:value-type="float" office:value="0.0201841681576746">
                <text:p>0.0201841681576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1170455912809">
                <text:p>0.0101170455912809</text:p>
              </table:table-cell>
              <table:table-cell office:value-type="float" office:value="21">
                <text:p>21</text:p>
              </table:table-cell>
              <table:table-cell office:value-type="float" office:value="0.02047475">
                <text:p>0.02047475</text:p>
              </table:table-cell>
              <table:table-cell office:value-type="float" office:value="0.008952821">
                <text:p>0.008952821</text:p>
              </table:table-cell>
              <table:table-cell office:value-type="float" office:value="21">
                <text:p>21</text:p>
              </table:table-cell>
              <table:table-cell office:value-type="float" office:value="0.0199402824045221">
                <text:p>0.0199402824045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995494053117018">
                <text:p>0.00995494053117018</text:p>
              </table:table-cell>
              <table:table-cell office:value-type="float" office:value="23">
                <text:p>23</text:p>
              </table:table-cell>
              <table:table-cell office:value-type="float" office:value="0.02023404">
                <text:p>0.02023404</text:p>
              </table:table-cell>
              <table:table-cell office:value-type="float" office:value="0.008881686">
                <text:p>0.008881686</text:p>
              </table:table-cell>
              <table:table-cell office:value-type="float" office:value="23">
                <text:p>23</text:p>
              </table:table-cell>
              <table:table-cell office:value-type="float" office:value="0.0196960575530307">
                <text:p>0.019696057553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981318133899166">
                <text:p>0.00981318133899166</text:p>
              </table:table-cell>
              <table:table-cell office:value-type="float" office:value="25">
                <text:p>25</text:p>
              </table:table-cell>
              <table:table-cell office:value-type="float" office:value="0.01997155">
                <text:p>0.01997155</text:p>
              </table:table-cell>
              <table:table-cell office:value-type="float" office:value="0.008804108">
                <text:p>0.008804108</text:p>
              </table:table-cell>
              <table:table-cell office:value-type="float" office:value="25">
                <text:p>25</text:p>
              </table:table-cell>
              <table:table-cell office:value-type="float" office:value="0.0193305921582558">
                <text:p>0.0193305921582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967373941768969">
                <text:p>0.00967373941768969</text:p>
              </table:table-cell>
              <table:table-cell office:value-type="float" office:value="27">
                <text:p>27</text:p>
              </table:table-cell>
              <table:table-cell office:value-type="float" office:value="0.01968737">
                <text:p>0.01968737</text:p>
              </table:table-cell>
              <table:table-cell office:value-type="float" office:value="0.008720067">
                <text:p>0.008720067</text:p>
              </table:table-cell>
              <table:table-cell office:value-type="float" office:value="27">
                <text:p>27</text:p>
              </table:table-cell>
              <table:table-cell office:value-type="float" office:value="0.0190342186677741">
                <text:p>0.0190342186677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951079071800123">
                <text:p>0.00951079071800123</text:p>
              </table:table-cell>
              <table:table-cell office:value-type="float" office:value="29">
                <text:p>29</text:p>
              </table:table-cell>
              <table:table-cell office:value-type="float" office:value="0.01938163">
                <text:p>0.01938163</text:p>
              </table:table-cell>
              <table:table-cell office:value-type="float" office:value="0.008629531">
                <text:p>0.008629531</text:p>
              </table:table-cell>
              <table:table-cell office:value-type="float" office:value="29">
                <text:p>29</text:p>
              </table:table-cell>
              <table:table-cell office:value-type="float" office:value="0.0187214282250021">
                <text:p>0.018721428225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932336864992109">
                <text:p>0.00932336864992109</text:p>
              </table:table-cell>
              <table:table-cell office:value-type="float" office:value="31">
                <text:p>31</text:p>
              </table:table-cell>
              <table:table-cell office:value-type="float" office:value="0.01905451">
                <text:p>0.01905451</text:p>
              </table:table-cell>
              <table:table-cell office:value-type="float" office:value="0.008532453">
                <text:p>0.008532453</text:p>
              </table:table-cell>
              <table:table-cell office:value-type="float" office:value="31">
                <text:p>31</text:p>
              </table:table-cell>
              <table:table-cell office:value-type="float" office:value="0.0184021110048292">
                <text:p>0.0184021110048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917237844547858">
                <text:p>0.00917237844547858</text:p>
              </table:table-cell>
              <table:table-cell office:value-type="float" office:value="33">
                <text:p>33</text:p>
              </table:table-cell>
              <table:table-cell office:value-type="float" office:value="0.0187062">
                <text:p>0.0187062</text:p>
              </table:table-cell>
              <table:table-cell office:value-type="float" office:value="0.008428773">
                <text:p>0.008428773</text:p>
              </table:table-cell>
              <table:table-cell office:value-type="float" office:value="33">
                <text:p>33</text:p>
              </table:table-cell>
              <table:table-cell office:value-type="float" office:value="0.0180764109274294">
                <text:p>0.0180764109274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900056397122876">
                <text:p>0.00900056397122876</text:p>
              </table:table-cell>
              <table:table-cell office:value-type="float" office:value="35">
                <text:p>35</text:p>
              </table:table-cell>
              <table:table-cell office:value-type="float" office:value="0.01833698">
                <text:p>0.01833698</text:p>
              </table:table-cell>
              <table:table-cell office:value-type="float" office:value="0.008318414">
                <text:p>0.008318414</text:p>
              </table:table-cell>
              <table:table-cell office:value-type="float" office:value="35">
                <text:p>35</text:p>
              </table:table-cell>
              <table:table-cell office:value-type="float" office:value="0.0177118227724625">
                <text:p>0.0177118227724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79708332846317">
                <text:p>0.00879708332846317</text:p>
              </table:table-cell>
              <table:table-cell office:value-type="float" office:value="37">
                <text:p>37</text:p>
              </table:table-cell>
              <table:table-cell office:value-type="float" office:value="0.01794717">
                <text:p>0.01794717</text:p>
              </table:table-cell>
              <table:table-cell office:value-type="float" office:value="0.008201283">
                <text:p>0.008201283</text:p>
              </table:table-cell>
              <table:table-cell office:value-type="float" office:value="37">
                <text:p>37</text:p>
              </table:table-cell>
              <table:table-cell office:value-type="float" office:value="0.0173267374061435">
                <text:p>0.0173267374061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60423667767335">
                <text:p>0.00860423667767335</text:p>
              </table:table-cell>
              <table:table-cell office:value-type="float" office:value="39">
                <text:p>39</text:p>
              </table:table-cell>
              <table:table-cell office:value-type="float" office:value="0.01753718">
                <text:p>0.01753718</text:p>
              </table:table-cell>
              <table:table-cell office:value-type="float" office:value="0.008077268">
                <text:p>0.008077268</text:p>
              </table:table-cell>
              <table:table-cell office:value-type="float" office:value="39">
                <text:p>39</text:p>
              </table:table-cell>
              <table:table-cell office:value-type="float" office:value="0.016914845747234">
                <text:p>0.016914845747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84054351573125">
                <text:p>0.0084054351573125</text:p>
              </table:table-cell>
              <table:table-cell office:value-type="float" office:value="41">
                <text:p>41</text:p>
              </table:table-cell>
              <table:table-cell office:value-type="float" office:value="0.01710747">
                <text:p>0.01710747</text:p>
              </table:table-cell>
              <table:table-cell office:value-type="float" office:value="0.00794624">
                <text:p>0.00794624</text:p>
              </table:table-cell>
              <table:table-cell office:value-type="float" office:value="41">
                <text:p>41</text:p>
              </table:table-cell>
              <table:table-cell office:value-type="float" office:value="0.0165221909376605">
                <text:p>0.0165221909376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817101860998203">
                <text:p>0.00817101860998203</text:p>
              </table:table-cell>
              <table:table-cell office:value-type="float" office:value="43">
                <text:p>43</text:p>
              </table:table-cell>
              <table:table-cell office:value-type="float" office:value="0.01665859">
                <text:p>0.01665859</text:p>
              </table:table-cell>
              <table:table-cell office:value-type="float" office:value="0.007808051">
                <text:p>0.007808051</text:p>
              </table:table-cell>
              <table:table-cell office:value-type="float" office:value="43">
                <text:p>43</text:p>
              </table:table-cell>
              <table:table-cell office:value-type="float" office:value="0.0160894853785885">
                <text:p>0.0160894853785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790477022562476">
                <text:p>0.00790477022562476</text:p>
              </table:table-cell>
              <table:table-cell office:value-type="float" office:value="45">
                <text:p>45</text:p>
              </table:table-cell>
              <table:table-cell office:value-type="float" office:value="0.01619118">
                <text:p>0.01619118</text:p>
              </table:table-cell>
              <table:table-cell office:value-type="float" office:value="0.007662539">
                <text:p>0.007662539</text:p>
              </table:table-cell>
              <table:table-cell office:value-type="float" office:value="45">
                <text:p>45</text:p>
              </table:table-cell>
              <table:table-cell office:value-type="float" office:value="0.0156474215755437">
                <text:p>0.0156474215755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768176665659591">
                <text:p>0.00768176665659591</text:p>
              </table:table-cell>
              <table:table-cell office:value-type="float" office:value="47">
                <text:p>47</text:p>
              </table:table-cell>
              <table:table-cell office:value-type="float" office:value="0.01570596">
                <text:p>0.01570596</text:p>
              </table:table-cell>
              <table:table-cell office:value-type="float" office:value="0.007509524">
                <text:p>0.007509524</text:p>
              </table:table-cell>
              <table:table-cell office:value-type="float" office:value="47">
                <text:p>47</text:p>
              </table:table-cell>
              <table:table-cell office:value-type="float" office:value="0.015196645740688">
                <text:p>0.015196645740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745577919186806">
                <text:p>0.00745577919186806</text:p>
              </table:table-cell>
              <table:table-cell office:value-type="float" office:value="49">
                <text:p>49</text:p>
              </table:table-cell>
              <table:table-cell office:value-type="float" office:value="0.01520374">
                <text:p>0.01520374</text:p>
              </table:table-cell>
              <table:table-cell office:value-type="float" office:value="0.007348814">
                <text:p>0.007348814</text:p>
              </table:table-cell>
              <table:table-cell office:value-type="float" office:value="49">
                <text:p>49</text:p>
              </table:table-cell>
              <table:table-cell office:value-type="float" office:value="0.0147223714308516">
                <text:p>0.0147223714308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720515480609432">
                <text:p>0.00720515480609432</text:p>
              </table:table-cell>
              <table:table-cell office:value-type="float" office:value="51">
                <text:p>51</text:p>
              </table:table-cell>
              <table:table-cell office:value-type="float" office:value="0.01468545">
                <text:p>0.01468545</text:p>
              </table:table-cell>
              <table:table-cell office:value-type="float" office:value="0.007180208">
                <text:p>0.007180208</text:p>
              </table:table-cell>
              <table:table-cell office:value-type="float" office:value="51">
                <text:p>51</text:p>
              </table:table-cell>
              <table:table-cell office:value-type="float" office:value="0.0142209879307452">
                <text:p>0.0142209879307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695733628691429">
                <text:p>0.00695733628691429</text:p>
              </table:table-cell>
              <table:table-cell office:value-type="float" office:value="53">
                <text:p>53</text:p>
              </table:table-cell>
              <table:table-cell office:value-type="float" office:value="0.01415209">
                <text:p>0.01415209</text:p>
              </table:table-cell>
              <table:table-cell office:value-type="float" office:value="0.007003498">
                <text:p>0.007003498</text:p>
              </table:table-cell>
              <table:table-cell office:value-type="float" office:value="53">
                <text:p>53</text:p>
              </table:table-cell>
              <table:table-cell office:value-type="float" office:value="0.0137210189621322">
                <text:p>0.01372101896213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668380159501643">
                <text:p>0.00668380159501643</text:p>
              </table:table-cell>
              <table:table-cell office:value-type="float" office:value="55">
                <text:p>55</text:p>
              </table:table-cell>
              <table:table-cell office:value-type="float" office:value="0.01360475">
                <text:p>0.01360475</text:p>
              </table:table-cell>
              <table:table-cell office:value-type="float" office:value="0.006818472">
                <text:p>0.006818472</text:p>
              </table:table-cell>
              <table:table-cell office:value-type="float" office:value="55">
                <text:p>55</text:p>
              </table:table-cell>
              <table:table-cell office:value-type="float" office:value="0.0131875227151238">
                <text:p>0.0131875227151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642389953179276">
                <text:p>0.00642389953179276</text:p>
              </table:table-cell>
              <table:table-cell office:value-type="float" office:value="57">
                <text:p>57</text:p>
              </table:table-cell>
              <table:table-cell office:value-type="float" office:value="0.01304462">
                <text:p>0.01304462</text:p>
              </table:table-cell>
              <table:table-cell office:value-type="float" office:value="0.006624925">
                <text:p>0.006624925</text:p>
              </table:table-cell>
              <table:table-cell office:value-type="float" office:value="57">
                <text:p>57</text:p>
              </table:table-cell>
              <table:table-cell office:value-type="float" office:value="0.0126563032818519">
                <text:p>0.01265630328185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616198426812314">
                <text:p>0.00616198426812314</text:p>
              </table:table-cell>
              <table:table-cell office:value-type="float" office:value="59">
                <text:p>59</text:p>
              </table:table-cell>
              <table:table-cell office:value-type="float" office:value="0.01247298">
                <text:p>0.01247298</text:p>
              </table:table-cell>
              <table:table-cell office:value-type="float" office:value="0.006422658">
                <text:p>0.006422658</text:p>
              </table:table-cell>
              <table:table-cell office:value-type="float" office:value="59">
                <text:p>59</text:p>
              </table:table-cell>
              <table:table-cell office:value-type="float" office:value="0.0121426407095474">
                <text:p>0.0121426407095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589733090164287">
                <text:p>0.00589733090164287</text:p>
              </table:table-cell>
              <table:table-cell office:value-type="float" office:value="61">
                <text:p>61</text:p>
              </table:table-cell>
              <table:table-cell office:value-type="float" office:value="0.01189117">
                <text:p>0.01189117</text:p>
              </table:table-cell>
              <table:table-cell office:value-type="float" office:value="0.006211489">
                <text:p>0.006211489</text:p>
              </table:table-cell>
              <table:table-cell office:value-type="float" office:value="61">
                <text:p>61</text:p>
              </table:table-cell>
              <table:table-cell office:value-type="float" office:value="0.0116306583896644">
                <text:p>0.0116306583896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562814040295239">
                <text:p>0.00562814040295239</text:p>
              </table:table-cell>
              <table:table-cell office:value-type="float" office:value="63">
                <text:p>63</text:p>
              </table:table-cell>
              <table:table-cell office:value-type="float" office:value="0.01130062">
                <text:p>0.01130062</text:p>
              </table:table-cell>
              <table:table-cell office:value-type="float" office:value="0.005991259">
                <text:p>0.005991259</text:p>
              </table:table-cell>
              <table:table-cell office:value-type="float" office:value="63">
                <text:p>63</text:p>
              </table:table-cell>
              <table:table-cell office:value-type="float" office:value="0.0110923053803576">
                <text:p>0.01109230538035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535057935655213">
                <text:p>0.00535057935655213</text:p>
              </table:table-cell>
              <table:table-cell office:value-type="float" office:value="65">
                <text:p>65</text:p>
              </table:table-cell>
              <table:table-cell office:value-type="float" office:value="0.01070281">
                <text:p>0.01070281</text:p>
              </table:table-cell>
              <table:table-cell office:value-type="float" office:value="0.005761839">
                <text:p>0.005761839</text:p>
              </table:table-cell>
              <table:table-cell office:value-type="float" office:value="65">
                <text:p>65</text:p>
              </table:table-cell>
              <table:table-cell office:value-type="float" office:value="0.0105271446286171">
                <text:p>0.0105271446286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506754841132725">
                <text:p>0.00506754841132725</text:p>
              </table:table-cell>
              <table:table-cell office:value-type="float" office:value="67">
                <text:p>67</text:p>
              </table:table-cell>
              <table:table-cell office:value-type="float" office:value="0.01009924">
                <text:p>0.01009924</text:p>
              </table:table-cell>
              <table:table-cell office:value-type="float" office:value="0.005523139">
                <text:p>0.005523139</text:p>
              </table:table-cell>
              <table:table-cell office:value-type="float" office:value="67">
                <text:p>67</text:p>
              </table:table-cell>
              <table:table-cell office:value-type="float" office:value="0.00999022221840358">
                <text:p>0.00999022221840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479120408542065">
                <text:p>0.00479120408542065</text:p>
              </table:table-cell>
              <table:table-cell office:value-type="float" office:value="69">
                <text:p>69</text:p>
              </table:table-cell>
              <table:table-cell office:value-type="float" office:value="0.009491492">
                <text:p>0.009491492</text:p>
              </table:table-cell>
              <table:table-cell office:value-type="float" office:value="0.005275116">
                <text:p>0.005275116</text:p>
              </table:table-cell>
              <table:table-cell office:value-type="float" office:value="69">
                <text:p>69</text:p>
              </table:table-cell>
              <table:table-cell office:value-type="float" office:value="0.00942186450884883">
                <text:p>0.00942186450884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45069836383886">
                <text:p>0.0045069836383886</text:p>
              </table:table-cell>
              <table:table-cell office:value-type="float" office:value="71">
                <text:p>71</text:p>
              </table:table-cell>
              <table:table-cell office:value-type="float" office:value="0.008881129">
                <text:p>0.008881129</text:p>
              </table:table-cell>
              <table:table-cell office:value-type="float" office:value="0.005017785">
                <text:p>0.005017785</text:p>
              </table:table-cell>
              <table:table-cell office:value-type="float" office:value="71">
                <text:p>71</text:p>
              </table:table-cell>
              <table:table-cell office:value-type="float" office:value="0.00886725811577163">
                <text:p>0.00886725811577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421833252918705">
                <text:p>0.00421833252918705</text:p>
              </table:table-cell>
              <table:table-cell office:value-type="float" office:value="73">
                <text:p>73</text:p>
              </table:table-cell>
              <table:table-cell office:value-type="float" office:value="0.008269729">
                <text:p>0.008269729</text:p>
              </table:table-cell>
              <table:table-cell office:value-type="float" office:value="0.004751222">
                <text:p>0.004751222</text:p>
              </table:table-cell>
              <table:table-cell office:value-type="float" office:value="73">
                <text:p>73</text:p>
              </table:table-cell>
              <table:table-cell office:value-type="float" office:value="0.00830506484095398">
                <text:p>0.00830506484095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394036227109112">
                <text:p>0.00394036227109112</text:p>
              </table:table-cell>
              <table:table-cell office:value-type="float" office:value="75">
                <text:p>75</text:p>
              </table:table-cell>
              <table:table-cell office:value-type="float" office:value="0.007658851">
                <text:p>0.007658851</text:p>
              </table:table-cell>
              <table:table-cell office:value-type="float" office:value="0.004475581">
                <text:p>0.004475581</text:p>
              </table:table-cell>
              <table:table-cell office:value-type="float" office:value="75">
                <text:p>75</text:p>
              </table:table-cell>
              <table:table-cell office:value-type="float" office:value="0.00774000041702777">
                <text:p>0.00774000041702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364654814704677">
                <text:p>0.00364654814704677</text:p>
              </table:table-cell>
              <table:table-cell office:value-type="float" office:value="77">
                <text:p>77</text:p>
              </table:table-cell>
              <table:table-cell office:value-type="float" office:value="0.007050015">
                <text:p>0.007050015</text:p>
              </table:table-cell>
              <table:table-cell office:value-type="float" office:value="0.004191097">
                <text:p>0.004191097</text:p>
              </table:table-cell>
              <table:table-cell office:value-type="float" office:value="77">
                <text:p>77</text:p>
              </table:table-cell>
              <table:table-cell office:value-type="float" office:value="0.007154427220716">
                <text:p>0.007154427220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337245937903717">
                <text:p>0.00337245937903717</text:p>
              </table:table-cell>
              <table:table-cell office:value-type="float" office:value="79">
                <text:p>79</text:p>
              </table:table-cell>
              <table:table-cell office:value-type="float" office:value="0.006444674">
                <text:p>0.006444674</text:p>
              </table:table-cell>
              <table:table-cell office:value-type="float" office:value="0.003898102">
                <text:p>0.003898102</text:p>
              </table:table-cell>
              <table:table-cell office:value-type="float" office:value="79">
                <text:p>79</text:p>
              </table:table-cell>
              <table:table-cell office:value-type="float" office:value="0.00658779403285465">
                <text:p>0.00658779403285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307729053956593">
                <text:p>0.00307729053956593</text:p>
              </table:table-cell>
              <table:table-cell office:value-type="float" office:value="81">
                <text:p>81</text:p>
              </table:table-cell>
              <table:table-cell office:value-type="float" office:value="0.005844175">
                <text:p>0.005844175</text:p>
              </table:table-cell>
              <table:table-cell office:value-type="float" office:value="0.003597033">
                <text:p>0.003597033</text:p>
              </table:table-cell>
              <table:table-cell office:value-type="float" office:value="81">
                <text:p>81</text:p>
              </table:table-cell>
              <table:table-cell office:value-type="float" office:value="0.00602091740893015">
                <text:p>0.00602091740893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278321587358327">
                <text:p>0.00278321587358327</text:p>
              </table:table-cell>
              <table:table-cell office:value-type="float" office:value="83">
                <text:p>83</text:p>
              </table:table-cell>
              <table:table-cell office:value-type="float" office:value="0.005249703">
                <text:p>0.005249703</text:p>
              </table:table-cell>
              <table:table-cell office:value-type="float" office:value="0.003288451">
                <text:p>0.003288451</text:p>
              </table:table-cell>
              <table:table-cell office:value-type="float" office:value="83">
                <text:p>83</text:p>
              </table:table-cell>
              <table:table-cell office:value-type="float" office:value="0.00545464899807183">
                <text:p>0.00545464899807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250162761131353">
                <text:p>0.00250162761131353</text:p>
              </table:table-cell>
              <table:table-cell office:value-type="float" office:value="85">
                <text:p>85</text:p>
              </table:table-cell>
              <table:table-cell office:value-type="float" office:value="0.004662191">
                <text:p>0.004662191</text:p>
              </table:table-cell>
              <table:table-cell office:value-type="float" office:value="0.002973063">
                <text:p>0.002973063</text:p>
              </table:table-cell>
              <table:table-cell office:value-type="float" office:value="85">
                <text:p>85</text:p>
              </table:table-cell>
              <table:table-cell office:value-type="float" office:value="0.00488796265989582">
                <text:p>0.00488796265989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22141238066946">
                <text:p>0.0022141238066946</text:p>
              </table:table-cell>
              <table:table-cell office:value-type="float" office:value="87">
                <text:p>87</text:p>
              </table:table-cell>
              <table:table-cell office:value-type="float" office:value="0.004082181">
                <text:p>0.004082181</text:p>
              </table:table-cell>
              <table:table-cell office:value-type="float" office:value="0.002651756">
                <text:p>0.002651756</text:p>
              </table:table-cell>
              <table:table-cell office:value-type="float" office:value="87">
                <text:p>87</text:p>
              </table:table-cell>
              <table:table-cell office:value-type="float" office:value="0.00430519336256929">
                <text:p>0.00430519336256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192028012038043">
                <text:p>0.00192028012038043</text:p>
              </table:table-cell>
              <table:table-cell office:value-type="float" office:value="89">
                <text:p>89</text:p>
              </table:table-cell>
              <table:table-cell office:value-type="float" office:value="0.003509573">
                <text:p>0.003509573</text:p>
              </table:table-cell>
              <table:table-cell office:value-type="float" office:value="0.002325657">
                <text:p>0.002325657</text:p>
              </table:table-cell>
              <table:table-cell office:value-type="float" office:value="89">
                <text:p>89</text:p>
              </table:table-cell>
              <table:table-cell office:value-type="float" office:value="0.00372400517805244">
                <text:p>0.00372400517805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163040435341318">
                <text:p>0.00163040435341318</text:p>
              </table:table-cell>
              <table:table-cell office:value-type="float" office:value="91">
                <text:p>91</text:p>
              </table:table-cell>
              <table:table-cell office:value-type="float" office:value="0.002943213">
                <text:p>0.002943213</text:p>
              </table:table-cell>
              <table:table-cell office:value-type="float" office:value="0.001996227">
                <text:p>0.001996227</text:p>
              </table:table-cell>
              <table:table-cell office:value-type="float" office:value="91">
                <text:p>91</text:p>
              </table:table-cell>
              <table:table-cell office:value-type="float" office:value="0.00312812709754001">
                <text:p>0.00312812709754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135010075020116">
                <text:p>0.00135010075020116</text:p>
              </table:table-cell>
              <table:table-cell office:value-type="float" office:value="93">
                <text:p>93</text:p>
              </table:table-cell>
              <table:table-cell office:value-type="float" office:value="0.002380175">
                <text:p>0.002380175</text:p>
              </table:table-cell>
              <table:table-cell office:value-type="float" office:value="0.00166543">
                <text:p>0.00166543</text:p>
              </table:table-cell>
              <table:table-cell office:value-type="float" office:value="93">
                <text:p>93</text:p>
              </table:table-cell>
              <table:table-cell office:value-type="float" office:value="0.00251978719820263">
                <text:p>0.00251978719820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107266575002657">
                <text:p>0.00107266575002657</text:p>
              </table:table-cell>
              <table:table-cell office:value-type="float" office:value="95">
                <text:p>95</text:p>
              </table:table-cell>
              <table:table-cell office:value-type="float" office:value="0.001814502">
                <text:p>0.001814502</text:p>
              </table:table-cell>
              <table:table-cell office:value-type="float" office:value="0.001336023">
                <text:p>0.001336023</text:p>
              </table:table-cell>
              <table:table-cell office:value-type="float" office:value="95">
                <text:p>95</text:p>
              </table:table-cell>
              <table:table-cell office:value-type="float" office:value="0.00191175075822459">
                <text:p>0.00191175075822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0798688049082061">
                <text:p>0.000798688049082061</text:p>
              </table:table-cell>
              <table:table-cell office:value-type="float" office:value="97">
                <text:p>97</text:p>
              </table:table-cell>
              <table:table-cell office:value-type="float" office:value="0.001235018">
                <text:p>0.001235018</text:p>
              </table:table-cell>
              <table:table-cell office:value-type="float" office:value="0.001012071">
                <text:p>0.001012071</text:p>
              </table:table-cell>
              <table:table-cell office:value-type="float" office:value="97">
                <text:p>97</text:p>
              </table:table-cell>
              <table:table-cell office:value-type="float" office:value="0.00127986788998286">
                <text:p>0.00127986788998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0514763431781096">
                <text:p>0.000514763431781096</text:p>
              </table:table-cell>
              <table:table-cell office:value-type="float" office:value="99">
                <text:p>99</text:p>
              </table:table-cell>
              <table:table-cell office:value-type="float" office:value="0.0006214672">
                <text:p>0.0006214672</text:p>
              </table:table-cell>
              <table:table-cell office:value-type="float" office:value="0.0006998517">
                <text:p>0.0006998517</text:p>
              </table:table-cell>
              <table:table-cell office:value-type="float" office:value="99">
                <text:p>99</text:p>
              </table:table-cell>
              <table:table-cell office:value-type="float" office:value="0.000618800264228358">
                <text:p>0.0006188002642283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7.A9:coupled7.A58 coupled7.G8:coupled7.G58" chart:data-source-has-labels="row" svg:x="1.658cm" svg:y="0.227cm" svg:width="15.551cm" svg:height="9.656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7.G9:coupled7.G58" chart:label-cell-address="coupled7.G8:coupled7.G8" chart:class="chart:scatter">
            <chart:domain table:cell-range-address="coupled7.A9:coupled7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7.G8:coupled7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7.A9:coupled7.A58</svg:desc>
                </draw:g>
              </table:table-cell>
              <table:table-cell office:value-type="float" office:value="547.6914">
                <text:p>547.6914</text:p>
                <draw:g>
                  <svg:desc>coupled7.G9:coupled7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47.1554">
                <text:p>547.1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46.0839">
                <text:p>546.0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44.4782">
                <text:p>544.4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42.3397">
                <text:p>542.3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39.6708">
                <text:p>539.6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36.4741">
                <text:p>536.4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32.7531">
                <text:p>532.7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28.5114">
                <text:p>528.5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23.7537">
                <text:p>523.7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18.4846">
                <text:p>518.4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12.7099">
                <text:p>512.7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06.4354">
                <text:p>506.43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499.6677">
                <text:p>499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492.414">
                <text:p>492.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484.682">
                <text:p>484.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476.4797">
                <text:p>476.4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467.8161">
                <text:p>467.8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458.7004">
                <text:p>458.7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49.1425">
                <text:p>449.1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39.1531">
                <text:p>439.1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28.7432">
                <text:p>428.7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17.9245">
                <text:p>417.9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06.7095">
                <text:p>406.7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395.1111">
                <text:p>395.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83.1431">
                <text:p>383.1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370.8198">
                <text:p>370.8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358.1564">
                <text:p>358.15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345.1688">
                <text:p>345.1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31.8734">
                <text:p>331.87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18.2878">
                <text:p>318.28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04.43">
                <text:p>304.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290.3191">
                <text:p>290.31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275.9748">
                <text:p>275.9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261.4177">
                <text:p>261.4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46.6693">
                <text:p>246.6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31.752">
                <text:p>231.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16.6888">
                <text:p>216.6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01.5036">
                <text:p>201.5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86.2214">
                <text:p>186.22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70.8676">
                <text:p>170.8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55.4686">
                <text:p>155.46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40.0516">
                <text:p>140.0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24.6444">
                <text:p>124.6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09.2758">
                <text:p>109.2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93.97529">
                <text:p>93.975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78.77326">
                <text:p>78.773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63.70139">
                <text:p>63.70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48.79306">
                <text:p>48.79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4.08432">
                <text:p>34.084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283cm" svg:y="0.227cm" style:legend-expansion="custom" chartooo:width="4.505cm" chartooo:height="2.132cm" style:legend-expansion-aspect-ratio="2.11303939962477" chart:style-name="ch2"/>
        <chart:plot-area chart:style-name="ch3" table:cell-range-address="coupled7.A9:coupled7.A58 coupled7.H8:coupled7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7.H9:coupled7.H58" chart:label-cell-address="coupled7.H8:coupled7.H8" chart:class="chart:scatter">
            <chart:domain table:cell-range-address="coupled7.A9:coupled7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power [W/m3]</text:p>
                <draw:g>
                  <svg:desc>coupled7.H8:coupled7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7.A9:coupled7.A58</svg:desc>
                </draw:g>
              </table:table-cell>
              <table:table-cell office:value-type="float" office:value="58959.74">
                <text:p>58959.74</text:p>
                <draw:g>
                  <svg:desc>coupled7.H9:coupled7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8919.17">
                <text:p>58919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8838.07">
                <text:p>58838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8716.49">
                <text:p>58716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8554.51">
                <text:p>58554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8352.25">
                <text:p>58352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8109.81">
                <text:p>58109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827.3">
                <text:p>5782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7504.83">
                <text:p>57504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7142.49">
                <text:p>57142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6740.32">
                <text:p>5674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6298.33">
                <text:p>5629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5816.48">
                <text:p>55816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5294.62">
                <text:p>55294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54732.57">
                <text:p>54732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54130.02">
                <text:p>54130.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53486.57">
                <text:p>53486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52801.71">
                <text:p>52801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2074.82">
                <text:p>52074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1305.17">
                <text:p>51305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0491.9">
                <text:p>5049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9634.07">
                <text:p>49634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8730.6">
                <text:p>4873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7780.35">
                <text:p>47780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46782.1">
                <text:p>4678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45734.56">
                <text:p>45734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44636.41">
                <text:p>44636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3486.32">
                <text:p>43486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42282.98">
                <text:p>42282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41025.11">
                <text:p>41025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9711.52">
                <text:p>39711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8341.12">
                <text:p>38341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36912.98">
                <text:p>36912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5426.32">
                <text:p>35426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3880.59">
                <text:p>33880.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2275.46">
                <text:p>32275.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30610.89">
                <text:p>30610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8887.08">
                <text:p>28887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7104.52">
                <text:p>27104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5263.93">
                <text:p>25263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23366.17">
                <text:p>23366.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21412.06">
                <text:p>21412.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9402.03">
                <text:p>19402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7335.51">
                <text:p>17335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5209.75">
                <text:p>15209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3017.84">
                <text:p>13017.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10745.08">
                <text:p>10745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8362.536">
                <text:p>8362.5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5815.622">
                <text:p>5815.6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003.565">
                <text:p>3003.56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295cm" svg:y="0.545cm" style:legend-expansion="custom" chartooo:width="5.166cm" chartooo:height="4.113cm" style:legend-expansion-aspect-ratio="1.25601750547046" chart:style-name="ch2"/>
        <chart:plot-area chart:style-name="ch3" table:cell-range-address="coupled8.A9:coupled8.A58 coupled8.E9:coupled8.F108" svg:x="2.03cm" svg:y="0.227cm" svg:width="15.182cm" svg:height="9.646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8.E9:coupled8.E58" chart:class="chart:scatter">
            <chart:domain table:cell-range-address="coupled8.A9:coupled8.A58"/>
            <chart:data-point chart:repeated="50"/>
          </chart:series>
          <chart:series chart:style-name="ch8" chart:values-cell-range-address="coupled8.F59:coupled8.F108" chart:class="chart:scatter">
            <chart:domain table:cell-range-address="coupled8.A59:coupled8.A108"/>
            <chart:data-point chart:repeated="50"/>
          </chart:series>
          <chart:series chart:style-name="ch9" chart:values-cell-range-address="coupled8.F9:coupled8.F58" chart:class="chart:scatter">
            <chart:data-point chart:repeated="50"/>
          </chart:series>
          <chart:series chart:style-name="ch10" chart:values-cell-range-address="coupled8.E59:coupled8.E108" chart:class="chart:scatter">
            <chart:domain table:cell-range-address="coupled8.A59:coupled8.A108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8.A9:coupled8.A58</svg:desc>
                </draw:g>
              </table:table-cell>
              <table:table-cell office:value-type="float" office:value="0.0106802085303007">
                <text:p>0.0106802085303007</text:p>
                <draw:g>
                  <svg:desc>coupled8.E9:coupled8.E58</svg:desc>
                </draw:g>
              </table:table-cell>
              <table:table-cell office:value-type="float" office:value="1">
                <text:p>1</text:p>
                <draw:g>
                  <svg:desc>coupled8.A59:coupled8.A108</svg:desc>
                </draw:g>
              </table:table-cell>
              <table:table-cell office:value-type="float" office:value="0.02163705">
                <text:p>0.02163705</text:p>
                <draw:g>
                  <svg:desc>coupled8.F59:coupled8.F108</svg:desc>
                </draw:g>
              </table:table-cell>
              <table:table-cell office:value-type="float" office:value="0.00935769">
                <text:p>0.00935769</text:p>
                <draw:g>
                  <svg:desc>coupled8.F9:coupled8.F58</svg:desc>
                </draw:g>
              </table:table-cell>
              <table:table-cell office:value-type="float" office:value="1">
                <text:p>1</text:p>
                <draw:g>
                  <svg:desc>coupled8.A59:coupled8.A108</svg:desc>
                </draw:g>
              </table:table-cell>
              <table:table-cell office:value-type="float" office:value="0.0213262309530799">
                <text:p>0.0213262309530799</text:p>
                <draw:g>
                  <svg:desc>coupled8.E59:coupled8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08364465614611">
                <text:p>0.0108364465614611</text:p>
              </table:table-cell>
              <table:table-cell office:value-type="float" office:value="3">
                <text:p>3</text:p>
              </table:table-cell>
              <table:table-cell office:value-type="float" office:value="0.02161515">
                <text:p>0.02161515</text:p>
              </table:table-cell>
              <table:table-cell office:value-type="float" office:value="0.009351156">
                <text:p>0.009351156</text:p>
              </table:table-cell>
              <table:table-cell office:value-type="float" office:value="3">
                <text:p>3</text:p>
              </table:table-cell>
              <table:table-cell office:value-type="float" office:value="0.0212783935403551">
                <text:p>0.0212783935403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07911832295903">
                <text:p>0.0107911832295903</text:p>
              </table:table-cell>
              <table:table-cell office:value-type="float" office:value="5">
                <text:p>5</text:p>
              </table:table-cell>
              <table:table-cell office:value-type="float" office:value="0.02157134">
                <text:p>0.02157134</text:p>
              </table:table-cell>
              <table:table-cell office:value-type="float" office:value="0.009338089">
                <text:p>0.009338089</text:p>
              </table:table-cell>
              <table:table-cell office:value-type="float" office:value="5">
                <text:p>5</text:p>
              </table:table-cell>
              <table:table-cell office:value-type="float" office:value="0.0211680551307148">
                <text:p>0.0211680551307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0708754797749">
                <text:p>0.010708754797749</text:p>
              </table:table-cell>
              <table:table-cell office:value-type="float" office:value="7">
                <text:p>7</text:p>
              </table:table-cell>
              <table:table-cell office:value-type="float" office:value="0.02150563">
                <text:p>0.02150563</text:p>
              </table:table-cell>
              <table:table-cell office:value-type="float" office:value="0.009318493">
                <text:p>0.009318493</text:p>
              </table:table-cell>
              <table:table-cell office:value-type="float" office:value="7">
                <text:p>7</text:p>
              </table:table-cell>
              <table:table-cell office:value-type="float" office:value="0.0210974021891365">
                <text:p>0.0210974021891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0691259668338">
                <text:p>0.010691259668338</text:p>
              </table:table-cell>
              <table:table-cell office:value-type="float" office:value="9">
                <text:p>9</text:p>
              </table:table-cell>
              <table:table-cell office:value-type="float" office:value="0.021418">
                <text:p>0.021418</text:p>
              </table:table-cell>
              <table:table-cell office:value-type="float" office:value="0.009292376">
                <text:p>0.009292376</text:p>
              </table:table-cell>
              <table:table-cell office:value-type="float" office:value="9">
                <text:p>9</text:p>
              </table:table-cell>
              <table:table-cell office:value-type="float" office:value="0.0210225817554923">
                <text:p>0.0210225817554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106198954321824">
                <text:p>0.0106198954321824</text:p>
              </table:table-cell>
              <table:table-cell office:value-type="float" office:value="11">
                <text:p>11</text:p>
              </table:table-cell>
              <table:table-cell office:value-type="float" office:value="0.02130846">
                <text:p>0.02130846</text:p>
              </table:table-cell>
              <table:table-cell office:value-type="float" office:value="0.009259743">
                <text:p>0.009259743</text:p>
              </table:table-cell>
              <table:table-cell office:value-type="float" office:value="11">
                <text:p>11</text:p>
              </table:table-cell>
              <table:table-cell office:value-type="float" office:value="0.0208849937294787">
                <text:p>0.0208849937294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105087580353479">
                <text:p>0.0105087580353479</text:p>
              </table:table-cell>
              <table:table-cell office:value-type="float" office:value="13">
                <text:p>13</text:p>
              </table:table-cell>
              <table:table-cell office:value-type="float" office:value="0.021177">
                <text:p>0.021177</text:p>
              </table:table-cell>
              <table:table-cell office:value-type="float" office:value="0.009220601">
                <text:p>0.009220601</text:p>
              </table:table-cell>
              <table:table-cell office:value-type="float" office:value="13">
                <text:p>13</text:p>
              </table:table-cell>
              <table:table-cell office:value-type="float" office:value="0.0206748540504705">
                <text:p>0.0206748540504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104352920917858">
                <text:p>0.0104352920917858</text:p>
              </table:table-cell>
              <table:table-cell office:value-type="float" office:value="15">
                <text:p>15</text:p>
              </table:table-cell>
              <table:table-cell office:value-type="float" office:value="0.02102364">
                <text:p>0.02102364</text:p>
              </table:table-cell>
              <table:table-cell office:value-type="float" office:value="0.009174956">
                <text:p>0.009174956</text:p>
              </table:table-cell>
              <table:table-cell office:value-type="float" office:value="15">
                <text:p>15</text:p>
              </table:table-cell>
              <table:table-cell office:value-type="float" office:value="0.0204917605646688">
                <text:p>0.0204917605646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103199881441809">
                <text:p>0.0103199881441809</text:p>
              </table:table-cell>
              <table:table-cell office:value-type="float" office:value="17">
                <text:p>17</text:p>
              </table:table-cell>
              <table:table-cell office:value-type="float" office:value="0.02084837">
                <text:p>0.02084837</text:p>
              </table:table-cell>
              <table:table-cell office:value-type="float" office:value="0.009122812">
                <text:p>0.009122812</text:p>
              </table:table-cell>
              <table:table-cell office:value-type="float" office:value="17">
                <text:p>17</text:p>
              </table:table-cell>
              <table:table-cell office:value-type="float" office:value="0.0203206745883861">
                <text:p>0.0203206745883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02292783433661">
                <text:p>0.0102292783433661</text:p>
              </table:table-cell>
              <table:table-cell office:value-type="float" office:value="19">
                <text:p>19</text:p>
              </table:table-cell>
              <table:table-cell office:value-type="float" office:value="0.02065122">
                <text:p>0.02065122</text:p>
              </table:table-cell>
              <table:table-cell office:value-type="float" office:value="0.00906417">
                <text:p>0.00906417</text:p>
              </table:table-cell>
              <table:table-cell office:value-type="float" office:value="19">
                <text:p>19</text:p>
              </table:table-cell>
              <table:table-cell office:value-type="float" office:value="0.0201841681576746">
                <text:p>0.0201841681576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01170455912809">
                <text:p>0.0101170455912809</text:p>
              </table:table-cell>
              <table:table-cell office:value-type="float" office:value="21">
                <text:p>21</text:p>
              </table:table-cell>
              <table:table-cell office:value-type="float" office:value="0.02043223">
                <text:p>0.02043223</text:p>
              </table:table-cell>
              <table:table-cell office:value-type="float" office:value="0.008999024">
                <text:p>0.008999024</text:p>
              </table:table-cell>
              <table:table-cell office:value-type="float" office:value="21">
                <text:p>21</text:p>
              </table:table-cell>
              <table:table-cell office:value-type="float" office:value="0.0199402824045221">
                <text:p>0.0199402824045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0995494053117018">
                <text:p>0.00995494053117018</text:p>
              </table:table-cell>
              <table:table-cell office:value-type="float" office:value="23">
                <text:p>23</text:p>
              </table:table-cell>
              <table:table-cell office:value-type="float" office:value="0.02019146">
                <text:p>0.02019146</text:p>
              </table:table-cell>
              <table:table-cell office:value-type="float" office:value="0.008927366">
                <text:p>0.008927366</text:p>
              </table:table-cell>
              <table:table-cell office:value-type="float" office:value="23">
                <text:p>23</text:p>
              </table:table-cell>
              <table:table-cell office:value-type="float" office:value="0.0196960575530307">
                <text:p>0.0196960575530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0981318133899166">
                <text:p>0.00981318133899166</text:p>
              </table:table-cell>
              <table:table-cell office:value-type="float" office:value="25">
                <text:p>25</text:p>
              </table:table-cell>
              <table:table-cell office:value-type="float" office:value="0.01992897">
                <text:p>0.01992897</text:p>
              </table:table-cell>
              <table:table-cell office:value-type="float" office:value="0.008849175">
                <text:p>0.008849175</text:p>
              </table:table-cell>
              <table:table-cell office:value-type="float" office:value="25">
                <text:p>25</text:p>
              </table:table-cell>
              <table:table-cell office:value-type="float" office:value="0.0193305921582558">
                <text:p>0.0193305921582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0967373941768969">
                <text:p>0.00967373941768969</text:p>
              </table:table-cell>
              <table:table-cell office:value-type="float" office:value="27">
                <text:p>27</text:p>
              </table:table-cell>
              <table:table-cell office:value-type="float" office:value="0.01964489">
                <text:p>0.01964489</text:p>
              </table:table-cell>
              <table:table-cell office:value-type="float" office:value="0.008764425">
                <text:p>0.008764425</text:p>
              </table:table-cell>
              <table:table-cell office:value-type="float" office:value="27">
                <text:p>27</text:p>
              </table:table-cell>
              <table:table-cell office:value-type="float" office:value="0.0190342186677741">
                <text:p>0.0190342186677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951079071800123">
                <text:p>0.00951079071800123</text:p>
              </table:table-cell>
              <table:table-cell office:value-type="float" office:value="29">
                <text:p>29</text:p>
              </table:table-cell>
              <table:table-cell office:value-type="float" office:value="0.01933934">
                <text:p>0.01933934</text:p>
              </table:table-cell>
              <table:table-cell office:value-type="float" office:value="0.008673076">
                <text:p>0.008673076</text:p>
              </table:table-cell>
              <table:table-cell office:value-type="float" office:value="29">
                <text:p>29</text:p>
              </table:table-cell>
              <table:table-cell office:value-type="float" office:value="0.0187214282250021">
                <text:p>0.0187214282250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0932336864992109">
                <text:p>0.00932336864992109</text:p>
              </table:table-cell>
              <table:table-cell office:value-type="float" office:value="31">
                <text:p>31</text:p>
              </table:table-cell>
              <table:table-cell office:value-type="float" office:value="0.01901251">
                <text:p>0.01901251</text:p>
              </table:table-cell>
              <table:table-cell office:value-type="float" office:value="0.008575078">
                <text:p>0.008575078</text:p>
              </table:table-cell>
              <table:table-cell office:value-type="float" office:value="31">
                <text:p>31</text:p>
              </table:table-cell>
              <table:table-cell office:value-type="float" office:value="0.0184021110048292">
                <text:p>0.0184021110048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0917237844547858">
                <text:p>0.00917237844547858</text:p>
              </table:table-cell>
              <table:table-cell office:value-type="float" office:value="33">
                <text:p>33</text:p>
              </table:table-cell>
              <table:table-cell office:value-type="float" office:value="0.01866463">
                <text:p>0.01866463</text:p>
              </table:table-cell>
              <table:table-cell office:value-type="float" office:value="0.008470367">
                <text:p>0.008470367</text:p>
              </table:table-cell>
              <table:table-cell office:value-type="float" office:value="33">
                <text:p>33</text:p>
              </table:table-cell>
              <table:table-cell office:value-type="float" office:value="0.0180764109274294">
                <text:p>0.0180764109274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0900056397122876">
                <text:p>0.00900056397122876</text:p>
              </table:table-cell>
              <table:table-cell office:value-type="float" office:value="35">
                <text:p>35</text:p>
              </table:table-cell>
              <table:table-cell office:value-type="float" office:value="0.01829597">
                <text:p>0.01829597</text:p>
              </table:table-cell>
              <table:table-cell office:value-type="float" office:value="0.008358862">
                <text:p>0.008358862</text:p>
              </table:table-cell>
              <table:table-cell office:value-type="float" office:value="35">
                <text:p>35</text:p>
              </table:table-cell>
              <table:table-cell office:value-type="float" office:value="0.0177118227724625">
                <text:p>0.0177118227724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0879708332846317">
                <text:p>0.00879708332846317</text:p>
              </table:table-cell>
              <table:table-cell office:value-type="float" office:value="37">
                <text:p>37</text:p>
              </table:table-cell>
              <table:table-cell office:value-type="float" office:value="0.01790688">
                <text:p>0.01790688</text:p>
              </table:table-cell>
              <table:table-cell office:value-type="float" office:value="0.008240471">
                <text:p>0.008240471</text:p>
              </table:table-cell>
              <table:table-cell office:value-type="float" office:value="37">
                <text:p>37</text:p>
              </table:table-cell>
              <table:table-cell office:value-type="float" office:value="0.0173267374061435">
                <text:p>0.0173267374061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0860423667767335">
                <text:p>0.00860423667767335</text:p>
              </table:table-cell>
              <table:table-cell office:value-type="float" office:value="39">
                <text:p>39</text:p>
              </table:table-cell>
              <table:table-cell office:value-type="float" office:value="0.01749775">
                <text:p>0.01749775</text:p>
              </table:table-cell>
              <table:table-cell office:value-type="float" office:value="0.008115081">
                <text:p>0.008115081</text:p>
              </table:table-cell>
              <table:table-cell office:value-type="float" office:value="39">
                <text:p>39</text:p>
              </table:table-cell>
              <table:table-cell office:value-type="float" office:value="0.016914845747234">
                <text:p>0.0169148457472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084054351573125">
                <text:p>0.0084054351573125</text:p>
              </table:table-cell>
              <table:table-cell office:value-type="float" office:value="41">
                <text:p>41</text:p>
              </table:table-cell>
              <table:table-cell office:value-type="float" office:value="0.01706906">
                <text:p>0.01706906</text:p>
              </table:table-cell>
              <table:table-cell office:value-type="float" office:value="0.007982569">
                <text:p>0.007982569</text:p>
              </table:table-cell>
              <table:table-cell office:value-type="float" office:value="41">
                <text:p>41</text:p>
              </table:table-cell>
              <table:table-cell office:value-type="float" office:value="0.0165221909376605">
                <text:p>0.01652219093766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0817101860998203">
                <text:p>0.00817101860998203</text:p>
              </table:table-cell>
              <table:table-cell office:value-type="float" office:value="43">
                <text:p>43</text:p>
              </table:table-cell>
              <table:table-cell office:value-type="float" office:value="0.01662136">
                <text:p>0.01662136</text:p>
              </table:table-cell>
              <table:table-cell office:value-type="float" office:value="0.007842791">
                <text:p>0.007842791</text:p>
              </table:table-cell>
              <table:table-cell office:value-type="float" office:value="43">
                <text:p>43</text:p>
              </table:table-cell>
              <table:table-cell office:value-type="float" office:value="0.0160894853785885">
                <text:p>0.0160894853785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790477022562476">
                <text:p>0.00790477022562476</text:p>
              </table:table-cell>
              <table:table-cell office:value-type="float" office:value="45">
                <text:p>45</text:p>
              </table:table-cell>
              <table:table-cell office:value-type="float" office:value="0.01615529">
                <text:p>0.01615529</text:p>
              </table:table-cell>
              <table:table-cell office:value-type="float" office:value="0.007695592">
                <text:p>0.007695592</text:p>
              </table:table-cell>
              <table:table-cell office:value-type="float" office:value="45">
                <text:p>45</text:p>
              </table:table-cell>
              <table:table-cell office:value-type="float" office:value="0.0156474215755437">
                <text:p>0.0156474215755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768176665659591">
                <text:p>0.00768176665659591</text:p>
              </table:table-cell>
              <table:table-cell office:value-type="float" office:value="47">
                <text:p>47</text:p>
              </table:table-cell>
              <table:table-cell office:value-type="float" office:value="0.01567155">
                <text:p>0.01567155</text:p>
              </table:table-cell>
              <table:table-cell office:value-type="float" office:value="0.007540803">
                <text:p>0.007540803</text:p>
              </table:table-cell>
              <table:table-cell office:value-type="float" office:value="47">
                <text:p>47</text:p>
              </table:table-cell>
              <table:table-cell office:value-type="float" office:value="0.015196645740688">
                <text:p>0.015196645740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745577919186806">
                <text:p>0.00745577919186806</text:p>
              </table:table-cell>
              <table:table-cell office:value-type="float" office:value="49">
                <text:p>49</text:p>
              </table:table-cell>
              <table:table-cell office:value-type="float" office:value="0.01517097">
                <text:p>0.01517097</text:p>
              </table:table-cell>
              <table:table-cell office:value-type="float" office:value="0.007378244">
                <text:p>0.007378244</text:p>
              </table:table-cell>
              <table:table-cell office:value-type="float" office:value="49">
                <text:p>49</text:p>
              </table:table-cell>
              <table:table-cell office:value-type="float" office:value="0.0147223714308516">
                <text:p>0.0147223714308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720515480609432">
                <text:p>0.00720515480609432</text:p>
              </table:table-cell>
              <table:table-cell office:value-type="float" office:value="51">
                <text:p>51</text:p>
              </table:table-cell>
              <table:table-cell office:value-type="float" office:value="0.01465443">
                <text:p>0.01465443</text:p>
              </table:table-cell>
              <table:table-cell office:value-type="float" office:value="0.007207726">
                <text:p>0.007207726</text:p>
              </table:table-cell>
              <table:table-cell office:value-type="float" office:value="51">
                <text:p>51</text:p>
              </table:table-cell>
              <table:table-cell office:value-type="float" office:value="0.0142209879307452">
                <text:p>0.0142209879307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695733628691429">
                <text:p>0.00695733628691429</text:p>
              </table:table-cell>
              <table:table-cell office:value-type="float" office:value="53">
                <text:p>53</text:p>
              </table:table-cell>
              <table:table-cell office:value-type="float" office:value="0.01412293">
                <text:p>0.01412293</text:p>
              </table:table-cell>
              <table:table-cell office:value-type="float" office:value="0.007029056">
                <text:p>0.007029056</text:p>
              </table:table-cell>
              <table:table-cell office:value-type="float" office:value="53">
                <text:p>53</text:p>
              </table:table-cell>
              <table:table-cell office:value-type="float" office:value="0.0137210189621322">
                <text:p>0.01372101896213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668380159501643">
                <text:p>0.00668380159501643</text:p>
              </table:table-cell>
              <table:table-cell office:value-type="float" office:value="55">
                <text:p>55</text:p>
              </table:table-cell>
              <table:table-cell office:value-type="float" office:value="0.01357754">
                <text:p>0.01357754</text:p>
              </table:table-cell>
              <table:table-cell office:value-type="float" office:value="0.006842041">
                <text:p>0.006842041</text:p>
              </table:table-cell>
              <table:table-cell office:value-type="float" office:value="55">
                <text:p>55</text:p>
              </table:table-cell>
              <table:table-cell office:value-type="float" office:value="0.0131875227151238">
                <text:p>0.0131875227151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642389953179276">
                <text:p>0.00642389953179276</text:p>
              </table:table-cell>
              <table:table-cell office:value-type="float" office:value="57">
                <text:p>57</text:p>
              </table:table-cell>
              <table:table-cell office:value-type="float" office:value="0.01301942">
                <text:p>0.01301942</text:p>
              </table:table-cell>
              <table:table-cell office:value-type="float" office:value="0.006646492">
                <text:p>0.006646492</text:p>
              </table:table-cell>
              <table:table-cell office:value-type="float" office:value="57">
                <text:p>57</text:p>
              </table:table-cell>
              <table:table-cell office:value-type="float" office:value="0.0126563032818519">
                <text:p>0.01265630328185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616198426812314">
                <text:p>0.00616198426812314</text:p>
              </table:table-cell>
              <table:table-cell office:value-type="float" office:value="59">
                <text:p>59</text:p>
              </table:table-cell>
              <table:table-cell office:value-type="float" office:value="0.01244984">
                <text:p>0.01244984</text:p>
              </table:table-cell>
              <table:table-cell office:value-type="float" office:value="0.006442229">
                <text:p>0.006442229</text:p>
              </table:table-cell>
              <table:table-cell office:value-type="float" office:value="59">
                <text:p>59</text:p>
              </table:table-cell>
              <table:table-cell office:value-type="float" office:value="0.0121426407095474">
                <text:p>0.0121426407095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589733090164287">
                <text:p>0.00589733090164287</text:p>
              </table:table-cell>
              <table:table-cell office:value-type="float" office:value="61">
                <text:p>61</text:p>
              </table:table-cell>
              <table:table-cell office:value-type="float" office:value="0.01187011">
                <text:p>0.01187011</text:p>
              </table:table-cell>
              <table:table-cell office:value-type="float" office:value="0.006229089">
                <text:p>0.006229089</text:p>
              </table:table-cell>
              <table:table-cell office:value-type="float" office:value="61">
                <text:p>61</text:p>
              </table:table-cell>
              <table:table-cell office:value-type="float" office:value="0.0116306583896644">
                <text:p>0.0116306583896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562814040295239">
                <text:p>0.00562814040295239</text:p>
              </table:table-cell>
              <table:table-cell office:value-type="float" office:value="63">
                <text:p>63</text:p>
              </table:table-cell>
              <table:table-cell office:value-type="float" office:value="0.01128162">
                <text:p>0.01128162</text:p>
              </table:table-cell>
              <table:table-cell office:value-type="float" office:value="0.006006931">
                <text:p>0.006006931</text:p>
              </table:table-cell>
              <table:table-cell office:value-type="float" office:value="63">
                <text:p>63</text:p>
              </table:table-cell>
              <table:table-cell office:value-type="float" office:value="0.0110923053803576">
                <text:p>0.01109230538035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535057935655213">
                <text:p>0.00535057935655213</text:p>
              </table:table-cell>
              <table:table-cell office:value-type="float" office:value="65">
                <text:p>65</text:p>
              </table:table-cell>
              <table:table-cell office:value-type="float" office:value="0.01068582">
                <text:p>0.01068582</text:p>
              </table:table-cell>
              <table:table-cell office:value-type="float" office:value="0.005775644">
                <text:p>0.005775644</text:p>
              </table:table-cell>
              <table:table-cell office:value-type="float" office:value="65">
                <text:p>65</text:p>
              </table:table-cell>
              <table:table-cell office:value-type="float" office:value="0.0105271446286171">
                <text:p>0.0105271446286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506754841132725">
                <text:p>0.00506754841132725</text:p>
              </table:table-cell>
              <table:table-cell office:value-type="float" office:value="67">
                <text:p>67</text:p>
              </table:table-cell>
              <table:table-cell office:value-type="float" office:value="0.01008422">
                <text:p>0.01008422</text:p>
              </table:table-cell>
              <table:table-cell office:value-type="float" office:value="0.005535157">
                <text:p>0.005535157</text:p>
              </table:table-cell>
              <table:table-cell office:value-type="float" office:value="67">
                <text:p>67</text:p>
              </table:table-cell>
              <table:table-cell office:value-type="float" office:value="0.00999022221840358">
                <text:p>0.00999022221840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479120408542065">
                <text:p>0.00479120408542065</text:p>
              </table:table-cell>
              <table:table-cell office:value-type="float" office:value="69">
                <text:p>69</text:p>
              </table:table-cell>
              <table:table-cell office:value-type="float" office:value="0.009478346">
                <text:p>0.009478346</text:p>
              </table:table-cell>
              <table:table-cell office:value-type="float" office:value="0.005285441">
                <text:p>0.005285441</text:p>
              </table:table-cell>
              <table:table-cell office:value-type="float" office:value="69">
                <text:p>69</text:p>
              </table:table-cell>
              <table:table-cell office:value-type="float" office:value="0.00942186450884883">
                <text:p>0.00942186450884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45069836383886">
                <text:p>0.0045069836383886</text:p>
              </table:table-cell>
              <table:table-cell office:value-type="float" office:value="71">
                <text:p>71</text:p>
              </table:table-cell>
              <table:table-cell office:value-type="float" office:value="0.008869753">
                <text:p>0.008869753</text:p>
              </table:table-cell>
              <table:table-cell office:value-type="float" office:value="0.005026526">
                <text:p>0.005026526</text:p>
              </table:table-cell>
              <table:table-cell office:value-type="float" office:value="71">
                <text:p>71</text:p>
              </table:table-cell>
              <table:table-cell office:value-type="float" office:value="0.00886725811577163">
                <text:p>0.008867258115771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421833252918705">
                <text:p>0.00421833252918705</text:p>
              </table:table-cell>
              <table:table-cell office:value-type="float" office:value="73">
                <text:p>73</text:p>
              </table:table-cell>
              <table:table-cell office:value-type="float" office:value="0.008260001">
                <text:p>0.008260001</text:p>
              </table:table-cell>
              <table:table-cell office:value-type="float" office:value="0.004758499">
                <text:p>0.004758499</text:p>
              </table:table-cell>
              <table:table-cell office:value-type="float" office:value="73">
                <text:p>73</text:p>
              </table:table-cell>
              <table:table-cell office:value-type="float" office:value="0.00830506484095398">
                <text:p>0.00830506484095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394036227109112">
                <text:p>0.00394036227109112</text:p>
              </table:table-cell>
              <table:table-cell office:value-type="float" office:value="75">
                <text:p>75</text:p>
              </table:table-cell>
              <table:table-cell office:value-type="float" office:value="0.007650636">
                <text:p>0.007650636</text:p>
              </table:table-cell>
              <table:table-cell office:value-type="float" office:value="0.004481525">
                <text:p>0.004481525</text:p>
              </table:table-cell>
              <table:table-cell office:value-type="float" office:value="75">
                <text:p>75</text:p>
              </table:table-cell>
              <table:table-cell office:value-type="float" office:value="0.00774000041702777">
                <text:p>0.00774000041702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364654814704677">
                <text:p>0.00364654814704677</text:p>
              </table:table-cell>
              <table:table-cell office:value-type="float" office:value="77">
                <text:p>77</text:p>
              </table:table-cell>
              <table:table-cell office:value-type="float" office:value="0.007043169">
                <text:p>0.007043169</text:p>
              </table:table-cell>
              <table:table-cell office:value-type="float" office:value="0.004195845">
                <text:p>0.004195845</text:p>
              </table:table-cell>
              <table:table-cell office:value-type="float" office:value="77">
                <text:p>77</text:p>
              </table:table-cell>
              <table:table-cell office:value-type="float" office:value="0.007154427220716">
                <text:p>0.007154427220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337245937903717">
                <text:p>0.00337245937903717</text:p>
              </table:table-cell>
              <table:table-cell office:value-type="float" office:value="79">
                <text:p>79</text:p>
              </table:table-cell>
              <table:table-cell office:value-type="float" office:value="0.006439049">
                <text:p>0.006439049</text:p>
              </table:table-cell>
              <table:table-cell office:value-type="float" office:value="0.003901796">
                <text:p>0.003901796</text:p>
              </table:table-cell>
              <table:table-cell office:value-type="float" office:value="79">
                <text:p>79</text:p>
              </table:table-cell>
              <table:table-cell office:value-type="float" office:value="0.00658779403285465">
                <text:p>0.006587794032854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307729053956593">
                <text:p>0.00307729053956593</text:p>
              </table:table-cell>
              <table:table-cell office:value-type="float" office:value="81">
                <text:p>81</text:p>
              </table:table-cell>
              <table:table-cell office:value-type="float" office:value="0.005839621">
                <text:p>0.005839621</text:p>
              </table:table-cell>
              <table:table-cell office:value-type="float" office:value="0.003599815">
                <text:p>0.003599815</text:p>
              </table:table-cell>
              <table:table-cell office:value-type="float" office:value="81">
                <text:p>81</text:p>
              </table:table-cell>
              <table:table-cell office:value-type="float" office:value="0.00602091740893015">
                <text:p>0.00602091740893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278321587358327">
                <text:p>0.00278321587358327</text:p>
              </table:table-cell>
              <table:table-cell office:value-type="float" office:value="83">
                <text:p>83</text:p>
              </table:table-cell>
              <table:table-cell office:value-type="float" office:value="0.005246074">
                <text:p>0.005246074</text:p>
              </table:table-cell>
              <table:table-cell office:value-type="float" office:value="0.003290463">
                <text:p>0.003290463</text:p>
              </table:table-cell>
              <table:table-cell office:value-type="float" office:value="83">
                <text:p>83</text:p>
              </table:table-cell>
              <table:table-cell office:value-type="float" office:value="0.00545464899807183">
                <text:p>0.00545464899807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250162761131353">
                <text:p>0.00250162761131353</text:p>
              </table:table-cell>
              <table:table-cell office:value-type="float" office:value="85">
                <text:p>85</text:p>
              </table:table-cell>
              <table:table-cell office:value-type="float" office:value="0.00465935">
                <text:p>0.00465935</text:p>
              </table:table-cell>
              <table:table-cell office:value-type="float" office:value="0.002974441">
                <text:p>0.002974441</text:p>
              </table:table-cell>
              <table:table-cell office:value-type="float" office:value="85">
                <text:p>85</text:p>
              </table:table-cell>
              <table:table-cell office:value-type="float" office:value="0.00488796265989582">
                <text:p>0.00488796265989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22141238066946">
                <text:p>0.0022141238066946</text:p>
              </table:table-cell>
              <table:table-cell office:value-type="float" office:value="87">
                <text:p>87</text:p>
              </table:table-cell>
              <table:table-cell office:value-type="float" office:value="0.004079998">
                <text:p>0.004079998</text:p>
              </table:table-cell>
              <table:table-cell office:value-type="float" office:value="0.002652631">
                <text:p>0.002652631</text:p>
              </table:table-cell>
              <table:table-cell office:value-type="float" office:value="87">
                <text:p>87</text:p>
              </table:table-cell>
              <table:table-cell office:value-type="float" office:value="0.00430519336256929">
                <text:p>0.00430519336256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192028012038043">
                <text:p>0.00192028012038043</text:p>
              </table:table-cell>
              <table:table-cell office:value-type="float" office:value="89">
                <text:p>89</text:p>
              </table:table-cell>
              <table:table-cell office:value-type="float" office:value="0.003507932">
                <text:p>0.003507932</text:p>
              </table:table-cell>
              <table:table-cell office:value-type="float" office:value="0.00232615">
                <text:p>0.00232615</text:p>
              </table:table-cell>
              <table:table-cell office:value-type="float" office:value="89">
                <text:p>89</text:p>
              </table:table-cell>
              <table:table-cell office:value-type="float" office:value="0.00372400517805244">
                <text:p>0.003724005178052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163040435341318">
                <text:p>0.00163040435341318</text:p>
              </table:table-cell>
              <table:table-cell office:value-type="float" office:value="91">
                <text:p>91</text:p>
              </table:table-cell>
              <table:table-cell office:value-type="float" office:value="0.002942012">
                <text:p>0.002942012</text:p>
              </table:table-cell>
              <table:table-cell office:value-type="float" office:value="0.001996447">
                <text:p>0.001996447</text:p>
              </table:table-cell>
              <table:table-cell office:value-type="float" office:value="91">
                <text:p>91</text:p>
              </table:table-cell>
              <table:table-cell office:value-type="float" office:value="0.00312812709754001">
                <text:p>0.00312812709754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135010075020116">
                <text:p>0.00135010075020116</text:p>
              </table:table-cell>
              <table:table-cell office:value-type="float" office:value="93">
                <text:p>93</text:p>
              </table:table-cell>
              <table:table-cell office:value-type="float" office:value="0.002379326">
                <text:p>0.002379326</text:p>
              </table:table-cell>
              <table:table-cell office:value-type="float" office:value="0.001665472">
                <text:p>0.001665472</text:p>
              </table:table-cell>
              <table:table-cell office:value-type="float" office:value="93">
                <text:p>93</text:p>
              </table:table-cell>
              <table:table-cell office:value-type="float" office:value="0.00251978719820263">
                <text:p>0.00251978719820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107266575002657">
                <text:p>0.00107266575002657</text:p>
              </table:table-cell>
              <table:table-cell office:value-type="float" office:value="95">
                <text:p>95</text:p>
              </table:table-cell>
              <table:table-cell office:value-type="float" office:value="0.001813934">
                <text:p>0.001813934</text:p>
              </table:table-cell>
              <table:table-cell office:value-type="float" office:value="0.001335969">
                <text:p>0.001335969</text:p>
              </table:table-cell>
              <table:table-cell office:value-type="float" office:value="95">
                <text:p>95</text:p>
              </table:table-cell>
              <table:table-cell office:value-type="float" office:value="0.00191175075822459">
                <text:p>0.00191175075822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0798688049082061">
                <text:p>0.000798688049082061</text:p>
              </table:table-cell>
              <table:table-cell office:value-type="float" office:value="97">
                <text:p>97</text:p>
              </table:table-cell>
              <table:table-cell office:value-type="float" office:value="0.001234675">
                <text:p>0.001234675</text:p>
              </table:table-cell>
              <table:table-cell office:value-type="float" office:value="0.001011984">
                <text:p>0.001011984</text:p>
              </table:table-cell>
              <table:table-cell office:value-type="float" office:value="97">
                <text:p>97</text:p>
              </table:table-cell>
              <table:table-cell office:value-type="float" office:value="0.00127986788998286">
                <text:p>0.00127986788998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0514763431781096">
                <text:p>0.000514763431781096</text:p>
              </table:table-cell>
              <table:table-cell office:value-type="float" office:value="99">
                <text:p>99</text:p>
              </table:table-cell>
              <table:table-cell office:value-type="float" office:value="0.0006213106">
                <text:p>0.0006213106</text:p>
              </table:table-cell>
              <table:table-cell office:value-type="float" office:value="0.0006997755">
                <text:p>0.0006997755</text:p>
              </table:table-cell>
              <table:table-cell office:value-type="float" office:value="99">
                <text:p>99</text:p>
              </table:table-cell>
              <table:table-cell office:value-type="float" office:value="0.000618800264228358">
                <text:p>0.00061880026422835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8.A9:coupled8.A58 coupled8.G8:coupled8.G58" chart:data-source-has-labels="row" svg:x="1.658cm" svg:y="0.227cm" svg:width="15.551cm" svg:height="9.656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8.G9:coupled8.G58" chart:label-cell-address="coupled8.G8:coupled8.G8" chart:class="chart:scatter">
            <chart:domain table:cell-range-address="coupled8.A9:coupled8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8.G8:coupled8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8.A9:coupled8.A58</svg:desc>
                </draw:g>
              </table:table-cell>
              <table:table-cell office:value-type="float" office:value="535.3396">
                <text:p>535.3396</text:p>
                <draw:g>
                  <svg:desc>coupled8.G9:coupled8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34.8273">
                <text:p>534.8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33.8031">
                <text:p>533.8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32.2679">
                <text:p>532.2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30.2232">
                <text:p>530.2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27.6707">
                <text:p>527.6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24.6129">
                <text:p>524.6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21.0523">
                <text:p>521.0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16.9923">
                <text:p>516.99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12.4365">
                <text:p>512.4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07.3891">
                <text:p>507.3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01.8547">
                <text:p>501.8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95.8384">
                <text:p>495.8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489.3457">
                <text:p>489.3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482.3827">
                <text:p>482.3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474.956">
                <text:p>474.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467.0726">
                <text:p>467.0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458.74">
                <text:p>458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449.9664">
                <text:p>449.9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40.7603">
                <text:p>440.7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31.131">
                <text:p>431.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21.0881">
                <text:p>421.0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10.642">
                <text:p>410.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399.8037">
                <text:p>399.8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388.5848">
                <text:p>388.5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76.9975">
                <text:p>376.9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365.0548">
                <text:p>365.0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352.7703">
                <text:p>352.7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340.1584">
                <text:p>340.1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27.2342">
                <text:p>327.2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14.0138">
                <text:p>314.0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00.5139">
                <text:p>300.5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286.7521">
                <text:p>286.75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272.7467">
                <text:p>272.74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258.5172">
                <text:p>258.5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44.0838">
                <text:p>244.0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29.4674">
                <text:p>229.46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14.6903">
                <text:p>214.69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199.7752">
                <text:p>199.7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84.746">
                <text:p>184.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69.6274">
                <text:p>169.6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54.445">
                <text:p>154.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39.2254">
                <text:p>139.22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23.9958">
                <text:p>123.99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08.7845">
                <text:p>108.78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93.62082">
                <text:p>93.62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78.53501">
                <text:p>78.53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63.55873">
                <text:p>63.55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48.72552">
                <text:p>48.72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4.06198">
                <text:p>34.0619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1.371cm" svg:y="0.483cm" style:legend-expansion="custom" chartooo:width="2.948cm" chartooo:height="1.942cm" style:legend-expansion-aspect-ratio="1.51802265705458" chart:style-name="ch2"/>
        <chart:plot-area chart:style-name="ch3" table:cell-range-address="coupled1.A9:coupled1.A58 coupled1.E8:coupled1.F58" chart:data-source-has-labels="row" svg:x="1.695cm" svg:y="0.18cm" svg:width="13.589cm" svg:height="8.643cm">
          <chartooo:coordinate-region svg:x="2.607cm" svg:y="0.379cm" svg:width="12.397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1.E9:coupled1.E58" chart:label-cell-address="coupled1.E8:coupled1.E8" chart:class="chart:scatter">
            <chart:domain table:cell-range-address="coupled1.A9:coupled1.A58"/>
            <chart:data-point chart:repeated="50"/>
          </chart:series>
          <chart:series chart:style-name="ch8" chart:values-cell-range-address="coupled1.F9:coupled1.F58" chart:label-cell-address="coupled1.F8:coupled1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</text:p>
                <draw:g>
                  <svg:desc>coupled1.E8:coupled1.E8</svg:desc>
                </draw:g>
              </table:table-cell>
              <table:table-cell office:value-type="string">
                <text:p>Almost</text:p>
                <draw:g>
                  <svg:desc>coupled1.F8:coupled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1.A9:coupled1.A58</svg:desc>
                </draw:g>
              </table:table-cell>
              <table:table-cell office:value-type="float" office:value="0.0321332224846816">
                <text:p>0.0321332224846816</text:p>
                <draw:g>
                  <svg:desc>coupled1.E9:coupled1.E58</svg:desc>
                </draw:g>
              </table:table-cell>
              <table:table-cell office:value-type="float" office:value="0.03207819">
                <text:p>0.03207819</text:p>
                <draw:g>
                  <svg:desc>coupled1.F9:coupled1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20373635436793">
                <text:p>0.0320373635436793</text:p>
              </table:table-cell>
              <table:table-cell office:value-type="float" office:value="0.03204246">
                <text:p>0.03204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9938963227669">
                <text:p>0.0319938963227669</text:p>
              </table:table-cell>
              <table:table-cell office:value-type="float" office:value="0.03197105">
                <text:p>0.03197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9956292352285">
                <text:p>0.0319956292352285</text:p>
              </table:table-cell>
              <table:table-cell office:value-type="float" office:value="0.03186409">
                <text:p>0.03186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7403700217346">
                <text:p>0.0317403700217346</text:p>
              </table:table-cell>
              <table:table-cell office:value-type="float" office:value="0.03172176">
                <text:p>0.03172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333531721465">
                <text:p>0.031333531721465</text:p>
              </table:table-cell>
              <table:table-cell office:value-type="float" office:value="0.0315443">
                <text:p>0.0315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649328942693">
                <text:p>0.0311649328942693</text:p>
              </table:table-cell>
              <table:table-cell office:value-type="float" office:value="0.03133201">
                <text:p>0.0313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99885202675">
                <text:p>0.0309399885202675</text:p>
              </table:table-cell>
              <table:table-cell office:value-type="float" office:value="0.03108525">
                <text:p>0.03108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475748095028">
                <text:p>0.0306475748095028</text:p>
              </table:table-cell>
              <table:table-cell office:value-type="float" office:value="0.03080444">
                <text:p>0.03080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606301424566">
                <text:p>0.0303606301424566</text:p>
              </table:table-cell>
              <table:table-cell office:value-type="float" office:value="0.03049005">
                <text:p>0.03049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262120689682">
                <text:p>0.0300262120689682</text:p>
              </table:table-cell>
              <table:table-cell office:value-type="float" office:value="0.03014262">
                <text:p>0.03014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506983244501">
                <text:p>0.0296506983244501</text:p>
              </table:table-cell>
              <table:table-cell office:value-type="float" office:value="0.02976272">
                <text:p>0.02976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136378631">
                <text:p>0.02928136378631</text:p>
              </table:table-cell>
              <table:table-cell office:value-type="float" office:value="0.02935101">
                <text:p>0.02935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468943512743">
                <text:p>0.0288468943512743</text:p>
              </table:table-cell>
              <table:table-cell office:value-type="float" office:value="0.02890817">
                <text:p>0.028908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63447050583">
                <text:p>0.028363447050583</text:p>
              </table:table-cell>
              <table:table-cell office:value-type="float" office:value="0.02843494">
                <text:p>0.02843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900167985581">
                <text:p>0.027900167985581</text:p>
              </table:table-cell>
              <table:table-cell office:value-type="float" office:value="0.02793213">
                <text:p>0.02793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372198663561">
                <text:p>0.0273372198663561</text:p>
              </table:table-cell>
              <table:table-cell office:value-type="float" office:value="0.02740057">
                <text:p>0.02740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77207871876">
                <text:p>0.026777207871876</text:p>
              </table:table-cell>
              <table:table-cell office:value-type="float" office:value="0.02684116">
                <text:p>0.02684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795060962391">
                <text:p>0.0261795060962391</text:p>
              </table:table-cell>
              <table:table-cell office:value-type="float" office:value="0.02625482">
                <text:p>0.02625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877818507534">
                <text:p>0.0255877818507534</text:p>
              </table:table-cell>
              <table:table-cell office:value-type="float" office:value="0.02564254">
                <text:p>0.02564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627082216">
                <text:p>0.0249627082216</text:p>
              </table:table-cell>
              <table:table-cell office:value-type="float" office:value="0.02500534">
                <text:p>0.02500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624876740894">
                <text:p>0.0242624876740894</text:p>
              </table:table-cell>
              <table:table-cell office:value-type="float" office:value="0.02434426">
                <text:p>0.02434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5875358858238">
                <text:p>0.0235875358858238</text:p>
              </table:table-cell>
              <table:table-cell office:value-type="float" office:value="0.02366041">
                <text:p>0.02366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8636594915599">
                <text:p>0.0228636594915599</text:p>
              </table:table-cell>
              <table:table-cell office:value-type="float" office:value="0.02295491">
                <text:p>0.02295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1326493471176">
                <text:p>0.0221326493471176</text:p>
              </table:table-cell>
              <table:table-cell office:value-type="float" office:value="0.02222893">
                <text:p>0.02222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399259285452">
                <text:p>0.021399259285452</text:p>
              </table:table-cell>
              <table:table-cell office:value-type="float" office:value="0.02148366">
                <text:p>0.02148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6281978953799">
                <text:p>0.0206281978953799</text:p>
              </table:table-cell>
              <table:table-cell office:value-type="float" office:value="0.02072033">
                <text:p>0.020720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8360961319872">
                <text:p>0.0198360961319872</text:p>
              </table:table-cell>
              <table:table-cell office:value-type="float" office:value="0.01994017">
                <text:p>0.01994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0539802890244">
                <text:p>0.0190539802890244</text:p>
              </table:table-cell>
              <table:table-cell office:value-type="float" office:value="0.01914447">
                <text:p>0.019144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2706964715644">
                <text:p>0.0182706964715644</text:p>
              </table:table-cell>
              <table:table-cell office:value-type="float" office:value="0.01833452">
                <text:p>0.01833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4894183344847">
                <text:p>0.0174894183344847</text:p>
              </table:table-cell>
              <table:table-cell office:value-type="float" office:value="0.01751162">
                <text:p>0.01751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6537703311564">
                <text:p>0.0166537703311564</text:p>
              </table:table-cell>
              <table:table-cell office:value-type="float" office:value="0.0166771">
                <text:p>0.01667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8418182010961">
                <text:p>0.0158418182010961</text:p>
              </table:table-cell>
              <table:table-cell office:value-type="float" office:value="0.01583232">
                <text:p>0.01583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0098668195648">
                <text:p>0.0150098668195648</text:p>
              </table:table-cell>
              <table:table-cell office:value-type="float" office:value="0.01497862">
                <text:p>0.01497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1604679223166">
                <text:p>0.0141604679223166</text:p>
              </table:table-cell>
              <table:table-cell office:value-type="float" office:value="0.01411737">
                <text:p>0.01411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3122452862038">
                <text:p>0.0133122452862038</text:p>
              </table:table-cell>
              <table:table-cell office:value-type="float" office:value="0.01324993">
                <text:p>0.013249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4813007803294">
                <text:p>0.0124813007803294</text:p>
              </table:table-cell>
              <table:table-cell office:value-type="float" office:value="0.01237769">
                <text:p>0.01237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6341960126553">
                <text:p>0.0116341960126553</text:p>
              </table:table-cell>
              <table:table-cell office:value-type="float" office:value="0.01150202">
                <text:p>0.01150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774045538462">
                <text:p>0.010774045538462</text:p>
              </table:table-cell>
              <table:table-cell office:value-type="float" office:value="0.01062429">
                <text:p>0.01062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0940695366933">
                <text:p>0.00990940695366933</text:p>
              </table:table-cell>
              <table:table-cell office:value-type="float" office:value="0.009745892">
                <text:p>0.009745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29720478417">
                <text:p>0.00906029720478417</text:p>
              </table:table-cell>
              <table:table-cell office:value-type="float" office:value="0.008868179">
                <text:p>0.0088681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9275895367468">
                <text:p>0.00819275895367468</text:p>
              </table:table-cell>
              <table:table-cell office:value-type="float" office:value="0.007992515">
                <text:p>0.007992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3052174617722">
                <text:p>0.00733052174617722</text:p>
              </table:table-cell>
              <table:table-cell office:value-type="float" office:value="0.007120252">
                <text:p>0.007120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672005529206">
                <text:p>0.0064672005529206</text:p>
              </table:table-cell>
              <table:table-cell office:value-type="float" office:value="0.006252727">
                <text:p>0.0062527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60933019710436">
                <text:p>0.00560933019710436</text:p>
              </table:table-cell>
              <table:table-cell office:value-type="float" office:value="0.005391265">
                <text:p>0.005391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381764448804">
                <text:p>0.0047381764448804</text:p>
              </table:table-cell>
              <table:table-cell office:value-type="float" office:value="0.004537172">
                <text:p>0.004537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5796759667013">
                <text:p>0.00385796759667013</text:p>
              </table:table-cell>
              <table:table-cell office:value-type="float" office:value="0.003691736">
                <text:p>0.0036917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7329965317701">
                <text:p>0.00297329965317701</text:p>
              </table:table-cell>
              <table:table-cell office:value-type="float" office:value="0.002856223">
                <text:p>0.002856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8072299021988">
                <text:p>0.00208072299021988</text:p>
              </table:table-cell>
              <table:table-cell office:value-type="float" office:value="0.002031875">
                <text:p>0.002031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827883841108">
                <text:p>0.00112827883841108</text:p>
              </table:table-cell>
              <table:table-cell office:value-type="float" office:value="0.00121991">
                <text:p>0.00121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283cm" svg:y="0.227cm" style:legend-expansion="custom" chartooo:width="4.505cm" chartooo:height="2.132cm" style:legend-expansion-aspect-ratio="2.11303939962477" chart:style-name="ch2"/>
        <chart:plot-area chart:style-name="ch3" table:cell-range-address="coupled8.A9:coupled8.A58 coupled8.H8:coupled8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8.H9:coupled8.H58" chart:label-cell-address="coupled8.H8:coupled8.H8" chart:class="chart:scatter">
            <chart:domain table:cell-range-address="coupled8.A9:coupled8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power [W/m3]</text:p>
                <draw:g>
                  <svg:desc>coupled8.H8:coupled8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8.A9:coupled8.A58</svg:desc>
                </draw:g>
              </table:table-cell>
              <table:table-cell office:value-type="float" office:value="59097.5">
                <text:p>59097.5</text:p>
                <draw:g>
                  <svg:desc>coupled8.H9:coupled8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9056.92">
                <text:p>59056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8975.78">
                <text:p>58975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8854.12">
                <text:p>58854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8691.98">
                <text:p>58691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8489.43">
                <text:p>58489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8246.54">
                <text:p>58246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963.36">
                <text:p>57963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7639.93">
                <text:p>57639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7276.29">
                <text:p>57276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6872.42">
                <text:p>56872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6428.26">
                <text:p>56428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5943.7">
                <text:p>5594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5418.57">
                <text:p>55418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54852.63">
                <text:p>54852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54245.54">
                <text:p>54245.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53596.88">
                <text:p>53596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52906.13">
                <text:p>52906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2172.68">
                <text:p>52172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1395.81">
                <text:p>51395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0574.72">
                <text:p>50574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9708.49">
                <text:p>49708.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8796.13">
                <text:p>48796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7836.57">
                <text:p>47836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46828.68">
                <text:p>46828.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45771.27">
                <text:p>45771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44663.15">
                <text:p>44663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3503.09">
                <text:p>43503.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42289.92">
                <text:p>42289.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41022.47">
                <text:p>41022.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9699.69">
                <text:p>39699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8320.61">
                <text:p>38320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36884.41">
                <text:p>36884.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5390.43">
                <text:p>35390.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3838.22">
                <text:p>33838.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2227.55">
                <text:p>32227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30558.44">
                <text:p>30558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8831.16">
                <text:p>28831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7046.24">
                <text:p>27046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5204.44">
                <text:p>25204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23306.63">
                <text:p>23306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21353.62">
                <text:p>21353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9345.84">
                <text:p>19345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7282.66">
                <text:p>17282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5161.31">
                <text:p>15161.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2974.83">
                <text:p>12974.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10708.49">
                <text:p>10708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8333.362">
                <text:p>8333.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5794.956">
                <text:p>5794.9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2992.791">
                <text:p>2992.79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3.A9:coupled3.A58 coupled3.G8:coupled3.G58" chart:data-source-has-labels="row" svg:x="1.658cm" svg:y="0.227cm" svg:width="15.551cm" svg:height="9.656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3.G9:coupled3.G58" chart:label-cell-address="coupled3.G8:coupled3.G8" chart:class="chart:scatter">
            <chart:domain table:cell-range-address="coupled3.A9:coupled3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3.G8:coupled3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3.A9:coupled3.A58</svg:desc>
                </draw:g>
              </table:table-cell>
              <table:table-cell office:value-type="float" office:value="545.4762">
                <text:p>545.4762</text:p>
                <draw:g>
                  <svg:desc>coupled3.G9:coupled3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44.945">
                <text:p>544.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43.8832">
                <text:p>543.8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42.2918">
                <text:p>542.2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40.1725">
                <text:p>540.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37.5274">
                <text:p>537.5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34.3591">
                <text:p>534.3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30.6709">
                <text:p>530.6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26.4666">
                <text:p>526.4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21.7503">
                <text:p>521.7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16.5269">
                <text:p>516.5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10.8017">
                <text:p>510.8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04.5806">
                <text:p>504.5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497.8699">
                <text:p>497.8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490.6765">
                <text:p>490.6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483.0078">
                <text:p>483.00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474.8718">
                <text:p>474.8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466.277">
                <text:p>466.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457.2325">
                <text:p>457.2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47.7477">
                <text:p>447.7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37.833">
                <text:p>437.8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27.499">
                <text:p>427.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16.7571">
                <text:p>416.7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05.6192">
                <text:p>405.6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394.0979">
                <text:p>394.0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382.2064">
                <text:p>382.20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369.9586">
                <text:p>369.9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357.3693">
                <text:p>357.36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344.4536">
                <text:p>344.4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31.2277">
                <text:p>331.2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17.7086">
                <text:p>317.70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03.9138">
                <text:p>303.9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289.8621">
                <text:p>289.86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275.5727">
                <text:p>275.57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261.0661">
                <text:p>261.0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46.3635">
                <text:p>246.3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31.4871">
                <text:p>231.4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16.46">
                <text:p>216.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01.3064">
                <text:p>201.3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86.0514">
                <text:p>186.05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70.7209">
                <text:p>170.7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55.3421">
                <text:p>155.34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39.9427">
                <text:p>139.9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24.5516">
                <text:p>124.5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09.1984">
                <text:p>109.19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93.91339">
                <text:p>93.913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78.72765">
                <text:p>78.72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63.67279">
                <text:p>63.67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48.78088">
                <text:p>48.78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4.08432">
                <text:p>34.08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722cm" svg:y="0.227cm" style:legend-expansion="custom" chartooo:width="4.066cm" chartooo:height="2.132cm" style:legend-expansion-aspect-ratio="1.90712945590994" chart:style-name="ch2"/>
        <chart:plot-area chart:style-name="ch3" table:cell-range-address="coupled3.A9:coupled3.A58 coupled3.H8:coupled3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3.H9:coupled3.H58" chart:label-cell-address="coupled3.H8:coupled3.H8" chart:class="chart:scatter">
            <chart:domain table:cell-range-address="coupled3.A9:coupled3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power [W/m3]</text:p>
                <draw:g>
                  <svg:desc>coupled3.H8:coupled3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3.A9:coupled3.A58</svg:desc>
                </draw:g>
              </table:table-cell>
              <table:table-cell office:value-type="float" office:value="58429.25">
                <text:p>58429.25</text:p>
                <draw:g>
                  <svg:desc>coupled3.H9:coupled3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8389.84">
                <text:p>58389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8311.04">
                <text:p>5831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8192.93">
                <text:p>58192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8035.57">
                <text:p>58035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57839.08">
                <text:p>57839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7603.57">
                <text:p>57603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329.16">
                <text:p>57329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7015.98">
                <text:p>57015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56664.12">
                <text:p>56664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56273.68">
                <text:p>56273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55844.7">
                <text:p>55844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55377.17">
                <text:p>55377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54871.02">
                <text:p>54871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54326.13">
                <text:p>54326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53742.25">
                <text:p>5374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53119.06">
                <text:p>53119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52456.12">
                <text:p>52456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1752.89">
                <text:p>51752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1008.66">
                <text:p>51008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0222.62">
                <text:p>50222.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49393.81">
                <text:p>49393.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8521.12">
                <text:p>48521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7603.3">
                <text:p>4760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46638.98">
                <text:p>46638.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45626.63">
                <text:p>45626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44564.62">
                <text:p>44564.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3451.22">
                <text:p>43451.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42284.61">
                <text:p>42284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41062.91">
                <text:p>41062.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9784.22">
                <text:p>39784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8446.65">
                <text:p>38446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37048.36">
                <text:p>37048.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5587.61">
                <text:p>35587.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4062.81">
                <text:p>34062.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32472.57">
                <text:p>32472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30815.8">
                <text:p>30815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9091.73">
                <text:p>29091.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7300.02">
                <text:p>27300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5440.8">
                <text:p>25440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23514.79">
                <text:p>23514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21523.33">
                <text:p>21523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9468.5">
                <text:p>19468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7353.17">
                <text:p>17353.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5181.06">
                <text:p>15181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2956.82">
                <text:p>12956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10686.09">
                <text:p>10686.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8375.513">
                <text:p>8375.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6032.767">
                <text:p>6032.7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666.595">
                <text:p>3666.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817cm" svg:y="0.545cm" style:legend-expansion="custom" chartooo:width="4.342cm" chartooo:height="2.623cm" style:legend-expansion-aspect-ratio="1.65535646206634" chart:style-name="ch2"/>
        <chart:plot-area chart:style-name="ch3" table:cell-range-address="coupled4.A9:coupled4.A58 coupled4.E8:coupled4.F58" chart:data-source-has-labels="row" svg:x="2.03cm" svg:y="0.228cm" svg:width="15.182cm" svg:height="9.645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4.E9:coupled4.E58" chart:label-cell-address="coupled4.E8:coupled4.E8" chart:class="chart:scatter">
            <chart:domain table:cell-range-address="coupled4.A9:coupled4.A58"/>
            <chart:data-point chart:repeated="50"/>
          </chart:series>
          <chart:series chart:style-name="ch8" chart:values-cell-range-address="coupled4.F9:coupled4.F58" chart:label-cell-address="coupled4.F8:coupled4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 Flux</text:p>
                <draw:g>
                  <svg:desc>coupled4.E8:coupled4.E8</svg:desc>
                </draw:g>
              </table:table-cell>
              <table:table-cell office:value-type="string">
                <text:p>Almost Flux</text:p>
                <draw:g>
                  <svg:desc>coupled4.F8:coupled4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4.A9:coupled4.A58</svg:desc>
                </draw:g>
              </table:table-cell>
              <table:table-cell office:value-type="float" office:value="0.0321332224846816">
                <text:p>0.0321332224846816</text:p>
                <draw:g>
                  <svg:desc>coupled4.E9:coupled4.E58</svg:desc>
                </draw:g>
              </table:table-cell>
              <table:table-cell office:value-type="float" office:value="0.03317713">
                <text:p>0.03317713</text:p>
                <draw:g>
                  <svg:desc>coupled4.F9:coupled4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20373635436793">
                <text:p>0.0320373635436793</text:p>
              </table:table-cell>
              <table:table-cell office:value-type="float" office:value="0.03313257">
                <text:p>0.03313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9938963227669">
                <text:p>0.0319938963227669</text:p>
              </table:table-cell>
              <table:table-cell office:value-type="float" office:value="0.03304362">
                <text:p>0.03304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9956292352285">
                <text:p>0.0319956292352285</text:p>
              </table:table-cell>
              <table:table-cell office:value-type="float" office:value="0.03291061">
                <text:p>0.03291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7403700217346">
                <text:p>0.0317403700217346</text:p>
              </table:table-cell>
              <table:table-cell office:value-type="float" office:value="0.03273403">
                <text:p>0.03273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333531721465">
                <text:p>0.031333531721465</text:p>
              </table:table-cell>
              <table:table-cell office:value-type="float" office:value="0.03251453">
                <text:p>0.03251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649328942693">
                <text:p>0.0311649328942693</text:p>
              </table:table-cell>
              <table:table-cell office:value-type="float" office:value="0.03225292">
                <text:p>0.03225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99885202675">
                <text:p>0.0309399885202675</text:p>
              </table:table-cell>
              <table:table-cell office:value-type="float" office:value="0.03195014">
                <text:p>0.03195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475748095028">
                <text:p>0.0306475748095028</text:p>
              </table:table-cell>
              <table:table-cell office:value-type="float" office:value="0.03160727">
                <text:p>0.03160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606301424566">
                <text:p>0.0303606301424566</text:p>
              </table:table-cell>
              <table:table-cell office:value-type="float" office:value="0.03122549">
                <text:p>0.031225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262120689682">
                <text:p>0.0300262120689682</text:p>
              </table:table-cell>
              <table:table-cell office:value-type="float" office:value="0.03080611">
                <text:p>0.03080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506983244501">
                <text:p>0.0296506983244501</text:p>
              </table:table-cell>
              <table:table-cell office:value-type="float" office:value="0.03035054">
                <text:p>0.0303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136378631">
                <text:p>0.02928136378631</text:p>
              </table:table-cell>
              <table:table-cell office:value-type="float" office:value="0.02986025">
                <text:p>0.02986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468943512743">
                <text:p>0.0288468943512743</text:p>
              </table:table-cell>
              <table:table-cell office:value-type="float" office:value="0.02933679">
                <text:p>0.02933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63447050583">
                <text:p>0.028363447050583</text:p>
              </table:table-cell>
              <table:table-cell office:value-type="float" office:value="0.02878179">
                <text:p>0.02878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900167985581">
                <text:p>0.027900167985581</text:p>
              </table:table-cell>
              <table:table-cell office:value-type="float" office:value="0.02819687">
                <text:p>0.02819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372198663561">
                <text:p>0.0273372198663561</text:p>
              </table:table-cell>
              <table:table-cell office:value-type="float" office:value="0.02758373">
                <text:p>0.02758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77207871876">
                <text:p>0.026777207871876</text:p>
              </table:table-cell>
              <table:table-cell office:value-type="float" office:value="0.02694406">
                <text:p>0.026944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1795060962391">
                <text:p>0.0261795060962391</text:p>
              </table:table-cell>
              <table:table-cell office:value-type="float" office:value="0.02627955">
                <text:p>0.02627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5877818507534">
                <text:p>0.0255877818507534</text:p>
              </table:table-cell>
              <table:table-cell office:value-type="float" office:value="0.02559189">
                <text:p>0.02559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627082216">
                <text:p>0.0249627082216</text:p>
              </table:table-cell>
              <table:table-cell office:value-type="float" office:value="0.02488276">
                <text:p>0.02488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2624876740894">
                <text:p>0.0242624876740894</text:p>
              </table:table-cell>
              <table:table-cell office:value-type="float" office:value="0.02415378">
                <text:p>0.02415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5875358858238">
                <text:p>0.0235875358858238</text:p>
              </table:table-cell>
              <table:table-cell office:value-type="float" office:value="0.02340658">
                <text:p>0.023406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8636594915599">
                <text:p>0.0228636594915599</text:p>
              </table:table-cell>
              <table:table-cell office:value-type="float" office:value="0.02264271">
                <text:p>0.022642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1326493471175">
                <text:p>0.0221326493471175</text:p>
              </table:table-cell>
              <table:table-cell office:value-type="float" office:value="0.02186368">
                <text:p>0.02186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399259285452">
                <text:p>0.021399259285452</text:p>
              </table:table-cell>
              <table:table-cell office:value-type="float" office:value="0.02107097">
                <text:p>0.02107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6281978953799">
                <text:p>0.0206281978953799</text:p>
              </table:table-cell>
              <table:table-cell office:value-type="float" office:value="0.02026599">
                <text:p>0.02026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8360961319872">
                <text:p>0.0198360961319872</text:p>
              </table:table-cell>
              <table:table-cell office:value-type="float" office:value="0.01945007">
                <text:p>0.01945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0539802890244">
                <text:p>0.0190539802890244</text:p>
              </table:table-cell>
              <table:table-cell office:value-type="float" office:value="0.01862454">
                <text:p>0.01862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2706964715644">
                <text:p>0.0182706964715644</text:p>
              </table:table-cell>
              <table:table-cell office:value-type="float" office:value="0.01779063">
                <text:p>0.01779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4894183344847">
                <text:p>0.0174894183344847</text:p>
              </table:table-cell>
              <table:table-cell office:value-type="float" office:value="0.01694955">
                <text:p>0.016949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6537703311564">
                <text:p>0.0166537703311564</text:p>
              </table:table-cell>
              <table:table-cell office:value-type="float" office:value="0.01610245">
                <text:p>0.01610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8418182010961">
                <text:p>0.0158418182010961</text:p>
              </table:table-cell>
              <table:table-cell office:value-type="float" office:value="0.01525043">
                <text:p>0.01525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0098668195648">
                <text:p>0.0150098668195648</text:p>
              </table:table-cell>
              <table:table-cell office:value-type="float" office:value="0.01439459">
                <text:p>0.01439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1604679223166">
                <text:p>0.0141604679223166</text:p>
              </table:table-cell>
              <table:table-cell office:value-type="float" office:value="0.01353598">
                <text:p>0.013535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3122452862038">
                <text:p>0.0133122452862038</text:p>
              </table:table-cell>
              <table:table-cell office:value-type="float" office:value="0.01267562">
                <text:p>0.01267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4813007803294">
                <text:p>0.0124813007803294</text:p>
              </table:table-cell>
              <table:table-cell office:value-type="float" office:value="0.01181455">
                <text:p>0.011814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6341960126553">
                <text:p>0.0116341960126553</text:p>
              </table:table-cell>
              <table:table-cell office:value-type="float" office:value="0.01095378">
                <text:p>0.010953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774045538462">
                <text:p>0.010774045538462</text:p>
              </table:table-cell>
              <table:table-cell office:value-type="float" office:value="0.01009434">
                <text:p>0.01009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0940695366933">
                <text:p>0.00990940695366933</text:p>
              </table:table-cell>
              <table:table-cell office:value-type="float" office:value="0.009237262">
                <text:p>0.0092372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29720478417">
                <text:p>0.00906029720478417</text:p>
              </table:table-cell>
              <table:table-cell office:value-type="float" office:value="0.008383615">
                <text:p>0.008383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9275895367468">
                <text:p>0.00819275895367468</text:p>
              </table:table-cell>
              <table:table-cell office:value-type="float" office:value="0.007534485">
                <text:p>0.007534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3052174617722">
                <text:p>0.00733052174617722</text:p>
              </table:table-cell>
              <table:table-cell office:value-type="float" office:value="0.006690997">
                <text:p>0.006690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672005529206">
                <text:p>0.0064672005529206</text:p>
              </table:table-cell>
              <table:table-cell office:value-type="float" office:value="0.005854318">
                <text:p>0.005854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60933019710436">
                <text:p>0.00560933019710436</text:p>
              </table:table-cell>
              <table:table-cell office:value-type="float" office:value="0.005025662">
                <text:p>0.0050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381764448804">
                <text:p>0.0047381764448804</text:p>
              </table:table-cell>
              <table:table-cell office:value-type="float" office:value="0.004206293">
                <text:p>0.0042062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5796759667013">
                <text:p>0.00385796759667013</text:p>
              </table:table-cell>
              <table:table-cell office:value-type="float" office:value="0.003397526">
                <text:p>0.003397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7329965317701">
                <text:p>0.00297329965317701</text:p>
              </table:table-cell>
              <table:table-cell office:value-type="float" office:value="0.002600735">
                <text:p>0.002600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8072299021988">
                <text:p>0.00208072299021988</text:p>
              </table:table-cell>
              <table:table-cell office:value-type="float" office:value="0.001817345">
                <text:p>0.001817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827883841108">
                <text:p>0.00112827883841108</text:p>
              </table:table-cell>
              <table:table-cell office:value-type="float" office:value="0.001048836">
                <text:p>0.0010488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4.A9:coupled4.A58 coupled4.G8:coupled4.G58" chart:data-source-has-labels="row" svg:x="1.473cm" svg:y="0.227cm" svg:width="15.736cm" svg:height="9.656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4.G9:coupled4.G58" chart:label-cell-address="coupled4.G8:coupled4.G8" chart:class="chart:scatter">
            <chart:domain table:cell-range-address="coupled4.A9:coupled4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4.G8:coupled4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4.A9:coupled4.A58</svg:desc>
                </draw:g>
              </table:table-cell>
              <table:table-cell office:value-type="float" office:value="872.7453">
                <text:p>872.7453</text:p>
                <draw:g>
                  <svg:desc>coupled4.G9:coupled4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72.1124">
                <text:p>872.1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70.8479">
                <text:p>870.8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68.9544">
                <text:p>868.9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66.4357">
                <text:p>866.4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63.2969">
                <text:p>863.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859.5441">
                <text:p>859.5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55.185">
                <text:p>855.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50.228">
                <text:p>850.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844.6828">
                <text:p>844.6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38.5601">
                <text:p>838.5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831.8716">
                <text:p>831.8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24.6298">
                <text:p>824.6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816.8483">
                <text:p>816.8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808.5413">
                <text:p>808.5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799.7237">
                <text:p>799.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790.4113">
                <text:p>790.4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780.6203">
                <text:p>780.6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770.3676">
                <text:p>770.3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759.6705">
                <text:p>759.6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748.5468">
                <text:p>748.5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737.0148">
                <text:p>737.0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725.0931">
                <text:p>725.09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712.8006">
                <text:p>712.8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700.1565">
                <text:p>700.1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687.1804">
                <text:p>687.1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673.892">
                <text:p>673.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660.3113">
                <text:p>660.3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646.4584">
                <text:p>646.4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632.354">
                <text:p>632.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618.0184">
                <text:p>618.0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603.4727">
                <text:p>603.47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588.7378">
                <text:p>588.7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573.835">
                <text:p>573.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558.7858">
                <text:p>558.7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543.6119">
                <text:p>543.6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528.3354">
                <text:p>528.3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512.9784">
                <text:p>512.9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497.5634">
                <text:p>497.5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482.1133">
                <text:p>482.1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466.651">
                <text:p>466.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451.1999">
                <text:p>451.1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435.7836">
                <text:p>435.78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420.426">
                <text:p>420.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405.1513">
                <text:p>405.1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389.9839">
                <text:p>389.98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374.9484">
                <text:p>374.9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360.0695">
                <text:p>360.06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345.3723">
                <text:p>345.3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30.8771">
                <text:p>330.87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283cm" svg:y="0.227cm" style:legend-expansion="custom" chartooo:width="4.505cm" chartooo:height="2.132cm" style:legend-expansion-aspect-ratio="2.11303939962477" chart:style-name="ch2"/>
        <chart:plot-area chart:style-name="ch3" table:cell-range-address="coupled4.A9:coupled4.A58 coupled4.H8:coupled4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4.H9:coupled4.H58" chart:label-cell-address="coupled4.H8:coupled4.H8" chart:class="chart:scatter">
            <chart:domain table:cell-range-address="coupled4.A9:coupled4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power [W/m3]</text:p>
                <draw:g>
                  <svg:desc>coupled4.H8:coupled4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4.A9:coupled4.A58</svg:desc>
                </draw:g>
              </table:table-cell>
              <table:table-cell office:value-type="float" office:value="72377.56">
                <text:p>72377.56</text:p>
                <draw:g>
                  <svg:desc>coupled4.H9:coupled4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2275.59">
                <text:p>72275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2072.22">
                <text:p>72072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1768.58">
                <text:p>71768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1366.32">
                <text:p>71366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0867.63">
                <text:p>70867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0275.17">
                <text:p>70275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9592.04">
                <text:p>69592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8821.71">
                <text:p>68821.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7968">
                <text:p>67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7035.02">
                <text:p>67035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6027.09">
                <text:p>66027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64948.67">
                <text:p>64948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63804.35">
                <text:p>63804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62598.74">
                <text:p>62598.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61336.42">
                <text:p>61336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60021.9">
                <text:p>6002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58659.57">
                <text:p>58659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7253.64">
                <text:p>57253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5808.08">
                <text:p>55808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4326.63">
                <text:p>54326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2812.74">
                <text:p>52812.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51269.56">
                <text:p>51269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9699.89">
                <text:p>49699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48106.22">
                <text:p>48106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46490.68">
                <text:p>46490.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44855.07">
                <text:p>44855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3200.86">
                <text:p>43200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41529.19">
                <text:p>41529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9840.92">
                <text:p>39840.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8136.62">
                <text:p>38136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6416.6">
                <text:p>3641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34680.99">
                <text:p>34680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2929.72">
                <text:p>32929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1162.57">
                <text:p>31162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9379.26">
                <text:p>29379.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7579.45">
                <text:p>27579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5762.79">
                <text:p>25762.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2077.92">
                <text:p>22077.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20209.51">
                <text:p>20209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8323.99">
                <text:p>18323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6421.83">
                <text:p>16421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4503.81">
                <text:p>14503.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2571.09">
                <text:p>12571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0625.25">
                <text:p>10625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8668.336">
                <text:p>8668.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6702.875">
                <text:p>6702.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4731.939">
                <text:p>4731.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2759.164">
                <text:p>2759.1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295cm" svg:y="0.545cm" style:legend-expansion="custom" chartooo:width="5.166cm" chartooo:height="4.113cm" style:legend-expansion-aspect-ratio="1.25601750547046" chart:style-name="ch2"/>
        <chart:plot-area chart:style-name="ch3" table:cell-range-address="coupled5.A9:coupled5.A58 coupled5.E9:coupled5.F108" chart:data-source-has-labels="row" svg:x="2.03cm" svg:y="0.228cm" svg:width="15.182cm" svg:height="9.645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5.E9:coupled5.E58" loext:label-string="serpent_fast" chart:class="chart:scatter">
            <chart:domain table:cell-range-address="coupled5.A9:coupled5.A58"/>
            <chart:data-point chart:repeated="50"/>
          </chart:series>
          <chart:series chart:style-name="ch8" chart:values-cell-range-address="coupled5.F59:coupled5.F108" loext:label-string="almost_thermal" chart:class="chart:scatter">
            <chart:domain table:cell-range-address="coupled5.A59:coupled5.A108"/>
            <chart:data-point chart:repeated="50"/>
          </chart:series>
          <chart:series chart:style-name="ch9" chart:values-cell-range-address="coupled5.F9:coupled5.F58" loext:label-string="almost_fast" chart:class="chart:scatter">
            <chart:data-point chart:repeated="50"/>
          </chart:series>
          <chart:series chart:style-name="ch10" chart:values-cell-range-address="coupled5.E59:coupled5.E108" loext:label-string="serpent_thermal" chart:class="chart:scatter">
            <chart:domain table:cell-range-address="coupled5.A59:coupled5.A108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_fast</text:p>
              </table:table-cell>
              <table:table-cell office:value-type="string">
                <text:p>Column A</text:p>
              </table:table-cell>
              <table:table-cell office:value-type="string">
                <text:p>almost_thermal</text:p>
              </table:table-cell>
              <table:table-cell office:value-type="string">
                <text:p>almost_fast</text:p>
              </table:table-cell>
              <table:table-cell office:value-type="string">
                <text:p>Column A</text:p>
              </table:table-cell>
              <table:table-cell office:value-type="string">
                <text:p>serpent_ther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5.A9:coupled5.A58</svg:desc>
                </draw:g>
              </table:table-cell>
              <table:table-cell office:value-type="float" office:value="0.0132192181385648">
                <text:p>0.0132192181385648</text:p>
                <draw:g>
                  <svg:desc>coupled5.E9:coupled5.E58</svg:desc>
                </draw:g>
              </table:table-cell>
              <table:table-cell office:value-type="float" office:value="1">
                <text:p>1</text:p>
                <draw:g>
                  <svg:desc>coupled5.A59:coupled5.A108</svg:desc>
                </draw:g>
              </table:table-cell>
              <table:table-cell office:value-type="float" office:value="0.01845191">
                <text:p>0.01845191</text:p>
                <draw:g>
                  <svg:desc>coupled5.F59:coupled5.F108</svg:desc>
                </draw:g>
              </table:table-cell>
              <table:table-cell office:value-type="float" office:value="0.01341489">
                <text:p>0.01341489</text:p>
                <draw:g>
                  <svg:desc>coupled5.F9:coupled5.F58</svg:desc>
                </draw:g>
              </table:table-cell>
              <table:table-cell office:value-type="float" office:value="1">
                <text:p>1</text:p>
                <draw:g>
                  <svg:desc>coupled5.A59:coupled5.A108</svg:desc>
                </draw:g>
              </table:table-cell>
              <table:table-cell office:value-type="float" office:value="0.0187649602919256">
                <text:p>0.0187649602919256</text:p>
                <draw:g>
                  <svg:desc>coupled5.E59:coupled5.E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131011668797576">
                <text:p>0.0131011668797576</text:p>
              </table:table-cell>
              <table:table-cell office:value-type="float" office:value="3">
                <text:p>3</text:p>
              </table:table-cell>
              <table:table-cell office:value-type="float" office:value="0.01843167">
                <text:p>0.01843167</text:p>
              </table:table-cell>
              <table:table-cell office:value-type="float" office:value="0.01340017">
                <text:p>0.01340017</text:p>
              </table:table-cell>
              <table:table-cell office:value-type="float" office:value="3">
                <text:p>3</text:p>
              </table:table-cell>
              <table:table-cell office:value-type="float" office:value="0.0186189775034052">
                <text:p>0.0186189775034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3028707085579">
                <text:p>0.013028707085579</text:p>
              </table:table-cell>
              <table:table-cell office:value-type="float" office:value="5">
                <text:p>5</text:p>
              </table:table-cell>
              <table:table-cell office:value-type="float" office:value="0.01839122">
                <text:p>0.01839122</text:p>
              </table:table-cell>
              <table:table-cell office:value-type="float" office:value="0.01337076">
                <text:p>0.01337076</text:p>
              </table:table-cell>
              <table:table-cell office:value-type="float" office:value="5">
                <text:p>5</text:p>
              </table:table-cell>
              <table:table-cell office:value-type="float" office:value="0.0183294987335259">
                <text:p>0.0183294987335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129892425371455">
                <text:p>0.0129892425371455</text:p>
              </table:table-cell>
              <table:table-cell office:value-type="float" office:value="7">
                <text:p>7</text:p>
              </table:table-cell>
              <table:table-cell office:value-type="float" office:value="0.01833062">
                <text:p>0.01833062</text:p>
              </table:table-cell>
              <table:table-cell office:value-type="float" office:value="0.0133267">
                <text:p>0.0133267</text:p>
              </table:table-cell>
              <table:table-cell office:value-type="float" office:value="7">
                <text:p>7</text:p>
              </table:table-cell>
              <table:table-cell office:value-type="float" office:value="0.0183120910833949">
                <text:p>0.0183120910833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129600530212708">
                <text:p>0.0129600530212708</text:p>
              </table:table-cell>
              <table:table-cell office:value-type="float" office:value="9">
                <text:p>9</text:p>
              </table:table-cell>
              <table:table-cell office:value-type="float" office:value="0.01824998">
                <text:p>0.01824998</text:p>
              </table:table-cell>
              <table:table-cell office:value-type="float" office:value="0.01326806">
                <text:p>0.01326806</text:p>
              </table:table-cell>
              <table:table-cell office:value-type="float" office:value="9">
                <text:p>9</text:p>
              </table:table-cell>
              <table:table-cell office:value-type="float" office:value="0.0182782777571739">
                <text:p>0.0182782777571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128587069436383">
                <text:p>0.0128587069436383</text:p>
              </table:table-cell>
              <table:table-cell office:value-type="float" office:value="11">
                <text:p>11</text:p>
              </table:table-cell>
              <table:table-cell office:value-type="float" office:value="0.01814943">
                <text:p>0.01814943</text:p>
              </table:table-cell>
              <table:table-cell office:value-type="float" office:value="0.01319495">
                <text:p>0.01319495</text:p>
              </table:table-cell>
              <table:table-cell office:value-type="float" office:value="11">
                <text:p>11</text:p>
              </table:table-cell>
              <table:table-cell office:value-type="float" office:value="0.0181712827421044">
                <text:p>0.0181712827421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128498906347952">
                <text:p>0.0128498906347952</text:p>
              </table:table-cell>
              <table:table-cell office:value-type="float" office:value="13">
                <text:p>13</text:p>
              </table:table-cell>
              <table:table-cell office:value-type="float" office:value="0.01802915">
                <text:p>0.01802915</text:p>
              </table:table-cell>
              <table:table-cell office:value-type="float" office:value="0.01310749">
                <text:p>0.01310749</text:p>
              </table:table-cell>
              <table:table-cell office:value-type="float" office:value="13">
                <text:p>13</text:p>
              </table:table-cell>
              <table:table-cell office:value-type="float" office:value="0.0180991333372188">
                <text:p>0.0180991333372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127391528551673">
                <text:p>0.0127391528551673</text:p>
              </table:table-cell>
              <table:table-cell office:value-type="float" office:value="15">
                <text:p>15</text:p>
              </table:table-cell>
              <table:table-cell office:value-type="float" office:value="0.01788932">
                <text:p>0.01788932</text:p>
              </table:table-cell>
              <table:table-cell office:value-type="float" office:value="0.01300583">
                <text:p>0.01300583</text:p>
              </table:table-cell>
              <table:table-cell office:value-type="float" office:value="15">
                <text:p>15</text:p>
              </table:table-cell>
              <table:table-cell office:value-type="float" office:value="0.0179504901443147">
                <text:p>0.0179504901443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126594060893157">
                <text:p>0.0126594060893157</text:p>
              </table:table-cell>
              <table:table-cell office:value-type="float" office:value="17">
                <text:p>17</text:p>
              </table:table-cell>
              <table:table-cell office:value-type="float" office:value="0.01773019">
                <text:p>0.01773019</text:p>
              </table:table-cell>
              <table:table-cell office:value-type="float" office:value="0.01289012">
                <text:p>0.01289012</text:p>
              </table:table-cell>
              <table:table-cell office:value-type="float" office:value="17">
                <text:p>17</text:p>
              </table:table-cell>
              <table:table-cell office:value-type="float" office:value="0.0177662328997293">
                <text:p>0.0177662328997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125077595459372">
                <text:p>0.0125077595459372</text:p>
              </table:table-cell>
              <table:table-cell office:value-type="float" office:value="19">
                <text:p>19</text:p>
              </table:table-cell>
              <table:table-cell office:value-type="float" office:value="0.01755201">
                <text:p>0.01755201</text:p>
              </table:table-cell>
              <table:table-cell office:value-type="float" office:value="0.01276057">
                <text:p>0.01276057</text:p>
              </table:table-cell>
              <table:table-cell office:value-type="float" office:value="19">
                <text:p>19</text:p>
              </table:table-cell>
              <table:table-cell office:value-type="float" office:value="0.0175991990906721">
                <text:p>0.0175991990906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123819298692059">
                <text:p>0.0123819298692059</text:p>
              </table:table-cell>
              <table:table-cell office:value-type="float" office:value="21">
                <text:p>21</text:p>
              </table:table-cell>
              <table:table-cell office:value-type="float" office:value="0.01735509">
                <text:p>0.01735509</text:p>
              </table:table-cell>
              <table:table-cell office:value-type="float" office:value="0.01261739">
                <text:p>0.01261739</text:p>
              </table:table-cell>
              <table:table-cell office:value-type="float" office:value="21">
                <text:p>21</text:p>
              </table:table-cell>
              <table:table-cell office:value-type="float" office:value="0.0173707321989551">
                <text:p>0.0173707321989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122155826788571">
                <text:p>0.0122155826788571</text:p>
              </table:table-cell>
              <table:table-cell office:value-type="float" office:value="23">
                <text:p>23</text:p>
              </table:table-cell>
              <table:table-cell office:value-type="float" office:value="0.01713975">
                <text:p>0.01713975</text:p>
              </table:table-cell>
              <table:table-cell office:value-type="float" office:value="0.01246081">
                <text:p>0.01246081</text:p>
              </table:table-cell>
              <table:table-cell office:value-type="float" office:value="23">
                <text:p>23</text:p>
              </table:table-cell>
              <table:table-cell office:value-type="float" office:value="0.0171661154659627">
                <text:p>0.0171661154659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120651647000882">
                <text:p>0.0120651647000882</text:p>
              </table:table-cell>
              <table:table-cell office:value-type="float" office:value="25">
                <text:p>25</text:p>
              </table:table-cell>
              <table:table-cell office:value-type="float" office:value="0.01690634">
                <text:p>0.01690634</text:p>
              </table:table-cell>
              <table:table-cell office:value-type="float" office:value="0.01229111">
                <text:p>0.01229111</text:p>
              </table:table-cell>
              <table:table-cell office:value-type="float" office:value="25">
                <text:p>25</text:p>
              </table:table-cell>
              <table:table-cell office:value-type="float" office:value="0.0169971944976335">
                <text:p>0.0169971944976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118912227186147">
                <text:p>0.0118912227186147</text:p>
              </table:table-cell>
              <table:table-cell office:value-type="float" office:value="27">
                <text:p>27</text:p>
              </table:table-cell>
              <table:table-cell office:value-type="float" office:value="0.01665526">
                <text:p>0.01665526</text:p>
              </table:table-cell>
              <table:table-cell office:value-type="float" office:value="0.01210855">
                <text:p>0.01210855</text:p>
              </table:table-cell>
              <table:table-cell office:value-type="float" office:value="27">
                <text:p>27</text:p>
              </table:table-cell>
              <table:table-cell office:value-type="float" office:value="0.0167523699433423">
                <text:p>0.0167523699433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116923008621605">
                <text:p>0.0116923008621605</text:p>
              </table:table-cell>
              <table:table-cell office:value-type="float" office:value="29">
                <text:p>29</text:p>
              </table:table-cell>
              <table:table-cell office:value-type="float" office:value="0.01638692">
                <text:p>0.01638692</text:p>
              </table:table-cell>
              <table:table-cell office:value-type="float" office:value="0.01191344">
                <text:p>0.01191344</text:p>
              </table:table-cell>
              <table:table-cell office:value-type="float" office:value="29">
                <text:p>29</text:p>
              </table:table-cell>
              <table:table-cell office:value-type="float" office:value="0.0164855940980647">
                <text:p>0.0164855940980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114496882904833">
                <text:p>0.0114496882904833</text:p>
              </table:table-cell>
              <table:table-cell office:value-type="float" office:value="31">
                <text:p>31</text:p>
              </table:table-cell>
              <table:table-cell office:value-type="float" office:value="0.01610176">
                <text:p>0.01610176</text:p>
              </table:table-cell>
              <table:table-cell office:value-type="float" office:value="0.01170611">
                <text:p>0.01170611</text:p>
              </table:table-cell>
              <table:table-cell office:value-type="float" office:value="31">
                <text:p>31</text:p>
              </table:table-cell>
              <table:table-cell office:value-type="float" office:value="0.0161770629990518">
                <text:p>0.0161770629990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1127416497398">
                <text:p>0.01127416497398</text:p>
              </table:table-cell>
              <table:table-cell office:value-type="float" office:value="33">
                <text:p>33</text:p>
              </table:table-cell>
              <table:table-cell office:value-type="float" office:value="0.01580025">
                <text:p>0.01580025</text:p>
              </table:table-cell>
              <table:table-cell office:value-type="float" office:value="0.01148689">
                <text:p>0.01148689</text:p>
              </table:table-cell>
              <table:table-cell office:value-type="float" office:value="33">
                <text:p>33</text:p>
              </table:table-cell>
              <table:table-cell office:value-type="float" office:value="0.0158612266950436">
                <text:p>0.0158612266950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110553702850559">
                <text:p>0.0110553702850559</text:p>
              </table:table-cell>
              <table:table-cell office:value-type="float" office:value="35">
                <text:p>35</text:p>
              </table:table-cell>
              <table:table-cell office:value-type="float" office:value="0.0154829">
                <text:p>0.0154829</text:p>
              </table:table-cell>
              <table:table-cell office:value-type="float" office:value="0.01125614">
                <text:p>0.01125614</text:p>
              </table:table-cell>
              <table:table-cell office:value-type="float" office:value="35">
                <text:p>35</text:p>
              </table:table-cell>
              <table:table-cell office:value-type="float" office:value="0.0155706547227933">
                <text:p>0.01557065472279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108340337825921">
                <text:p>0.0108340337825921</text:p>
              </table:table-cell>
              <table:table-cell office:value-type="float" office:value="37">
                <text:p>37</text:p>
              </table:table-cell>
              <table:table-cell office:value-type="float" office:value="0.01515021">
                <text:p>0.01515021</text:p>
              </table:table-cell>
              <table:table-cell office:value-type="float" office:value="0.01101426">
                <text:p>0.01101426</text:p>
              </table:table-cell>
              <table:table-cell office:value-type="float" office:value="37">
                <text:p>37</text:p>
              </table:table-cell>
              <table:table-cell office:value-type="float" office:value="0.0152349810316857">
                <text:p>0.0152349810316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105792975529936">
                <text:p>0.0105792975529936</text:p>
              </table:table-cell>
              <table:table-cell office:value-type="float" office:value="39">
                <text:p>39</text:p>
              </table:table-cell>
              <table:table-cell office:value-type="float" office:value="0.01480273">
                <text:p>0.01480273</text:p>
              </table:table-cell>
              <table:table-cell office:value-type="float" office:value="0.01076162">
                <text:p>0.01076162</text:p>
              </table:table-cell>
              <table:table-cell office:value-type="float" office:value="39">
                <text:p>39</text:p>
              </table:table-cell>
              <table:table-cell office:value-type="float" office:value="0.0148749582823092">
                <text:p>0.0148749582823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103255365512381">
                <text:p>0.0103255365512381</text:p>
              </table:table-cell>
              <table:table-cell office:value-type="float" office:value="41">
                <text:p>41</text:p>
              </table:table-cell>
              <table:table-cell office:value-type="float" office:value="0.01444105">
                <text:p>0.01444105</text:p>
              </table:table-cell>
              <table:table-cell office:value-type="float" office:value="0.01049865">
                <text:p>0.01049865</text:p>
              </table:table-cell>
              <table:table-cell office:value-type="float" office:value="41">
                <text:p>41</text:p>
              </table:table-cell>
              <table:table-cell office:value-type="float" office:value="0.0145260647830674">
                <text:p>0.0145260647830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100578527768478">
                <text:p>0.0100578527768478</text:p>
              </table:table-cell>
              <table:table-cell office:value-type="float" office:value="43">
                <text:p>43</text:p>
              </table:table-cell>
              <table:table-cell office:value-type="float" office:value="0.01406573">
                <text:p>0.01406573</text:p>
              </table:table-cell>
              <table:table-cell office:value-type="float" office:value="0.01022578">
                <text:p>0.01022578</text:p>
              </table:table-cell>
              <table:table-cell office:value-type="float" office:value="43">
                <text:p>43</text:p>
              </table:table-cell>
              <table:table-cell office:value-type="float" office:value="0.0141587084986737">
                <text:p>0.0141587084986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0980936015096113">
                <text:p>0.00980936015096113</text:p>
              </table:table-cell>
              <table:table-cell office:value-type="float" office:value="45">
                <text:p>45</text:p>
              </table:table-cell>
              <table:table-cell office:value-type="float" office:value="0.01367741">
                <text:p>0.01367741</text:p>
              </table:table-cell>
              <table:table-cell office:value-type="float" office:value="0.009943442">
                <text:p>0.009943442</text:p>
              </table:table-cell>
              <table:table-cell office:value-type="float" office:value="45">
                <text:p>45</text:p>
              </table:table-cell>
              <table:table-cell office:value-type="float" office:value="0.0137799138469377">
                <text:p>0.0137799138469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0954748746107552">
                <text:p>0.00954748746107552</text:p>
              </table:table-cell>
              <table:table-cell office:value-type="float" office:value="47">
                <text:p>47</text:p>
              </table:table-cell>
              <table:table-cell office:value-type="float" office:value="0.0132767">
                <text:p>0.0132767</text:p>
              </table:table-cell>
              <table:table-cell office:value-type="float" office:value="0.009652109">
                <text:p>0.009652109</text:p>
              </table:table-cell>
              <table:table-cell office:value-type="float" office:value="47">
                <text:p>47</text:p>
              </table:table-cell>
              <table:table-cell office:value-type="float" office:value="0.0133883852120037">
                <text:p>0.0133883852120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0924216149768203">
                <text:p>0.00924216149768203</text:p>
              </table:table-cell>
              <table:table-cell office:value-type="float" office:value="49">
                <text:p>49</text:p>
              </table:table-cell>
              <table:table-cell office:value-type="float" office:value="0.01286427">
                <text:p>0.01286427</text:p>
              </table:table-cell>
              <table:table-cell office:value-type="float" office:value="0.00935225">
                <text:p>0.00935225</text:p>
              </table:table-cell>
              <table:table-cell office:value-type="float" office:value="49">
                <text:p>49</text:p>
              </table:table-cell>
              <table:table-cell office:value-type="float" office:value="0.0129979239221412">
                <text:p>0.0129979239221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0898196331983934">
                <text:p>0.00898196331983934</text:p>
              </table:table-cell>
              <table:table-cell office:value-type="float" office:value="51">
                <text:p>51</text:p>
              </table:table-cell>
              <table:table-cell office:value-type="float" office:value="0.01244077">
                <text:p>0.01244077</text:p>
              </table:table-cell>
              <table:table-cell office:value-type="float" office:value="0.009044349">
                <text:p>0.009044349</text:p>
              </table:table-cell>
              <table:table-cell office:value-type="float" office:value="51">
                <text:p>51</text:p>
              </table:table-cell>
              <table:table-cell office:value-type="float" office:value="0.0125981263300316">
                <text:p>0.0125981263300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0867072556793277">
                <text:p>0.00867072556793277</text:p>
              </table:table-cell>
              <table:table-cell office:value-type="float" office:value="53">
                <text:p>53</text:p>
              </table:table-cell>
              <table:table-cell office:value-type="float" office:value="0.01200689">
                <text:p>0.01200689</text:p>
              </table:table-cell>
              <table:table-cell office:value-type="float" office:value="0.008728904">
                <text:p>0.008728904</text:p>
              </table:table-cell>
              <table:table-cell office:value-type="float" office:value="53">
                <text:p>53</text:p>
              </table:table-cell>
              <table:table-cell office:value-type="float" office:value="0.0121865792978478">
                <text:p>0.0121865792978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0835314533428724">
                <text:p>0.00835314533428724</text:p>
              </table:table-cell>
              <table:table-cell office:value-type="float" office:value="55">
                <text:p>55</text:p>
              </table:table-cell>
              <table:table-cell office:value-type="float" office:value="0.01156334">
                <text:p>0.01156334</text:p>
              </table:table-cell>
              <table:table-cell office:value-type="float" office:value="0.008406423">
                <text:p>0.008406423</text:p>
              </table:table-cell>
              <table:table-cell office:value-type="float" office:value="55">
                <text:p>55</text:p>
              </table:table-cell>
              <table:table-cell office:value-type="float" office:value="0.0117642680002719">
                <text:p>0.0117642680002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0803077467336336">
                <text:p>0.00803077467336336</text:p>
              </table:table-cell>
              <table:table-cell office:value-type="float" office:value="57">
                <text:p>57</text:p>
              </table:table-cell>
              <table:table-cell office:value-type="float" office:value="0.01111081">
                <text:p>0.01111081</text:p>
              </table:table-cell>
              <table:table-cell office:value-type="float" office:value="0.008077425">
                <text:p>0.008077425</text:p>
              </table:table-cell>
              <table:table-cell office:value-type="float" office:value="57">
                <text:p>57</text:p>
              </table:table-cell>
              <table:table-cell office:value-type="float" office:value="0.0113122219539667">
                <text:p>0.0113122219539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0769815182569691">
                <text:p>0.00769815182569691</text:p>
              </table:table-cell>
              <table:table-cell office:value-type="float" office:value="59">
                <text:p>59</text:p>
              </table:table-cell>
              <table:table-cell office:value-type="float" office:value="0.01065004">
                <text:p>0.01065004</text:p>
              </table:table-cell>
              <table:table-cell office:value-type="float" office:value="0.007742437">
                <text:p>0.007742437</text:p>
              </table:table-cell>
              <table:table-cell office:value-type="float" office:value="59">
                <text:p>59</text:p>
              </table:table-cell>
              <table:table-cell office:value-type="float" office:value="0.0108261316143016">
                <text:p>0.0108261316143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0737874473546508">
                <text:p>0.00737874473546508</text:p>
              </table:table-cell>
              <table:table-cell office:value-type="float" office:value="61">
                <text:p>61</text:p>
              </table:table-cell>
              <table:table-cell office:value-type="float" office:value="0.01018176">
                <text:p>0.01018176</text:p>
              </table:table-cell>
              <table:table-cell office:value-type="float" office:value="0.007401993">
                <text:p>0.007401993</text:p>
              </table:table-cell>
              <table:table-cell office:value-type="float" office:value="61">
                <text:p>61</text:p>
              </table:table-cell>
              <table:table-cell office:value-type="float" office:value="0.0103659796246826">
                <text:p>0.0103659796246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0703646299998602">
                <text:p>0.00703646299998602</text:p>
              </table:table-cell>
              <table:table-cell office:value-type="float" office:value="63">
                <text:p>63</text:p>
              </table:table-cell>
              <table:table-cell office:value-type="float" office:value="0.00970672">
                <text:p>0.00970672</text:p>
              </table:table-cell>
              <table:table-cell office:value-type="float" office:value="0.007056636">
                <text:p>0.007056636</text:p>
              </table:table-cell>
              <table:table-cell office:value-type="float" office:value="63">
                <text:p>63</text:p>
              </table:table-cell>
              <table:table-cell office:value-type="float" office:value="0.00985832841813956">
                <text:p>0.009858328418139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0669547420169017">
                <text:p>0.00669547420169017</text:p>
              </table:table-cell>
              <table:table-cell office:value-type="float" office:value="65">
                <text:p>65</text:p>
              </table:table-cell>
              <table:table-cell office:value-type="float" office:value="0.009225664">
                <text:p>0.009225664</text:p>
              </table:table-cell>
              <table:table-cell office:value-type="float" office:value="0.006706914">
                <text:p>0.006706914</text:p>
              </table:table-cell>
              <table:table-cell office:value-type="float" office:value="65">
                <text:p>65</text:p>
              </table:table-cell>
              <table:table-cell office:value-type="float" office:value="0.00939131439017631">
                <text:p>0.00939131439017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0634917686321157">
                <text:p>0.00634917686321157</text:p>
              </table:table-cell>
              <table:table-cell office:value-type="float" office:value="67">
                <text:p>67</text:p>
              </table:table-cell>
              <table:table-cell office:value-type="float" office:value="0.008739353">
                <text:p>0.008739353</text:p>
              </table:table-cell>
              <table:table-cell office:value-type="float" office:value="0.006353381">
                <text:p>0.006353381</text:p>
              </table:table-cell>
              <table:table-cell office:value-type="float" office:value="67">
                <text:p>67</text:p>
              </table:table-cell>
              <table:table-cell office:value-type="float" office:value="0.00890352800076099">
                <text:p>0.00890352800076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0598486840941091">
                <text:p>0.00598486840941091</text:p>
              </table:table-cell>
              <table:table-cell office:value-type="float" office:value="69">
                <text:p>69</text:p>
              </table:table-cell>
              <table:table-cell office:value-type="float" office:value="0.008248546">
                <text:p>0.008248546</text:p>
              </table:table-cell>
              <table:table-cell office:value-type="float" office:value="0.005996596">
                <text:p>0.005996596</text:p>
              </table:table-cell>
              <table:table-cell office:value-type="float" office:value="69">
                <text:p>69</text:p>
              </table:table-cell>
              <table:table-cell office:value-type="float" office:value="0.00839967235833486">
                <text:p>0.00839967235833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0563802413389034">
                <text:p>0.00563802413389034</text:p>
              </table:table-cell>
              <table:table-cell office:value-type="float" office:value="71">
                <text:p>71</text:p>
              </table:table-cell>
              <table:table-cell office:value-type="float" office:value="0.007754003">
                <text:p>0.007754003</text:p>
              </table:table-cell>
              <table:table-cell office:value-type="float" office:value="0.00563712">
                <text:p>0.00563712</text:p>
              </table:table-cell>
              <table:table-cell office:value-type="float" office:value="71">
                <text:p>71</text:p>
              </table:table-cell>
              <table:table-cell office:value-type="float" office:value="0.00790570132544228">
                <text:p>0.00790570132544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052955435061459">
                <text:p>0.0052955435061459</text:p>
              </table:table-cell>
              <table:table-cell office:value-type="float" office:value="73">
                <text:p>73</text:p>
              </table:table-cell>
              <table:table-cell office:value-type="float" office:value="0.007256481">
                <text:p>0.007256481</text:p>
              </table:table-cell>
              <table:table-cell office:value-type="float" office:value="0.005275521">
                <text:p>0.005275521</text:p>
              </table:table-cell>
              <table:table-cell office:value-type="float" office:value="73">
                <text:p>73</text:p>
              </table:table-cell>
              <table:table-cell office:value-type="float" office:value="0.00743190911894444">
                <text:p>0.0074319091189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0493179966048773">
                <text:p>0.00493179966048773</text:p>
              </table:table-cell>
              <table:table-cell office:value-type="float" office:value="75">
                <text:p>75</text:p>
              </table:table-cell>
              <table:table-cell office:value-type="float" office:value="0.006756724">
                <text:p>0.006756724</text:p>
              </table:table-cell>
              <table:table-cell office:value-type="float" office:value="0.004912368">
                <text:p>0.004912368</text:p>
              </table:table-cell>
              <table:table-cell office:value-type="float" office:value="75">
                <text:p>75</text:p>
              </table:table-cell>
              <table:table-cell office:value-type="float" office:value="0.00692564945548476">
                <text:p>0.00692564945548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0456687878049147">
                <text:p>0.00456687878049147</text:p>
              </table:table-cell>
              <table:table-cell office:value-type="float" office:value="77">
                <text:p>77</text:p>
              </table:table-cell>
              <table:table-cell office:value-type="float" office:value="0.006255454">
                <text:p>0.006255454</text:p>
              </table:table-cell>
              <table:table-cell office:value-type="float" office:value="0.004548236">
                <text:p>0.004548236</text:p>
              </table:table-cell>
              <table:table-cell office:value-type="float" office:value="77">
                <text:p>77</text:p>
              </table:table-cell>
              <table:table-cell office:value-type="float" office:value="0.00642985679596198">
                <text:p>0.00642985679596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421191470984791">
                <text:p>0.00421191470984791</text:p>
              </table:table-cell>
              <table:table-cell office:value-type="float" office:value="79">
                <text:p>79</text:p>
              </table:table-cell>
              <table:table-cell office:value-type="float" office:value="0.005753355">
                <text:p>0.005753355</text:p>
              </table:table-cell>
              <table:table-cell office:value-type="float" office:value="0.004183708">
                <text:p>0.004183708</text:p>
              </table:table-cell>
              <table:table-cell office:value-type="float" office:value="79">
                <text:p>79</text:p>
              </table:table-cell>
              <table:table-cell office:value-type="float" office:value="0.00593365559518473">
                <text:p>0.005933655595184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386036421540997">
                <text:p>0.00386036421540997</text:p>
              </table:table-cell>
              <table:table-cell office:value-type="float" office:value="81">
                <text:p>81</text:p>
              </table:table-cell>
              <table:table-cell office:value-type="float" office:value="0.005251047">
                <text:p>0.005251047</text:p>
              </table:table-cell>
              <table:table-cell office:value-type="float" office:value="0.00381938">
                <text:p>0.00381938</text:p>
              </table:table-cell>
              <table:table-cell office:value-type="float" office:value="81">
                <text:p>81</text:p>
              </table:table-cell>
              <table:table-cell office:value-type="float" office:value="0.00541599353087099">
                <text:p>0.005415993530870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350035922450827">
                <text:p>0.00350035922450827</text:p>
              </table:table-cell>
              <table:table-cell office:value-type="float" office:value="83">
                <text:p>83</text:p>
              </table:table-cell>
              <table:table-cell office:value-type="float" office:value="0.004749031">
                <text:p>0.004749031</text:p>
              </table:table-cell>
              <table:table-cell office:value-type="float" office:value="0.00345587">
                <text:p>0.00345587</text:p>
              </table:table-cell>
              <table:table-cell office:value-type="float" office:value="83">
                <text:p>83</text:p>
              </table:table-cell>
              <table:table-cell office:value-type="float" office:value="0.00488871761408359">
                <text:p>0.00488871761408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315200419385051">
                <text:p>0.00315200419385051</text:p>
              </table:table-cell>
              <table:table-cell office:value-type="float" office:value="85">
                <text:p>85</text:p>
              </table:table-cell>
              <table:table-cell office:value-type="float" office:value="0.004247616">
                <text:p>0.004247616</text:p>
              </table:table-cell>
              <table:table-cell office:value-type="float" office:value="0.003093834">
                <text:p>0.003093834</text:p>
              </table:table-cell>
              <table:table-cell office:value-type="float" office:value="85">
                <text:p>85</text:p>
              </table:table-cell>
              <table:table-cell office:value-type="float" office:value="0.00438925054079955">
                <text:p>0.00438925054079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280341262550116">
                <text:p>0.00280341262550116</text:p>
              </table:table-cell>
              <table:table-cell office:value-type="float" office:value="87">
                <text:p>87</text:p>
              </table:table-cell>
              <table:table-cell office:value-type="float" office:value="0.003746779">
                <text:p>0.003746779</text:p>
              </table:table-cell>
              <table:table-cell office:value-type="float" office:value="0.002733997">
                <text:p>0.002733997</text:p>
              </table:table-cell>
              <table:table-cell office:value-type="float" office:value="87">
                <text:p>87</text:p>
              </table:table-cell>
              <table:table-cell office:value-type="float" office:value="0.0039006155001706">
                <text:p>0.00390061550017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244149293590099">
                <text:p>0.00244149293590099</text:p>
              </table:table-cell>
              <table:table-cell office:value-type="float" office:value="89">
                <text:p>89</text:p>
              </table:table-cell>
              <table:table-cell office:value-type="float" office:value="0.003245928">
                <text:p>0.003245928</text:p>
              </table:table-cell>
              <table:table-cell office:value-type="float" office:value="0.002377208">
                <text:p>0.002377208</text:p>
              </table:table-cell>
              <table:table-cell office:value-type="float" office:value="89">
                <text:p>89</text:p>
              </table:table-cell>
              <table:table-cell office:value-type="float" office:value="0.00338894575262977">
                <text:p>0.00338894575262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209044419086271">
                <text:p>0.00209044419086271</text:p>
              </table:table-cell>
              <table:table-cell office:value-type="float" office:value="91">
                <text:p>91</text:p>
              </table:table-cell>
              <table:table-cell office:value-type="float" office:value="0.0027435">
                <text:p>0.0027435</text:p>
              </table:table-cell>
              <table:table-cell office:value-type="float" office:value="0.002024525">
                <text:p>0.002024525</text:p>
              </table:table-cell>
              <table:table-cell office:value-type="float" office:value="91">
                <text:p>91</text:p>
              </table:table-cell>
              <table:table-cell office:value-type="float" office:value="0.00286361762196075">
                <text:p>0.00286361762196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173590594283475">
                <text:p>0.00173590594283475</text:p>
              </table:table-cell>
              <table:table-cell office:value-type="float" office:value="93">
                <text:p>93</text:p>
              </table:table-cell>
              <table:table-cell office:value-type="float" office:value="0.002236263">
                <text:p>0.002236263</text:p>
              </table:table-cell>
              <table:table-cell office:value-type="float" office:value="0.001677374">
                <text:p>0.001677374</text:p>
              </table:table-cell>
              <table:table-cell office:value-type="float" office:value="93">
                <text:p>93</text:p>
              </table:table-cell>
              <table:table-cell office:value-type="float" office:value="0.0023261246593471">
                <text:p>0.00232612465934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138007571665573">
                <text:p>0.00138007571665573</text:p>
              </table:table-cell>
              <table:table-cell office:value-type="float" office:value="95">
                <text:p>95</text:p>
              </table:table-cell>
              <table:table-cell office:value-type="float" office:value="0.001718127">
                <text:p>0.001718127</text:p>
              </table:table-cell>
              <table:table-cell office:value-type="float" office:value="0.001337819">
                <text:p>0.001337819</text:p>
              </table:table-cell>
              <table:table-cell office:value-type="float" office:value="95">
                <text:p>95</text:p>
              </table:table-cell>
              <table:table-cell office:value-type="float" office:value="0.00177143775421007">
                <text:p>0.001771437754210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10218870442709">
                <text:p>0.0010218870442709</text:p>
              </table:table-cell>
              <table:table-cell office:value-type="float" office:value="97">
                <text:p>97</text:p>
              </table:table-cell>
              <table:table-cell office:value-type="float" office:value="0.001178084">
                <text:p>0.001178084</text:p>
              </table:table-cell>
              <table:table-cell office:value-type="float" office:value="0.001009023">
                <text:p>0.001009023</text:p>
              </table:table-cell>
              <table:table-cell office:value-type="float" office:value="97">
                <text:p>97</text:p>
              </table:table-cell>
              <table:table-cell office:value-type="float" office:value="0.00120089590131758">
                <text:p>0.00120089590131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0658719745003487">
                <text:p>0.000658719745003487</text:p>
              </table:table-cell>
              <table:table-cell office:value-type="float" office:value="99">
                <text:p>99</text:p>
              </table:table-cell>
              <table:table-cell office:value-type="float" office:value="0.0005966787">
                <text:p>0.0005966787</text:p>
              </table:table-cell>
              <table:table-cell office:value-type="float" office:value="0.0006960527">
                <text:p>0.0006960527</text:p>
              </table:table-cell>
              <table:table-cell office:value-type="float" office:value="99">
                <text:p>99</text:p>
              </table:table-cell>
              <table:table-cell office:value-type="float" office:value="0.000586676624395416">
                <text:p>0.0005866766243954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5.A9:coupled5.A58 coupled5.G8:coupled5.G58" chart:data-source-has-labels="row" svg:x="1.843cm" svg:y="0.228cm" svg:width="15.366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5.G9:coupled5.G58" chart:label-cell-address="coupled5.G8:coupled5.G8" chart:class="chart:scatter">
            <chart:domain table:cell-range-address="coupled5.A9:coupled5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5.G8:coupled5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5.A9:coupled5.A58</svg:desc>
                </draw:g>
              </table:table-cell>
              <table:table-cell office:value-type="float" office:value="26.85">
                <text:p>26.85</text:p>
                <draw:g>
                  <svg:desc>coupled5.G9:coupled5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26.85">
                <text:p>26.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